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CC000003D554653D6B.png"/>
  <manifest:file-entry manifest:media-type="image/png" manifest:full-path="Pictures/10000000000004590000016D135F4A4C.png"/>
  <manifest:file-entry manifest:media-type="image/png" manifest:full-path="Pictures/1000000000000498000001BA0DFE4FB5.png"/>
  <manifest:file-entry manifest:media-type="image/png" manifest:full-path="Pictures/10000000000004AE000003B489E36146.png"/>
  <manifest:file-entry manifest:media-type="image/png" manifest:full-path="Pictures/10000000000003C600000100D2B568FC.png"/>
  <manifest:file-entry manifest:media-type="image/png" manifest:full-path="Pictures/10000000000003BC0000009868474A59.png"/>
  <manifest:file-entry manifest:media-type="image/png" manifest:full-path="Pictures/10000000000003C000000118DCE269FF.png"/>
  <manifest:file-entry manifest:media-type="image/png" manifest:full-path="Pictures/100000000000052B0000024DFE1C9F23.png"/>
  <manifest:file-entry manifest:media-type="image/png" manifest:full-path="Pictures/10000000000000200000002000309F1C.png"/>
  <manifest:file-entry manifest:media-type="image/png" manifest:full-path="Pictures/100000000000020000000200CD4B9EC1.png"/>
  <manifest:file-entry manifest:media-type="image/png" manifest:full-path="Pictures/100000000000052B0000024D86C60D55.png"/>
  <manifest:file-entry manifest:media-type="image/png" manifest:full-path="Pictures/1000000000000308000002A831B86E6D.png"/>
  <manifest:file-entry manifest:media-type="image/png" manifest:full-path="Pictures/100000000000052B0000024D8FEBAC4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02cm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background-color="transparent" fo:padding="0.097cm" fo:border="0.002cm solid #000000">
        <style:background-image/>
      </style:table-cell-properties>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6" style:family="table">
      <style:table-properties style:width="12.185cm" table:align="left"/>
    </style:style>
    <style:style style:name="Tabla6.A" style:family="table-column">
      <style:table-column-properties style:column-width="6.253cm"/>
    </style:style>
    <style:style style:name="Tabla6.B" style:family="table-column">
      <style:table-column-properties style:column-width="5.932cm"/>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48" style:family="table">
      <style:table-properties style:width="17cm" table:align="margins"/>
    </style:style>
    <style:style style:name="Tabla48.A" style:family="table-column">
      <style:table-column-properties style:column-width="17cm" style:rel-column-width="65535*"/>
    </style:style>
    <style:style style:name="Tabla48.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17cm" style:rel-column-width="65535*"/>
    </style:style>
    <style:style style:name="Tabla50.A1" style:family="table-cell">
      <style:table-cell-properties fo:background-color="#ffff99" fo:padding="0.097cm" fo:border="0.141cm solid #000000">
        <style:background-image/>
      </style:table-cell-properties>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87" style:family="table">
      <style:table-properties style:width="17cm" table:align="margins"/>
    </style:style>
    <style:style style:name="Tabla87.A" style:family="table-column">
      <style:table-column-properties style:column-width="17cm" style:rel-column-width="65535*"/>
    </style:style>
    <style:style style:name="Tabla87.A1" style:family="table-cell">
      <style:table-cell-properties fo:padding="0.097cm" fo:border="0.002cm solid #000000"/>
    </style:style>
    <style:style style:name="Tabla88" style:family="table">
      <style:table-properties style:width="17cm" table:align="margins"/>
    </style:style>
    <style:style style:name="Tabla88.A" style:family="table-column">
      <style:table-column-properties style:column-width="17cm" style:rel-column-width="65535*"/>
    </style:style>
    <style:style style:name="Tabla88.A1" style:family="table-cell">
      <style:table-cell-properties fo:padding="0.097cm" fo:border="0.002cm solid #000000"/>
    </style:style>
    <style:style style:name="Tabla89" style:family="table">
      <style:table-properties style:width="17cm" table:align="margins"/>
    </style:style>
    <style:style style:name="Tabla89.A" style:family="table-column">
      <style:table-column-properties style:column-width="17cm" style:rel-column-width="65535*"/>
    </style:style>
    <style:style style:name="Tabla89.A1" style:family="table-cell">
      <style:table-cell-properties fo:padding="0.097cm" fo:border="0.002cm solid #000000"/>
    </style:style>
    <style:style style:name="Tabla90" style:family="table">
      <style:table-properties style:width="17cm" table:align="margins"/>
    </style:style>
    <style:style style:name="Tabla90.A" style:family="table-column">
      <style:table-column-properties style:column-width="17cm" style:rel-column-width="65535*"/>
    </style:style>
    <style:style style:name="Tabla90.A1" style:family="table-cell">
      <style:table-cell-properties fo:padding="0.097cm" fo:border="0.002cm solid #000000"/>
    </style:style>
    <style:style style:name="Tabla91" style:family="table">
      <style:table-properties style:width="17cm" table:align="margins"/>
    </style:style>
    <style:style style:name="Tabla91.A" style:family="table-column">
      <style:table-column-properties style:column-width="17cm" style:rel-column-width="65535*"/>
    </style:style>
    <style:style style:name="Tabla91.A1" style:family="table-cell">
      <style:table-cell-properties fo:padding="0.097cm" fo:border="0.002cm solid #000000"/>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background-color="#ff9966" fo:padding="0.097cm" fo:border="0.141cm solid #000000">
        <style:background-image/>
      </style:table-cell-properties>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background-color="#ffff99" fo:padding="0.097cm" fo:border="0.141cm solid #000000">
        <style:background-image/>
      </style:table-cell-properties>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background-color="#ffff99" fo:padding="0.097cm" fo:border="0.141cm solid #000000">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background-color="#ff9966" fo:padding="0.097cm" fo:border="0.141cm solid #000000">
        <style:background-image/>
      </style:table-cell-properties>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background-color="#ff9966" fo:padding="0.097cm" fo:border="0.141cm solid #000000">
        <style:background-image/>
      </style:table-cell-properties>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background-color="#004a4a" fo:padding="0.097cm" fo:border="0.002cm solid #000000">
        <style:background-image/>
      </style:table-cell-properties>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background-color="#004a4a" fo:padding="0.097cm" fo:border="0.002cm solid #000000">
        <style:background-image/>
      </style:table-cell-properties>
    </style:style>
    <style:style style:name="Tabla44" style:family="table">
      <style:table-properties style:width="17cm" fo:break-before="page" table:align="margins"/>
    </style:style>
    <style:style style:name="Tabla44.A" style:family="table-column">
      <style:table-column-properties style:column-width="17cm" style:rel-column-width="65535*"/>
    </style:style>
    <style:style style:name="Tabla44.A1" style:family="table-cell">
      <style:table-cell-properties fo:padding="0.097cm" fo:border="0.002cm solid #000000"/>
    </style:style>
    <style:style style:name="Tabla46" style:family="table">
      <style:table-properties style:width="17cm" table:align="margins"/>
    </style:style>
    <style:style style:name="Tabla46.A" style:family="table-column">
      <style:table-column-properties style:column-width="17cm" style:rel-column-width="65535*"/>
    </style:style>
    <style:style style:name="Tabla46.A1" style:family="table-cell">
      <style:table-cell-properties fo:padding="0.097cm" fo:border="0.002cm solid #000000"/>
    </style:style>
    <style:style style:name="Tabla14" style:family="table">
      <style:table-properties style:width="17cm" fo:break-before="page"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4.A2" style:family="table-cell">
      <style:table-cell-properties fo:padding="0.097cm" fo:border-left="0.002cm solid #000000" fo:border-right="0.002cm solid #000000" fo:border-top="none" fo:border-bottom="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background-color="#ff9966" fo:padding="0.097cm" fo:border="0.141cm solid #000000">
        <style:background-image/>
      </style:table-cell-properties>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background-color="#ff9966" fo:padding="0.097cm" fo:border="0.141cm solid #000000">
        <style:background-image/>
      </style:table-cell-properties>
    </style:style>
    <style:style style:name="Tabla37" style:family="table">
      <style:table-properties style:width="17cm" table:align="margins"/>
    </style:style>
    <style:style style:name="Tabla37.A" style:family="table-column">
      <style:table-column-properties style:column-width="15.115cm" style:rel-column-width="58266*"/>
    </style:style>
    <style:style style:name="Tabla37.B" style:family="table-column">
      <style:table-column-properties style:column-width="1.886cm" style:rel-column-width="7269*"/>
    </style:style>
    <style:style style:name="Tabla37.A1" style:family="table-cell">
      <style:table-cell-properties fo:padding="0.097cm" fo:border-left="0.002cm solid #000000" fo:border-right="none" fo:border-top="0.002cm solid #000000" fo:border-bottom="0.002cm solid #000000"/>
    </style:style>
    <style:style style:name="Tabla37.B1" style:family="table-cell">
      <style:table-cell-properties fo:padding="0.097cm" fo:border="0.002cm solid #000000"/>
    </style:style>
    <style:style style:name="Tabla37.A2" style:family="table-cell">
      <style:table-cell-properties fo:padding="0.097cm" fo:border-left="0.002cm solid #000000" fo:border-right="none" fo:border-top="none" fo:border-bottom="0.002cm solid #000000"/>
    </style:style>
    <style:style style:name="Tabla37.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background-color="#004a4a" fo:padding="0.097cm" fo:border="0.002cm solid #000000">
        <style:background-image/>
      </style:table-cell-properties>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background-color="#ffff99" fo:padding="0.097cm" fo:border="0.141cm solid #000000">
        <style:background-image/>
      </style:table-cell-properties>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background-color="#004a4a" fo:padding="0.097cm" fo:border="0.002cm solid #000000">
        <style:background-image/>
      </style:table-cell-properties>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A1" style:family="table-cell">
      <style:table-cell-properties fo:background-color="#004a4a" fo:padding="0.097cm" fo:border="0.002cm solid #000000">
        <style:background-image/>
      </style:table-cell-properties>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02cm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02cm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02cm solid #000000"/>
    </style:style>
    <style:style style:name="Tabla92" style:family="table">
      <style:table-properties style:width="17cm" table:align="margins"/>
    </style:style>
    <style:style style:name="Tabla92.A" style:family="table-column">
      <style:table-column-properties style:column-width="17cm" style:rel-column-width="65535*"/>
    </style:style>
    <style:style style:name="Tabla92.A1" style:family="table-cell">
      <style:table-cell-properties fo:background-color="#ffff99" fo:padding="0.097cm" fo:border="0.141cm solid #000000">
        <style:background-image/>
      </style:table-cell-properties>
    </style:style>
    <style:style style:name="Tabla38" style:family="table">
      <style:table-properties style:width="17cm" table:align="margins"/>
    </style:style>
    <style:style style:name="Tabla38.A" style:family="table-column">
      <style:table-column-properties style:column-width="17cm" style:rel-column-width="65535*"/>
    </style:style>
    <style:style style:name="Tabla38.A1" style:family="table-cell">
      <style:table-cell-properties fo:padding="0.097cm" fo:border="0.002cm solid #000000"/>
    </style:style>
    <style:style style:name="Tabla39" style:family="table">
      <style:table-properties style:width="17cm" table:align="margins"/>
    </style:style>
    <style:style style:name="Tabla39.A" style:family="table-column">
      <style:table-column-properties style:column-width="17cm" style:rel-column-width="65535*"/>
    </style:style>
    <style:style style:name="Tabla39.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background-color="#ffff99" fo:padding="0.097cm" fo:border="0.141cm solid #000000">
        <style:background-image/>
      </style:table-cell-properties>
    </style:style>
    <style:style style:name="Tabla52" style:family="table">
      <style:table-properties style:width="17cm" table:align="margins"/>
    </style:style>
    <style:style style:name="Tabla52.A" style:family="table-column">
      <style:table-column-properties style:column-width="17cm" style:rel-column-width="65535*"/>
    </style:style>
    <style:style style:name="Tabla52.A1" style:family="table-cell">
      <style:table-cell-properties fo:padding="0.097cm" fo:border="0.002cm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A1" style:family="table-cell">
      <style:table-cell-properties fo:padding="0.097cm" fo:border="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02cm solid #000000"/>
    </style:style>
    <style:style style:name="Tabla57" style:family="table">
      <style:table-properties style:width="17cm" table:align="margins"/>
    </style:style>
    <style:style style:name="Tabla57.A" style:family="table-column">
      <style:table-column-properties style:column-width="8.5cm" style:rel-column-width="32767*"/>
    </style:style>
    <style:style style:name="Tabla57.B" style:family="table-column">
      <style:table-column-properties style:column-width="8.5cm" style:rel-column-width="32768*"/>
    </style:style>
    <style:style style:name="Tabla57.A1" style:family="table-cell">
      <style:table-cell-properties fo:padding="0.097cm" fo:border-left="0.002cm solid #000000" fo:border-right="none" fo:border-top="0.002cm solid #000000" fo:border-bottom="0.002cm solid #000000"/>
    </style:style>
    <style:style style:name="Tabla57.B1" style:family="table-cell">
      <style:table-cell-properties fo:padding="0.097cm" fo:border="0.002cm solid #000000"/>
    </style:style>
    <style:style style:name="Tabla57.A2" style:family="table-cell">
      <style:table-cell-properties fo:padding="0.097cm" fo:border-left="0.002cm solid #000000" fo:border-right="none" fo:border-top="none" fo:border-bottom="0.002cm solid #000000"/>
    </style:style>
    <style:style style:name="Tabla57.B2" style:family="table-cell">
      <style:table-cell-properties fo:padding="0.097cm" fo:border-left="0.002cm solid #000000" fo:border-right="0.002cm solid #000000" fo:border-top="none" fo:border-bottom="0.002cm solid #000000"/>
    </style:style>
    <style:style style:name="Tabla58" style:family="table">
      <style:table-properties style:width="17cm" table:align="margins"/>
    </style:style>
    <style:style style:name="Tabla58.A" style:family="table-column">
      <style:table-column-properties style:column-width="8.5cm" style:rel-column-width="32767*"/>
    </style:style>
    <style:style style:name="Tabla58.B" style:family="table-column">
      <style:table-column-properties style:column-width="8.5cm" style:rel-column-width="32768*"/>
    </style:style>
    <style:style style:name="Tabla58.A1" style:family="table-cell">
      <style:table-cell-properties fo:padding="0.097cm" fo:border-left="0.002cm solid #000000" fo:border-right="none" fo:border-top="0.002cm solid #000000" fo:border-bottom="0.002cm solid #000000"/>
    </style:style>
    <style:style style:name="Tabla58.B1" style:family="table-cell">
      <style:table-cell-properties fo:padding="0.097cm" fo:border="0.002cm solid #000000"/>
    </style:style>
    <style:style style:name="Tabla58.A2" style:family="table-cell">
      <style:table-cell-properties fo:padding="0.097cm" fo:border-left="0.002cm solid #000000" fo:border-right="none" fo:border-top="none" fo:border-bottom="0.002cm solid #000000"/>
    </style:style>
    <style:style style:name="Tabla58.B2" style:family="table-cell">
      <style:table-cell-properties fo:padding="0.097cm" fo:border-left="0.002cm solid #000000" fo:border-right="0.002cm solid #000000" fo:border-top="none" fo:border-bottom="0.002cm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background-color="#ffff99" fo:padding="0.097cm" fo:border="0.141cm solid #000000">
        <style:background-image/>
      </style:table-cell-properties>
    </style:style>
    <style:style style:name="Tabla60" style:family="table">
      <style:table-properties style:width="16.806cm" table:align="margins"/>
    </style:style>
    <style:style style:name="Tabla60.A" style:family="table-column">
      <style:table-column-properties style:column-width="16.806cm" style:rel-column-width="65535*"/>
    </style:style>
    <style:style style:name="Tabla60.A1" style:family="table-cell">
      <style:table-cell-properties fo:padding="0.097cm" fo:border="0.002cm solid #000000"/>
    </style:style>
    <style:style style:name="Tabla61" style:family="table">
      <style:table-properties style:width="17cm" table:align="margins"/>
    </style:style>
    <style:style style:name="Tabla61.A" style:family="table-column">
      <style:table-column-properties style:column-width="8.5cm" style:rel-column-width="32767*"/>
    </style:style>
    <style:style style:name="Tabla61.B" style:family="table-column">
      <style:table-column-properties style:column-width="8.5cm" style:rel-column-width="32768*"/>
    </style:style>
    <style:style style:name="Tabla61.A1" style:family="table-cell">
      <style:table-cell-properties fo:padding="0.097cm" fo:border-left="0.002cm solid #000000" fo:border-right="none" fo:border-top="0.002cm solid #000000" fo:border-bottom="0.002cm solid #000000"/>
    </style:style>
    <style:style style:name="Tabla61.B1" style:family="table-cell">
      <style:table-cell-properties fo:padding="0.097cm" fo:border="0.002cm solid #000000"/>
    </style:style>
    <style:style style:name="Tabla61.A2" style:family="table-cell">
      <style:table-cell-properties fo:padding="0.097cm" fo:border-left="0.002cm solid #000000" fo:border-right="none" fo:border-top="none" fo:border-bottom="0.002cm solid #000000"/>
    </style:style>
    <style:style style:name="Tabla61.B2" style:family="table-cell">
      <style:table-cell-properties fo:padding="0.097cm" fo:border-left="0.002cm solid #000000" fo:border-right="0.002cm solid #000000" fo:border-top="none" fo:border-bottom="0.002cm solid #000000"/>
    </style:style>
    <style:style style:name="Tabla62" style:family="table">
      <style:table-properties style:width="17cm" table:align="margins"/>
    </style:style>
    <style:style style:name="Tabla62.A" style:family="table-column">
      <style:table-column-properties style:column-width="8.5cm" style:rel-column-width="32767*"/>
    </style:style>
    <style:style style:name="Tabla62.B" style:family="table-column">
      <style:table-column-properties style:column-width="8.5cm" style:rel-column-width="32768*"/>
    </style:style>
    <style:style style:name="Tabla62.A1" style:family="table-cell">
      <style:table-cell-properties fo:padding="0.097cm" fo:border-left="0.002cm solid #000000" fo:border-right="none" fo:border-top="0.002cm solid #000000" fo:border-bottom="0.002cm solid #000000"/>
    </style:style>
    <style:style style:name="Tabla62.B1" style:family="table-cell">
      <style:table-cell-properties fo:padding="0.097cm" fo:border="0.002cm solid #000000"/>
    </style:style>
    <style:style style:name="Tabla62.A2" style:family="table-cell">
      <style:table-cell-properties fo:padding="0.097cm" fo:border-left="0.002cm solid #000000" fo:border-right="none" fo:border-top="none" fo:border-bottom="0.002cm solid #000000"/>
    </style:style>
    <style:style style:name="Tabla62.B2" style:family="table-cell">
      <style:table-cell-properties fo:padding="0.097cm" fo:border-left="0.002cm solid #000000" fo:border-right="0.002cm solid #000000" fo:border-top="none" fo:border-bottom="0.002cm solid #000000"/>
    </style:style>
    <style:style style:name="Tabla63" style:family="table">
      <style:table-properties style:width="17cm" table:align="margins"/>
    </style:style>
    <style:style style:name="Tabla63.A" style:family="table-column">
      <style:table-column-properties style:column-width="5.667cm" style:rel-column-width="21845*"/>
    </style:style>
    <style:style style:name="Tabla63.A1" style:family="table-cell">
      <style:table-cell-properties fo:padding="0.097cm" fo:border-left="0.002cm solid #000000" fo:border-right="none" fo:border-top="0.002cm solid #000000" fo:border-bottom="0.002cm solid #000000"/>
    </style:style>
    <style:style style:name="Tabla63.C1" style:family="table-cell">
      <style:table-cell-properties fo:padding="0.097cm" fo:border="0.002cm solid #000000"/>
    </style:style>
    <style:style style:name="Tabla63.A2" style:family="table-cell">
      <style:table-cell-properties fo:padding="0.097cm" fo:border-left="0.002cm solid #000000" fo:border-right="none" fo:border-top="none" fo:border-bottom="0.002cm solid #000000"/>
    </style:style>
    <style:style style:name="Tabla63.B2" style:family="table-cell" style:data-style-name="N0">
      <style:table-cell-properties fo:padding="0.097cm" fo:border-left="0.002cm solid #000000" fo:border-right="none" fo:border-top="none" fo:border-bottom="0.002cm solid #000000"/>
    </style:style>
    <style:style style:name="Tabla63.C2" style:family="table-cell">
      <style:table-cell-properties fo:padding="0.097cm" fo:border-left="0.002cm solid #000000" fo:border-right="0.002cm solid #000000" fo:border-top="none" fo:border-bottom="0.002cm solid #000000"/>
    </style:style>
    <style:style style:name="Tabla64" style:family="table">
      <style:table-properties style:width="17cm" table:align="margins"/>
    </style:style>
    <style:style style:name="Tabla64.A" style:family="table-column">
      <style:table-column-properties style:column-width="8.5cm" style:rel-column-width="32767*"/>
    </style:style>
    <style:style style:name="Tabla64.B" style:family="table-column">
      <style:table-column-properties style:column-width="8.5cm" style:rel-column-width="32768*"/>
    </style:style>
    <style:style style:name="Tabla64.A1" style:family="table-cell">
      <style:table-cell-properties fo:padding="0.097cm" fo:border-left="0.002cm solid #000000" fo:border-right="none" fo:border-top="0.002cm solid #000000" fo:border-bottom="0.002cm solid #000000"/>
    </style:style>
    <style:style style:name="Tabla64.B1" style:family="table-cell">
      <style:table-cell-properties fo:padding="0.097cm" fo:border="0.002cm solid #000000"/>
    </style:style>
    <style:style style:name="Tabla64.A2" style:family="table-cell">
      <style:table-cell-properties fo:padding="0.097cm" fo:border-left="0.002cm solid #000000" fo:border-right="none" fo:border-top="none" fo:border-bottom="0.002cm solid #000000"/>
    </style:style>
    <style:style style:name="Tabla64.B2" style:family="table-cell">
      <style:table-cell-properties fo:padding="0.097cm" fo:border-left="0.002cm solid #000000" fo:border-right="0.002cm solid #000000" fo:border-top="none" fo:border-bottom="0.002cm solid #000000"/>
    </style:style>
    <style:style style:name="Tabla65" style:family="table">
      <style:table-properties style:width="17cm" table:align="margins"/>
    </style:style>
    <style:style style:name="Tabla65.A" style:family="table-column">
      <style:table-column-properties style:column-width="9.955cm" style:rel-column-width="38377*"/>
    </style:style>
    <style:style style:name="Tabla65.B" style:family="table-column">
      <style:table-column-properties style:column-width="7.045cm" style:rel-column-width="27158*"/>
    </style:style>
    <style:style style:name="Tabla65.A1" style:family="table-cell">
      <style:table-cell-properties fo:padding="0.097cm" fo:border-left="0.002cm solid #000000" fo:border-right="none" fo:border-top="0.002cm solid #000000" fo:border-bottom="0.002cm solid #000000"/>
    </style:style>
    <style:style style:name="Tabla65.B1" style:family="table-cell">
      <style:table-cell-properties fo:padding="0.097cm" fo:border="0.002cm solid #000000"/>
    </style:style>
    <style:style style:name="Tabla65.A2" style:family="table-cell">
      <style:table-cell-properties fo:padding="0.097cm" fo:border-left="0.002cm solid #000000" fo:border-right="none" fo:border-top="none" fo:border-bottom="0.002cm solid #000000"/>
    </style:style>
    <style:style style:name="Tabla65.B2" style:family="table-cell">
      <style:table-cell-properties fo:padding="0.097cm" fo:border-left="0.002cm solid #000000" fo:border-right="0.002cm solid #000000" fo:border-top="none" fo:border-bottom="0.002cm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02cm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02cm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02cm solid #000000"/>
    </style:style>
    <style:style style:name="Tabla78" style:family="table">
      <style:table-properties style:width="17cm" table:align="margins"/>
    </style:style>
    <style:style style:name="Tabla78.A" style:family="table-column">
      <style:table-column-properties style:column-width="17cm" style:rel-column-width="65535*"/>
    </style:style>
    <style:style style:name="Tabla78.A1" style:family="table-cell">
      <style:table-cell-properties fo:padding="0.097cm" fo:border="0.002cm solid #000000"/>
    </style:style>
    <style:style style:name="Tabla81" style:family="table">
      <style:table-properties style:width="17cm" table:align="margins"/>
    </style:style>
    <style:style style:name="Tabla81.A" style:family="table-column">
      <style:table-column-properties style:column-width="17cm" style:rel-column-width="65535*"/>
    </style:style>
    <style:style style:name="Tabla81.A1" style:family="table-cell">
      <style:table-cell-properties fo:padding="0.097cm" fo:border="0.002cm solid #000000"/>
    </style:style>
    <style:style style:name="Tabla79" style:family="table">
      <style:table-properties style:width="9.77cm" table:align="center"/>
    </style:style>
    <style:style style:name="Tabla79.A" style:family="table-column">
      <style:table-column-properties style:column-width="4.925cm"/>
    </style:style>
    <style:style style:name="Tabla79.B" style:family="table-column">
      <style:table-column-properties style:column-width="4.845cm"/>
    </style:style>
    <style:style style:name="Tabla79.A1" style:family="table-cell">
      <style:table-cell-properties fo:padding="0.097cm" fo:border-left="0.002cm solid #000000" fo:border-right="none" fo:border-top="0.002cm solid #000000" fo:border-bottom="0.002cm solid #000000"/>
    </style:style>
    <style:style style:name="Tabla79.B1" style:family="table-cell">
      <style:table-cell-properties fo:padding="0.097cm" fo:border="0.002cm solid #000000"/>
    </style:style>
    <style:style style:name="Tabla79.A2" style:family="table-cell">
      <style:table-cell-properties fo:padding="0.097cm" fo:border-left="0.002cm solid #000000" fo:border-right="none" fo:border-top="none" fo:border-bottom="0.002cm solid #000000"/>
    </style:style>
    <style:style style:name="Tabla79.B2" style:family="table-cell">
      <style:table-cell-properties fo:padding="0.097cm" fo:border-left="0.002cm solid #000000" fo:border-right="0.002cm solid #000000" fo:border-top="none" fo:border-bottom="0.002cm solid #000000"/>
    </style:style>
    <style:style style:name="Tabla80" style:family="table">
      <style:table-properties style:width="17cm" table:align="margins"/>
    </style:style>
    <style:style style:name="Tabla80.A" style:family="table-column">
      <style:table-column-properties style:column-width="17cm" style:rel-column-width="65535*"/>
    </style:style>
    <style:style style:name="Tabla80.A1" style:family="table-cell">
      <style:table-cell-properties fo:padding="0.097cm" fo:border="0.002cm solid #000000"/>
    </style:style>
    <style:style style:name="Tabla83" style:family="table">
      <style:table-properties style:width="17cm" table:align="margins"/>
    </style:style>
    <style:style style:name="Tabla83.A" style:family="table-column">
      <style:table-column-properties style:column-width="17cm" style:rel-column-width="65535*"/>
    </style:style>
    <style:style style:name="Tabla83.A1" style:family="table-cell">
      <style:table-cell-properties fo:background-color="#ffff99" fo:padding="0.097cm" fo:border="0.141cm solid #000000">
        <style:background-image/>
      </style:table-cell-properties>
    </style:style>
    <style:style style:name="Tabla82" style:family="table">
      <style:table-properties style:width="17cm" table:align="margins"/>
    </style:style>
    <style:style style:name="Tabla82.A" style:family="table-column">
      <style:table-column-properties style:column-width="17cm" style:rel-column-width="65535*"/>
    </style:style>
    <style:style style:name="Tabla82.A1" style:family="table-cell">
      <style:table-cell-properties fo:padding="0.097cm" fo:border="0.002cm solid #000000"/>
    </style:style>
    <style:style style:name="Tabla84" style:family="table">
      <style:table-properties style:width="17cm" table:align="margins"/>
    </style:style>
    <style:style style:name="Tabla84.A" style:family="table-column">
      <style:table-column-properties style:column-width="17cm" style:rel-column-width="65535*"/>
    </style:style>
    <style:style style:name="Tabla84.A1" style:family="table-cell">
      <style:table-cell-properties fo:padding="0.097cm" fo:border="0.002cm solid #000000"/>
    </style:style>
    <style:style style:name="Tabla85" style:family="table">
      <style:table-properties style:width="17cm" table:align="margins"/>
    </style:style>
    <style:style style:name="Tabla85.A" style:family="table-column">
      <style:table-column-properties style:column-width="17cm" style:rel-column-width="65535*"/>
    </style:style>
    <style:style style:name="Tabla85.A1" style:family="table-cell">
      <style:table-cell-properties fo:padding="0.097cm" fo:border="0.002cm solid #000000"/>
    </style:style>
    <style:style style:name="Tabla86" style:family="table">
      <style:table-properties style:width="17cm" table:align="margins"/>
    </style:style>
    <style:style style:name="Tabla86.A" style:family="table-column">
      <style:table-column-properties style:column-width="17cm" style:rel-column-width="65535*"/>
    </style:style>
    <style:style style:name="Tabla86.A1" style:family="table-cell">
      <style:table-cell-properties fo:padding="0.097cm" fo:border="0.002cm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02cm solid #000000"/>
    </style:style>
    <style:style style:name="Tabla66" style:family="table">
      <style:table-properties style:width="17cm" table:align="margins"/>
    </style:style>
    <style:style style:name="Tabla66.A" style:family="table-column">
      <style:table-column-properties style:column-width="3.399cm" style:rel-column-width="13102*"/>
    </style:style>
    <style:style style:name="Tabla66.B" style:family="table-column">
      <style:table-column-properties style:column-width="2.256cm" style:rel-column-width="8696*"/>
    </style:style>
    <style:style style:name="Tabla66.C" style:family="table-column">
      <style:table-column-properties style:column-width="3.919cm" style:rel-column-width="15108*"/>
    </style:style>
    <style:style style:name="Tabla66.D" style:family="table-column">
      <style:table-column-properties style:column-width="4.025cm" style:rel-column-width="15516*"/>
    </style:style>
    <style:style style:name="Tabla66.E" style:family="table-column">
      <style:table-column-properties style:column-width="3.401cm" style:rel-column-width="13113*"/>
    </style:style>
    <style:style style:name="Tabla66.A1" style:family="table-cell">
      <style:table-cell-properties fo:padding="0.097cm" fo:border-left="0.002cm solid #000000" fo:border-right="none" fo:border-top="0.002cm solid #000000" fo:border-bottom="0.002cm solid #000000"/>
    </style:style>
    <style:style style:name="Tabla66.E1" style:family="table-cell">
      <style:table-cell-properties fo:padding="0.097cm" fo:border="0.002cm solid #000000"/>
    </style:style>
    <style:style style:name="Tabla66.A2" style:family="table-cell">
      <style:table-cell-properties fo:padding="0.097cm" fo:border-left="0.002cm solid #000000" fo:border-right="none" fo:border-top="none" fo:border-bottom="0.002cm solid #000000"/>
    </style:style>
    <style:style style:name="Tabla66.E2" style:family="table-cell">
      <style:table-cell-properties fo:padding="0.097cm" fo:border-left="0.002cm solid #000000" fo:border-right="0.002cm solid #000000" fo:border-top="none" fo:border-bottom="0.002cm solid #000000"/>
    </style:style>
    <style:style style:name="Tabla67" style:family="table">
      <style:table-properties style:width="17cm" table:align="margins"/>
    </style:style>
    <style:style style:name="Tabla67.A" style:family="table-column">
      <style:table-column-properties style:column-width="17cm" style:rel-column-width="65535*"/>
    </style:style>
    <style:style style:name="Tabla67.A1" style:family="table-cell">
      <style:table-cell-properties fo:padding="0.097cm" fo:border="0.002cm solid #000000"/>
    </style:style>
    <style:style style:name="Tabla68" style:family="table">
      <style:table-properties style:width="17cm" table:align="margins"/>
    </style:style>
    <style:style style:name="Tabla68.A" style:family="table-column">
      <style:table-column-properties style:column-width="17cm" style:rel-column-width="65535*"/>
    </style:style>
    <style:style style:name="Tabla68.A1" style:family="table-cell">
      <style:table-cell-properties fo:padding="0.097cm" fo:border="0.002cm solid #000000"/>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02cm solid #000000"/>
    </style:style>
    <style:style style:name="Tabla70" style:family="table">
      <style:table-properties style:width="17cm" table:align="margins"/>
    </style:style>
    <style:style style:name="Tabla70.A" style:family="table-column">
      <style:table-column-properties style:column-width="17cm" style:rel-column-width="65535*"/>
    </style:style>
    <style:style style:name="Tabla70.A1" style:family="table-cell">
      <style:table-cell-properties fo:padding="0.097cm" fo:border="0.002cm solid #000000"/>
    </style:style>
    <style:style style:name="Tabla71" style:family="table">
      <style:table-properties style:width="17cm" table:align="margins"/>
    </style:style>
    <style:style style:name="Tabla71.A" style:family="table-column">
      <style:table-column-properties style:column-width="17cm" style:rel-column-width="65535*"/>
    </style:style>
    <style:style style:name="Tabla71.A1" style:family="table-cell">
      <style:table-cell-properties fo:padding="0.097cm" fo:border="0.002cm solid #000000"/>
    </style:style>
    <style:style style:name="Tabla72" style:family="table">
      <style:table-properties style:width="17cm" table:align="margins"/>
    </style:style>
    <style:style style:name="Tabla72.A" style:family="table-column">
      <style:table-column-properties style:column-width="17cm" style:rel-column-width="65535*"/>
    </style:style>
    <style:style style:name="Tabla72.A1" style:family="table-cell">
      <style:table-cell-properties fo:padding="0.097cm" fo:border="0.002cm solid #000000"/>
    </style:style>
    <style:style style:name="Tabla73" style:family="table">
      <style:table-properties style:width="17cm" table:align="margins"/>
    </style:style>
    <style:style style:name="Tabla73.A" style:family="table-column">
      <style:table-column-properties style:column-width="17cm" style:rel-column-width="65535*"/>
    </style:style>
    <style:style style:name="Tabla73.A1" style:family="table-cell">
      <style:table-cell-properties fo:padding="0.097cm" fo:border="0.002cm solid #000000"/>
    </style:style>
    <style:style style:name="Tabla74" style:family="table">
      <style:table-properties style:width="17cm" table:align="margins"/>
    </style:style>
    <style:style style:name="Tabla74.A" style:family="table-column">
      <style:table-column-properties style:column-width="17cm" style:rel-column-width="65535*"/>
    </style:style>
    <style:style style:name="Tabla74.A1" style:family="table-cell">
      <style:table-cell-properties fo:padding="0.097cm" fo:border="0.002cm solid #000000"/>
    </style:style>
    <style:style style:name="Tabla75" style:family="table">
      <style:table-properties style:width="17cm" table:align="margins"/>
    </style:style>
    <style:style style:name="Tabla75.A" style:family="table-column">
      <style:table-column-properties style:column-width="17cm" style:rel-column-width="65535*"/>
    </style:style>
    <style:style style:name="Tabla75.A1" style:family="table-cell">
      <style:table-cell-properties fo:padding="0.097cm" fo:border="0.002cm solid #000000"/>
    </style:style>
    <style:style style:name="Tabla76" style:family="table">
      <style:table-properties style:width="17cm" table:align="margins"/>
    </style:style>
    <style:style style:name="Tabla76.A" style:family="table-column">
      <style:table-column-properties style:column-width="17cm" style:rel-column-width="65535*"/>
    </style:style>
    <style:style style:name="Tabla76.A1" style:family="table-cell">
      <style:table-cell-properties fo:padding="0.097cm" fo:border="0.002cm solid #000000"/>
    </style:style>
    <style:style style:name="Tabla77" style:family="table">
      <style:table-properties style:width="17cm" table:align="margins"/>
    </style:style>
    <style:style style:name="Tabla77.A" style:family="table-column">
      <style:table-column-properties style:column-width="17cm" style:rel-column-width="65535*"/>
    </style:style>
    <style:style style:name="Tabla77.A1" style:family="table-cell">
      <style:table-cell-properties fo:padding="0.097cm" fo:border="0.002cm solid #000000"/>
    </style:style>
    <style:style style:name="P1" style:family="paragraph" style:parent-style-name="Footer">
      <style:paragraph-properties fo:text-align="end" style:justify-single-word="false"/>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fo:color="#000080" fo:font-size="10pt" fo:font-weight="bold" style:font-size-asian="10pt" style:font-weight-asian="bold" style:font-size-complex="10pt" style:font-weight-complex="bold"/>
    </style:style>
    <style:style style:name="P4" style:family="paragraph" style:parent-style-name="Standard">
      <style:paragraph-properties style:text-autospace="none"/>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P5" style:family="paragraph" style:parent-style-name="Standard">
      <style:paragraph-properties style:text-autospace="none"/>
      <style:text-properties fo:color="#000000" fo:font-size="10pt" fo:font-weight="bold" style:font-size-asian="10pt" style:font-weight-asian="bold" style:font-size-complex="10pt" style:font-weight-complex="bold"/>
    </style:style>
    <style:style style:name="P6" style:family="paragraph" style:parent-style-name="Standard">
      <style:paragraph-properties style:text-autospace="none"/>
      <style:text-properties fo:color="#000000"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Standard">
      <style:paragraph-properties style:text-autospace="none"/>
      <style:text-properties fo:color="#000000"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Standard">
      <style:paragraph-properties style:text-autospace="none"/>
      <style:text-properties fo:color="#000000" fo:font-size="10pt" fo:font-style="normal" style:font-size-asian="10pt" style:font-style-asian="normal" style:font-size-complex="10pt" style:font-style-complex="normal"/>
    </style:style>
    <style:style style:name="P9" style:family="paragraph" style:parent-style-name="Standard">
      <style:paragraph-properties style:text-autospace="none"/>
      <style:text-properties fo:color="#000000" fo:font-size="10pt" style:font-size-asian="10pt" style:font-size-complex="10pt"/>
    </style:style>
    <style:style style:name="P10" style:family="paragraph" style:parent-style-name="Standard">
      <style:paragraph-properties style:text-autospace="none"/>
      <style:text-properties fo:color="#000000" fo:font-size="10pt" fo:font-weight="normal" style:font-size-asian="10pt" style:font-weight-asian="normal" style:font-size-complex="10pt" style:font-weight-complex="normal"/>
    </style:style>
    <style:style style:name="P11" style:family="paragraph" style:parent-style-name="Standard">
      <style:paragraph-properties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2" style:family="paragraph" style:parent-style-name="Standard">
      <style:paragraph-properties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3" style:family="paragraph" style:parent-style-name="Standard">
      <style:paragraph-properties style:text-autospace="none"/>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4" style:family="paragraph" style:parent-style-name="Standard">
      <style:paragraph-properties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5" style:family="paragraph" style:parent-style-name="Standard">
      <style:paragraph-properties style:text-autospace="none"/>
      <style:text-properties fo:color="#000000" style:font-name="Courier New" fo:font-size="10pt" style:font-name-asian="Courier New" style:font-size-asian="10pt" style:font-name-complex="Courier New" style:font-size-complex="10pt"/>
    </style:style>
    <style:style style:name="P16" style:family="paragraph" style:parent-style-name="Standard">
      <style:paragraph-properties style:text-autospace="none"/>
      <style:text-properties fo:color="#000000" fo:font-size="8pt" style:font-size-asian="8pt" style:font-size-complex="8pt"/>
    </style:style>
    <style:style style:name="P17" style:family="paragraph" style:parent-style-name="Standard">
      <style:text-properties style:font-name="Arial1"/>
    </style:style>
    <style:style style:name="P18" style:family="paragraph" style:parent-style-name="Standard">
      <style:text-properties fo:font-size="12pt" fo:font-style="normal" style:font-size-asian="12pt" style:font-style-asian="normal" style:font-size-complex="12pt" style:font-style-complex="normal"/>
    </style:style>
    <style:style style:name="P19" style:family="paragraph" style:parent-style-name="Standard">
      <style:text-properties fo:color="#804000" fo:font-size="10pt" style:font-size-asian="10pt" style:font-size-complex="10pt"/>
    </style:style>
    <style:style style:name="P20" style:family="paragraph" style:parent-style-name="Standard">
      <style:paragraph-properties style:text-autospace="none"/>
      <style:text-properties fo:color="#804000" fo:font-size="10pt" style:font-size-asian="10pt" style:font-size-complex="10pt"/>
    </style:style>
    <style:style style:name="P21" style:family="paragraph" style:parent-style-name="Standard">
      <style:paragraph-properties style:text-autospace="none"/>
      <style:text-properties fo:color="#008000" fo:font-size="10pt" fo:font-weight="normal" style:font-size-asian="10pt" style:font-weight-asian="normal" style:font-size-complex="10pt" style:font-weight-complex="normal"/>
    </style:style>
    <style:style style:name="P22" style:family="paragraph" style:parent-style-name="Standard">
      <style:paragraph-properties style:text-autospace="none"/>
      <style:text-properties fo:color="#008000" fo:font-size="10pt" style:font-size-asian="10pt" style:font-size-complex="10pt"/>
    </style:style>
    <style:style style:name="P23" style:family="paragraph" style:parent-style-name="Standard">
      <style:paragraph-properties style:text-autospace="none"/>
      <style:text-properties fo:color="#008000" style:font-name="Candara" fo:font-size="9pt" fo:font-weight="normal" style:font-name-asian="Candara" style:font-size-asian="9pt" style:font-weight-asian="normal" style:font-name-complex="Candara" style:font-size-complex="9pt" style:font-weight-complex="normal"/>
    </style:style>
    <style:style style:name="P24" style:family="paragraph" style:parent-style-name="Standard">
      <style:paragraph-properties style:text-autospace="none"/>
      <style:text-properties fo:color="#008080" fo:font-size="10pt" fo:font-style="normal" style:font-size-asian="10pt" style:font-style-asian="normal" style:font-size-complex="10pt" style:font-style-complex="normal"/>
    </style:style>
    <style:style style:name="P25" style:family="paragraph" style:parent-style-name="Standard">
      <style:paragraph-properties style:text-autospace="none"/>
      <style:text-properties fo:color="#0000ff" style:font-name="Courier New" fo:font-size="10pt" fo:font-weight="bold" style:font-name-asian="Courier New" style:font-size-asian="10pt" style:font-weight-asian="bold" style:font-name-complex="Courier New" style:font-size-complex="10pt" style:font-weight-complex="bold"/>
    </style:style>
    <style:style style:name="P26" style:family="paragraph" style:parent-style-name="Standard">
      <style:paragraph-properties fo:text-align="center" style:justify-single-word="false"/>
    </style:style>
    <style:style style:name="P27" style:family="paragraph" style:parent-style-name="Standard">
      <style:text-properties style:font-size-asian="10pt" style:font-size-complex="10pt"/>
    </style:style>
    <style:style style:name="P28" style:family="paragraph" style:parent-style-name="Standard">
      <style:paragraph-properties style:text-autospace="none"/>
      <style:text-properties fo:color="#ff8000" fo:font-size="10pt" fo:font-weight="normal" style:font-size-asian="10pt" style:font-weight-asian="normal" style:font-size-complex="10pt" style:font-weight-complex="normal"/>
    </style:style>
    <style:style style:name="P29" style:family="paragraph" style:parent-style-name="Standard">
      <style:paragraph-properties style:text-autospace="none"/>
      <style:text-properties fo:color="#8000ff" fo:font-size="10pt" fo:font-weight="normal" style:font-size-asian="10pt" style:font-weight-asian="normal" style:font-size-complex="10pt" style:font-weight-complex="normal"/>
    </style:style>
    <style:style style:name="P30" style:family="paragraph" style:parent-style-name="Table_20_Contents">
      <style:paragraph-properties style:text-autospace="none"/>
    </style:style>
    <style:style style:name="P31" style:family="paragraph" style:parent-style-name="Table_20_Contents">
      <style:paragraph-properties fo:text-align="center" style:justify-single-word="false"/>
    </style:style>
    <style:style style:name="P32" style:family="paragraph" style:parent-style-name="Table_20_Contents">
      <style:text-properties fo:font-weight="bold" style:font-weight-asian="bold" style:font-weight-complex="bold"/>
    </style:style>
    <style:style style:name="P33" style:family="paragraph" style:parent-style-name="Table_20_Contents">
      <style:paragraph-properties fo:text-align="center" style:justify-single-word="false"/>
      <style:text-properties fo:font-weight="bold" style:font-weight-asian="bold" style:font-weight-complex="bold"/>
    </style:style>
    <style:style style:name="P34" style:family="paragraph" style:parent-style-name="Text_20_body">
      <style:text-properties fo:font-size="10pt" style:font-size-asian="10pt" style:font-size-complex="10pt"/>
    </style:style>
    <style:style style:name="P35" style:family="paragraph" style:parent-style-name="Text_20_body">
      <style:text-properties fo:font-weight="bold" style:font-weight-asian="bold" style:font-weight-complex="bold"/>
    </style:style>
    <style:style style:name="P36" style:family="paragraph" style:parent-style-name="Text_20_body">
      <style:paragraph-properties fo:text-align="start" style:justify-single-word="false"/>
    </style:style>
    <style:style style:name="P37" style:family="paragraph" style:parent-style-name="Text_20_body">
      <style:text-properties fo:color="#ffffff" fo:font-weight="normal" style:font-weight-asian="normal" style:font-weight-complex="normal"/>
    </style:style>
    <style:style style:name="P38" style:family="paragraph" style:parent-style-name="Text_20_body">
      <style:text-properties fo:font-style="normal" style:font-style-asian="normal" style:font-style-complex="normal"/>
    </style:style>
    <style:style style:name="P39" style:family="paragraph" style:parent-style-name="Text_20_body">
      <style:paragraph-properties fo:text-align="start" style:justify-single-word="false"/>
      <style:text-properties fo:font-style="normal" style:font-style-asian="normal" style:font-style-complex="normal"/>
    </style:style>
    <style:style style:name="P40" style:family="paragraph" style:parent-style-name="Text_20_body">
      <style:paragraph-properties fo:text-align="start" style:justify-single-word="false"/>
      <style:text-properties fo:font-style="normal" fo:font-weight="normal" style:font-style-asian="normal" style:font-weight-asian="bold" style:font-style-complex="normal" style:font-weight-complex="bold"/>
    </style:style>
    <style:style style:name="P41" style:family="paragraph" style:parent-style-name="Text_20_body">
      <style:text-properties fo:font-style="normal" fo:font-weight="normal" style:font-style-asian="normal" style:font-weight-asian="normal" style:font-style-complex="normal" style:font-weight-complex="normal"/>
    </style:style>
    <style:style style:name="P42" style:family="paragraph" style:parent-style-name="Text_20_body">
      <style:text-properties fo:font-style="normal" fo:font-weight="bold" style:font-style-asian="normal" style:font-weight-asian="bold" style:font-style-complex="normal" style:font-weight-complex="bold"/>
    </style:style>
    <style:style style:name="P43" style:family="paragraph" style:parent-style-name="Text_20_body">
      <style:text-properties fo:font-style="italic" style:font-style-asian="italic" style:font-style-complex="italic"/>
    </style:style>
    <style:style style:name="P44" style:family="paragraph" style:parent-style-name="Text_20_body">
      <style:text-properties fo:font-style="italic" fo:font-weight="bold" style:font-style-asian="italic" style:font-weight-asian="bold" style:font-style-complex="italic" style:font-weight-complex="bold"/>
    </style:style>
    <style:style style:name="P45" style:family="paragraph" style:parent-style-name="Text_20_body">
      <style:text-properties fo:font-weight="normal" style:font-weight-asian="normal" style:font-weight-complex="normal"/>
    </style:style>
    <style:style style:name="P46" style:family="paragraph" style:parent-style-name="Text_20_body">
      <style:paragraph-properties fo:text-align="center" style:justify-single-word="false"/>
    </style:style>
    <style:style style:name="P47" style:family="paragraph" style:parent-style-name="Text_20_body">
      <style:paragraph-properties fo:text-align="end" style:justify-single-word="false"/>
      <style:text-properties fo:font-size="20pt" fo:font-style="italic" style:font-size-asian="20pt" style:font-style-asian="italic" style:font-size-complex="20pt" style:font-style-complex="italic"/>
    </style:style>
    <style:style style:name="P48" style:family="paragraph" style:parent-style-name="Text_20_body">
      <style:paragraph-properties fo:text-align="center" style:justify-single-word="false"/>
      <style:text-properties fo:font-size="20pt" fo:font-style="italic" style:font-size-asian="20pt" style:font-style-asian="italic" style:font-size-complex="20pt" style:font-style-complex="italic"/>
    </style:style>
    <style:style style:name="P49" style:family="paragraph" style:parent-style-name="Text_20_body">
      <style:text-properties fo:color="#000000"/>
    </style:style>
    <style:style style:name="P50" style:family="paragraph" style:parent-style-name="Text_20_body">
      <style:text-properties fo:color="#000000" fo:font-style="normal" style:font-style-asian="normal" style:font-style-complex="normal"/>
    </style:style>
    <style:style style:name="P51" style:family="paragraph" style:parent-style-name="Text_20_body">
      <style:paragraph-properties fo:break-before="page"/>
    </style:style>
    <style:style style:name="P52" style:family="paragraph" style:parent-style-name="Text_20_body">
      <style:paragraph-properties fo:margin-left="2.478cm" fo:margin-right="0cm" fo:text-indent="0cm" style:auto-text-indent="false"/>
    </style:style>
    <style:style style:name="P53" style:family="paragraph" style:parent-style-name="Text_20_body">
      <style:paragraph-properties fo:margin-left="0cm" fo:margin-right="0cm" fo:text-indent="0cm" style:auto-text-indent="false"/>
    </style:style>
    <style:style style:name="P54"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55" style:family="paragraph" style:parent-style-name="Text_20_body">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56" style:family="paragraph" style:parent-style-name="Footnote">
      <style:paragraph-properties fo:margin-left="0cm" fo:margin-right="0cm" fo:text-indent="0cm" style:auto-text-indent="false"/>
    </style:style>
    <style:style style:name="P57" style:family="paragraph" style:parent-style-name="Preformatted_20_Text">
      <style:paragraph-properties fo:margin-left="0cm" fo:margin-right="0cm" fo:margin-top="0cm" fo:margin-bottom="0.499cm" fo:text-indent="0cm" style:auto-text-indent="false"/>
    </style:style>
    <style:style style:name="P58" style:family="paragraph" style:parent-style-name="Preformatted_20_Text">
      <style:paragraph-properties fo:margin-left="0cm" fo:margin-right="0cm" fo:margin-top="0cm" fo:margin-bottom="0.499cm" fo:text-indent="0cm" style:auto-text-indent="false"/>
      <style:text-properties fo:color="#000000"/>
    </style:style>
    <style:style style:name="P59" style:family="paragraph" style:parent-style-name="Preformatted_20_Text">
      <style:paragraph-properties fo:margin-left="0cm" fo:margin-right="0cm" fo:margin-top="0cm" fo:margin-bottom="0cm" fo:text-indent="0cm" style:auto-text-indent="false"/>
    </style:style>
    <style:style style:name="P60" style:family="paragraph" style:parent-style-name="Preformatted_20_Text">
      <style:paragraph-properties fo:margin-left="0cm" fo:margin-right="0cm" fo:margin-top="0cm" fo:margin-bottom="0cm" fo:text-indent="0cm" style:auto-text-indent="false"/>
      <style:text-properties fo:color="#000000"/>
    </style:style>
    <style:style style:name="P61" style:family="paragraph" style:parent-style-name="Text_20_body">
      <style:paragraph-properties fo:margin-left="2.457cm" fo:margin-right="0cm" fo:text-indent="0cm" style:auto-text-indent="false"/>
    </style:style>
    <style:style style:name="P62" style:family="paragraph" style:parent-style-name="Text_20_body">
      <style:paragraph-properties fo:margin-left="2.498cm" fo:margin-right="0cm" fo:text-indent="0cm" style:auto-text-indent="false"/>
    </style:style>
    <style:style style:name="P63" style:family="paragraph" style:parent-style-name="Text_20_body">
      <style:paragraph-properties fo:margin-left="2.498cm" fo:margin-right="0cm" fo:text-indent="0cm" style:auto-text-indent="false"/>
      <style:text-properties fo:font-weight="bold" style:font-weight-asian="bold" style:font-weight-complex="bold"/>
    </style:style>
    <style:style style:name="P64" style:family="paragraph" style:parent-style-name="Text_20_body">
      <style:paragraph-properties fo:margin-left="2.498cm" fo:margin-right="0cm" fo:text-indent="0cm" style:auto-text-indent="false"/>
      <style:text-properties fo:font-style="normal" fo:font-weight="normal" style:font-style-asian="normal" style:font-weight-asian="normal" style:font-style-complex="normal" style:font-weight-complex="normal"/>
    </style:style>
    <style:style style:name="P65" style:family="paragraph" style:parent-style-name="Standard">
      <style:paragraph-properties fo:margin-left="2.498cm" fo:margin-right="0cm" fo:text-indent="0cm" style:auto-text-indent="false"/>
    </style:style>
    <style:style style:name="P66" style:family="paragraph" style:parent-style-name="Heading">
      <style:paragraph-properties fo:text-align="center" style:justify-single-word="false"/>
      <style:text-properties fo:font-size="70pt" style:font-size-asian="70pt" style:font-size-complex="70pt"/>
    </style:style>
    <style:style style:name="P67" style:family="paragraph" style:parent-style-name="Text_20_body" style:list-style-name="L1"/>
    <style:style style:name="P68" style:family="paragraph" style:parent-style-name="Text_20_body" style:list-style-name="L2">
      <style:text-properties style:text-underline-style="none" fo:font-weight="normal" style:font-weight-asian="normal" style:font-weight-complex="normal"/>
    </style:style>
    <style:style style:name="P69" style:family="paragraph" style:parent-style-name="Text_20_body" style:list-style-name="L3"/>
    <style:style style:name="P70" style:family="paragraph" style:parent-style-name="Text_20_body" style:list-style-name="L4"/>
    <style:style style:name="P71" style:family="paragraph" style:parent-style-name="Text_20_body" style:list-style-name="L5"/>
    <style:style style:name="P72" style:family="paragraph" style:parent-style-name="Text_20_body" style:list-style-name="L6"/>
    <style:style style:name="P73" style:family="paragraph" style:parent-style-name="Text_20_body" style:list-style-name="L7"/>
    <style:style style:name="P74" style:family="paragraph" style:parent-style-name="Text_20_body" style:list-style-name="L8">
      <style:text-properties fo:font-weight="bold" style:font-weight-asian="bold" style:font-weight-complex="bold"/>
    </style:style>
    <style:style style:name="P75" style:family="paragraph" style:parent-style-name="Text_20_body" style:list-style-name="L10">
      <style:text-properties fo:font-weight="bold" style:font-weight-asian="bold" style:font-weight-complex="bold"/>
    </style:style>
    <style:style style:name="P76" style:family="paragraph" style:parent-style-name="Text_20_body" style:list-style-name="L29">
      <style:paragraph-properties fo:text-align="start" style:justify-single-word="false"/>
      <style:text-properties fo:font-weight="bold" style:font-weight-asian="bold" style:font-weight-complex="bold"/>
    </style:style>
    <style:style style:name="P77" style:family="paragraph" style:parent-style-name="Text_20_body" style:list-style-name="L31">
      <style:text-properties fo:font-weight="bold" style:font-weight-asian="bold" style:font-weight-complex="bold"/>
    </style:style>
    <style:style style:name="P78" style:family="paragraph" style:parent-style-name="Text_20_body" style:list-style-name="L43">
      <style:text-properties fo:font-weight="bold" style:font-weight-asian="bold" style:font-weight-complex="bold"/>
    </style:style>
    <style:style style:name="P79" style:family="paragraph" style:parent-style-name="Text_20_body" style:list-style-name="L9"/>
    <style:style style:name="P80" style:family="paragraph" style:parent-style-name="Text_20_body" style:list-style-name="L9">
      <style:text-properties fo:font-weight="normal" style:font-weight-asian="normal" style:font-weight-complex="normal"/>
    </style:style>
    <style:style style:name="P81" style:family="paragraph" style:parent-style-name="Text_20_body" style:list-style-name="L40">
      <style:text-properties fo:font-weight="normal" style:font-weight-asian="normal" style:font-weight-complex="normal"/>
    </style:style>
    <style:style style:name="P82" style:family="paragraph" style:parent-style-name="Text_20_body" style:list-style-name="L11"/>
    <style:style style:name="P83" style:family="paragraph" style:parent-style-name="Text_20_body" style:list-style-name="L12"/>
    <style:style style:name="P84" style:family="paragraph" style:parent-style-name="Text_20_body" style:list-style-name="L13"/>
    <style:style style:name="P85" style:family="paragraph" style:parent-style-name="Text_20_body" style:list-style-name="L14"/>
    <style:style style:name="P86" style:family="paragraph" style:parent-style-name="Text_20_body" style:list-style-name="L14">
      <style:text-properties fo:font-style="normal" style:font-style-asian="normal" style:font-style-complex="normal"/>
    </style:style>
    <style:style style:name="P87" style:family="paragraph" style:parent-style-name="Text_20_body" style:list-style-name="L15">
      <style:text-properties fo:font-style="normal" fo:font-weight="normal" style:font-style-asian="normal" style:font-weight-asian="normal" style:font-style-complex="normal" style:font-weight-complex="normal"/>
    </style:style>
    <style:style style:name="P88" style:family="paragraph" style:parent-style-name="Text_20_body" style:list-style-name="L32">
      <style:text-properties fo:font-style="normal" fo:font-weight="normal" style:font-style-asian="normal" style:font-weight-asian="normal" style:font-style-complex="normal" style:font-weight-complex="normal"/>
    </style:style>
    <style:style style:name="P89" style:family="paragraph" style:parent-style-name="Text_20_body" style:list-style-name="L33">
      <style:text-properties fo:font-style="normal" fo:font-weight="normal" style:font-style-asian="normal" style:font-weight-asian="normal" style:font-style-complex="normal" style:font-weight-complex="normal"/>
    </style:style>
    <style:style style:name="P90" style:family="paragraph" style:parent-style-name="Text_20_body" style:list-style-name="L34">
      <style:text-properties fo:font-style="normal" fo:font-weight="normal" style:font-style-asian="normal" style:font-weight-asian="normal" style:font-style-complex="normal" style:font-weight-complex="normal"/>
    </style:style>
    <style:style style:name="P91" style:family="paragraph" style:parent-style-name="Text_20_body" style:list-style-name="L35">
      <style:text-properties fo:font-style="normal" fo:font-weight="normal" style:font-style-asian="normal" style:font-weight-asian="normal" style:font-style-complex="normal" style:font-weight-complex="normal"/>
    </style:style>
    <style:style style:name="P92" style:family="paragraph" style:parent-style-name="Text_20_body" style:list-style-name="L36">
      <style:text-properties fo:font-style="normal" fo:font-weight="normal" style:font-style-asian="normal" style:font-weight-asian="normal" style:font-style-complex="normal" style:font-weight-complex="normal"/>
    </style:style>
    <style:style style:name="P93" style:family="paragraph" style:parent-style-name="Text_20_body" style:list-style-name="L38">
      <style:text-properties fo:font-style="normal" fo:font-weight="normal" style:font-style-asian="normal" style:font-weight-asian="normal" style:font-style-complex="normal" style:font-weight-complex="normal"/>
    </style:style>
    <style:style style:name="P94" style:family="paragraph" style:parent-style-name="Text_20_body" style:list-style-name="L15"/>
    <style:style style:name="P95" style:family="paragraph" style:parent-style-name="Text_20_body" style:list-style-name="L16"/>
    <style:style style:name="P96" style:family="paragraph" style:parent-style-name="Text_20_body" style:list-style-name="L17"/>
    <style:style style:name="P97" style:family="paragraph" style:parent-style-name="Text_20_body" style:list-style-name="L18"/>
    <style:style style:name="P98" style:family="paragraph" style:parent-style-name="Text_20_body" style:list-style-name="L19"/>
    <style:style style:name="P99" style:family="paragraph" style:parent-style-name="Text_20_body" style:list-style-name="L20"/>
    <style:style style:name="P100" style:family="paragraph" style:parent-style-name="Text_20_body" style:list-style-name="L21"/>
    <style:style style:name="P101" style:family="paragraph" style:parent-style-name="Text_20_body" style:list-style-name="L22"/>
    <style:style style:name="P102" style:family="paragraph" style:parent-style-name="Text_20_body" style:list-style-name="L23"/>
    <style:style style:name="P103" style:family="paragraph" style:parent-style-name="Text_20_body" style:list-style-name="L24"/>
    <style:style style:name="P104" style:family="paragraph" style:parent-style-name="Text_20_body" style:list-style-name="L25"/>
    <style:style style:name="P105" style:family="paragraph" style:parent-style-name="Text_20_body" style:list-style-name="L26"/>
    <style:style style:name="P106" style:family="paragraph" style:parent-style-name="Text_20_body" style:list-style-name="L27"/>
    <style:style style:name="P107" style:family="paragraph" style:parent-style-name="Text_20_body" style:list-style-name="L28"/>
    <style:style style:name="P108" style:family="paragraph" style:parent-style-name="Text_20_body" style:list-style-name="L29">
      <style:paragraph-properties fo:text-align="start" style:justify-single-word="false"/>
    </style:style>
    <style:style style:name="P109" style:family="paragraph" style:parent-style-name="Text_20_body" style:list-style-name="L30"/>
    <style:style style:name="P110" style:family="paragraph" style:parent-style-name="Text_20_body" style:list-style-name="L31"/>
    <style:style style:name="P111" style:family="paragraph" style:parent-style-name="Text_20_body" style:list-style-name="L32"/>
    <style:style style:name="P112" style:family="paragraph" style:parent-style-name="Text_20_body" style:list-style-name="L37"/>
    <style:style style:name="P113" style:family="paragraph" style:parent-style-name="Text_20_body" style:list-style-name="L39"/>
    <style:style style:name="P114" style:family="paragraph" style:parent-style-name="Text_20_body" style:list-style-name="L41"/>
    <style:style style:name="P115" style:family="paragraph" style:parent-style-name="Text_20_body" style:list-style-name="L42"/>
    <style:style style:name="P116" style:family="paragraph" style:parent-style-name="Text_20_body" style:list-style-name="L43"/>
    <style:style style:name="P117" style:family="paragraph" style:parent-style-name="Text_20_body" style:list-style-name="L44"/>
    <style:style style:name="P118" style:family="paragraph" style:parent-style-name="Text_20_body" style:list-style-name="L45"/>
    <style:style style:name="P119" style:family="paragraph" style:parent-style-name="Text_20_body" style:list-style-name="L46"/>
    <style:style style:name="P120" style:family="paragraph" style:parent-style-name="Text_20_body" style:list-style-name="L47"/>
    <style:style style:name="P121" style:family="paragraph" style:parent-style-name="Text_20_body" style:list-style-name="L48"/>
    <style:style style:name="P122" style:family="paragraph" style:parent-style-name="Text_20_body" style:list-style-name="L49"/>
    <style:style style:name="P123" style:family="paragraph" style:parent-style-name="Text_20_body" style:list-style-name="L50"/>
    <style:style style:name="P124" style:family="paragraph" style:parent-style-name="Text_20_body" style:list-style-name="L51"/>
    <style:style style:name="P125" style:family="paragraph" style:parent-style-name="Text_20_body" style:list-style-name="L52"/>
    <style:style style:name="P126" style:family="paragraph" style:parent-style-name="Text_20_body" style:list-style-name="L53"/>
    <style:style style:name="P127" style:family="paragraph" style:parent-style-name="Text_20_body" style:list-style-name="L54"/>
    <style:style style:name="P128" style:family="paragraph" style:parent-style-name="Text_20_body" style:list-style-name="L54">
      <style:text-properties fo:font-style="italic" fo:font-weight="bold" style:font-style-asian="italic" style:font-weight-asian="bold" style:font-style-complex="italic" style:font-weight-complex="bold"/>
    </style:style>
    <style:style style:name="P129" style:family="paragraph" style:parent-style-name="Text_20_body" style:list-style-name="L55"/>
    <style:style style:name="P130" style:family="paragraph" style:parent-style-name="Text_20_body" style:list-style-name="L56">
      <style:text-properties fo:color="#000000"/>
    </style:style>
    <style:style style:name="P131" style:family="paragraph" style:parent-style-name="Text_20_body" style:list-style-name="L58"/>
    <style:style style:name="P132" style:family="paragraph" style:parent-style-name="Text_20_body" style:list-style-name="L59"/>
    <style:style style:name="P133" style:family="paragraph" style:parent-style-name="Text_20_body" style:list-style-name="L60"/>
    <style:style style:name="P134" style:family="paragraph" style:parent-style-name="Text_20_body" style:list-style-name="L61"/>
    <style:style style:name="P135" style:family="paragraph" style:parent-style-name="Text_20_body" style:list-style-name="L62"/>
    <style:style style:name="P136" style:family="paragraph" style:parent-style-name="Text_20_body" style:list-style-name="L63"/>
    <style:style style:name="P137" style:family="paragraph" style:parent-style-name="Text_20_body" style:list-style-name="L64"/>
    <style:style style:name="P138" style:family="paragraph" style:parent-style-name="Text_20_body" style:list-style-name="L65"/>
    <style:style style:name="P139" style:family="paragraph" style:parent-style-name="Text_20_body" style:list-style-name="L66"/>
    <style:style style:name="P140" style:family="paragraph" style:parent-style-name="Text_20_body" style:list-style-name="L6">
      <style:paragraph-properties fo:margin-left="1.251cm" fo:margin-right="0cm" fo:text-indent="-0.635cm" style:auto-text-indent="false"/>
    </style:style>
    <style:style style:name="P141" style:family="paragraph" style:parent-style-name="Heading_20_1">
      <style:paragraph-properties fo:break-before="page"/>
    </style:style>
    <style:style style:name="P142" style:family="paragraph" style:parent-style-name="Heading_20_2">
      <style:text-properties fo:font-weight="bold" style:font-weight-asian="bold" style:font-weight-complex="bold"/>
    </style:style>
    <style:style style:name="P143" style:family="paragraph" style:parent-style-name="Heading_20_2">
      <style:text-properties fo:font-style="italic" fo:font-weight="bold" style:font-style-asian="italic" style:font-weight-asian="bold" style:font-style-complex="italic" style:font-weight-complex="bold"/>
    </style:style>
    <style:style style:name="P144" style:family="paragraph" style:parent-style-name="Heading_20_2">
      <style:text-properties fo:color="#000000"/>
    </style:style>
    <style:style style:name="P145" style:family="paragraph" style:parent-style-name="Heading_20_2">
      <style:text-properties fo:font-weight="normal" style:font-weight-asian="normal" style:font-weight-complex="normal"/>
    </style:style>
    <style:style style:name="P146" style:family="paragraph" style:parent-style-name="Heading_20_3">
      <style:text-properties fo:font-size="12pt" style:font-size-asian="12pt" style:font-size-complex="12pt"/>
    </style:style>
    <style:style style:name="P147" style:family="paragraph" style:parent-style-name="Heading_20_3">
      <style:text-properties fo:font-style="normal" fo:font-weight="bold" style:font-style-asian="normal" style:font-weight-asian="bold" style:font-style-complex="normal" style:font-weight-complex="bold"/>
    </style:style>
    <style:style style:name="P148" style:family="paragraph" style:parent-style-name="Heading_20_3">
      <style:text-properties fo:font-weight="normal" style:font-weight-asian="normal" style:font-weight-complex="normal"/>
    </style:style>
    <style:style style:name="P149" style:family="paragraph" style:parent-style-name="Heading_20_3">
      <style:text-properties fo:color="#000000"/>
    </style:style>
    <style:style style:name="P150" style:family="paragraph" style:parent-style-name="Heading_20_4">
      <style:text-properties fo:font-style="italic" fo:font-weight="bold" style:font-style-asian="italic" style:font-weight-asian="bold" style:font-style-complex="italic" style:font-weight-complex="bold"/>
    </style:style>
    <style:style style:name="P151" style:family="paragraph" style:parent-style-name="Heading_20_4">
      <style:paragraph-properties fo:margin-left="0cm" fo:margin-right="0cm" fo:text-indent="0cm" style:auto-text-indent="false"/>
    </style:style>
    <style:style style:name="P152" style:family="paragraph" style:parent-style-name="Contents_20_Heading">
      <style:paragraph-properties fo:break-before="page"/>
    </style:style>
    <style:style style:name="P153" style:family="paragraph" style:parent-style-name="Contents_20_1">
      <style:paragraph-properties>
        <style:tab-stops>
          <style:tab-stop style:position="17cm" style:type="right" style:leader-style="dotted" style:leader-text="."/>
        </style:tab-stops>
      </style:paragraph-properties>
    </style:style>
    <style:style style:name="P154" style:family="paragraph" style:parent-style-name="Contents_20_2">
      <style:paragraph-properties>
        <style:tab-stops>
          <style:tab-stop style:position="16.501cm" style:type="right" style:leader-style="dotted" style:leader-text="."/>
        </style:tab-stops>
      </style:paragraph-properties>
    </style:style>
    <style:style style:name="P155" style:family="paragraph" style:parent-style-name="Contents_20_3">
      <style:paragraph-properties>
        <style:tab-stops>
          <style:tab-stop style:position="16.002cm" style:type="right" style:leader-style="dotted" style:leader-text="."/>
        </style:tab-stops>
      </style:paragraph-properties>
    </style:style>
    <style:style style:name="P156" style:family="paragraph" style:parent-style-name="Contents_20_4">
      <style:paragraph-properties>
        <style:tab-stops>
          <style:tab-stop style:position="15.503cm" style:type="right" style:leader-style="dotted" style:leader-text="."/>
        </style:tab-stops>
      </style:paragraph-properties>
    </style:style>
    <style:style style:name="P157" style:family="paragraph" style:parent-style-name="Contents_20_5">
      <style:paragraph-properties>
        <style:tab-stops>
          <style:tab-stop style:position="15.004cm" style:type="right" style:leader-style="dotted" style:leader-text="."/>
        </style:tab-stops>
      </style:paragraph-properties>
    </style:style>
    <style:style style:name="P158" style:family="paragraph" style:parent-style-name="Preformatted_20_Text" style:list-style-name="L57">
      <style:text-properties fo:color="#800080"/>
    </style:style>
    <style:style style:name="P159" style:family="paragraph">
      <style:paragraph-properties fo:margin-left="0cm" fo:margin-right="0cm" fo:margin-top="0cm" fo:margin-bottom="0cm" fo:line-height="100%" fo:text-align="center" fo:text-indent="0cm" style:text-autospace="none">
        <style:tab-stops/>
      </style:paragraph-properties>
    </style:style>
    <style:style style:name="P160" style:family="paragraph">
      <style:paragraph-properties fo:margin-left="0cm" fo:margin-right="0cm" fo:margin-top="0cm" fo:margin-bottom="0cm" fo:line-height="100%" fo:text-align="center" fo:text-indent="0cm" style:text-autospace="none">
        <style:tab-stops/>
      </style:paragraph-properties>
      <style:text-properties fo:color="#000000" style:text-outline="false" style:text-line-through-styl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61" style:family="paragraph">
      <style:paragraph-properties fo:margin-left="0cm" fo:margin-right="0cm" fo:margin-top="0cm" fo:margin-bottom="0cm" fo:line-height="100%" fo:text-align="center" fo:text-indent="0cm" style:text-autospace="none">
        <style:tab-stops/>
      </style:paragraph-properties>
      <style:text-properties fo:color="#000000" style:text-outline="false" style:text-line-through-style="none" style:font-name="Arial2" fo:font-size="20pt"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62" style:family="paragraph">
      <style:paragraph-properties fo:margin-left="0cm" fo:margin-right="0cm" fo:margin-top="0cm" fo:margin-bottom="0cm" fo:line-height="100%" fo:text-align="center" fo:text-indent="0cm" style:text-autospace="none">
        <style:tab-stops/>
      </style:paragraph-properties>
      <style:text-properties fo:color="#ffffff" style:text-outline="false" style:text-line-through-styl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63" style:family="paragraph">
      <style:paragraph-properties fo:text-align="center"/>
    </style:style>
    <style:style style:name="P164" style:family="paragraph">
      <style:paragraph-properties fo:margin-left="0cm" fo:margin-right="0cm" fo:margin-top="0cm" fo:margin-bottom="0cm" fo:line-height="100%" fo:text-align="start" fo:text-indent="0cm"/>
    </style:style>
    <style:style style:name="P165" style:family="paragraph">
      <style:paragraph-properties fo:margin-left="0cm" fo:margin-right="0cm" fo:margin-top="0cm" fo:margin-bottom="0cm" fo:line-height="100%" fo:text-align="start" fo:text-indent="0cm"/>
      <style:text-properties fo:color="#ffffff" style:text-outline="false" style:text-line-through-styl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embossed" style:text-overline-style="none" style:text-overline-color="font-color"/>
    </style:style>
    <style:style style:name="P166" style:family="paragraph">
      <style:paragraph-properties fo:margin-left="0cm" fo:margin-right="0cm" fo:margin-top="0cm" fo:margin-bottom="0cm" fo:line-height="100%" fo:text-align="center" fo:text-indent="0cm"/>
    </style:style>
    <style:style style:name="P167" style:family="paragraph">
      <style:paragraph-properties fo:margin-left="0cm" fo:margin-right="0cm" fo:margin-top="0cm" fo:margin-bottom="0cm" fo:line-height="100%" fo:text-align="center" fo:text-indent="0cm"/>
      <style:text-properties fo:color="#ffffff" style:text-outline="false" style:text-line-through-style="none" style:font-name="Arial2"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embossed" style:text-overline-style="none" style:text-overline-color="font-color"/>
    </style:style>
    <style:style style:name="P168"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6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 style:family="text">
      <style:text-properties fo:color="#000000"/>
    </style:style>
    <style:style style:name="T2" style:family="text">
      <style:text-properties fo:color="#000000" fo:font-size="10pt"/>
    </style:style>
    <style:style style:name="T3" style:family="text">
      <style:text-properties fo:color="#000000" fo:font-size="10pt" style:font-size-asian="10pt" style:font-size-complex="10pt"/>
    </style:style>
    <style:style style:name="T4" style:family="text">
      <style:text-properties fo:color="#000000" fo:font-size="10pt" fo:font-weight="normal" style:font-size-asian="10pt" style:font-weight-asian="normal" style:font-size-complex="10pt" style:font-weight-complex="normal"/>
    </style:style>
    <style:style style:name="T5"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fo:color="#000000" fo:font-size="10pt" fo:font-style="normal" fo:font-weight="bold" style:font-size-asian="10pt" style:font-style-asian="normal" style:font-weight-asian="bold" style:font-size-complex="10pt" style:font-style-complex="normal" style:font-weight-complex="bold"/>
    </style:style>
    <style:style style:name="T7" style:family="text">
      <style:text-properties fo:color="#000000" fo:font-size="10pt" fo:font-style="normal" style:font-size-asian="10pt" style:font-style-asian="normal" style:font-size-complex="10pt" style:font-style-complex="normal"/>
    </style:style>
    <style:style style:name="T8" style:family="text">
      <style:text-properties fo:color="#000000" fo:font-size="10pt" fo:font-weight="bold" style:font-size-asian="10pt" style:font-weight-asian="bold" style:font-size-complex="10pt" style:font-weight-complex="bold"/>
    </style:style>
    <style:style style:name="T9" style:family="text">
      <style:text-properties fo:color="#000000" style:font-name="Courier New" fo:font-size="10pt" style:font-name-asian="Courier New" style:font-size-asian="10pt" style:font-name-complex="Courier New" style:font-size-complex="10pt"/>
    </style:style>
    <style:style style:name="T10"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1"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2" style:family="text">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3"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4" style:family="text">
      <style:text-properties fo:color="#000000" fo:font-weight="normal" style:font-weight-asian="normal" style:font-weight-complex="normal"/>
    </style:style>
    <style:style style:name="T15" style:family="text">
      <style:text-properties fo:color="#000000" fo:font-style="italic"/>
    </style:style>
    <style:style style:name="T16" style:family="text">
      <style:text-properties fo:color="#000000" fo:font-style="italic" style:font-style-asian="normal" style:font-style-complex="normal"/>
    </style:style>
    <style:style style:name="T17" style:family="text">
      <style:text-properties fo:color="#000000" fo:font-style="italic" style:font-style-asian="italic" style:font-style-complex="italic"/>
    </style:style>
    <style:style style:name="T18" style:family="text">
      <style:text-properties fo:color="#000000" fo:font-style="normal" style:font-style-asian="normal" style:font-style-complex="normal"/>
    </style:style>
    <style:style style:name="T19" style:family="text">
      <style:text-properties fo:color="#000080"/>
    </style:style>
    <style:style style:name="T20" style:family="text">
      <style:text-properties fo:color="#000080" fo:font-size="10pt" fo:font-weight="bold" style:font-size-asian="10pt" style:font-weight-asian="bold" style:font-size-complex="10pt" style:font-weight-complex="bold"/>
    </style:style>
    <style:style style:name="T21" style:family="text">
      <style:text-properties fo:color="#000080" fo:font-size="10pt" fo:font-style="normal" fo:font-weight="bold" style:font-size-asian="10pt" style:font-style-asian="normal" style:font-weight-asian="bold" style:font-size-complex="10pt" style:font-style-complex="normal" style:font-weight-complex="bold"/>
    </style:style>
    <style:style style:name="T22" style:family="text">
      <style:text-properties fo:color="#000080" fo:font-size="10pt" fo:font-weight="normal" style:font-size-asian="10pt" style:font-weight-asian="normal" style:font-size-complex="10pt" style:font-weight-complex="normal"/>
    </style:style>
    <style:style style:name="T23" style:family="text">
      <style:text-properties fo:color="#000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4" style:family="text">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T25" style:family="text">
      <style:text-properties fo:color="#000080" fo:font-weight="normal" style:font-weight-asian="normal" style:font-weight-complex="normal"/>
    </style:style>
    <style:style style:name="T26" style:family="text">
      <style:text-properties fo:color="#000080" fo:font-weight="bold" style:font-weight-asian="bold" style:font-weight-complex="bold"/>
    </style:style>
    <style:style style:name="T27" style:family="text">
      <style:text-properties fo:color="#808080" fo:font-size="10pt" fo:font-weight="normal" style:font-size-asian="10pt" style:font-weight-asian="normal" style:font-size-complex="10pt" style:font-weight-complex="normal"/>
    </style:style>
    <style:style style:name="T28" style:family="text">
      <style:text-properties fo:color="#808080" style:font-name="Courier New" fo:font-size="10pt" fo:font-weight="normal" style:font-name-asian="Courier New" style:font-size-asian="10pt" style:font-weight-asian="normal" style:font-name-complex="Courier New" style:font-size-complex="10pt" style:font-weight-complex="normal"/>
    </style:style>
    <style:style style:name="T29" style:family="text">
      <style:text-properties fo:color="#8000ff" fo:font-size="10pt"/>
    </style:style>
    <style:style style:name="T30" style:family="text">
      <style:text-properties fo:color="#8000ff" fo:font-size="10pt" fo:font-weight="normal" style:font-size-asian="10pt" style:font-weight-asian="normal" style:font-size-complex="10pt" style:font-weight-complex="normal"/>
    </style:style>
    <style:style style:name="T31" style:family="text">
      <style:text-properties fo:color="#8000ff" fo:font-size="10pt" style:font-size-asian="10pt" style:font-size-complex="10pt"/>
    </style:style>
    <style:style style:name="T32" style:family="text">
      <style:text-properties fo:color="#8000ff" style:font-name="Courier New" fo:font-size="10pt" style:font-name-asian="Courier New" style:font-size-asian="10pt" style:font-name-complex="Courier New" style:font-size-complex="10pt"/>
    </style:style>
    <style:style style:name="T33" style:family="text">
      <style:text-properties fo:color="#008000"/>
    </style:style>
    <style:style style:name="T34" style:family="text">
      <style:text-properties fo:color="#008000" fo:font-size="10pt" fo:font-weight="normal" style:font-size-asian="10pt" style:font-weight-asian="normal" style:font-size-complex="10pt" style:font-weight-complex="normal"/>
    </style:style>
    <style:style style:name="T35" style:family="text">
      <style:text-properties fo:color="#008000" style:font-name="Candara" fo:font-size="9pt" fo:font-weight="normal" style:font-name-asian="Candara" style:font-size-asian="9pt" style:font-weight-asian="normal" style:font-name-complex="Candara" style:font-size-complex="9pt" style:font-weight-complex="normal"/>
    </style:style>
    <style:style style:name="T36" style:family="text">
      <style:text-properties fo:font-style="italic" style:font-style-asian="italic" style:font-style-complex="italic"/>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style="normal" fo:font-weight="normal" style:font-style-asian="normal" style:font-weight-asian="bold" style:font-style-complex="normal" style:font-weight-complex="bold"/>
    </style:style>
    <style:style style:name="T41" style:family="text">
      <style:text-properties fo:font-style="normal" style:font-style-asian="normal" style:font-style-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weight="bold" style:font-weight-asian="bold" style:font-weight-complex="bold"/>
    </style:style>
    <style:style style:name="T44" style:family="text">
      <style:text-properties style:text-position="super 58%"/>
    </style:style>
    <style:style style:name="T45" style:family="text">
      <style:text-properties style:text-position="super 58%" fo:font-style="normal" style:font-style-asian="normal" style:font-style-complex="normal"/>
    </style:style>
    <style:style style:name="T46" style:family="text">
      <style:text-properties style:text-position="super 58%" style:text-underline-style="none" fo:font-weight="normal" style:font-weight-asian="normal" style:font-weight-complex="normal"/>
    </style:style>
    <style:style style:name="T47" style:family="text">
      <style:text-properties fo:font-size="10pt" style:font-size-asian="10pt" style:font-size-complex="10pt"/>
    </style:style>
    <style:style style:name="T48" style:family="text">
      <style:text-properties fo:color="#ff0000" fo:font-size="10pt" fo:font-weight="normal" style:font-size-asian="10pt" style:font-weight-asian="normal" style:font-size-complex="10pt" style:font-weight-complex="normal"/>
    </style:style>
    <style:style style:name="T49" style:family="text">
      <style:text-properties fo:color="#ff0000" fo:font-size="10pt" fo:font-style="normal" fo:font-weight="normal" style:font-size-asian="10pt" style:font-style-asian="normal" style:font-weight-asian="normal" style:font-size-complex="10pt" style:font-style-complex="normal" style:font-weight-complex="normal"/>
    </style:style>
    <style:style style:name="T50" style:family="text">
      <style:text-properties fo:color="#ff0000" fo:font-size="10pt" fo:font-style="normal" style:font-size-asian="10pt" style:font-style-asian="normal" style:font-size-complex="10pt" style:font-style-complex="normal"/>
    </style:style>
    <style:style style:name="T51" style:family="text">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2" style:family="text">
      <style:text-properties fo:color="#ff0000" style:font-name="Courier New" fo:font-size="10pt" fo:font-weight="normal" style:font-name-asian="Courier New" style:font-size-asian="10pt" style:font-weight-asian="normal" style:font-name-complex="Courier New" style:font-size-complex="10pt" style:font-weight-complex="normal"/>
    </style:style>
    <style:style style:name="T53"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54" style:family="text">
      <style:text-properties fo:color="#008080" fo:font-size="10pt" fo:font-weight="normal" style:font-size-asian="10pt" style:font-weight-asian="normal" style:font-size-complex="10pt" style:font-weight-complex="normal"/>
    </style:style>
    <style:style style:name="T55"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6" style:family="text">
      <style:text-properties fo:color="#008080" style:text-position="super 58%"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7" style:family="text">
      <style:text-properties fo:color="#800080"/>
    </style:style>
    <style:style style:name="T58" style:family="text">
      <style:text-properties fo:color="#800080" fo:font-size="10pt" fo:font-style="normal" fo:font-weight="normal" style:font-size-asian="10pt" style:font-style-asian="normal" style:font-weight-asian="normal" style:font-size-complex="10pt" style:font-style-complex="normal" style:font-weight-complex="normal"/>
    </style:style>
    <style:style style:name="T59" style:family="text">
      <style:text-properties fo:color="#800080" fo:font-size="10pt" fo:font-weight="normal" style:font-size-asian="10pt" style:font-weight-asian="normal" style:font-size-complex="10pt" style:font-weight-complex="normal"/>
    </style:style>
    <style:style style:name="T60" style:family="text">
      <style:text-properties fo:color="#800080" fo:font-style="italic"/>
    </style:style>
    <style:style style:name="T61" style:family="text">
      <style:text-properties fo:color="#800080" fo:font-style="normal" style:font-style-asian="normal" style:font-style-complex="normal"/>
    </style:style>
    <style:style style:name="T62" style:family="text">
      <style:text-properties fo:color="#800080" fo:font-weight="normal" style:font-weight-asian="normal" style:font-weight-complex="normal"/>
    </style:style>
    <style:style style:name="T63" style:family="text">
      <style:text-properties fo:font-weight="normal" style:font-weight-asian="normal" style:font-weight-complex="normal"/>
    </style:style>
    <style:style style:name="T64" style:family="text">
      <style:text-properties fo:color="#0000ff"/>
    </style:style>
    <style:style style:name="T65" style:family="text">
      <style:text-properties fo:color="#0000ff"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66" style:family="text">
      <style:text-properties fo:color="#0000ff" style:font-name="Courier New" fo:font-size="10pt" style:font-name-asian="Courier New" style:font-size-asian="10pt" style:font-name-complex="Courier New" style:font-size-complex="10pt"/>
    </style:style>
    <style:style style:name="T67" style:family="text">
      <style:text-properties fo:color="#0000ff" style:font-name="Courier New" fo:font-size="10pt" fo:font-weight="normal" style:font-name-asian="Courier New" style:font-size-asian="10pt" style:font-weight-asian="normal" style:font-name-complex="Courier New" style:font-size-complex="10pt" style:font-weight-complex="normal"/>
    </style:style>
    <style:style style:name="T68" style:family="text">
      <style:text-properties fo:color="#0000ff" fo:font-size="10pt" fo:font-weight="bold" style:font-size-asian="10pt" style:font-weight-asian="bold" style:font-size-complex="10pt" style:font-weight-complex="bold"/>
    </style:style>
    <style:style style:name="T69" style:family="text">
      <style:text-properties fo:color="#ff8000" style:font-name="Courier New" fo:font-size="10pt" fo:font-weight="normal" style:font-name-asian="Courier New" style:font-size-asian="10pt" style:font-weight-asian="normal" style:font-name-complex="Courier New" style:font-size-complex="10pt" style:font-weight-complex="normal"/>
    </style:style>
    <style:style style:name="T70" style:family="text">
      <style:text-properties fo:color="#ff8000" fo:font-size="10pt" fo:font-weight="normal" style:font-size-asian="10pt" style:font-weight-asian="normal" style:font-size-complex="10pt" style:font-weight-complex="normal"/>
    </style:style>
    <style:style style:name="T71" style:family="text">
      <style:text-properties fo:color="#ff8000" fo:font-size="10pt" fo:font-style="normal" fo:font-weight="normal" style:font-size-asian="10pt" style:font-style-asian="normal" style:font-weight-asian="normal" style:font-size-complex="10pt" style:font-style-complex="normal" style:font-weight-complex="normal"/>
    </style:style>
    <style:style style:name="T72" style:family="text">
      <style:text-properties fo:color="#ff8000" fo:font-weight="normal" style:font-weight-asian="normal" style:font-weight-complex="normal"/>
    </style:style>
    <style:style style:name="T73" style:family="text">
      <style:text-properties style:text-underline-style="solid" style:text-underline-width="auto" style:text-underline-color="font-color"/>
    </style:style>
    <style:style style:name="T74" style:family="text">
      <style:text-properties style:text-underline-style="none"/>
    </style:style>
    <style:style style:name="T75" style:family="text">
      <style:text-properties style:text-underline-style="none" fo:font-weight="normal" style:font-weight-asian="normal" style:font-weight-complex="normal"/>
    </style:style>
    <style:style style:name="T76" style:family="text">
      <style:text-properties fo:color="#c0c0c0"/>
    </style:style>
    <style:style style:name="T77" style:family="text">
      <style:text-properties fo:color="#c0c0c0" fo:font-weight="normal" style:font-weight-asian="normal" style:font-weight-complex="normal"/>
    </style:style>
    <style:style style:name="T78" style:family="text">
      <style:text-properties fo:color="#800000"/>
    </style:style>
    <style:style style:name="T79" style:family="text">
      <style:text-properties fo:color="#808000"/>
    </style:style>
    <style:style style:name="T80" style:family="text">
      <style:text-properties fo:color="#000000" style:text-outline="false" style:text-line-through-styl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81" style:family="text">
      <style:text-properties fo:color="#000000" style:text-outline="false" style:text-line-through-style="none" style:font-name="Arial2" fo:font-size="10pt" fo:language="zxx" fo:country="none" fo:font-style="italic" fo:text-shadow="none" style:text-underline-style="none" fo:font-weight="bold" style:letter-kerning="true" style:font-name-asian="Microsoft YaHei" style:font-size-asian="10pt" style:font-style-asian="italic" style:font-weight-asian="normal" style:font-name-complex="Mangal" style:font-size-complex="10pt" style:font-style-complex="italic" style:font-weight-complex="normal" style:text-emphasize="none" style:font-relief="none" style:text-overline-style="none" style:text-overline-color="font-color"/>
    </style:style>
    <style:style style:name="T82" style:family="text">
      <style:text-properties fo:color="#000000" style:text-outline="false" style:text-line-through-style="none" style:font-name="Arial2" fo:font-size="20pt" fo:language="zxx" fo:country="none"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83" style:family="text">
      <style:text-properties fo:color="#ffffff" style:text-outline="false" style:text-line-through-styl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84" style:family="text">
      <style:text-properties fo:color="#ffffff" style:text-outline="false" style:text-line-through-style="none" style:font-name="Arial2" fo:font-size="16pt" fo:font-style="normal" fo:text-shadow="none" style:text-underline-style="none" fo:font-weight="bold" style:letter-kerning="true" style:font-name-asian="Microsoft YaHei" style:font-size-asian="16pt" style:font-style-asian="normal" style:font-weight-asian="bold" style:font-name-complex="Mangal" style:font-size-complex="16pt" style:font-style-complex="normal" style:font-weight-complex="bold" style:text-emphasize="none" style:font-relief="embossed" style:text-overline-style="none" style:text-overline-color="font-color"/>
    </style:style>
    <style:style style:name="T85" style:family="text">
      <style:text-properties fo:color="#ffffff" style:text-outline="false" style:text-line-through-styl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embossed" style:text-overline-style="none" style:text-overline-color="font-color"/>
    </style:style>
    <style:style style:name="T86" style:family="text">
      <style:text-properties fo:color="#ffffff" style:text-outline="false" style:text-line-through-style="none" style:font-name="Arial2"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embossed" style:text-overline-style="none" style:text-overline-color="font-color"/>
    </style:style>
    <style:style style:name="T87" style:family="text">
      <style:text-properties style:use-window-font-color="true" style:text-outline="false" style:text-line-through-styl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T88" style:family="text">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89" style:family="text">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90" style:family="text">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663cm" fo:text-indent="-0.635cm" fo:margin-left="1.6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98cm" fo:text-indent="-0.635cm" fo:margin-left="2.2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33cm" fo:text-indent="-0.635cm" fo:margin-left="2.9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68cm" fo:text-indent="-0.635cm" fo:margin-left="3.5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03cm" fo:text-indent="-0.635cm" fo:margin-left="4.2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38cm" fo:text-indent="-0.635cm" fo:margin-left="4.8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73cm" fo:text-indent="-0.635cm" fo:margin-left="5.4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08cm" fo:text-indent="-0.635cm" fo:margin-left="6.1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43cm" fo:text-indent="-0.635cm" fo:margin-left="6.7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78cm" fo:text-indent="-0.635cm" fo:margin-left="7.378cm"/>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ed_20__28_var_29__20_1"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draw:stroke-dash="Dashed_20__28_var_29__20_1" svg:stroke-width="0cm" svg:stroke-color="#000000" draw:marker-start="" draw:marker-start-width="0.3cm" draw:marker-start-center="false" draw:marker-end="" draw:marker-end-width="0.3cm" draw:marker-end-center="false" draw:fill="gradient" draw:fill-color="#99ccff" draw:fill-gradient-name="Gradient_20_7"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2"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3"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style:run-through="foreground" style:vertical-pos="middle" style:vertical-rel="baseline" style:horizontal-pos="from-left" style:horizontal-rel="paragraph" draw:wrap-influence-on-position="once-concurrent" style:flow-with-text="false"/>
    </style:style>
    <style:style style:name="gr8" style:family="graphic">
      <style:graphic-properties draw:textarea-horizontal-align="center" draw:textarea-vertical-align="middle" style:run-through="foreground"/>
    </style:style>
    <style:style style:name="gr9" style:family="graphic">
      <style:graphic-properties draw:textarea-horizontal-align="justify" draw:textarea-vertical-align="middle" draw:auto-grow-height="false" style:run-through="foreground"/>
    </style:style>
    <style:style style:name="gr10" style:family="graphic">
      <style:graphic-properties draw:stroke="solid" svg:stroke-width="0cm" svg:stroke-color="#808080" draw:marker-start="" draw:marker-start-width="0.199cm" draw:marker-start-center="false" draw:marker-end="" draw:marker-end-width="0.199cm" draw:marker-end-center="false" draw:fill="gradient" draw:fill-color="#e6e6ff" draw:fill-gradient-name="Gradient_20_9" draw:textarea-horizontal-align="left" draw:textarea-vertical-align="top" fo:padding-top="0.125cm" fo:padding-bottom="0.125cm" fo:padding-left="0.101cm" fo:padding-right="0.25cm" draw:shadow="hidden" draw:shadow-offset-x="0.199cm" draw:shadow-offset-y="0.199cm" draw:shadow-color="#808080" style:run-through="foreground"/>
    </style:style>
    <style:style style:name="gr11" style:family="graphic">
      <style:graphic-properties draw:stroke="solid" svg:stroke-width="0.101cm" svg:stroke-color="#808080" draw:marker-start="" draw:marker-start-width="0.499cm" draw:marker-start-center="false" draw:marker-end="" draw:marker-end-width="0.499cm" draw:marker-end-center="false" draw:fill="gradient" draw:fill-color="#cfe7f5" draw:fill-gradient-name="Cool02" draw:textarea-horizontal-align="left" draw:textarea-vertical-align="top" fo:padding-top="0.152cm" fo:padding-bottom="0.175cm" fo:padding-left="0.152cm" fo:padding-right="0.3cm" draw:shadow="hidden" draw:shadow-offset-x="0.199cm" draw:shadow-offset-y="0.199cm" draw:shadow-color="#808080" style:run-through="foreground"/>
    </style:style>
    <style:style style:name="gr12" style:family="graphic">
      <style:graphic-properties draw:stroke="solid" svg:stroke-width="0cm" svg:stroke-color="#808080" draw:marker-start="" draw:marker-start-width="0.199cm" draw:marker-start-center="false" draw:marker-end="" draw:marker-end-width="0.199cm" draw:marker-end-center="false" draw:fill="gradient" draw:fill-color="#cfe7f5" draw:fill-gradient-name="Cool03" draw:textarea-horizontal-align="left" draw:textarea-vertical-align="middle" fo:padding-top="0.125cm" fo:padding-bottom="0.125cm" fo:padding-left="0.101cm" fo:padding-right="0.25cm" draw:shadow="hidden" draw:shadow-offset-x="0.199cm" draw:shadow-offset-y="0.199cm" draw:shadow-color="#808080" style:run-through="foreground"/>
    </style:style>
    <style:style style:name="gr13"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left" draw:textarea-vertical-align="top"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
      <text:p text:style-name="P66"/>
      <text:p text:style-name="P66">Ogre 2.1 Porting Manual</text:p>
      <text:p text:style-name="P48">(DRAFT)</text:p>
      <text:p text:style-name="P47"/>
      <text:p text:style-name="P47"/>
      <text:p text:style-name="P47"/>
      <text:p text:style-name="P47"/>
      <text:p text:style-name="P47">Last revision: 2015-03-15</text:p>
      <text:table-of-content text:style-name="Sect1" text:protected="true" text:name="Índice de contenido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Índice de contenido1_Head">
            <text:p text:style-name="P152">Table of Contents</text:p>
          </text:index-title>
          <text:p text:style-name="P153">1 Legal<text:tab/>5</text:p>
          <text:p text:style-name="P153">2 Changes: Objects, Scene &amp; Nodes<text:tab/>6</text:p>
          <text:p text:style-name="P154">2.1 Names are now optional<text:tab/>6</text:p>
          <text:p text:style-name="P154">2.2 How to debug MovableObjects' (and Nodes) data<text:tab/>6</text:p>
          <text:p text:style-name="P155">2.2.1 Interpreting ArrayVector3<text:tab/>8</text:p>
          <text:p text:style-name="P155">2.2.2 Dummy pointers instead of NULL<text:tab/>9</text:p>
          <text:p text:style-name="P154">2.3 Attachment and Visibility<text:tab/>10</text:p>
          <text:p text:style-name="P154">2.4 Attaching/Detaching is more expensive than hiding<text:tab/>10</text:p>
          <text:p text:style-name="P154">2.5 All MovableObjects require a SceneNode (Lights &amp; Cameras)<text:tab/>10</text:p>
          <text:p text:style-name="P154">2.6 Obtaining derived transforms<text:tab/>11</text:p>
          <text:p text:style-name="P154">2.7 SCENE_STATIC and SCENE_DYNAMIC<text:tab/>12</text:p>
          <text:p text:style-name="P155">2.7.1 What means a Node to be SCENE_STATIC:<text:tab/>12</text:p>
          <text:p text:style-name="P155">2.7.2 What means a Entities (and InstancedEntities) to be SCENE_STATIC:<text:tab/>12</text:p>
          <text:p text:style-name="P155">2.7.3 General<text:tab/>13</text:p>
          <text:p text:style-name="P154">2.8 Ogre asserts mCachedAabbOutOfDate or mCachedTransformOutOfDate while in debug mode<text:tab/>14</text:p>
          <text:p text:style-name="P154">2.9 Custom classes derived from Renderable or MovableObject<text:tab/>14</text:p>
          <text:p text:style-name="P154">2.10 How do I get the vertex information from the new v2 Mesh classes?<text:tab/>15</text:p>
          <text:p text:style-name="P154">2.11 How do I set the element offsets, vertex buffer's source and index?<text:tab/>16</text:p>
          <text:p text:style-name="P153">3 Technical Overview<text:tab/>18</text:p>
          <text:p text:style-name="P154">3.1 Overview<text:tab/>18</text:p>
          <text:p text:style-name="P155">3.1.1 SIMD Coherence<text:tab/>19</text:p>
          <text:p text:style-name="P154">3.2 Memory Managers usage patterns<text:tab/>19</text:p>
          <text:p text:style-name="P155">3.2.1 Cleanups<text:tab/>19</text:p>
          <text:p text:style-name="P154">3.3 Memory preallocation<text:tab/>20</text:p>
          <text:p text:style-name="P154">3.4 Configuring memory managers<text:tab/>20</text:p>
          <text:p text:style-name="P154">3.5 Where is RenderTarget::update? Why do I get errors in Viewport?<text:tab/>20</text:p>
          <text:p text:style-name="P153">4 Compositor<text:tab/>22</text:p>
          <text:p text:style-name="P154">4.1 Nodes<text:tab/>23</text:p>
          <text:p text:style-name="P155">4.1.1 Input &amp; output channels and RTTs<text:tab/>24</text:p>
          <text:p text:style-name="P156">4.1.1.1 Locally declared textures<text:tab/>24</text:p>
          <text:p text:style-name="P156">4.1.1.2 It comes from an input channel.<text:tab/>24</text:p>
          <text:p text:style-name="P156">4.1.1.3 It is a global texture<text:tab/>25</text:p>
          <text:p text:style-name="P156">4.1.1.4 Main RenderTarget<text:tab/>26</text:p>
          <text:p text:style-name="P155">4.1.2 Target<text:tab/>27</text:p>
          <text:p text:style-name="P155">4.1.3 Passes<text:tab/>27</text:p>
          <text:p text:style-name="P156">4.1.3.1 clear<text:tab/>28</text:p>
          <text:p text:style-name="P156">4.1.3.2 quad<text:tab/>28</text:p>
          <text:p text:style-name="P156">4.1.3.3 resolve<text:tab/>30</text:p>
          <text:p text:style-name="P156">4.1.3.4 render_scene<text:tab/>30</text:p>
          <text:p text:style-name="P156">4.1.3.5 stencil<text:tab/>32</text:p>
          <text:p text:style-name="P155">4.1.4 Textures<text:tab/>32</text:p>
          <text:p text:style-name="P156">4.1.4.1 MSAA: Explicit vs Implicit resolves<text:tab/>32</text:p>
          <text:p text:style-name="P157"><text:s/>Implicit resolves<text:tab/>32</text:p>
          <text:p text:style-name="P157"><text:s/>Explicit resolves<text:tab/>33</text:p>
          <text:p text:style-name="P157"><text:s/>Resources<text:tab/>33</text:p>
          <text:p text:style-name="P154">4.2 Shadow Nodes<text:tab/>33</text:p>
          <text:p text:style-name="P155">4.2.1 Setting up shadow nodes<text:tab/>34</text:p>
          <text:p text:style-name="P155">4.2.2 Example<text:tab/>36</text:p>
          <text:p text:style-name="P155"><text:soft-page-break/>4.2.3 Shadow map atlas<text:tab/>39</text:p>
          <text:p text:style-name="P155">4.2.4 Reuse, recalculate and first<text:tab/>39</text:p>
          <text:p text:style-name="P155">4.2.5 Shadow mapping setup types<text:tab/>41</text:p>
          <text:p text:style-name="P156">4.2.5.1 Uniform shadow mapping<text:tab/>41</text:p>
          <text:p text:style-name="P156">4.2.5.2 Focused<text:tab/>41</text:p>
          <text:p text:style-name="P156">4.2.5.3 LispSM<text:tab/>42</text:p>
          <text:p text:style-name="P156">4.2.5.4 PSSM / CSM<text:tab/>42</text:p>
          <text:p text:style-name="P156">4.2.5.5 Plane Optimal<text:tab/>42</text:p>
          <text:p text:style-name="P155">4.2.6 Writing shaders<text:tab/>43</text:p>
          <text:p text:style-name="P154">4.3 Workspaces<text:tab/>43</text:p>
          <text:p text:style-name="P155">4.3.1 Data dependencies between nodes and circular dependencies<text:tab/>46</text:p>
          <text:p text:style-name="P154">4.4 Setting up code<text:tab/>46</text:p>
          <text:p text:style-name="P155">4.4.1 Initializing the workspace<text:tab/>46</text:p>
          <text:p text:style-name="P155">4.4.2 Simple bootstrap for beginners<text:tab/>46</text:p>
          <text:p text:style-name="P155">4.4.3 Advanced C++ users<text:tab/>47</text:p>
          <text:p text:style-name="P154">4.5 Stereo and Split-Screen Rendering<text:tab/>47</text:p>
          <text:p text:style-name="P155">4.5.1 Per-Workspace offset and scale<text:tab/>48</text:p>
          <text:p text:style-name="P155">4.5.2 Viewport modifier mask<text:tab/>48</text:p>
          <text:p text:style-name="P155">4.5.3 Execution mask<text:tab/>48</text:p>
          <text:p text:style-name="P155">4.5.4 Default values<text:tab/>48</text:p>
          <text:p text:style-name="P153">5 Instancing<text:tab/>50</text:p>
          <text:p text:style-name="P154">5.1 What is instancing?<text:tab/>50</text:p>
          <text:p text:style-name="P154">5.2 Instancing 101<text:tab/>50</text:p>
          <text:p text:style-name="P155">5.2.1 Instances per batch<text:tab/>51</text:p>
          <text:p text:style-name="P154">5.3 Techniques<text:tab/>51</text:p>
          <text:p text:style-name="P155">5.3.1 ShaderBased<text:tab/>51</text:p>
          <text:p text:style-name="P155">5.3.2 VTF (Software)<text:tab/>52</text:p>
          <text:p text:style-name="P155">5.3.3 HW VTF<text:tab/>52</text:p>
          <text:p text:style-name="P156">5.3.3.1 HW VTF LUT<text:tab/>52</text:p>
          <text:p text:style-name="P155">5.3.4 HW Basic<text:tab/>53</text:p>
          <text:p text:style-name="P154">5.4 Custom parameters<text:tab/>53</text:p>
          <text:p text:style-name="P154">5.5 Supporting multiple submeshes<text:tab/>54</text:p>
          <text:p text:style-name="P154">5.6 Defragmenting batches<text:tab/>55</text:p>
          <text:p text:style-name="P155">5.6.1 What is batch fragmentation?<text:tab/>55</text:p>
          <text:p text:style-name="P155">5.6.2 Prevention: Avoiding fragmentation<text:tab/>56</text:p>
          <text:p text:style-name="P155">5.6.3 Cure: Defragmenting on the fly<text:tab/>56</text:p>
          <text:p text:style-name="P154">5.7 Troubleshooting<text:tab/>56</text:p>
          <text:p text:style-name="P153">6 Threading<text:tab/>59</text:p>
          <text:p text:style-name="P154">6.1 Initializing<text:tab/>59</text:p>
          <text:p text:style-name="P155">6.1.1 Ideal number of threads<text:tab/>59</text:p>
          <text:p text:style-name="P155">6.1.2 More info about InstancingThreadedCullingMethod<text:tab/>59</text:p>
          <text:p text:style-name="P154">6.2 What tasks are threaded in Ogre<text:tab/>61</text:p>
          <text:p text:style-name="P154">6.3 Using Ogre's threading system for custom tasks<text:tab/>61</text:p>
          <text:p text:style-name="P154">6.4 Thread safety of SceneNodes<text:tab/>62</text:p>
          <text:p text:style-name="P153">7 Performance Hints<text:tab/>64</text:p>
          <text:p text:style-name="P153">8 HLMS: High Level Material System<text:tab/>65</text:p>
          <text:p text:style-name="P154">8.1 Fundamental changes<text:tab/>65</text:p>
          <text:p text:style-name="P155">8.1.1 Viewports and Scissor tests<text:tab/>65</text:p>
          <text:p text:style-name="P155">8.1.2 A lot of data is stored in “Blocks”<text:tab/>65</text:p>
          <text:p text:style-name="P155">8.1.3 Materials are still alive<text:tab/>66</text:p>
          <text:p text:style-name="P155"><text:soft-page-break/>8.1.4 Fixed Function has been removed<text:tab/>67</text:p>
          <text:p text:style-name="P154">8.2 The three components<text:tab/>67</text:p>
          <text:p text:style-name="P154">8.3 Blocks<text:tab/>68</text:p>
          <text:p text:style-name="P155">8.3.1 Datablocks<text:tab/>69</text:p>
          <text:p text:style-name="P155">8.3.2 Macroblocks<text:tab/>69</text:p>
          <text:p text:style-name="P155">8.3.3 Blendblocks<text:tab/>69</text:p>
          <text:p text:style-name="P155">8.3.4 Samplerblocks<text:tab/>69</text:p>
          <text:p text:style-name="P154">8.4 Hlms templates<text:tab/>70</text:p>
          <text:p text:style-name="P154">8.5 The Hlms preprocessor<text:tab/>70</text:p>
          <text:p text:style-name="P155">8.5.1 Preprocessor syntax<text:tab/>71</text:p>
          <text:p text:style-name="P156">8.5.1.1 @property( expression )<text:tab/>71</text:p>
          <text:p text:style-name="P156">8.5.1.2 @foreach( scopedVar, count, [start] )<text:tab/>72</text:p>
          <text:p text:style-name="P156">8.5.1.3 @counter( variable )<text:tab/>73</text:p>
          <text:p text:style-name="P156">8.5.1.4 @value( variable )<text:tab/>74</text:p>
          <text:p text:style-name="P156">8.5.1.5 @set add sub mul div mod min max<text:tab/>74</text:p>
          <text:p text:style-name="P156">8.5.1.6 @piece( nameOfPiece )<text:tab/>74</text:p>
          <text:p text:style-name="P156">8.5.1.7 @insertpiece( nameOfPiece )<text:tab/>75</text:p>
          <text:p text:style-name="P156">8.5.1.8 @pset padd psub pmul pdiv pmod pmin pmax<text:tab/>75</text:p>
          <text:p text:style-name="P154">8.6 Creation of shaders<text:tab/>75</text:p>
          <text:p text:style-name="P155">8.6.1 C++ interaction with shader templates<text:tab/>78</text:p>
          <text:p text:style-name="P155">8.6.2 Common conventions<text:tab/>78</text:p>
          <text:p text:style-name="P155">8.6.3 Hot reloading<text:tab/>79</text:p>
          <text:p text:style-name="P154">8.7 Run-time rendering<text:tab/>79</text:p>
          <text:p text:style-name="P155">8.7.1 preparePassHash<text:tab/>79</text:p>
          <text:p text:style-name="P155">8.7.2 fillBuffersFor<text:tab/>79</text:p>
          <text:p text:style-name="P154">8.8 Using the HLMS implementations<text:tab/>79</text:p>
          <text:p text:style-name="P155">8.8.1 Initialization<text:tab/>79</text:p>
          <text:p text:style-name="P155">8.8.2 Deinitialization<text:tab/>80</text:p>
          <text:p text:style-name="P155">8.8.3 Creating a datablock<text:tab/>80</text:p>
          <text:p text:style-name="P154">8.9 The Hlms Texture Manager<text:tab/>81</text:p>
          <text:p text:style-name="P155">8.9.1 Automatic batching<text:tab/>81</text:p>
          <text:p text:style-name="P156">8.9.1.1 Texture types<text:tab/>82</text:p>
          <text:p text:style-name="P156">8.9.1.2 Automatic parameters<text:tab/>83</text:p>
          <text:p text:style-name="P156">8.9.1.3 Loading a texture twice (i.e. with a different format) via aliasing<text:tab/>84</text:p>
          <text:p text:style-name="P155">8.9.2 Manual: Texture packs<text:tab/>84</text:p>
          <text:p text:style-name="P155">8.9.3 Watching out for memory consumption<text:tab/>85</text:p>
          <text:p text:style-name="P154">8.10 Troubleshooting<text:tab/>89</text:p>
          <text:p text:style-name="P155">8.10.1 My shadows don't show up or are very glitchy.<text:tab/>89</text:p>
          <text:p text:style-name="P153">9 AZDO changes (Aproaching Zero Driver Overhead)<text:tab/>90</text:p>
          <text:p text:style-name="P154">9.1 V2 and v1 objects<text:tab/>90</text:p>
          <text:p text:style-name="P155">9.1.1 Longevity of the v1 objects and deprecation<text:tab/>90</text:p>
          <text:p text:style-name="P154">9.2 Render Queue<text:tab/>91</text:p>
          <text:p text:style-name="P154">9.3 The VaoManager<text:tab/>91</text:p>
          <text:p text:style-name="P153">10 The Command Buffer<text:tab/>93</text:p>
          <text:p text:style-name="P154">10.1 Adding a command<text:tab/>93</text:p>
          <text:p text:style-name="P154">10.2 Structure of a command<text:tab/>94</text:p>
          <text:p text:style-name="P154">10.3 Execution table<text:tab/>94</text:p>
          <text:p text:style-name="P155">10.3.1 Hacks and Tricks<text:tab/>95</text:p>
          <text:p text:style-name="P154">10.4 Post-processing the command buffer<text:tab/>96</text:p>
        </text:index-body>
      </text:table-of-content>
      <text:p text:style-name="Text_20_body"/>
      <text:h text:style-name="P141" text:outline-level="1">Legal</text:h>
      <text:p text:style-name="Text_20_body">Matías Nazareth Goldberg</text:p>
      <text:p text:style-name="Text_20_body">Copyright © The OGRE Team</text:p>
      <text:p text:style-name="Text_20_body"/>
      <text:p text:style-name="Text_20_body">This work is licensed under the Creative Commons Attribution-ShareAlike 3.0 Unported License. To view a copy of this licence, visit <text:a xlink:type="simple" xlink:href="http://creativecommons.org/licenses/by-sa/3.0/">http://creativecommons.org/licenses/by-sa/3.0/</text:a> or send a letter to Creative Commons, 559 Nathan Abbott Way, Stanford, California 94305, USA.</text:p>
      <text:p text:style-name="Text_20_body"/>
      <text:p text:style-name="Text_20_body">All trademarks and registered trademarks mentioned in this document are the property of their respective owners.</text:p>
      <text:p text:style-name="P51"/>
      <text:p text:style-name="Text_20_body">This manual is aimed at making the transition to Ogre 2.0 as less painful and traumatic as possible.</text:p>
      <text:h text:style-name="Heading_20_1" text:outline-level="1">Changes: Objects, Scene &amp; Nodes</text:h>
      <text:h text:style-name="Heading_20_2" text:outline-level="2">Names are now optional</text:h>
      <text:p text:style-name="Text_20_body">Names no longer need to be unique and are optional (ie. two SceneNodes can have the same name). To identify uniqueness, classes derive from IdObject, and use IdObject::getId()</text:p>
      <text:p text:style-name="Text_20_body">Note that, for example, Entities are completely different from SceneNodes (they don't even share a common base class), so it is possible for an Entity and a SceneNode to have the same Id.</text:p>
      <text:p text:style-name="Text_20_body">You won't find two Entities (or rather, two MovableObjects) with the same Id. Otherwise it's a bug.</text:p>
      <text:p text:style-name="Text_20_body"/>
      <text:p text:style-name="Text_20_body">This change quite affect the creation calls. For example it's quite common to see this snippet:</text:p>
      <table:table table:name="Tabla1" table:style-name="Tabla1">
        <table:table-column table:style-name="Tabla1.A"/>
        <table:table-row>
          <table:table-cell table:style-name="Tabla1.A1" office:value-type="string">
            <text:p text:style-name="P30"><text:span text:style-name="T3">sceneManager</text:span><text:span text:style-name="T20">-&gt;</text:span><text:span text:style-name="T4">createEntity</text:span><text:span text:style-name="T20">(</text:span><text:span text:style-name="T4"> </text:span><text:span text:style-name="T27">"myEntityName"</text:span><text:span text:style-name="T20">,</text:span><text:span text:style-name="T4"> </text:span><text:span text:style-name="T27">"meshName.mesh"</text:span><text:span text:style-name="T4"> </text:span><text:span text:style-name="T20">);</text:span></text:p>
          </table:table-cell>
        </table:table-row>
      </table:table>
      <text:p text:style-name="Text_20_body">However the new definition of create Entity is as follows:</text:p>
      <table:table table:name="Tabla2" table:style-name="Tabla2">
        <table:table-column table:style-name="Tabla2.A"/>
        <table:table-row>
          <table:table-cell table:style-name="Tabla2.A1" office:value-type="string">
            <text:p text:style-name="P2"><text:span text:style-name="T3">Entity</text:span><text:span text:style-name="T20">*</text:span><text:span text:style-name="T4"> createEntity</text:span><text:span text:style-name="T20">(</text:span><text:span text:style-name="T4"> </text:span><text:span text:style-name="T30">const</text:span><text:span text:style-name="T4"> String</text:span><text:span text:style-name="T20">&amp;</text:span><text:span text:style-name="T4"> meshName</text:span><text:span text:style-name="T20">,</text:span><text:span text:style-name="T4"> </text:span><text:span text:style-name="T30">const</text:span><text:span text:style-name="T4"> String</text:span><text:span text:style-name="T20">&amp;</text:span><text:span text:style-name="T4"> groupName </text:span><text:span text:style-name="T20">= </text:span><text:span text:style-name="T4">ResourceGroupManager</text:span><text:span text:style-name="T20">::</text:span><text:span text:style-name="T4">AUTODETECT_RESOURCE_GROUP_NAME</text:span><text:span text:style-name="T20">,</text:span></text:p>
            <text:p text:style-name="P2"><text:span text:style-name="T4"><text:tab/><text:tab/>SceneMemoryMgrTypes sceneType </text:span><text:span text:style-name="T20">=</text:span><text:span text:style-name="T4"> SCENE_DYNAMIC </text:span><text:span text:style-name="T20">);</text:span></text:p>
          </table:table-cell>
        </table:table-row>
      </table:table>
      <text:p text:style-name="Text_20_body"/>
      <text:p text:style-name="Text_20_body">In other words, your old snippet will try to look for the mesh “myEntityName” in the group “meshName.mesh”; which will probably fail. To port to Ogre 2.0; one would just need to write:</text:p>
      <table:table table:name="Tabla3" table:style-name="Tabla3">
        <table:table-column table:style-name="Tabla3.A"/>
        <table:table-row>
          <table:table-cell table:style-name="Tabla3.A1" office:value-type="string">
            <text:p text:style-name="P30"><text:span text:style-name="T3">Entity *myEnt = sceneManager</text:span><text:span text:style-name="T20">-&gt;</text:span><text:span text:style-name="T4">createEntity</text:span><text:span text:style-name="T20">(</text:span><text:span text:style-name="T4"> </text:span><text:span text:style-name="T27">"meshName.mesh"</text:span><text:span text:style-name="T4"> </text:span><text:span text:style-name="T20">);</text:span></text:p>
            <text:p text:style-name="Table_20_Contents"><text:span text:style-name="T3">myEnt</text:span><text:span text:style-name="T20">-&gt;</text:span><text:span text:style-name="T4">setName</text:span><text:span text:style-name="T20">(</text:span><text:span text:style-name="T4"> </text:span><text:span text:style-name="T27">"myEntityName"</text:span><text:span text:style-name="T4"> </text:span><text:span text:style-name="T20">);</text:span><text:span text:style-name="T4"> </text:span><text:span text:style-name="T34">//This call is optional</text:span></text:p>
          </table:table-cell>
        </table:table-row>
      </table:table>
      <text:p text:style-name="Text_20_body"/>
      <text:h text:style-name="Heading_20_2" text:outline-level="2">How to debug MovableObjects' (and Nodes) data</text:h>
      <text:p text:style-name="Text_20_body">All relevant data that needs to be updated every frame is stored in SoA form (Structure of Arrays) as opposed to AoS (Arrays of Structures)</text:p>
      <text:p text:style-name="Text_20_body">This means that data in memory instead of being placed like the following:</text:p>
      <table:table table:name="Tabla4" table:style-name="Tabla4">
        <table:table-column table:style-name="Tabla4.A"/>
        <table:table-row>
          <table:table-cell table:style-name="Tabla4.A1" office:value-type="string">
            <text:p text:style-name="P17"><text:span text:style-name="T31">class</text:span><text:span text:style-name="T3"> Node</text:span></text:p>
            <text:p text:style-name="P3">{</text:p>
            <text:p text:style-name="P2"><text:span text:style-name="T4"><text:tab/>Vector3<text:tab/><text:tab/>pos</text:span><text:span text:style-name="T20">;</text:span></text:p>
            <text:p text:style-name="P2"><text:span text:style-name="T4"><text:tab/>Quaternion<text:tab/>rotation</text:span><text:span text:style-name="T20">;</text:span></text:p>
            <text:p text:style-name="P2"><text:span text:style-name="T4"><text:tab/>Vector3<text:tab/><text:tab/>scale</text:span><text:span text:style-name="T20">;</text:span></text:p>
            <text:p text:style-name="P3">};</text:p>
          </table:table-cell>
        </table:table-row>
      </table:table>
      <text:p text:style-name="Text_20_body"/>
      <text:p text:style-name="P51">It is layed out as the following</text:p>
      <table:table table:name="Tabla5" table:style-name="Tabla5">
        <table:table-column table:style-name="Tabla5.A"/>
        <table:table-row>
          <table:table-cell table:style-name="Tabla5.A1" office:value-type="string">
            <text:p text:style-name="P2"><text:span text:style-name="T30">class</text:span><text:span text:style-name="T4"> Node</text:span></text:p>
            <text:p text:style-name="P3">{</text:p>
            <text:p text:style-name="P2"><text:span text:style-name="T4"><text:tab/>Vector3<text:tab/><text:tab/></text:span><text:span text:style-name="T20">*</text:span><text:span text:style-name="T4">pos</text:span><text:span text:style-name="T20">;</text:span></text:p>
            <text:p text:style-name="P2"><text:span text:style-name="T4"><text:tab/>Quaternion<text:tab/></text:span><text:span text:style-name="T20">*</text:span><text:span text:style-name="T4">rotation</text:span><text:span text:style-name="T20">;</text:span></text:p>
            <text:p text:style-name="P2"><text:span text:style-name="T4"><text:tab/>Vector3<text:tab/><text:tab/></text:span><text:span text:style-name="T20">*</text:span><text:span text:style-name="T4">scale</text:span><text:span text:style-name="T20">;</text:span></text:p>
            <text:p text:style-name="P3">};</text:p>
          </table:table-cell>
        </table:table-row>
      </table:table>
      <text:p text:style-name="Text_20_body">However our setup is actually quite different from other engines approaches, as 4 Vector3s are packed like the following in memory:</text:p>
      <table:table table:name="Tabla6" table:style-name="Tabla6">
        <table:table-column table:style-name="Tabla6.A"/>
        <table:table-column table:style-name="Tabla6.B"/>
        <table:table-row>
          <table:table-cell table:style-name="Tabla6.A1" office:value-type="string">
            <text:p text:style-name="P31">Vectors [0; 4)</text:p>
          </table:table-cell>
          <table:table-cell table:style-name="Tabla6.B1" office:value-type="string">
            <text:p text:style-name="P31">Vectors [4; 8)</text:p>
          </table:table-cell>
        </table:table-row>
        <table:table-row>
          <table:table-cell table:style-name="Tabla6.A2" office:value-type="string">
            <text:p text:style-name="P31">XXXX YYYY ZZZZ</text:p>
          </table:table-cell>
          <table:table-cell table:style-name="Tabla6.B2" office:value-type="string">
            <text:p text:style-name="P31">XXXX YYYY ZZZZ</text:p>
          </table:table-cell>
        </table:table-row>
      </table:table>
      <text:p text:style-name="Standard"/>
      <text:p text:style-name="Text_20_body">Debugging SIMD builds can be quite counterintuitive at first, in which case defining “OGRE_USE_SIMD 0” and recompiling will force Ogre to use the C version of ArrayMath, and hence only pack 1 Vector3 per ArrayVector3.</text:p>
      <text:p text:style-name="Text_20_body"/>
      <text:p text:style-name="Text_20_body">Nevertheless, debugging SSE builds directly isn't that difficult. MovableObjects store their SoA data in <text:span text:style-name="T36">MovableObject::mObjectData</text:span>. The following screenshot shows it's contents:</text:p>
      <text:p text:style-name="P18"><draw:frame draw:style-name="fr1" draw:name="gráficos1" text:anchor-type="paragraph" svg:width="17cm" svg:height="4.958cm" draw:z-index="0"><draw:image xlink:href="Pictures/10000000000003C000000118DCE269FF.png" xlink:type="simple" xlink:show="embed" xlink:actuate="onLoad"/></draw:frame></text:p>
      <text:p text:style-name="Text_20_body">The most important element in this picture is <text:span text:style-name="T43">mIndex</text:span>. Because this was taken from a SSE2 (single precision) build, it's value can range between 0 and 3 (inclusive). The macro <text:span text:style-name="T47">“ARRAY_PACKED_REALS” is defined as “4” for this build to let application know how many floats are being packed together.</text:span></text:p>
      <text:p text:style-name="P34"/>
      <text:p text:style-name="P34">In this case, ObjectData::mParents contains the parent nodes of all four MovableObject. In this case our parent is in mObjectData.mParents[1]; because mIndex = 1</text:p>
      <text:p text:style-name="P34"><draw:frame draw:style-name="fr2" draw:name="gráficos2" text:anchor-type="paragraph" svg:width="17cm" svg:height="2.702cm" draw:z-index="2"><draw:image xlink:href="Pictures/10000000000003BC0000009868474A59.png" xlink:type="simple" xlink:show="embed" xlink:actuate="onLoad"/></draw:frame>In the picture above, we can now inspect the parent node of our object. Note that in the watch window adding a comma followed by a number forces MSVC debugger to interpret the variable as an array. <text:soft-page-break/>Otherwise it may only show you the first element alone. Example: “mObjectData.mParents<text:span text:style-name="T43">,4</text:span>”</text:p>
      <text:p text:style-name="P34">The following is part of the declaration of Transform (which is used by Nodes):</text:p>
      <table:table table:name="Tabla48" table:style-name="Tabla48">
        <table:table-column table:style-name="Tabla48.A"/>
        <table:table-row>
          <table:table-cell table:style-name="Tabla48.A1" office:value-type="string">
            <text:p text:style-name="P27"><text:span text:style-name="T29">struct</text:span><text:span text:style-name="T2"> Transform</text:span></text:p>
            <text:p text:style-name="P3">{</text:p>
            <text:p text:style-name="P2"><text:span text:style-name="T4"><text:tab/></text:span><text:span text:style-name="T54">/// Which of the packed values is ours. Value in range [0; 4) for SSE2</text:span></text:p>
            <text:p text:style-name="P2"><text:span text:style-name="T4"><text:tab/></text:span><text:span text:style-name="T30">unsigned</text:span><text:span text:style-name="T4"> </text:span><text:span text:style-name="T30">char</text:span><text:span text:style-name="T4"><text:tab/><text:tab/>mIndex</text:span><text:span text:style-name="T20">;</text:span></text:p>
            <text:p text:style-name="P2"><text:span text:style-name="T4"><text:tab/>Node<text:tab/><text:tab/><text:tab/></text:span><text:span text:style-name="T20">**</text:span><text:span text:style-name="T4">mParents</text:span><text:span text:style-name="T20">;</text:span></text:p>
            <text:p text:style-name="P2"><text:span text:style-name="T4"><text:tab/></text:span><text:span text:style-name="T34">/* ... */</text:span></text:p>
            <text:p text:style-name="P2"><text:span text:style-name="T4"><text:tab/></text:span><text:span text:style-name="T30">bool</text:span><text:span text:style-name="T4"><text:tab/></text:span><text:span text:style-name="T20">*</text:span><text:span text:style-name="T4"> RESTRICT_ALIAS mInheritOrientation</text:span><text:span text:style-name="T20">;</text:span></text:p>
            <text:p text:style-name="P3">};</text:p>
          </table:table-cell>
        </table:table-row>
      </table:table>
      <text:p text:style-name="P34">When ARRAY_PACKED_REALS = 4 (i.e. SSE builds), though not strictly correct, we could say mParents is declared as:</text:p>
      <table:table table:name="Tabla49" table:style-name="Tabla49">
        <table:table-column table:style-name="Tabla49.A"/>
        <table:table-row>
          <table:table-cell table:style-name="Tabla49.A1" office:value-type="string">
            <text:p text:style-name="P27"><text:span text:style-name="T29">struct</text:span><text:span text:style-name="T2"> Transform</text:span></text:p>
            <text:p text:style-name="P3">{</text:p>
            <text:p text:style-name="P2"><text:span text:style-name="T4"><text:tab/></text:span><text:span text:style-name="T34">/* ... */</text:span></text:p>
            <text:p text:style-name="P2"><text:span text:style-name="T4"><text:tab/>Node<text:tab/><text:tab/><text:tab/></text:span><text:span text:style-name="T20">*</text:span><text:span text:style-name="T4">mParents[4]</text:span><text:span text:style-name="T20">;</text:span></text:p>
            <text:p text:style-name="P2"><text:span text:style-name="T4"><text:tab/></text:span><text:span text:style-name="T34">/* ... */</text:span></text:p>
            <text:p text:style-name="P3">};</text:p>
          </table:table-cell>
        </table:table-row>
      </table:table>
      <text:p text:style-name="Text_20_body">Hence to know which mParents belongs to us, we have to look at <text:span text:style-name="T4"><text:s/>mParents[mIndex]</text:span>.</text:p>
      <text:p text:style-name="Text_20_body">Same happens with <text:span text:style-name="T4">mInheritOrientation</text:span>. When 9 consecutive Nodes are created, if we take a look at mParents pointers, we would notice that first 4 point to the same memory location:</text:p>
      <text:list xml:id="list4817958739084964695" text:style-name="L1">
        <text:list-item>
          <text:p text:style-name="P67">Transform::mParents = 0x00700000</text:p>
        </text:list-item>
        <text:list-item>
          <text:p text:style-name="P67">Transform::mParents = 0x00700000</text:p>
        </text:list-item>
        <text:list-item>
          <text:p text:style-name="P67">Transform::mParents = 0x00700000</text:p>
        </text:list-item>
        <text:list-item>
          <text:p text:style-name="P67">Transform::mParents = 0x00700000</text:p>
        </text:list-item>
        <text:list-item>
          <text:p text:style-name="P67">Transform::mParents = 0x00700010</text:p>
        </text:list-item>
        <text:list-item>
          <text:p text:style-name="P67">Transform::mParents = 0x00700010</text:p>
        </text:list-item>
        <text:list-item>
          <text:p text:style-name="P67">Transform::mParents = 0x00700010</text:p>
        </text:list-item>
        <text:list-item>
          <text:p text:style-name="P67">Transform::mParents = 0x00700010</text:p>
        </text:list-item>
        <text:list-item>
          <text:p text:style-name="P67">Transform::mParents = 0x00700020</text:p>
        </text:list-item>
      </text:list>
      <text:p text:style-name="Text_20_body">The Transform of the first 4 Nodes will have exactly the same pointers; <text:span text:style-name="T43">the only difference is the content of mIndex</text:span>. When we go to the 5<text:span text:style-name="T44">th</text:span>, the pointers increment by 4 elements. <text:span text:style-name="T4">mIndex</text:span> is used to determine where our data really is. This layout may be a bit hard to grasp at first, but it's quite easy once you get used to it. Notice we satisfy a very important property: all of our pointers are aligned to 16 bytes.</text:p>
      <text:h text:style-name="P146" text:outline-level="3">Interpreting ArrayVector3</text:h>
      <text:p text:style-name="P34">ArrayVector3, ArrayQuaternion &amp; ArrayMatrix4 require a bit more of work when watching them through the debugger:</text:p>
      <text:p text:style-name="Text_20_body"><draw:frame draw:style-name="fr1" draw:name="gráficos3" text:anchor-type="paragraph" svg:width="17cm" svg:height="4.505cm" draw:z-index="3"><draw:image xlink:href="Pictures/10000000000003C600000100D2B568FC.png" xlink:type="simple" xlink:show="embed" xlink:actuate="onLoad"/></draw:frame><text:soft-page-break/>Here the debugger is telling us that the center of the Aabb in local space is at (100; 100; 100). We're reading the 3<text:span text:style-name="T44">rd</text:span> column because mIndex is 1; if mIndex were 3; we would have to read the 1<text:span text:style-name="T44">st</text:span> column.</text:p>
      <text:p text:style-name="Text_20_body">m_chunkBase[0] contains four “XX<text:span text:style-name="T43">X</text:span>X” which are read right to left.</text:p>
      <text:p text:style-name="Text_20_body">m_chunkBase[1] contains four “YY<text:span text:style-name="T43">Y</text:span>Y”, ours is the second one (starting from the right)</text:p>
      <text:p text:style-name="Text_20_body">m_chunkBase[3] you should've guessed by now contains “ZZ<text:span text:style-name="T43">Z</text:span>Z”</text:p>
      <text:p text:style-name="Text_20_body">Note that if, for example, the 4<text:span text:style-name="T44">th </text:span>element (in this case it reads (0, 0, 0)) is an empty slot (i.e. there are only 3 entities in the entire scene); it could contain complete garbage; even NaNs. This is ok. We fill the memory with valid values after releasing memory slots to prevent NaNs &amp; INFs; as some architectures are slowed down when such floating point special is present; but it is possible that some of them slip through (or it is also possible a neighbour Entity actually contains an infinite extent, for example).</text:p>
      <text:p text:style-name="Text_20_body"/>
      <text:p text:style-name="P35">Is m_chunkBase a transform matrix? <text:span text:style-name="T73">NO</text:span><text:span text:style-name="T74">. </text:span><text:span text:style-name="T75">In SSE2 SIMD builds, ArrayVector3 packs 4 vectors together (because ARRAY_PACKED_REALS = 4). If 4 Nodes are created named A, B, C, D; the picture above is saying:</text:span></text:p>
      <text:list xml:id="list6712004337878071862" text:style-name="L2">
        <text:list-item>
          <text:p text:style-name="P68">m_chunkBase[0] = { D.x, C.x, B.x, A.x }</text:p>
        </text:list-item>
        <text:list-item>
          <text:p text:style-name="P68">m_chunkBase[1] = { D.y, C.y, B.y, A.y }</text:p>
        </text:list-item>
        <text:list-item>
          <text:p text:style-name="P68">m_chunkBase[2] = { D.z, C.z, B.z, A.z }</text:p>
        </text:list-item>
      </text:list>
      <text:p text:style-name="Text_20_body"><text:span text:style-name="T75">So, to know the contents of B, you need to look at the 3</text:span><text:span text:style-name="T46">rd </text:span><text:span text:style-name="T75">column.</text:span></text:p>
      <text:h text:style-name="Heading_20_3" text:outline-level="3">Dummy pointers instead of NULL</text:h>
      <text:p text:style-name="Text_20_body">Seeing a null pointer in ObjectData::mParents[4] is most likely a bug unless it's temporary. During SoA update; those memory slots that were not initialized (or whose MovableObjects haven't been attached to a SceneNode yet) are set to a dummy pointer owned by the MemoryManager instead of setting to null.</text:p>
      <text:p text:style-name="Text_20_body">This prevents us from checking that the pointers are null every time we need access to them in SoA loops (which are usually hotspots); with the associated branch misspredictions that may be associated. <text:span text:style-name="T43">This is a pattern in Data Oriented Design.</text:span></text:p>
      <text:p text:style-name="Text_20_body">Note however, that MovableObject::mParentNode <text:span text:style-name="T43">is</text:span> null when detached (since it isn't a SoA variable) while MovableObject::mObjectData::mParents[mIndex] points to the dummy node. When attached, both variables <text:soft-page-break/>will point to the same pointer.</text:p>
      <text:p text:style-name="Text_20_body">Same happens with other pointers like ObjectData::mOwner[] and <text:s/>Transform::mParents[]</text:p>
      <text:h text:style-name="Heading_20_2" text:outline-level="2">Attachment and Visibility</text:h>
      <text:p text:style-name="Text_20_body">In Ogre 1.x an object “was in the scene” when it was attached to a scene node whose ultimate parent was root. Hence a detached entity could never be displayed, and when attached, calling setVisible( false ) would hide it.</text:p>
      <text:p text:style-name="Text_20_body">In Ogre 2.x, objects are always “in the scene”. Nodes just hold position information, can be animated, and can inherit transforms from their parent. When an Entity is no longer associate with a node, it hides itself (setVisible( false ) is implicitly called) to avoid being rendered without a position. Multiple entities can share the same position, hence the same Node.</text:p>
      <text:p text:style-name="P35">This means that when attaching/detaching to/from a SceneNode, the previous value of MovableObject::getVisible is lost. Furthermore, calling setVisible( true ) while detached is illegal and will result in a crash (there is a debug assertion for this).</text:p>
      <text:h text:style-name="Heading_20_2" text:outline-level="2">Attaching/Detaching is more expensive than hiding</text:h>
      <text:p text:style-name="Text_20_body">Due to how slow was Ogre 1.x in traversing SceneNodes (aka the Scene Graph), some users recommended to detach its objects or remove the SceneNode from its parent instead of calling setVisible( false ); despite the official documentation stating otherwise.</text:p>
      <text:p text:style-name="Text_20_body">In Ogre 2.x this is no longer true, and we do a significant effort to keep updates and iterations as fast as possible. This may have in turn increased the overhead of adding/removing nodes &amp; objects. Therefore hiding objects using setVisible is much more likely to be orders of magnitude faster than destroying them (unless they have to be hidden for a very long time)</text:p>
      <text:h text:style-name="Heading_20_2" text:outline-level="2">All MovableObjects require a SceneNode (Lights &amp; Cameras)</text:h>
      <text:p text:style-name="Text_20_body">Unless hidden (see <text:a xlink:type="simple" xlink:href="#2.3.Attachment and Visibility|outline">Attachment and Visibility</text:a>), all MovableObejcts like Entities, InstancedEntities, Lights and even Cameras require being attached to a SceneNode; since Nodes are the beholders of the transform (position and rotation).</text:p>
      <text:p text:style-name="Text_20_body"><text:span text:style-name="T43">There are no node-less Lights anymore</text:span>. Their transform data is in the Nodes as it works perfectly with the optimized, streamlined functions (particularly update derived bounding box for computing visibility) and have no longer their own position and direction; which is now hold by the Node.</text:p>
      <text:p text:style-name="Text_20_body">Another reason for this decision is that combining the transform data from the node with the Light's was inefficient, while the overhead of using the additional Node is virtually eliminated in Ogre 2.0; and furthermore it works better for lights that require more than direction, but a full quaternion (e.g. textured spot lights and area lights).</text:p>
      <text:p text:style-name="Text_20_body"><text:soft-page-break/>Functions like <text:span text:style-name="T36">Light::getDirection</text:span> and <text:span text:style-name="T36">Light::setDirection</text:span> will redirect to the scene node, and fail when not attached. Lights when created aren't attached to a SceneNode, so you will have to attach to one first before trying to use it.</text:p>
      <text:p text:style-name="Text_20_body">Cameras do however have their own position and rotation for simplicity and avoid breaking older coder so much (unlike Lights). Performance wasn't a concern since it's normal to have less than a dozen cameras in a scene, compared to possibly thousands of lights. By default cameras are attached to the root scene node on creation.</text:p>
      <text:p text:style-name="Text_20_body">Therefore if your application was attaching Cameras to SceneNodes of your own, you will have to detach it first calling <text:span text:style-name="T36">Camera::detachFromParent; </text:span><text:span text:style-name="T41">otherwise the engine will raise the well-known exception that the object has already been attached to a node</text:span><text:span text:style-name="T36">.</text:span></text:p>
      <text:h text:style-name="Heading_20_2" text:outline-level="2">Obtaining derived transforms</text:h>
      <text:p text:style-name="Text_20_body">In the past, obtaining the derived position was a matter of calling SceneNode::_getDerivedPosition. Ogre would keep a boolean flag to know if the derived transform was dirty or not. Same happened with orientation and scale.</text:p>
      <text:p text:style-name="Text_20_body">Ogre 2.0 removed the flag has for the sake of performance<text:note text:id="ftn1" text:note-class="footnote"><text:note-citation>1</text:note-citation><text:note-body><text:p text:style-name="Footnote">This is a performance optimization. For a reasoning behind this, read the <text:a xlink:type="simple" xlink:href="http://ogre3d.org/forums/viewtopic.php?f=25&amp;t=75459">Ogre 2.0 design slides</text:a>.</text:p></text:note-body></text:note> (except for debug builds which use a flag for triggering assertions).</text:p>
      <text:p text:style-name="Text_20_body">The following functions will use the last cached derived transform without updating:</text:p>
      <text:list xml:id="list7923222605012757441" text:style-name="L3">
        <text:list-item>
          <text:p text:style-name="P69">Node::_getDerivedPosition</text:p>
        </text:list-item>
        <text:list-item>
          <text:p text:style-name="P69">Node::_getDerivedOrientation</text:p>
        </text:list-item>
        <text:list-item>
          <text:p text:style-name="P69">Node::_getDerivedScale</text:p>
        </text:list-item>
      </text:list>
      <text:p text:style-name="Text_20_body">What this means that the following snippet won't work as expected, and will trigger an assert in debug mode:</text:p>
      <table:table table:name="Tabla23" table:style-name="Tabla23">
        <table:table-column table:style-name="Tabla23.A"/>
        <table:table-row>
          <table:table-cell table:style-name="Tabla23.A1" office:value-type="string">
            <text:p text:style-name="P2"><text:span text:style-name="T3">sceneNode</text:span><text:span text:style-name="T20">-&gt;</text:span><text:span text:style-name="T4">setPosition</text:span><text:span text:style-name="T20">(</text:span><text:span text:style-name="T4"> </text:span><text:span text:style-name="T70">1</text:span><text:span text:style-name="T20">,</text:span><text:span text:style-name="T4"> </text:span><text:span text:style-name="T70">1</text:span><text:span text:style-name="T20">,</text:span><text:span text:style-name="T4"> </text:span><text:span text:style-name="T70">1</text:span><text:span text:style-name="T4"> </text:span><text:span text:style-name="T20">);</text:span></text:p>
            <text:p text:style-name="P2"><text:span text:style-name="T4">Ogre</text:span><text:span text:style-name="T20">::</text:span><text:span text:style-name="T4">Vector3 derivedPos </text:span><text:span text:style-name="T20">=</text:span><text:span text:style-name="T4"> sceneNode</text:span><text:span text:style-name="T20">-&gt;</text:span><text:span text:style-name="T4">_getDerivedPosition</text:span><text:span text:style-name="T20">();</text:span></text:p>
          </table:table-cell>
        </table:table-row>
      </table:table>
      <text:p text:style-name="Text_20_body"/>
      <text:p text:style-name="Text_20_body">All derived transforms are efficiently updated in SceneManager::updateAllTransforms which happens inside updateSceneGraph. You should start using the derived transforms after the scene graph has been updated. Users can have fine-grained control on when the scene graph is updated by manually implementing (or modifying) Root::renderOneFrame</text:p>
      <text:p text:style-name="Text_20_body">Nonetheless, if the number of nodes that need to be up to date is low, users can call the “Updated” variants of these functions:</text:p>
      <text:list xml:id="list7694354507136899999" text:style-name="L4">
        <text:list-item>
          <text:p text:style-name="P70">Node::_getDerivedPositionUpdated</text:p>
        </text:list-item>
        <text:list-item>
          <text:p text:style-name="P70">Node::_getDerivedOrientationUpdated</text:p>
        </text:list-item>
        <text:list-item>
          <text:p text:style-name="P70">Node::_getDerivedScaleUpdated</text:p>
        </text:list-item>
      </text:list>
      <text:p text:style-name="Text_20_body"><text:soft-page-break/>These functions will force an update of the parents' derived transforms, and its own. It is slower and not recommended for usage of a massive number of nodes. If such thing is required, consider refactoring your engine design to require the derived transforms after SceneManager::updateAllTransforms.</text:p>
      <text:p text:style-name="Text_20_body">The following snippet demonstrates how to use updated variants:</text:p>
      <table:table table:name="Tabla24" table:style-name="Tabla24">
        <table:table-column table:style-name="Tabla24.A"/>
        <table:table-row>
          <table:table-cell table:style-name="Tabla24.A1" office:value-type="string">
            <text:p text:style-name="P2"><text:span text:style-name="T4">sceneNode</text:span><text:span text:style-name="T20">-&gt;</text:span><text:span text:style-name="T4">setPosition</text:span><text:span text:style-name="T20">(</text:span><text:span text:style-name="T4"> </text:span><text:span text:style-name="T70">1</text:span><text:span text:style-name="T20">,</text:span><text:span text:style-name="T4"> </text:span><text:span text:style-name="T70">1</text:span><text:span text:style-name="T20">,</text:span><text:span text:style-name="T4"> </text:span><text:span text:style-name="T70">1</text:span><text:span text:style-name="T4"> </text:span><text:span text:style-name="T20">);</text:span></text:p>
            <text:p text:style-name="P2"><text:span text:style-name="T4">sceneNode</text:span><text:span text:style-name="T20">-&gt;</text:span><text:span text:style-name="T4">setOrientation</text:span><text:span text:style-name="T20">(</text:span><text:span text:style-name="T4"> Quaternion</text:span><text:span text:style-name="T20">(</text:span><text:span text:style-name="T4"> Radian</text:span><text:span text:style-name="T20">(</text:span><text:span text:style-name="T4"> </text:span><text:span text:style-name="T70">4.0f</text:span><text:span text:style-name="T4"> </text:span><text:span text:style-name="T20">),</text:span><text:span text:style-name="T4"> Vector3</text:span><text:span text:style-name="T20">::</text:span><text:span text:style-name="T4">UNIT_X </text:span><text:span text:style-name="T20">)</text:span><text:span text:style-name="T4"> </text:span><text:span text:style-name="T20">);</text:span></text:p>
            <text:p text:style-name="P2"><text:span text:style-name="T4">sceneNode</text:span><text:span text:style-name="T20">-&gt;</text:span><text:span text:style-name="T4">setScale</text:span><text:span text:style-name="T20">(</text:span><text:span text:style-name="T4"> </text:span><text:span text:style-name="T70">6</text:span><text:span text:style-name="T20">,</text:span><text:span text:style-name="T4"> </text:span><text:span text:style-name="T70">1</text:span><text:span text:style-name="T20">,</text:span><text:span text:style-name="T4"> </text:span><text:span text:style-name="T70">2</text:span><text:span text:style-name="T4"> </text:span><text:span text:style-name="T20">);</text:span></text:p>
            <text:p text:style-name="P10"/>
            <text:p text:style-name="P2"><text:span text:style-name="T4">Vector3 derivedPos<text:tab/></text:span><text:span text:style-name="T20">=</text:span><text:span text:style-name="T4"> sceneNode</text:span><text:span text:style-name="T20">-&gt;</text:span><text:span text:style-name="T4">_getDerivedPositionUpdated</text:span><text:span text:style-name="T20">();</text:span></text:p>
            <text:p text:style-name="P21">//There's no need to call the Updated variants anymore. The node is up to date now.</text:p>
            <text:p text:style-name="P2"><text:span text:style-name="T4">Quaternion derivedRot<text:tab/></text:span><text:span text:style-name="T20">=</text:span><text:span text:style-name="T4"> sceneNode</text:span><text:span text:style-name="T20">-&gt;</text:span><text:span text:style-name="T4">_getDerivedQuaternion</text:span><text:span text:style-name="T20">();</text:span></text:p>
            <text:p text:style-name="P2"><text:span text:style-name="T4">Vector3 derivedScale<text:tab/></text:span><text:span text:style-name="T20">=</text:span><text:span text:style-name="T4"> sceneNode</text:span><text:span text:style-name="T20">-&gt;</text:span><text:span text:style-name="T4">_getDerivedScale</text:span><text:span text:style-name="T20">();</text:span></text:p>
          </table:table-cell>
        </table:table-row>
      </table:table>
      <text:p text:style-name="Text_20_body"/>
      <text:p text:style-name="Text_20_body">MovableObject's world Aabb &amp; radius follows the same pattern and subject to the same issues.</text:p>
      <text:h text:style-name="Heading_20_2" text:outline-level="2">SCENE_STATIC and SCENE_DYNAMIC</text:h>
      <text:p text:style-name="Text_20_body">Both MovableObjects<text:note text:id="ftn2" text:note-class="footnote"><text:note-citation>2</text:note-citation><text:note-body><text:p text:style-name="Footnote">i.e. Entities, InstancedEntities</text:p></text:note-body></text:note> and Nodes have a setting upon creation to specify whether they're dynamic or static. Static objects are meant to never move, rotate or scale; or at least they do it infrequently.</text:p>
      <text:p text:style-name="Text_20_body">By default all objects are dynamic. Static objects can save a lot of performance on CPU side (and sometimes GPU side, for example with some instancing techniques) by telling the engine they won't be changing often.</text:p>
      <text:h text:style-name="Heading_20_3" text:outline-level="3">What means a Node to be SCENE_STATIC:</text:h>
      <text:list xml:id="list5053290841503709371" text:style-name="L5">
        <text:list-item>
          <text:p text:style-name="P71">Nodes created with SCENE_STATIC won't update their derived position/rotation/scale every frame. This means that modifying (eg) a static node position won't actually take effect until SceneManager::notifyStaticDirty( mySceneNode ) is called or some other similar call that foces an update.</text:p>
        </text:list-item>
      </text:list>
      <text:p text:style-name="Text_20_body">If the static scene node is child of a dynamic parent node, modifying the dynamic node will not cause the static one to notice the change until explicitly notifying the SceneManager that the child node should be updated.</text:p>
      <text:p text:style-name="Text_20_body">If a static scene node is child of another static scene node, explicitly notifying the SceneManager of the parent's change automatically causes the child to be updated as well.</text:p>
      <text:p text:style-name="Text_20_body">Having a dynamic node to be child of a static node is perfectly plausible and encouraged, for example a moving pendulum hanging from a static clock. Having a static node being child of a dynamic node doesn't make much sense, and is probably a bug (unless the parent is the root node).</text:p>
      <text:h text:style-name="Heading_20_3" text:outline-level="3">What means a Entities (and InstancedEntities) to be SCENE_STATIC:</text:h>
      <text:p text:style-name="Text_20_body">Static entities are scheduled for culling and rendering like dynamic ones, but won't update their world AABB <text:soft-page-break/>bounds (even if their scene node they're attached to changes) Static entities will update their aabb if user calls SceneManager::notifyStaticDirty( myEntity ) or the static node they're attached to was also flagged as dirty. Note that updating the node's position doesn't flag the node as dirty (it's not implicit) and hence the entity won't be updated either.</text:p>
      <text:p text:style-name="Text_20_body">Static entities can only be attached to static nodes, and dynamic entities can only be attached to dynamic nodes.</text:p>
      <text:h text:style-name="Heading_20_3" text:outline-level="3">General</text:h>
      <text:p text:style-name="Text_20_body">On most cases, changing a single static entity or node (or creating more) can cause a lot of other static objects to be scheduled to update, so don't do it often, <text:span text:style-name="T43">and do it all in the same frame</text:span>. An example is doing it at startup (i.e. during loading time)</text:p>
      <text:p text:style-name="Text_20_body">Entities &amp; Nodes can switch between dynamic &amp; static at runtime by calling setStatic. However InstancedEntities can't.</text:p>
      <text:p text:style-name="Text_20_body">You need to destroy the InstancedEntity and create a new one if you wish to switch (which, by the way, isn't expensive because batches preallocate the instances) InstancedEntities with different SceneMemoryMgrTypes will never share the same batch.</text:p>
      <text:p text:style-name="Text_20_body"/>
      <table:table table:name="Tabla50" table:style-name="Tabla50">
        <table:table-column table:style-name="Tabla50.A"/>
        <table:table-row>
          <table:table-cell table:style-name="Tabla50.A1" office:value-type="string">
            <text:p text:style-name="P35">Attention #1!</text:p>
            <text:p text:style-name="P45">Calling SceneNode::setStatic will also force a call to MovableObject::setStatic to all of its attached objects. If there are objects you wish not to switch flags, detach them first, and then reattach.</text:p>
            <text:p text:style-name="P45">If there are InstancedEntities attached to that node, you have to detach them first as they can't directly switch between types. Otherwise the engine will raise an exception.</text:p>
            <text:p text:style-name="P35">Attention #2!</text:p>
            <text:p text:style-name="P45">Calling setStatic( true ) when it was previously false will automatically call notifyStaticDirty for you.</text:p>
          </table:table-cell>
        </table:table-row>
      </table:table>
      <text:p text:style-name="Text_20_body"/>
      <text:p text:style-name="Text_20_body"><text:span text:style-name="T43">Q: Do the changes mean that you can set a "static"-flag on any entity and it automatically gets treated as static geometry and the batch count goes down when there are many static entities sharing the same material?</text:span><text:line-break/><text:line-break/>A: No and yes. On normal entities, "static" allows Ogre to avoid updating the SceneNode transformation every frame (because it doesn't change) and the AABB bounds from the Entity (because it doesn't change either). This yields massive performance bump. But there is no batch count going down.<text:line-break/>When using Instancing however, we're already batching everything together that has the same material, so it is indeed like Static Geometry, except that we cull per instance basis (which puts a bit more strain on CPU, but allows for very fine grained frustum culling for the GPU, giving it less work), and 2.0's culling code is several times faster than 1.9's.<text:line-break/><text:soft-page-break/>When using normal entities, batch count won't go down when using the "static" flag. However it will greatly improve performance compared to 1.9, because we're skipping the scene node transform &amp; AABB update phases, and that takes a lot of CPU time.</text:p>
      <text:h text:style-name="Heading_20_2" text:outline-level="2">Ogre asserts mCachedAabbOutOfDate or mCachedTransformOutOfDate while in debug mode</text:h>
      <text:p text:style-name="Text_20_body">If you get assertions that “<text:span text:style-name="T36">mCachedAabbOutOfDate</text:span>” or “<text:span text:style-name="T36">mCachedTransformOutOfDate</text:span>” are true, they mean mean that the derived world AABB wasn't updated but was attempted to be used, or that the derived transform<text:note text:id="ftn3" text:note-class="footnote"><text:note-citation>3</text:note-citation><text:note-body><text:p text:style-name="Footnote">Derived position, orientation, scale or the 4x4 matrix transform.</text:p></text:note-body></text:note> was out of date and an attempt to use it was made; respectively.</text:p>
      <text:p text:style-name="Text_20_body">They can trigger for various reasons:</text:p>
      <text:list xml:id="list7702137144054102526" text:style-name="L6">
        <text:list-item>
          <text:p text:style-name="P72">Nodes/Objects are of type SCENE_STATIC and their data changed (i.e. you called setPosition) but no call to SceneManager::notifyStaticDirty was made.</text:p>
        </text:list-item>
      </text:list>
      <text:list xml:id="list6204688969768277212" text:style-name="L7">
        <text:list-item>
          <text:list>
            <text:list-item>
              <text:p text:style-name="P73"><text:span text:style-name="T43">Solution:</text:span> Call SceneManager::notifyStaticDirty, or use a function that implicitly calls that function.</text:p>
            </text:list-item>
          </text:list>
        </text:list-item>
      </text:list>
      <text:list xml:id="list35605854" text:continue-list="list7702137144054102526" text:style-name="L6">
        <text:list-item>
          <text:p text:style-name="P72">You've manually modified their data (i.e. you called setPosition) after SceneManager::updateAllTransforms or SceneManager::updateAllBounds happened; most likely through a listener.</text:p>
        </text:list-item>
      </text:list>
      <text:list xml:id="list5314437093918411515" text:style-name="L8">
        <text:list-item>
          <text:list>
            <text:list-item>
              <text:p text:style-name="P74">Solutions:</text:p>
            </text:list-item>
          </text:list>
        </text:list-item>
      </text:list>
      <text:list xml:id="list149056972640079414" text:style-name="L9">
        <text:list-item>
          <text:list>
            <text:list-item>
              <text:p text:style-name="P80">Move your calculations so that they happen before updateAllTransforms.</text:p>
            </text:list-item>
            <text:list-item>
              <text:p text:style-name="P79"><text:span text:style-name="T63">If it's just a few nodes, call </text:span><text:span text:style-name="T57">Node</text:span><text:span text:style-name="T1">::</text:span>_getFullTransformUpdated<text:span text:style-name="T63"> or </text:span><text:span text:style-name="T62">MovableObject</text:span><text:span text:style-name="T14">::</text:span><text:span text:style-name="T63">getWorldAabbUpdate after modifying the object to force a full update on that node/entity only. You only need to call these functions once, and its transform will be updated and cached; if you keep calling the “*Updated” variations, you're just going to eat CPU cycles recalculating the whole transform every time.</text:span></text:p>
            </text:list-item>
            <text:list-item>
              <text:p text:style-name="P80">If it they're many nodes/entities, manually call updateAllTransforms/updateAllBounds again.</text:p>
            </text:list-item>
          </text:list>
        </text:list-item>
      </text:list>
      <text:list xml:id="list35598133" text:continue-list="list35605854" text:style-name="L6">
        <text:list-item>
          <text:p text:style-name="P140">It's a bug in Ogre. Because the refactor was very large, some components still try to modify nodes and movables after the call to updateAllTransforms/updateAllBounds.</text:p>
        </text:list-item>
      </text:list>
      <text:list xml:id="list8501537036797963992" text:style-name="L10">
        <text:list-item>
          <text:list>
            <text:list-item>
              <text:p text:style-name="P75">Solution: <text:a xlink:type="simple" xlink:href="https://ogre3d.atlassian.net/browse/OGRE"><text:span text:style-name="T63">Report the bug to JIRA</text:span></text:a><text:span text:style-name="T63">. When we get to refactor that faulty component, the node will be touched before the call to updateAllTransforms, but if the component isn't yet scheduled for refactor we might just fix it by calling getDerivedPositionUpdated</text:span></text:p>
            </text:list-item>
          </text:list>
        </text:list-item>
      </text:list>
      <text:h text:style-name="Heading_20_2" text:outline-level="2">Custom classes derived from Renderable or MovableObject</text:h>
      <text:p text:style-name="Text_20_body"><text:span text:style-name="T63">In Ogre 1.x; advanced users could submit or inject Renderables directly to the RenderQueue without the </text:span><text:soft-page-break/><text:span text:style-name="T63">need of a MovableObject. This was possible because there was redundancy (both classes duplicated the same data), or Renderable used virtual functions to query data from the MovableObject (which advanced users could overload to submit this data directly instead of relying on a MO).</text:span></text:p>
      <text:p text:style-name="Text_20_body"><text:span text:style-name="T63">Since Ogre 2.x; a Renderable </text:span><text:span text:style-name="T37">must</text:span><text:span text:style-name="T63"> have a MovableObject linked to it, as RenderQueue's addRenderable function requires two parameters, one for the MovableObject, another for the Renderable. Providing a null pointer as the MovableObject will likely result in a crash.</text:span></text:p>
      <text:p text:style-name="P45">Multiple Renderables can still share the same MovableObject though and implementations don't have to derive from both at the same time either.</text:p>
      <text:p text:style-name="P45"/>
      <text:p text:style-name="Text_20_body"><text:span text:style-name="T63">For objects that are part of the scene, Ogre 1.x employed the </text:span><text:a xlink:type="simple" xlink:href="http://en.wikipedia.org/wiki/Visitor_pattern"><text:span text:style-name="T63">visitor pattern</text:span></text:a><text:span text:style-name="T63"> to query all the Renderables that a MovableObject contained. In Ogre 2.x; this pattern was removed.</text:span></text:p>
      <text:p text:style-name="P45">Ogre users implementing their own classes that derive from MO must populate the MovableObject::mRenderables vector instead; which the SceneManager will access directly to add the renderables to the RenderQueue.</text:p>
      <text:p text:style-name="P45">The reason behind this change is performance. The visitor pattern is too costly for this task.</text:p>
      <text:h text:style-name="Heading_20_2" text:outline-level="2">How do I get the vertex information from the new v2 Mesh classes?</text:h>
      <text:p text:style-name="Text_20_body">Once you have the Mesh pointer, get the Submesh. Then grab the Vao:</text:p>
      <table:table table:name="Tabla33" table:style-name="Tabla33">
        <table:table-column table:style-name="Tabla33.A"/>
        <table:table-row>
          <table:table-cell table:style-name="Tabla33.A1" office:value-type="string">
            <text:p text:style-name="P59"><text:span text:style-name="T57">Mesh</text:span><text:span text:style-name="T76"> </text:span><text:span text:style-name="T1">*mesh;</text:span></text:p>
            <text:p text:style-name="P59"><text:span text:style-name="T57">SubMesh</text:span><text:span text:style-name="T76"> </text:span><text:span text:style-name="T1">*submesh</text:span><text:span text:style-name="T76"> </text:span><text:span text:style-name="T1">=</text:span><text:span text:style-name="T76"> </text:span><text:span text:style-name="T1">mesh-&gt;getSubMesh(</text:span><text:span text:style-name="T19">0</text:span><text:span text:style-name="T1">);</text:span></text:p>
            <text:p text:style-name="P59"><text:span text:style-name="T57">VertexArrayObjectArray</text:span><text:span text:style-name="T76"> </text:span><text:span text:style-name="T1">vaos</text:span><text:span text:style-name="T76"> </text:span><text:span text:style-name="T1">=</text:span><text:span text:style-name="T76"> </text:span><text:span text:style-name="T1">submesh-&gt;</text:span><text:span text:style-name="T78">mVao</text:span><text:span text:style-name="T1">;</text:span></text:p>
          </table:table-cell>
        </table:table-row>
      </table:table>
      <text:p text:style-name="Text_20_body">There is one Vao per LOD level. Note that multiple LODs may share the same vertex buffers:</text:p>
      <table:table table:name="Tabla87" table:style-name="Tabla87">
        <table:table-column table:style-name="Tabla87.A"/>
        <table:table-row>
          <table:table-cell table:style-name="Tabla87.A1" office:value-type="string">
            <text:p text:style-name="P59"><text:span text:style-name="T79">if</text:span><text:span text:style-name="T1">(</text:span><text:span text:style-name="T76"> </text:span><text:span text:style-name="T1">!vaos.empty()</text:span><text:span text:style-name="T76"> </text:span><text:span text:style-name="T1">)</text:span></text:p>
            <text:p text:style-name="P60">{</text:p>
            <text:p text:style-name="P60"><text:span text:style-name="T76"><text:s text:c="4"/></text:span><text:span text:style-name="T33">//Get</text:span><text:span text:style-name="T76"> </text:span><text:span text:style-name="T33">the</text:span><text:span text:style-name="T76"> </text:span><text:span text:style-name="T33">first</text:span><text:span text:style-name="T76"> </text:span><text:span text:style-name="T33">LOD</text:span><text:span text:style-name="T76"> </text:span><text:span text:style-name="T33">level</text:span></text:p>
            <text:p text:style-name="P59"><text:span text:style-name="T76"><text:s text:c="4"/></text:span><text:span text:style-name="T57">VertexArrayObject</text:span><text:span text:style-name="T76"> </text:span><text:span text:style-name="T1">*vao</text:span><text:span text:style-name="T76"> </text:span><text:span text:style-name="T1">=</text:span><text:span text:style-name="T76"> </text:span><text:span text:style-name="T1">vaos[</text:span><text:span text:style-name="T19">0</text:span><text:span text:style-name="T1">];</text:span></text:p>
            <text:p text:style-name="P59"><text:span text:style-name="T76"><text:s text:c="4"/></text:span><text:span text:style-name="T79">const</text:span><text:span text:style-name="T76"> </text:span><text:span text:style-name="T57">VertexBufferPackedVec</text:span><text:span text:style-name="T76"> </text:span><text:span text:style-name="T1">&amp;vertexBuffers</text:span><text:span text:style-name="T76"> </text:span><text:span text:style-name="T1">=</text:span><text:span text:style-name="T76"> </text:span><text:span text:style-name="T1">vao-&gt;getVertexBuffers();</text:span></text:p>
            <text:p text:style-name="P59"><text:span text:style-name="T76"><text:s text:c="4"/></text:span><text:span text:style-name="T57">IndexBufferPacked</text:span><text:span text:style-name="T76"> </text:span><text:span text:style-name="T1">*indexBuffer</text:span><text:span text:style-name="T76"> </text:span><text:span text:style-name="T1">=</text:span><text:span text:style-name="T76"> </text:span><text:span text:style-name="T1">vao-&gt;getIndexBuffer();</text:span></text:p>
            <text:p text:style-name="P60">}</text:p>
          </table:table-cell>
        </table:table-row>
      </table:table>
      <text:p text:style-name="Text_20_body">From there you can get the vertex declaration for each vertex buffer:</text:p>
      <table:table table:name="Tabla88" table:style-name="Tabla88">
        <table:table-column table:style-name="Tabla88.A"/>
        <table:table-row>
          <table:table-cell table:style-name="Tabla88.A1" office:value-type="string">
            <text:p text:style-name="P59"><text:span text:style-name="T79">for</text:span><text:span text:style-name="T1">(</text:span><text:span text:style-name="T76"> </text:span><text:span text:style-name="T57">size_t</text:span><text:span text:style-name="T76"> </text:span><text:span text:style-name="T1">i=</text:span><text:span text:style-name="T19">0</text:span><text:span text:style-name="T1">;</text:span><text:span text:style-name="T76"> </text:span><text:span text:style-name="T1">i&lt;vertexBuffers.size();</text:span><text:span text:style-name="T76"> </text:span><text:span text:style-name="T1">++i</text:span><text:span text:style-name="T76"> </text:span><text:span text:style-name="T1">)</text:span></text:p>
            <text:p text:style-name="P60">{</text:p>
            <text:p text:style-name="P59"><text:span text:style-name="T76"><text:s text:c="4"/></text:span><text:span text:style-name="T33">//There</text:span><text:span text:style-name="T76"> </text:span><text:span text:style-name="T33">could</text:span><text:span text:style-name="T76"> </text:span><text:span text:style-name="T33">be</text:span><text:span text:style-name="T76"> </text:span><text:span text:style-name="T33">more</text:span><text:span text:style-name="T76"> </text:span><text:span text:style-name="T33">than</text:span><text:span text:style-name="T76"> </text:span><text:span text:style-name="T33">one</text:span><text:span text:style-name="T76"> </text:span><text:span text:style-name="T33">vertex</text:span><text:span text:style-name="T76"> </text:span><text:span text:style-name="T33">buffer,</text:span><text:span text:style-name="T76"> </text:span><text:span text:style-name="T33">or</text:span><text:span text:style-name="T76"> </text:span><text:span text:style-name="T33">even</text:span><text:span text:style-name="T76"> </text:span><text:span text:style-name="T33">none!</text:span></text:p>
            <text:p text:style-name="P59"><text:span text:style-name="T76"><text:s text:c="4"/></text:span><text:span text:style-name="T57">VertexBufferPacked</text:span><text:span text:style-name="T76"> </text:span><text:span text:style-name="T1">*vertexBuffer</text:span><text:span text:style-name="T76"> </text:span><text:span text:style-name="T1">=</text:span><text:span text:style-name="T76"> </text:span><text:span text:style-name="T1">vertexBuffers[i];</text:span></text:p>
            <text:p text:style-name="P59"><text:span text:style-name="T76"><text:s text:c="4"/></text:span><text:span text:style-name="T79">const</text:span><text:span text:style-name="T76"> </text:span><text:span text:style-name="T57">VertexElement2Vec</text:span><text:span text:style-name="T76"> </text:span><text:span text:style-name="T1">&amp;vertexElements</text:span><text:span text:style-name="T76"> </text:span><text:span text:style-name="T1">=</text:span><text:span text:style-name="T76"> </text:span><text:span text:style-name="T1">vertexBuffer-&gt;getVertexElements();</text:span></text:p>
            <text:p text:style-name="P60">}</text:p>
          </table:table-cell>
        </table:table-row>
      </table:table>
      <text:p text:style-name="Text_20_body"/>
      <text:h text:style-name="Heading_20_2" text:outline-level="2"><text:soft-page-break/>How do I set the element offsets, vertex buffer's source and index?</text:h>
      <text:p text:style-name="Text_20_body">The v1 interface allowed to explicitly specify this data. However this can be automatically calculated:</text:p>
      <table:table table:name="Tabla89" table:style-name="Tabla89">
        <table:table-column table:style-name="Tabla89.A"/>
        <table:table-row>
          <table:table-cell table:style-name="Tabla89.A1" office:value-type="string">
            <text:p text:style-name="P59"><text:span text:style-name="T79">class</text:span><text:span text:style-name="T76"> </text:span><text:span text:style-name="T57">VertexDeclaration</text:span></text:p>
            <text:p text:style-name="P60">{</text:p>
            <text:p text:style-name="P59"><text:span text:style-name="T79">public</text:span><text:span text:style-name="T1">:</text:span></text:p>
            <text:p text:style-name="P59"><text:span text:style-name="T76"><text:s text:c="4"/></text:span><text:span text:style-name="T79">virtual</text:span><text:span text:style-name="T76"> </text:span><text:span text:style-name="T79">const</text:span><text:span text:style-name="T76"> </text:span>VertexElement<text:span text:style-name="T1">&amp;</text:span><text:span text:style-name="T76"> </text:span><text:span text:style-name="T15">addElement</text:span><text:span text:style-name="T1">(</text:span><text:span text:style-name="T79">unsigned</text:span><text:span text:style-name="T76"> </text:span><text:span text:style-name="T79">short</text:span><text:span text:style-name="T76"> </text:span>source<text:span text:style-name="T1">,</text:span></text:p>
            <text:p text:style-name="P59"><text:span text:style-name="T76"><text:s text:c="44"/></text:span><text:span text:style-name="T57">size_t</text:span><text:span text:style-name="T76"> </text:span>offset<text:span text:style-name="T1">,</text:span></text:p>
            <text:p text:style-name="P59"><text:span text:style-name="T76"><text:s text:c="44"/></text:span><text:span text:style-name="T57">VertexElementType</text:span><text:span text:style-name="T76"> </text:span>theType<text:span text:style-name="T1">,</text:span></text:p>
            <text:p text:style-name="P59"><text:span text:style-name="T76"><text:s text:c="44"/></text:span><text:span text:style-name="T57">VertexElementSemantic</text:span><text:span text:style-name="T76"> </text:span>semantic<text:span text:style-name="T1">,</text:span></text:p>
            <text:p text:style-name="P59"><text:span text:style-name="T76"><text:s text:c="44"/></text:span><text:span text:style-name="T79">unsigned</text:span><text:span text:style-name="T76"> </text:span><text:span text:style-name="T79">short</text:span><text:span text:style-name="T76"> </text:span>index<text:span text:style-name="T76"> </text:span><text:span text:style-name="T1">=</text:span><text:span text:style-name="T76"> </text:span><text:span text:style-name="T19">0</text:span><text:span text:style-name="T1">);</text:span></text:p>
            <text:p text:style-name="P60">};</text:p>
          </table:table-cell>
        </table:table-row>
      </table:table>
      <text:p text:style-name="Text_20_body">The offset can be automatically calculated from the previous element's size. The index parameter can also be automatically calculated by counting the numbers of elements already in the array. And the source can be arranged by having an array of vertex elements.</text:p>
      <text:p text:style-name="Text_20_body">The following code is equivalent, v1 vs v2 format:</text:p>
      <table:table table:name="Tabla90" table:style-name="Tabla90">
        <table:table-column table:style-name="Tabla90.A"/>
        <table:table-row>
          <table:table-cell table:style-name="Tabla90.A1" office:value-type="string">
            <text:p text:style-name="P59"><text:span text:style-name="T33">//V1</text:span><text:span text:style-name="T76"> </text:span><text:span text:style-name="T33">format</text:span></text:p>
            <text:p text:style-name="P57"><text:span text:style-name="T57">v1</text:span><text:span text:style-name="T1">::</text:span><text:span text:style-name="T57">VertexDeclaration</text:span><text:span text:style-name="T76"> </text:span><text:span text:style-name="T1">vertexDecl;</text:span></text:p>
            <text:p text:style-name="P59"><text:span text:style-name="T57">size_t</text:span><text:span text:style-name="T76"> </text:span><text:span text:style-name="T1">offset</text:span><text:span text:style-name="T76"> </text:span><text:span text:style-name="T1">=</text:span><text:span text:style-name="T76"> </text:span><text:span text:style-name="T19">0</text:span><text:span text:style-name="T1">;</text:span></text:p>
            <text:p text:style-name="P59"><text:span text:style-name="T1">vertexDecl.</text:span><text:span text:style-name="T15">addElement</text:span><text:span text:style-name="T1">(</text:span><text:span text:style-name="T76"> </text:span><text:span text:style-name="T19">0</text:span><text:span text:style-name="T1">,</text:span><text:span text:style-name="T76"> </text:span><text:span text:style-name="T1">offset,</text:span><text:span text:style-name="T76"> </text:span><text:span text:style-name="T57">VET_FLOAT3</text:span><text:span text:style-name="T1">,</text:span><text:span text:style-name="T76"> </text:span><text:span text:style-name="T57">VES_POSITION</text:span><text:span text:style-name="T1">,</text:span><text:span text:style-name="T76"> </text:span><text:span text:style-name="T19">0</text:span><text:span text:style-name="T76"> </text:span><text:span text:style-name="T1">);</text:span></text:p>
            <text:p text:style-name="P59"><text:span text:style-name="T1">offset</text:span><text:span text:style-name="T76"> </text:span><text:span text:style-name="T1">+=</text:span><text:span text:style-name="T76"> </text:span><text:span text:style-name="T1">vertexDecl.</text:span><text:span text:style-name="T15">getVertexSize</text:span><text:span text:style-name="T1">();</text:span></text:p>
            <text:p text:style-name="P59"><text:span text:style-name="T1">vertexDecl.</text:span><text:span text:style-name="T15">addElement</text:span><text:span text:style-name="T1">(</text:span><text:span text:style-name="T76"> </text:span><text:span text:style-name="T19">0</text:span><text:span text:style-name="T1">,</text:span><text:span text:style-name="T76"> </text:span><text:span text:style-name="T1">offset,</text:span><text:span text:style-name="T76"> </text:span><text:span text:style-name="T57">VET_FLOAT3</text:span><text:span text:style-name="T1">,</text:span><text:span text:style-name="T76"> </text:span><text:span text:style-name="T57">VES_NORMAL</text:span><text:span text:style-name="T1">,</text:span><text:span text:style-name="T76"> </text:span><text:span text:style-name="T19">0</text:span><text:span text:style-name="T76"> </text:span><text:span text:style-name="T1">);</text:span></text:p>
            <text:p text:style-name="P59"><text:span text:style-name="T1">offset</text:span><text:span text:style-name="T76"> </text:span><text:span text:style-name="T1">+=</text:span><text:span text:style-name="T76"> </text:span><text:span text:style-name="T1">vertexDecl.</text:span><text:span text:style-name="T15">getVertexSize</text:span><text:span text:style-name="T1">();</text:span></text:p>
            <text:p text:style-name="P59"><text:span text:style-name="T1">vertexDecl.</text:span><text:span text:style-name="T15">addElement</text:span><text:span text:style-name="T1">(</text:span><text:span text:style-name="T76"> </text:span><text:span text:style-name="T19">0</text:span><text:span text:style-name="T1">,</text:span><text:span text:style-name="T76"> </text:span><text:span text:style-name="T1">offset,</text:span><text:span text:style-name="T76"> </text:span><text:span text:style-name="T57">VET_FLOAT2</text:span><text:span text:style-name="T1">,</text:span><text:span text:style-name="T76"> </text:span><text:span text:style-name="T57">VES_TEXTURE_COORDINATES</text:span><text:span text:style-name="T1">,</text:span><text:span text:style-name="T76"> </text:span><text:span text:style-name="T19">0</text:span><text:span text:style-name="T76"> </text:span><text:span text:style-name="T1">);</text:span></text:p>
            <text:p text:style-name="P59"><text:span text:style-name="T1">offset</text:span><text:span text:style-name="T76"> </text:span><text:span text:style-name="T1">+=</text:span><text:span text:style-name="T76"> </text:span><text:span text:style-name="T1">vertexDecl.</text:span><text:span text:style-name="T15">getVertexSize</text:span><text:span text:style-name="T1">();</text:span></text:p>
            <text:p text:style-name="P59"><text:span text:style-name="T33">//Second</text:span><text:span text:style-name="T76"> </text:span><text:span text:style-name="T33">pair</text:span><text:span text:style-name="T76"> </text:span><text:span text:style-name="T33">of</text:span><text:span text:style-name="T76"> </text:span><text:span text:style-name="T33">tex</text:span><text:span text:style-name="T76"> </text:span><text:span text:style-name="T33">coords</text:span></text:p>
            <text:p text:style-name="P59"><text:span text:style-name="T1">vertexDecl.</text:span><text:span text:style-name="T15">addElement</text:span><text:span text:style-name="T1">(</text:span><text:span text:style-name="T76"> </text:span><text:span text:style-name="T19">0</text:span><text:span text:style-name="T1">,</text:span><text:span text:style-name="T76"> </text:span><text:span text:style-name="T1">offset,</text:span><text:span text:style-name="T76"> </text:span><text:span text:style-name="T57">VET_FLOAT2</text:span><text:span text:style-name="T1">,</text:span><text:span text:style-name="T76"> </text:span><text:span text:style-name="T57">VES_TEXTURE_COORDINATES</text:span><text:span text:style-name="T1">,</text:span><text:span text:style-name="T76"> </text:span><text:span text:style-name="T19">1</text:span><text:span text:style-name="T76"> </text:span><text:span text:style-name="T1">);</text:span></text:p>
            <text:p text:style-name="P59"><text:span text:style-name="T1">offset</text:span><text:span text:style-name="T76"> </text:span><text:span text:style-name="T1">+=</text:span><text:span text:style-name="T76"> </text:span><text:span text:style-name="T1">vertexDecl.</text:span><text:span text:style-name="T15">getVertexSize</text:span><text:span text:style-name="T1">();</text:span></text:p>
            <text:p text:style-name="P59"><text:span text:style-name="T33">//Third</text:span><text:span text:style-name="T76"> </text:span><text:span text:style-name="T33">pair</text:span><text:span text:style-name="T76"> </text:span><text:span text:style-name="T33">of</text:span><text:span text:style-name="T76"> </text:span><text:span text:style-name="T33">tex</text:span><text:span text:style-name="T76"> </text:span><text:span text:style-name="T33">coords,</text:span><text:span text:style-name="T76"> </text:span><text:span text:style-name="T33">in</text:span><text:span text:style-name="T76"> </text:span><text:span text:style-name="T33">a</text:span><text:span text:style-name="T76"> </text:span><text:span text:style-name="T33">second</text:span><text:span text:style-name="T76"> </text:span><text:span text:style-name="T33">buffer</text:span></text:p>
            <text:p text:style-name="P59"><text:span text:style-name="T1">vertexDecl.</text:span><text:span text:style-name="T15">addElement</text:span><text:span text:style-name="T1">(</text:span><text:span text:style-name="T76"> </text:span><text:span text:style-name="T19">1</text:span><text:span text:style-name="T1">,</text:span><text:span text:style-name="T76"> </text:span><text:span text:style-name="T19">0</text:span><text:span text:style-name="T1">,</text:span><text:span text:style-name="T76"> </text:span><text:span text:style-name="T57">VET_FLOAT2</text:span><text:span text:style-name="T1">,</text:span><text:span text:style-name="T76"> </text:span><text:span text:style-name="T57">VES_TEXTURE_COORDINATES</text:span><text:span text:style-name="T1">,</text:span><text:span text:style-name="T76"> </text:span><text:span text:style-name="T19">2</text:span><text:span text:style-name="T76"> </text:span><text:span text:style-name="T1">);</text:span></text:p>
          </table:table-cell>
        </table:table-row>
      </table:table>
      <text:p text:style-name="Text_20_body"/>
      <table:table table:name="Tabla91" table:style-name="Tabla91">
        <table:table-column table:style-name="Tabla91.A"/>
        <table:table-row>
          <table:table-cell table:style-name="Tabla91.A1" office:value-type="string">
            <text:p text:style-name="P59"><text:span text:style-name="T33">//V2</text:span><text:span text:style-name="T76"> </text:span><text:span text:style-name="T33">format</text:span></text:p>
            <text:p text:style-name="P59"><text:span text:style-name="T57">VertexElement2VecVec</text:span><text:span text:style-name="T76"> </text:span><text:span text:style-name="T1">multVertexDecl;</text:span></text:p>
            <text:p text:style-name="P57"><text:span text:style-name="T1">multVertexDecl.reserve(</text:span><text:span text:style-name="T76"> </text:span><text:span text:style-name="T19">2</text:span><text:span text:style-name="T76"> </text:span><text:span text:style-name="T1">);</text:span><text:span text:style-name="T76"> </text:span><text:span text:style-name="T33">//Not</text:span><text:span text:style-name="T76"> </text:span><text:span text:style-name="T33">strictly</text:span><text:span text:style-name="T76"> </text:span><text:span text:style-name="T33">necessary.</text:span></text:p>
            <text:p text:style-name="P59"><text:span text:style-name="T57">VertexElement2Vec</text:span><text:span text:style-name="T76"> </text:span><text:span text:style-name="T1">vertexDecl;</text:span></text:p>
            <text:p text:style-name="P57"><text:span text:style-name="T1">vertexDecl.reserve(</text:span><text:span text:style-name="T76"> </text:span><text:span text:style-name="T19">4</text:span><text:span text:style-name="T76"> </text:span><text:span text:style-name="T1">);</text:span><text:span text:style-name="T76"> </text:span><text:span text:style-name="T33">//Not</text:span><text:span text:style-name="T76"> </text:span><text:span text:style-name="T33">strictly</text:span><text:span text:style-name="T76"> </text:span><text:span text:style-name="T33">necessary.</text:span></text:p>
            <text:p text:style-name="P59"><text:span text:style-name="T1">vertexDecl.push_back(</text:span><text:span text:style-name="T76"> </text:span><text:span text:style-name="T57">VertexElement2</text:span><text:span text:style-name="T1">(</text:span><text:span text:style-name="T76"> </text:span><text:span text:style-name="T57">VET_FLOAT3</text:span><text:span text:style-name="T1">,</text:span><text:span text:style-name="T76"> </text:span><text:span text:style-name="T57">VES_POSITION</text:span><text:span text:style-name="T76"> </text:span><text:span text:style-name="T1">)</text:span><text:span text:style-name="T76"> </text:span><text:span text:style-name="T1">);</text:span></text:p>
            <text:p text:style-name="P59"><text:span text:style-name="T1">vertexDecl.push_back(</text:span><text:span text:style-name="T76"> </text:span><text:span text:style-name="T57">VertexElement2</text:span><text:span text:style-name="T1">(</text:span><text:span text:style-name="T76"> </text:span><text:span text:style-name="T57">VET_FLOAT3</text:span><text:span text:style-name="T1">,</text:span><text:span text:style-name="T76"> </text:span><text:span text:style-name="T57">VES_NORMAL</text:span><text:span text:style-name="T76"> </text:span><text:span text:style-name="T1">)</text:span><text:span text:style-name="T76"> </text:span><text:span text:style-name="T1">);</text:span></text:p>
            <text:p text:style-name="P59"><text:span text:style-name="T1">vertexDecl.push_back(</text:span><text:span text:style-name="T76"> </text:span><text:span text:style-name="T57">VertexElement2</text:span><text:span text:style-name="T1">(</text:span><text:span text:style-name="T76"> </text:span><text:span text:style-name="T57">VET_FLOAT2</text:span><text:span text:style-name="T1">,</text:span><text:span text:style-name="T76"> </text:span><text:span text:style-name="T57">VES_TEXTURE_COORDINATES</text:span><text:span text:style-name="T76"> </text:span><text:span text:style-name="T1">)</text:span><text:span text:style-name="T76"> </text:span><text:span text:style-name="T1">);</text:span></text:p>
            <text:p text:style-name="P59"><text:span text:style-name="T33">//Second</text:span><text:span text:style-name="T76"> </text:span><text:span text:style-name="T33">pair</text:span><text:span text:style-name="T76"> </text:span><text:span text:style-name="T33">of</text:span><text:span text:style-name="T76"> </text:span><text:span text:style-name="T33">tex</text:span><text:span text:style-name="T76"> </text:span><text:span text:style-name="T33">coords</text:span></text:p>
            <text:p text:style-name="P57"><text:span text:style-name="T1">vertexDecl.push_back(</text:span><text:span text:style-name="T76"> </text:span><text:span text:style-name="T57">VertexElement2</text:span><text:span text:style-name="T1">(</text:span><text:span text:style-name="T76"> </text:span><text:span text:style-name="T57">VET_FLOAT2</text:span><text:span text:style-name="T1">,</text:span><text:span text:style-name="T76"> </text:span><text:span text:style-name="T57">VES_TEXTURE_COORDINATES</text:span><text:span text:style-name="T76"> </text:span><text:span text:style-name="T1">)</text:span><text:span text:style-name="T76"> </text:span><text:span text:style-name="T1">);</text:span></text:p>
            <text:p text:style-name="P57"><text:span text:style-name="T1">multVertexDecl.push_back(</text:span><text:span text:style-name="T76"> </text:span><text:span text:style-name="T1">vertexDecl</text:span><text:span text:style-name="T76"> </text:span><text:span text:style-name="T1">);</text:span><text:span text:style-name="T76"> </text:span><text:span text:style-name="T33">//Add</text:span><text:span text:style-name="T76"> </text:span><text:span text:style-name="T33">the</text:span><text:span text:style-name="T76"> </text:span><text:span text:style-name="T33">decl.</text:span><text:span text:style-name="T76"> </text:span><text:span text:style-name="T33">of</text:span><text:span text:style-name="T76"> </text:span><text:span text:style-name="T33">the</text:span><text:span text:style-name="T76"> </text:span><text:span text:style-name="T33">first</text:span><text:span text:style-name="T76"> </text:span><text:span text:style-name="T33">buffer</text:span></text:p>
            <text:p text:style-name="P60">vertexDecl.clear();</text:p>
            <text:p text:style-name="P59"><text:span text:style-name="T33">//Third</text:span><text:span text:style-name="T76"> </text:span><text:span text:style-name="T33">pair</text:span><text:span text:style-name="T76"> </text:span><text:span text:style-name="T33">of</text:span><text:span text:style-name="T76"> </text:span><text:span text:style-name="T33">tex</text:span><text:span text:style-name="T76"> </text:span><text:span text:style-name="T33">coords,</text:span><text:span text:style-name="T76"> </text:span><text:span text:style-name="T33">in</text:span><text:span text:style-name="T76"> </text:span><text:span text:style-name="T33">a</text:span><text:span text:style-name="T76"> </text:span><text:span text:style-name="T33">second</text:span><text:span text:style-name="T76"> </text:span><text:span text:style-name="T33">buffer</text:span></text:p>
            <text:p text:style-name="P57"><text:span text:style-name="T1">vertexDecl.push_back(</text:span><text:span text:style-name="T76"> </text:span><text:span text:style-name="T57">VertexElement2</text:span><text:span text:style-name="T1">(</text:span><text:span text:style-name="T76"> </text:span><text:span text:style-name="T57">VET_FLOAT2</text:span><text:span text:style-name="T1">,</text:span><text:span text:style-name="T76"> </text:span><text:span text:style-name="T57">VES_TEXTURE_COORDINATES</text:span><text:span text:style-name="T76"> </text:span><text:span text:style-name="T1">)</text:span><text:span text:style-name="T76"> </text:span><text:span text:style-name="T1">);</text:span></text:p>
            <text:p text:style-name="P59"><text:span text:style-name="T1">multVertexDec</text:span>l<text:span text:style-name="T1">.push_bac</text:span>k<text:span text:style-name="T1">(</text:span><text:span text:style-name="T76"> </text:span><text:span text:style-name="T1">vertexDec</text:span>l<text:span text:style-name="T76"> </text:span><text:span text:style-name="T1">);</text:span><text:span text:style-name="T76"> </text:span><text:span text:style-name="T33">//Add</text:span><text:span text:style-name="T76"> </text:span><text:span text:style-name="T33">the</text:span><text:span text:style-name="T76"> </text:span><text:span text:style-name="T33">decl.</text:span><text:span text:style-name="T76"> </text:span><text:span text:style-name="T33">of</text:span><text:span text:style-name="T76"> </text:span><text:span text:style-name="T33">the</text:span><text:span text:style-name="T76"> </text:span><text:span text:style-name="T33">second</text:span><text:span text:style-name="T76"> </text:span><text:span text:style-name="T33">buffer</text:span></text:p>
          </table:table-cell>
        </table:table-row>
      </table:table>
      <text:p text:style-name="Text_20_body">This method is more convenient as users often messed up the offset argument (i.e. forgot to update it), and <text:soft-page-break/>more compact too. After all it's just an std::vector container. The only gotcha is that the order in which elements are inserted into the vector is now relevant.</text:p>
      <text:p text:style-name="Text_20_body">You can use the static function <text:span text:style-name="T57">VaoManager</text:span><text:span text:style-name="T1">::calculateVertexSize(</text:span><text:span text:style-name="T76"> </text:span><text:span text:style-name="T79">const</text:span><text:span text:style-name="T76"> </text:span><text:span text:style-name="T57">VertexElement2Vec</text:span><text:span text:style-name="T76"> </text:span><text:span text:style-name="T1">&amp;vertexElements</text:span><text:span text:style-name="T76"> </text:span><text:span text:style-name="T1">)</text:span> to calculate the vertex size in bytes that a declaration vector is holding.</text:p>
      <text:h text:style-name="P141" text:outline-level="1">Technical Overview</text:h>
      <text:h text:style-name="Heading_20_2" text:outline-level="2">Overview</text:h>
      <text:p text:style-name="Text_20_body">ArrayMemoryManager is the base abstract system for handling SoA memory. Derived classes (like NodeArrayMemoryManager or ObjecDataArrayMemoryManager) provide a list of with the bytes needed for each SoA pointer that will be used. I wrote <text:a xlink:type="simple" xlink:href="http://yosoygames.com.ar/wp/2013/07/ogre-2-0-memory-manager-slides-uploaded-gsoc/">a few slides</text:a> to <text:note text:id="ftn4" text:note-class="footnote"><text:note-citation>4</text:note-citation><text:note-body><text:p text:style-name="P56"><text:s/><text:a xlink:type="simple" xlink:href="http://www.yosoygames.com.ar/other/GSoC-NodeMemoryManager-slides.7z">Mirror 1</text:a>; <text:a xlink:type="simple" xlink:href="http://www.mediafire.com/?jgscslxbbp673nl">Mirror 2</text:a></text:p></text:note-body></text:note>help with understanding these concepts.</text:p>
      <text:p text:style-name="Text_20_body">There is one NodeArrayMemoryManager per Node parent level. Root node is parent level 0; the children of Root is parent level 1. And Root's children's children are parent level 2.</text:p>
      <text:p text:style-name="Text_20_body">There is also one ObjectDataArrayMemoryManager per Render Queue.</text:p>
      <text:p text:style-name="Text_20_body">NodeMemoryManager is the main public interface, which handles all the NodeArrayMemoryManagers.</text:p>
      <text:p text:style-name="Text_20_body">Likewise, ObjectDataMemoryManager is the main public interface, which handles all the ObjectDataArrayMemoryManager.</text:p>
      <text:p text:style-name="P35">NodeMemoryManager</text:p>
      <text:list xml:id="list1306343598941095445" text:style-name="L11">
        <text:list-item>
          <text:p text:style-name="P82">Multiple NodeArrayMemoryManager. One per parent level.</text:p>
          <text:list>
            <text:list-item>
              <text:p text:style-name="P82">Each one return a Transform (contain 4x4 Matrices, position, rotations, scale, the derived pos, rot, scales; etc) which is all SoA pointers.</text:p>
            </text:list-item>
          </text:list>
        </text:list-item>
      </text:list>
      <text:p text:style-name="P26"><draw:g text:anchor-type="as-char" draw:z-index="9" draw:style-name="gr1"><draw:g draw:style-name="gr2"><draw:custom-shape draw:style-name="gr3" draw:text-style-name="P160" svg:width="9.002cm" svg:height="4.5cm" svg:x="0cm" svg:y="0cm"><text:p text:style-name="P159"><text:span text:style-name="T80">NodeMemoryManager</text:span></text:p><text:p text:style-name="P159"><text:span text:style-name="T81">(contains multiple...)</text:span></text:p><text:p text:style-name="P159"><text:span text:style-name="T80"/></text:p><text:p text:style-name="P159"><text:span text:style-name="T80"/></text:p><text:p text:style-name="P159"><text:span text:style-name="T80"/></text:p><text:p text:style-name="P159"><text:span text:style-name="T80"/></text:p><text:p text:style-name="P159"><text:span text:style-name="T80"/></text:p><text:p text:style-name="P159"><text:span text:style-name="T8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61" svg:width="7.877cm" svg:height="2.532cm" svg:x="0.843cm" svg:y="1.688cm"><text:p text:style-name="P159"><text:span text:style-name="T80"/></text:p><text:p text:style-name="P159"><text:span text:style-name="T80"/></text:p><text:p text:style-name="P159"><text:span text:style-name="T80">class NodeArrayMemoryManager</text:span></text:p><text:p text:style-name="P159"><text:span text:style-name="T82"/></text:p><text:p text:style-name="P159"><text:span text:style-name="T82"/></text:p><text:p text:style-name="P159"><text:span text:style-name="T82"/></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62" svg:width="6.188cm" svg:height="1.126cm" svg:x="2.362cm" svg:y="2.813cm"><text:p text:style-name="P159"><text:span text:style-name="T83"><text:s/></text:span><text:span text:style-name="T83">: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61" svg:width="5.906cm" svg:height="2.532cm" svg:x="9.282cm" svg:y="0.113cm"><text:p text:style-name="P159"><text:span text:style-name="T80"/></text:p><text:p text:style-name="P159"><text:span text:style-name="T80"/></text:p><text:p text:style-name="P159"><text:span text:style-name="T80">Transform</text:span></text:p><text:p text:style-name="P159"><text:span text:style-name="T82"/></text:p><text:p text:style-name="P159"><text:span text:style-name="T82"/></text:p><text:p text:style-name="P159"><text:span text:style-name="T82"/></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60" svg:width="5.065cm" svg:height="1.407cm" svg:x="10.012cm" svg:y="1.069cm"><text:p text:style-name="P159"><text:span text:style-name="T80">Transform mTransfor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p text:style-name="P26"/>
      <text:p text:style-name="P35">ObjectDataMemoryManager</text:p>
      <text:list xml:id="list35607235" text:continue-numbering="true" text:style-name="L11">
        <text:list-item>
          <text:p text:style-name="P82">Multiple ObjectDataArrayMemoryManager. One per render queue.</text:p>
          <text:list>
            <text:list-item>
              <text:p text:style-name="P82">Each one return an ObjectData (contain Aabbs in local space, in world space, radius, visibility masks; etc) which is all SoA pointers.</text:p>
            </text:list-item>
          </text:list>
        </text:list-item>
      </text:list>
      <text:p text:style-name="P46"><text:soft-page-break/><draw:g text:anchor-type="as-char" draw:z-index="8" draw:style-name="gr1"><draw:g draw:style-name="gr2"><draw:custom-shape draw:style-name="gr3" draw:text-style-name="P160" svg:width="9.002cm" svg:height="4.5cm" svg:x="0cm" svg:y="0cm"><text:p text:style-name="P159"><text:span text:style-name="T80">ObjectMemoryManager</text:span></text:p><text:p text:style-name="P159"><text:span text:style-name="T81">(contains multiple...)</text:span></text:p><text:p text:style-name="P159"><text:span text:style-name="T80"/></text:p><text:p text:style-name="P159"><text:span text:style-name="T80"/></text:p><text:p text:style-name="P159"><text:span text:style-name="T80"/></text:p><text:p text:style-name="P159"><text:span text:style-name="T80"/></text:p><text:p text:style-name="P159"><text:span text:style-name="T80"/></text:p><text:p text:style-name="P159"><text:span text:style-name="T8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61" svg:width="7.877cm" svg:height="2.532cm" svg:x="0.843cm" svg:y="1.688cm"><text:p text:style-name="P159"><text:span text:style-name="T80"/></text:p><text:p text:style-name="P159"><text:span text:style-name="T80"/></text:p><text:p text:style-name="P159"><text:span text:style-name="T80">class ObjectDataArrayMemoryManager</text:span></text:p><text:p text:style-name="P159"><text:span text:style-name="T82"/></text:p><text:p text:style-name="P159"><text:span text:style-name="T82"/></text:p><text:p text:style-name="P159"><text:span text:style-name="T82"/></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62" svg:width="6.188cm" svg:height="1.126cm" svg:x="2.362cm" svg:y="2.813cm"><text:p text:style-name="P159"><text:span text:style-name="T83"><text:s/></text:span><text:span text:style-name="T83">: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61" svg:width="5.906cm" svg:height="2.532cm" svg:x="9.282cm" svg:y="0.113cm"><text:p text:style-name="P159"><text:span text:style-name="T80"/></text:p><text:p text:style-name="P159"><text:span text:style-name="T80"/></text:p><text:p text:style-name="P159"><text:span text:style-name="T80">MovableObject</text:span></text:p><text:p text:style-name="P159"><text:span text:style-name="T82"/></text:p><text:p text:style-name="P159"><text:span text:style-name="T82"/></text:p><text:p text:style-name="P159"><text:span text:style-name="T82"/></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60" svg:width="5.065cm" svg:height="1.407cm" svg:x="10.012cm" svg:y="1.069cm"><text:p text:style-name="P159"><text:span text:style-name="T80">ObjectData mObjectDat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h text:style-name="Heading_20_3" text:outline-level="3">SIMD Coherence</text:h>
      <text:p text:style-name="Text_20_body">Using SSE2 single precision, OGRE usually processes 4 nodes/entities at a time. However, if there is only 3 Nodes; we need to allocate memory for 4 of them (ArrayMemoryManager already handles this) and initialize the values to sane defaults even if they aren't used (eg. Set quaternion &amp; matrices to identity) to prevent NaNs during computations. Certain architectures slowdown if one of the elements in an xmm register contains a NaN.</text:p>
      <text:p text:style-name="Text_20_body">Furthermore, <text:a xlink:type="simple" xlink:href="#2.2.2.Dummy pointers instead of NULL|outline">null pointers are not valid, but dummy pointers are used instead</text:a>.</text:p>
      <text:p text:style-name="Text_20_body">SIMD Coherence is very important for both stability and performance, and is 99% of the time responsability of the Memory Managers</text:p>
      <text:h text:style-name="Heading_20_2" text:outline-level="2">Memory Managers usage patterns</text:h>
      <text:p text:style-name="Text_20_body">ArrayMemoryManagers work with the concept of slots. When a Node asks for a Transform, it is asking for a slot. When a MovableObject asks for an ObjectData, it is asking for a slot.</text:p>
      <text:p text:style-name="Text_20_body">In an SSE2 build, 4 slots make a block. How many slots are needed to make a block depends on the value of the macro ARRAY_PACKED_REALS.</text:p>
      <text:p text:style-name="Text_20_body">Slots are most efficient when requested and released in <text:a xlink:type="simple" xlink:href="http://en.wikipedia.org/wiki/LIFO_(computing)">LIFO</text:a> order.</text:p>
      <text:p text:style-name="P36">When LIFO order is not respected, a release (i.e. destroying a Node) puts the released slot into a list. When a new slot is requested, the one from the list is used and removed from it. When this list grows too large, a cleanup will be performed. The cleanup threshold can be tweaked.</text:p>
      <text:h text:style-name="Heading_20_3" text:outline-level="3">Cleanups</text:h>
      <text:p text:style-name="Text_20_body">Cleanups happen when the number of slots released in non-LIFO order grows too large. A cleanup will move memory so that it is contiguous again.</text:p>
      <text:p text:style-name="Text_20_body">Why are cleanups needed? Simply put, <text:span text:style-name="T43">performance</text:span>. Imagine the following example (assuming ARRAY_PACKED_REALS = 4): The user created 20 nodes, named A through T:</text:p>
      <text:p text:style-name="Text_20_body"><text:tab/>ABCD EFGH IJKL MNOP QRST</text:p>
      <text:p text:style-name="Text_20_body">Then the user decides to delete nodes B, C, D, E, F, G, H, I, J, L, N, O, P, Q, R, S, T; the resulting memory <text:soft-page-break/>layout will be the following:</text:p>
      <text:p text:style-name="Text_20_body"><text:tab/>A*** **** **K* M*** ****</text:p>
      <text:p text:style-name="Text_20_body">where the asterisk '*' means an empty slot. When parsing the SoA arrays (i.e. while updating the scene nodes, updating the MovableObject's world Aabbs, frustum culling) everything is accessed sequentially.</text:p>
      <text:p text:style-name="Text_20_body">The code will loop <text:span text:style-name="T43">4 times</text:span>, to process A, then nothing, then K, them M. If ARRAY_PACKED_REALS would be 1; the code would loop 13 times.</text:p>
      <text:p text:style-name="Text_20_body">This is obviously inefficient if it stays for a long time. During real world application this issue won't impact performance if only done for 4 nodes, but if this kind of “fragmentation” is happening to thousands of nodes, performance drop would be noticeable.</text:p>
      <text:p text:style-name="Text_20_body">The cleanup will move all nodes to make them contiguous again:</text:p>
      <text:p text:style-name="Text_20_body"><text:tab/>AKM* **** **** **** ****</text:p>
      <text:p text:style-name="Text_20_body">Hence the code will only loop once for SSE builds (or 3 times if ARRAY_PACKED_REALS = 1)</text:p>
      <text:h text:style-name="Heading_20_2" text:outline-level="2">Memory preallocation</text:h>
      <text:p text:style-name="Text_20_body">ArrayMemoryManagers preallocate a fixed amount of slots (always rounded up to multiples of <text:s/>ARRAY_PACKED_REALS) specified at initialization time.</text:p>
      <text:p text:style-name="Text_20_body">When this limit is reached, the following may happen:</text:p>
      <text:list xml:id="list6556298308898777601" text:style-name="L12">
        <text:list-item>
          <text:p text:style-name="P83">The buffer is resized. Any pointer to the slots will be invalidated (i.e. holding an external reference to Transform::mPosition). The Nodes &amp;MovableObjects internal pointers are automatically updated.</text:p>
        </text:list-item>
        <text:list-item>
          <text:p text:style-name="P83">The hard limit is reached (hard limit is also set at initialization time, the default is no limit). When this happens the memory manager will throw.</text:p>
        </text:list-item>
      </text:list>
      <text:p text:style-name="Text_20_body"/>
      <text:h text:style-name="Heading_20_2" text:outline-level="2">Configuring memory managers</text:h>
      <table:table table:name="Tabla45" table:style-name="Tabla45">
        <table:table-column table:style-name="Tabla45.A"/>
        <table:table-row>
          <table:table-cell table:style-name="Tabla45.A1" office:value-type="string">
            <text:p text:style-name="Table_20_Contents"><text:span text:style-name="T43">Note:</text:span> at the time of writing, memory managers have not a direct way of setting up the amount of preallocations or how often they perform cleanups.</text:p>
          </table:table-cell>
        </table:table-row>
      </table:table>
      <text:p text:style-name="Text_20_body"/>
      <text:h text:style-name="Heading_20_2" text:outline-level="2">Where is RenderTarget::update? Why do I get errors in Viewport?</text:h>
      <text:p text:style-name="Text_20_body">Advanced users are probably used to low level manipulation of RenderTargets. As such they're used to setting up their custom Viewports and calling RenderTarget::update.</text:p>
      <text:p text:style-name="Text_20_body">That is too low level. <text:span text:style-name="T43">Instead, users are now encouraged to setup Compositor nodes and multiple workspaces to perform rendering to multiple RTs, even if it's for your own custom stuff </text:span>. The new Compositor is much more flexible than the old one (which has been removed). See <text:a xlink:type="simple" xlink:href="#4.Compositor|outline">section about </text:a><text:soft-page-break/><text:a xlink:type="simple" xlink:href="#4.Compositor|outline">Compositors</text:a> for more information.</text:p>
      <text:p text:style-name="Text_20_body">Viewports are no longer associated with cameras as they're now stateless (they used to cache the camera currently in use) and a lot of settings they used to hold (like background colour, clear settings, etc) have been moved to nodes. See <text:span text:style-name="T36">CompositorPassClearDef</text:span> and <text:span text:style-name="T36">CompositorPassClear</text:span>.</text:p>
      <text:p text:style-name="Text_20_body"><text:span text:style-name="T36">RenderTarget::update</text:span> has disappeared because the render scene update has been <text:a xlink:type="simple" xlink:href="http://yosoygames.com.ar/wp/2013/09/shadow-mapping-nightmare/">split in two stages, cull and render</text:a>.</text:p>
      <text:p text:style-name="Text_20_body">If you still insist in going low level, see the code on <text:span text:style-name="T36">CompositorPassScene::execute</text:span> to understand how to prepare a RenderTarget and render it manually. But again, we insist you should try the Compositor.</text:p>
      <text:h text:style-name="P141" text:outline-level="1">Compositor</text:h>
      <text:p text:style-name="Text_20_body">The Compositor is a Core and key component in Ogre 2.0. In 1.x, it was just used for fancy post-processing effects. In 2.0, it's the way to tell Ogre how you want to render the scene. Without setting it up, Ogre won't render to screen.</text:p>
      <text:p text:style-name="Text_20_body">With the Compositor, the user stops having to deal with setting Viewports, RenderTargets, updating these RenderTargets every frame, etc.</text:p>
      <text:p text:style-name="Text_20_body">Instead the user has now to setup Nodes and a Workspace. The workspace is the top level system where the user indicates which Nodes he wants to use, how they will be connected, which global render textures will be declared (which can be seen by all nodes from the same workspace), where to render the final output (i.e. RenderWindow, an offscreen RenderTexture) and which SceneManager to use. The user can have multiple workspaces active at the same time.</text:p>
      <text:p text:style-name="Text_20_body">The new Compositor system was heavily inspired by Blender's Compositor system. Picture from Blender:</text:p>
      <text:p text:style-name="Text_20_body"><draw:frame draw:style-name="fr1" draw:name="gráficos4" text:anchor-type="paragraph" svg:width="17cm" svg:height="7.567cm" draw:z-index="4"><draw:image xlink:href="Pictures/100000000000052B0000024DFE1C9F23.png" xlink:type="simple" xlink:show="embed" xlink:actuate="onLoad"/></draw:frame></text:p>
      <text:p text:style-name="Text_20_body"><draw:frame draw:style-name="fr3" draw:name="gráficos5" text:anchor-type="paragraph" svg:width="17cm" svg:height="7.567cm" draw:z-index="5"><draw:image xlink:href="Pictures/100000000000052B0000024D8FEBAC4A.png" xlink:type="simple" xlink:show="embed" xlink:actuate="onLoad"/></draw:frame><text:soft-page-break/>Compositor script syntax hasn't changed much, which should make porting them quite easy. Internally though, the new system was written from scratch (while reusing &amp; reviewing some of the existing code); as the previous Compositor was stack-based, while the new one is node-based.</text:p>
      <text:p text:style-name="Text_20_body">So, if you used to manipulate the Compositor directly from C++; porting efforts could be considerably bigger.</text:p>
      <text:h text:style-name="Heading_20_2" text:outline-level="2">Nodes</text:h>
      <text:p text:style-name="Text_20_body">A compositor node most likely resembles what used to be “a compositor” in 1.x</text:p>
      <text:p text:style-name="Text_20_body">The following node clears the RT and draws everything that is in the render queue #50</text:p>
      <table:table table:name="Tabla7" table:style-name="Tabla7">
        <table:table-column table:style-name="Tabla7.A"/>
        <table:table-row>
          <table:table-cell table:style-name="Tabla7.A1" office:value-type="string">
            <text:p text:style-name="P9">compositor_node MyNode</text:p>
            <text:p text:style-name="P5">{</text:p>
            <text:p text:style-name="P2"><text:span text:style-name="T4"><text:tab/>in </text:span><text:span text:style-name="T48">0</text:span><text:span text:style-name="T4"> Input_as_MyLocaName </text:span><text:span text:style-name="T53">// Take input texture #0 and use the local name "Input_as_MyLocaName" for reference</text:span></text:p>
            <text:p text:style-name="P6"><text:tab/></text:p>
            <text:p text:style-name="P6"><text:tab/>target Input_as_MyLocaName</text:p>
            <text:p text:style-name="P2"><text:span text:style-name="T5"><text:tab/></text:span><text:span text:style-name="T6">{</text:span></text:p>
            <text:p text:style-name="P2"><text:span text:style-name="T5"><text:tab/><text:tab/></text:span><text:span text:style-name="T53">//Clear to violet</text:span></text:p>
            <text:p text:style-name="P2"><text:span text:style-name="T5"><text:tab/><text:tab/></text:span><text:span text:style-name="T21">pass</text:span><text:span text:style-name="T5"> clear</text:span></text:p>
            <text:p text:style-name="P2"><text:span text:style-name="T5"><text:tab/><text:tab/></text:span><text:span text:style-name="T6">{</text:span></text:p>
            <text:p text:style-name="P2"><text:span text:style-name="T5"><text:tab/><text:tab/><text:tab/>colour_value </text:span><text:span text:style-name="T49">1</text:span><text:span text:style-name="T5"> </text:span><text:span text:style-name="T49">0</text:span><text:span text:style-name="T5"> </text:span><text:span text:style-name="T49">1</text:span><text:span text:style-name="T5"> </text:span><text:span text:style-name="T49">1</text:span></text:p>
            <text:p text:style-name="P2"><text:span text:style-name="T5"><text:tab/><text:tab/></text:span><text:span text:style-name="T6">}</text:span></text:p>
            <text:p text:style-name="P2"><text:span text:style-name="T5"><text:tab/><text:tab/></text:span><text:span text:style-name="T21">pass</text:span><text:span text:style-name="T5"> render_scene</text:span></text:p>
            <text:p text:style-name="P2"><text:span text:style-name="T5"><text:tab/><text:tab/></text:span><text:span text:style-name="T6">{</text:span></text:p>
            <text:p text:style-name="P2"><text:span text:style-name="T5"><text:tab/><text:tab/><text:tab/>visibility_mask<text:tab/></text:span><text:span text:style-name="T49">0</text:span><text:span text:style-name="T5">xffffffff<text:tab/> </text:span><text:span text:style-name="T53">//Viewport's visibility mask</text:span></text:p>
            <text:p text:style-name="P6"/>
            <text:p text:style-name="P2"><text:span text:style-name="T5"><text:tab/><text:tab/><text:tab/>rq_first<text:tab/><text:tab/></text:span><text:span text:style-name="T49">50</text:span><text:span text:style-name="T5"><text:tab/><text:tab/></text:span><text:span text:style-name="T53">//Inclusive</text:span></text:p>
            <text:p text:style-name="P2"><text:span text:style-name="T5"><text:tab/><text:tab/><text:tab/>rq_last<text:tab/><text:tab/></text:span><text:span text:style-name="T49">51</text:span><text:span text:style-name="T5"><text:tab/><text:tab/></text:span><text:span text:style-name="T53">//Not inclusive</text:span></text:p>
            <text:p text:style-name="P2"><text:span text:style-name="T5"><text:tab/><text:tab/></text:span><text:span text:style-name="T6">}</text:span></text:p>
            <text:p text:style-name="P2"><text:span text:style-name="T5"><text:tab/></text:span><text:span text:style-name="T6">}</text:span></text:p>
            <text:p text:style-name="P6"/>
            <text:p text:style-name="P2"><text:span text:style-name="T5"><text:tab/>out </text:span><text:span text:style-name="T49">0</text:span><text:span text:style-name="T5"> Input_as_MyLocaName</text:span></text:p>
            <text:p text:style-name="P7">}</text:p>
          </table:table-cell>
        </table:table-row>
      </table:table>
      <text:p text:style-name="Text_20_body"/>
      <text:p text:style-name="Text_20_body">Where is “Input_as_MyLocaName” defined? What is its resolution? Its bit depth? The RT comes from the <text:soft-page-break/>input channel, so the answer is that it depends on how the Workspace will connect this node. The Workspace may pass a local RTT declared in a previous node or it could pass RenderWindow.</text:p>
      <text:h text:style-name="Heading_20_3" text:outline-level="3">Input &amp; output channels and RTTs</text:h>
      <text:p text:style-name="Text_20_body">A node's RT may come from three different sources:</text:p>
      <text:list xml:id="list1048458957538885943" text:style-name="L13">
        <text:list-item>
          <text:p text:style-name="P84">It was locally declared.</text:p>
        </text:list-item>
        <text:list-item>
          <text:p text:style-name="P84">It comes from an input channel.</text:p>
        </text:list-item>
        <text:list-item>
          <text:p text:style-name="P84">It is a global texture declared in the Workspace. Global textures must use the <text:span text:style-name="T37">global_</text:span> prefix</text:p>
        </text:list-item>
      </text:list>
      <text:h text:style-name="Heading_20_4" text:outline-level="4">Locally declared textures</text:h>
      <text:p text:style-name="Text_20_body">The following script declares a local texture of resolution 800x600, clears it to violet, and puts it in the output channel #0 (so other compositor nodes can use it as input):</text:p>
      <table:table table:name="Tabla8" table:style-name="Tabla8">
        <table:table-column table:style-name="Tabla8.A"/>
        <table:table-row>
          <table:table-cell table:style-name="Tabla8.A1" office:value-type="string">
            <text:p text:style-name="P9">compositor_node MyNode</text:p>
            <text:p text:style-name="P5">{</text:p>
            <text:p text:style-name="P2"><text:span text:style-name="T4"><text:tab/></text:span><text:span text:style-name="T58">texture</text:span><text:span text:style-name="T5"> rt0 </text:span><text:span text:style-name="T49">800</text:span><text:span text:style-name="T5"> </text:span><text:span text:style-name="T49">600</text:span><text:span text:style-name="T5"> PF_R8G8B8</text:span></text:p>
            <text:p text:style-name="P6"><text:tab/></text:p>
            <text:p text:style-name="P6"><text:tab/>target Input_as_MyLocaName</text:p>
            <text:p text:style-name="P2"><text:span text:style-name="T5"><text:tab/></text:span><text:span text:style-name="T6">{</text:span></text:p>
            <text:p text:style-name="P2"><text:span text:style-name="T5"><text:tab/><text:tab/></text:span><text:span text:style-name="T53">//Clear to violet</text:span></text:p>
            <text:p text:style-name="P2"><text:span text:style-name="T5"><text:tab/><text:tab/></text:span><text:span text:style-name="T21">pass</text:span><text:span text:style-name="T5"> clear</text:span></text:p>
            <text:p text:style-name="P2"><text:span text:style-name="T5"><text:tab/><text:tab/></text:span><text:span text:style-name="T6">{</text:span></text:p>
            <text:p text:style-name="P2"><text:span text:style-name="T5"><text:tab/><text:tab/><text:tab/>colour_value </text:span><text:span text:style-name="T49">1</text:span><text:span text:style-name="T5"> </text:span><text:span text:style-name="T49">0</text:span><text:span text:style-name="T5"> </text:span><text:span text:style-name="T49">1</text:span><text:span text:style-name="T5"> </text:span><text:span text:style-name="T49">1</text:span></text:p>
            <text:p text:style-name="P2"><text:span text:style-name="T5"><text:tab/><text:tab/></text:span><text:span text:style-name="T6">}</text:span></text:p>
            <text:p text:style-name="P2"><text:span text:style-name="T5"><text:tab/></text:span><text:span text:style-name="T6">}</text:span></text:p>
            <text:p text:style-name="P6"/>
            <text:p text:style-name="P2"><text:span text:style-name="T5"><text:tab/>out </text:span><text:span text:style-name="T49">0</text:span><text:span text:style-name="T5"> rt0</text:span></text:p>
            <text:p text:style-name="P7">}</text:p>
          </table:table-cell>
        </table:table-row>
      </table:table>
      <text:p text:style-name="Text_20_body">You may have noticed the syntax for declaring the RTT is <text:span text:style-name="T43">almost exactly the same</text:span> as it was in Ogre 1.x</text:p>
      <text:p text:style-name="Text_20_body">Refer to Ogre's 1.9 documentation for more information about it.</text:p>
      <text:p text:style-name="Text_20_body">There are a couple of small changes:</text:p>
      <text:list xml:id="list912491123036213190" text:style-name="L14">
        <text:list-item>
          <text:p text:style-name="P85"><text:span text:style-name="T43">New parameter “no_gamma”</text:span>: In 1.x HW gamma would be on by default if the global gamma settings were on; with no way to turn it off. But it could be forced always on using the keyword 'gamma'. In Ogre 2.x, leaving the option blank uses the system's settings, writing the keyword 'gamma' forces it on, <text:span text:style-name="T41">and using the keyword '</text:span><text:span text:style-name="T36">no_gamma</text:span><text:span text:style-name="T41">' turns it off.</text:span></text:p>
        </text:list-item>
        <text:list-item>
          <text:p text:style-name="P86">The parameter “scope” is no longer available.</text:p>
        </text:list-item>
        <text:list-item>
          <text:p text:style-name="P86">The parameter “pooled” is no longer available.</text:p>
        </text:list-item>
      </text:list>
      <text:h text:style-name="Heading_20_4" text:outline-level="4">It comes from an input channel.</text:h>
      <text:p text:style-name="Text_20_body">Input channels are numbered. An input channel must be given a name so that they can be referenced locally at node scope by all target passes. There can't be any gaps (i.e. use channels 0 &amp; 2 but not 1)</text:p>
      <text:p text:style-name="Text_20_body">Output channels are also numbered and can be assigned an RTT. This number will be later used by the <text:soft-page-break/>Workspace to perform the connections.</text:p>
      <text:p text:style-name="Text_20_body">The workspace will be responsible for connecting node A's output channels with node B's input channels. In <text:span text:style-name="T43">other words, channels are a way to send, receive and share RTTs between nodes.</text:span></text:p>
      <text:p text:style-name="Text_20_body">The only restriction is that global textures can't be used neither as input or output (global textures are referenced directly). There can be more input channels than output channels, viceversa, and there may be no input nor output channels (i.e. when working with global textures alone).</text:p>
      <text:p text:style-name="Text_20_body"/>
      <text:p text:style-name="Text_20_body">The following (rather useless) snippet takes channel #0 and sends it to output channel #1, takes input channel #1 and sends it through output channel #0 (in other words it flips the channels), and also sends an uninitialized texture created locally to channel #2:</text:p>
      <table:table table:name="Tabla19" table:style-name="Tabla19">
        <table:table-column table:style-name="Tabla19.A"/>
        <table:table-row>
          <table:table-cell table:style-name="Tabla19.A1" office:value-type="string">
            <text:p text:style-name="P9">compositor_node MyNode</text:p>
            <text:p text:style-name="P5">{</text:p>
            <text:p text:style-name="P2"><text:span text:style-name="T4"><text:tab/>in </text:span><text:span text:style-name="T48">0</text:span><text:span text:style-name="T4"> myFirstInput</text:span></text:p>
            <text:p text:style-name="P2"><text:span text:style-name="T4"><text:tab/>in </text:span><text:span text:style-name="T48">1</text:span><text:span text:style-name="T4"> mySecondInput</text:span></text:p>
            <text:p text:style-name="P10"><text:tab/></text:p>
            <text:p text:style-name="P2"><text:span text:style-name="T4"><text:tab/></text:span><text:span text:style-name="T59">texture</text:span><text:span text:style-name="T4"> rt0 target_width_scaled </text:span><text:span text:style-name="T48">0.25</text:span><text:span text:style-name="T4"> target_height_scaled </text:span><text:span text:style-name="T48">0.25</text:span><text:span text:style-name="T4"> PF_R8G8B8</text:span></text:p>
            <text:p text:style-name="P10"/>
            <text:p text:style-name="P2"><text:span text:style-name="T4"><text:tab/>out </text:span><text:span text:style-name="T48">0</text:span><text:span text:style-name="T4"> mySecondInput</text:span></text:p>
            <text:p text:style-name="P2"><text:span text:style-name="T4"><text:tab/>out </text:span><text:span text:style-name="T48">1</text:span><text:span text:style-name="T4"> myFirstInput</text:span></text:p>
            <text:p text:style-name="P2"><text:span text:style-name="T4"><text:tab/>out </text:span><text:span text:style-name="T48">2</text:span><text:span text:style-name="T4"> rt0</text:span></text:p>
            <text:p text:style-name="P10">}</text:p>
          </table:table-cell>
        </table:table-row>
      </table:table>
      <text:p text:style-name="Text_20_body"/>
      <text:p text:style-name="Text_20_body">Drawing inspiration from Blender's compositor system, the little dots on the left would be the input channels, while the dots on right would be the output texture channels:</text:p>
      <text:p text:style-name="Text_20_body"><draw:frame draw:style-name="fr4" draw:name="gráficos6" text:anchor-type="as-char" svg:width="17cm" svg:height="7.567cm" draw:z-index="18"><draw:image xlink:href="Pictures/100000000000052B0000024D86C60D55.png" xlink:type="simple" xlink:show="embed" xlink:actuate="onLoad"/></draw:frame></text:p>
      <text:h text:style-name="Heading_20_4" text:outline-level="4">It is a global texture</text:h>
      <text:p text:style-name="Text_20_body">Global textures are declared at workspace scope and have the same syntax as local textures (which is the same Ogre 1.x's syntax). There are a few restrictions:</text:p>
      <text:list xml:id="list8823190719935629022" text:style-name="L15">
        <text:list-item>
          <text:p text:style-name="P94"><text:soft-page-break/>Global texture names must contain the <text:span text:style-name="T37">global_</text:span><text:span text:style-name="T39"> prefix. Inversely, any local texture or input channel trying to use a name that starts with “global_” is illegal.</text:span></text:p>
        </text:list-item>
        <text:list-item>
          <text:p text:style-name="P87">They can't be used in input or output channels.</text:p>
        </text:list-item>
        <text:list-item>
          <text:p text:style-name="P87">Global textures can be seen by any node belonging to the same workspace, but they can't see a global texture that belongs to a different workspace.</text:p>
        </text:list-item>
        <text:list-item>
          <text:p text:style-name="P87">If a Node uses a global texture that the Workspace didn't declare, execution of the workspace will fail.</text:p>
        </text:list-item>
      </text:list>
      <text:p text:style-name="Text_20_body"><text:span text:style-name="T39">Global textures are as powerful/dangerous as global variables are in C++. The main reason of their existence is that many nodes may use temporary rtts to perform their work, and it's </text:span><text:span text:style-name="T38">very</text:span><text:span text:style-name="T39"> wasteful to declare these intermediate rtts on every node when they can be shared and reused.</text:span></text:p>
      <text:p text:style-name="P41">Sharing and reusage can also be achieved through input &amp; output channels, however for temporary rtts (or rtts that are accessed very frequently, i.e. a deferred shader's G Buffer) it would lead to connection hell; and hence global textures are a much better fit.</text:p>
      <text:list xml:id="list6324787256474219680" text:style-name="L16">
        <text:list-item>
          <text:p text:style-name="P95">in &lt;channel_id&gt; &lt;local_texture_name&gt;</text:p>
        </text:list-item>
      </text:list>
      <text:p text:style-name="P61">channel_id is a number in range [0; inf) but must be consecutive and continuous (no gaps, i.e. define channel 0, 2, but not 1). loca_texture_name cannot start with “global_”. A node definition may have no input.</text:p>
      <text:list xml:id="list35613050" text:continue-numbering="true" text:style-name="L16">
        <text:list-item>
          <text:p text:style-name="P95">out &lt;channel_id&gt; &lt;local_texture_name&gt;</text:p>
        </text:list-item>
      </text:list>
      <text:p text:style-name="P61">channel_id is a number in range [0; inf) but must be consecutive and continuous (no gaps, i.e. define channel 0, 2, but not 1). loca_texture_name cannot start with “global_”. A node definition may have no output.</text:p>
      <text:list xml:id="list35605554" text:continue-numbering="true" text:style-name="L16">
        <text:list-item>
          <text:p text:style-name="P95">custom_id &lt;string&gt;</text:p>
        </text:list-item>
      </text:list>
      <text:p text:style-name="P61">Custom string that will be hashed to identify this Node definition. Useful for classifying nodes into categories.</text:p>
      <text:h text:style-name="Heading_20_4" text:outline-level="4">Main RenderTarget</text:h>
      <text:p text:style-name="Text_20_body">When creating the Workspace instance, the C++ code will ask for the RT which should be the ultimate target (i.e. the RenderWindow). This RT is very important as keywords like “target_width_scaled” and settings like fsaa &amp; hw gamma will be based on the attributes from this main RT. This feature will be seen in more detail in the Workspace section.</text:p>
      <text:p text:style-name="Text_20_body"/>
      <table:table table:name="Tabla47" table:style-name="Tabla47">
        <table:table-column table:style-name="Tabla47.A"/>
        <table:table-row>
          <table:table-cell table:style-name="Tabla47.A1" office:value-type="string">
            <text:p text:style-name="P35">Attention #1!</text:p>
            <text:p text:style-name="P45">By default you cannot use the main RenderTarget as a texture (because it's usually the RenderWindow and D3D and OpenGL don't allow it), and doing it may result in a crash.</text:p>
            <text:p text:style-name="P45"><text:soft-page-break/></text:p>
            <text:p text:style-name="P45">It is possible to manually call node-&gt;connectFinalRT and supply a texture pointer (i.e. if the final RenderTarget is a RenderTexture) that can be bound. An automated way of doing this is not yet implemented.</text:p>
          </table:table-cell>
        </table:table-row>
      </table:table>
      <text:h text:style-name="Heading_20_3" text:outline-level="3">Target</text:h>
      <text:p text:style-name="Text_20_body">Targets include multiple passes. Their main purpose is define to which RenderTarget the passes will render to.</text:p>
      <text:p text:style-name="Text_20_body">What's worth noting is that targets accept an optional parameter '<text:span text:style-name="T36">slice</text:span>'.</text:p>
      <text:p text:style-name="Text_20_body">The slice parameter is optional and refers to which slice or face from a 3D texture (or cubemap or 2D array) to use from the given texture. Valid values can be numeric or the hint '+X'. '-X', '+Y', '-Y', '+Z', and '-Z'.</text:p>
      <text:p text:style-name="Text_20_body">Note: When the target is a 3D/Cubemap/array texture, if the slice goes out of bounds, an exception will be raised. If the target is a 2D or 1D texture, this value is silently ignored. Default: slice = 0</text:p>
      <text:h text:style-name="Heading_20_3" text:outline-level="3">Passes</text:h>
      <text:p text:style-name="Text_20_body">Passes are the same as they were in Ogre 1.x. At the time of writing there are 6 types of passes:</text:p>
      <text:list xml:id="list7122140101359962239" text:style-name="L17">
        <text:list-item>
          <text:p text:style-name="P96">clear (PASS_CLEAR)</text:p>
        </text:list-item>
        <text:list-item>
          <text:p text:style-name="P96">quad (PASS_QUAD)</text:p>
        </text:list-item>
        <text:list-item>
          <text:p text:style-name="P96">resolve (PASS_RESOLVE)</text:p>
        </text:list-item>
        <text:list-item>
          <text:p text:style-name="P96">render_scene (PASS_SCENE)</text:p>
        </text:list-item>
        <text:list-item>
          <text:p text:style-name="P96">stencil (PASS_STENCIL)</text:p>
        </text:list-item>
      </text:list>
      <text:list xml:id="list7301594334719987002" text:style-name="L18">
        <text:list-item>
          <text:p text:style-name="P97">custom (PASS_CUSTOM)</text:p>
        </text:list-item>
      </text:list>
      <text:p text:style-name="Text_20_body">More passes are planned including the ability for users to extend with custom passes which used to be present in 1.x.</text:p>
      <text:p text:style-name="Text_20_body">Planned passes are:</text:p>
      <text:list xml:id="list5003680478533065132" text:style-name="L19">
        <text:list-item>
          <text:p text:style-name="P98">Paraboloid mapping passes (useful for efficient env. mapping and point light shadow maps)</text:p>
        </text:list-item>
        <text:list-item>
          <text:p text:style-name="P98">N pass (optimizes Ogre data for two or more passes i.e. a Z pre-pass with minimum overhead in the engine since the cull data is the same)</text:p>
        </text:list-item>
      </text:list>
      <text:p text:style-name="Text_20_body">All passes support the following script parameters:</text:p>
      <text:list xml:id="list35581839" text:continue-list="list35605554" text:style-name="L16">
        <text:list-item>
          <text:p text:style-name="P95">pass &lt;type&gt; [customId]</text:p>
        </text:list-item>
      </text:list>
      <text:p text:style-name="P61">'<text:span text:style-name="T36">type</text:span>' must be one of the supported types: clear, quad, resolve, render_scene, stencil, custom.</text:p>
      <text:p text:style-name="P61"><text:soft-page-break/>The <text:span text:style-name="T36">customId</text:span><text:span text:style-name="T41"> parameter is optional and is used by custom passes to give the registered custom pass provider the means to identify multiple types, in case there are more than one type of custom passes.</text:span></text:p>
      <text:list xml:id="list35595045" text:continue-numbering="true" text:style-name="L16">
        <text:list-item>
          <text:p text:style-name="P95">num_initial &lt;number&gt;</text:p>
        </text:list-item>
      </text:list>
      <text:p text:style-name="P61">Number of times this will be executed. Default is -1, which means always execute. When the execution count hits that value, it won't executed again until a d3d device reset, resize or workspace recreation (the execution count is reset and executed N times again)</text:p>
      <text:p text:style-name="P61">This parameter replaces the “only_initial” parameter in Ogre 1.x.</text:p>
      <text:list xml:id="list35581656" text:continue-numbering="true" text:style-name="L16">
        <text:list-item>
          <text:p text:style-name="P95">identifier &lt;number&gt;</text:p>
        </text:list-item>
      </text:list>
      <text:p text:style-name="P61">An arbitrary user-defined numeric ID used for identifying individual passes in the C++ code.</text:p>
      <text:list xml:id="list35609104" text:continue-numbering="true" text:style-name="L16">
        <text:list-item>
          <text:p text:style-name="P95">execution_mask &lt;hex number&gt;</text:p>
        </text:list-item>
      </text:list>
      <text:p text:style-name="P61">8-bit hex value. Specifies the execution mask. For more information see <text:a xlink:type="simple" xlink:href="#4.5.Stereo and Split-Screen Rendering|outline">Stereo and Split-Screen Rendering for more information</text:a>. Default is 0xFF except for clear passes, which default to 0x01.</text:p>
      <text:list xml:id="list35612768" text:continue-numbering="true" text:style-name="L16">
        <text:list-item>
          <text:p text:style-name="P95">viewport_modifier_mask &lt;hex number&gt;</text:p>
        </text:list-item>
      </text:list>
      <text:p text:style-name="P61">8-bit hex value. Specifies the viewport modifier mask. For more information see <text:a xlink:type="simple" xlink:href="#4.5.Stereo and Split-Screen Rendering|outline">Stereo and Split-Screen Rendering for more information</text:a>. Default is 0xFF except for clear passes, which default to 0x00.</text:p>
      <text:h text:style-name="Heading_20_4" text:outline-level="4">clear</text:h>
      <text:p text:style-name="Text_20_body">The syntax for clear passes is the same as 1.x; except that by default now Stencil is also cleared. This follows performance reasons, as GPU architectures where the Z buffer is tied with the stencil buffer, clearing only the Z buffer hinders the driver from discarding the buffer entirely or using fast Z clears.</text:p>
      <text:p text:style-name="Text_20_body">Additionally, all passes can define the viewport area they will work on, meaning clearing specific regions is now possible.</text:p>
      <text:h text:style-name="Heading_20_4" text:outline-level="4">quad</text:h>
      <text:p text:style-name="Text_20_body">Quad passes have the same syntax as 1.x; plus the following keywords have been added:</text:p>
      <text:list xml:id="list6212420312624120782" text:style-name="L20">
        <text:list-item>
          <text:p text:style-name="P99">use_quad [yes|no]</text:p>
        </text:list-item>
      </text:list>
      <text:p text:style-name="P52">Default is <text:span text:style-name="T38">no</text:span>. When <text:span text:style-name="T36">no</text:span>; the compositor will draw a fullscreen <text:span text:style-name="T36">triangle</text:span>. Due to how modern GPUs work, using two rectangles wastes GPU processing power in the diagonal borders because pixels are processed <text:span text:style-name="T36">at least</text:span> in 2x2 blocks; and the results from the pixels out of the triangle have to be discarded. A single triangle is more efficient as all blocks are fill the viewport area, and when the rectangle goes out of the viewport, the gpu efficiently clips it.</text:p>
      <text:p text:style-name="P52">When the viewport is not 0 0 1 1; this value is forced to <text:span text:style-name="T36">yes</text:span>. The following picture illustrates a <text:soft-page-break/>fullscreen triangle:</text:p>
      <text:p text:style-name="P52"><draw:frame draw:style-name="fr1" draw:name="gráficos7" text:anchor-type="paragraph" svg:width="10.412cm" svg:height="10.412cm" draw:z-index="6"><draw:image xlink:href="Pictures/100000000000020000000200CD4B9EC1.png" xlink:type="simple" xlink:show="embed" xlink:actuate="onLoad"/></draw:frame>Interpolation will cause that the effective UV coordinates will be in the [0; 1] range while inside the viewport area.</text:p>
      <text:p text:style-name="P52">Using camera_far_corners_world_space will also force to use a quad instead of a tri (but camera_far_corners_view_space works with tris)</text:p>
      <text:p text:style-name="P52">For an explanation of why this is a performance optimization, refer to “<text:a xlink:type="simple" xlink:href="http://fgiesen.wordpress.com/2013/02/10/optimizing-the-basic-rasterizer/">Optimizing the basic rasterizer</text:a>” by Fabien Giesen.</text:p>
      <text:p text:style-name="P53"/>
      <text:p text:style-name="P53">The following setting was available in Ogre 1.x; but was not documented:</text:p>
      <text:list xml:id="list35609780" text:continue-list="list35612768" text:style-name="L16">
        <text:list-item>
          <text:p text:style-name="P95">quad_normals [camera_far_corners_view_space|camera_far_corners_world_space]</text:p>
        </text:list-item>
      </text:list>
      <text:p text:style-name="P61">Sends through the “NORMALS” semantic the camera's frustum corners in either world space or view space. This is particularly useful for efficiently reconstructing position using only the depth and the corners.</text:p>
      <text:p text:style-name="P61">Interesting read: Reconstructing Position From Depth <text:a xlink:type="simple" xlink:href="http://mynameismjp.wordpress.com/2009/03/10/reconstructing-position-from-depth/">Part I</text:a>, <text:a xlink:type="simple" xlink:href="http://mynameismjp.wordpress.com/2009/05/05/reconstructing-position-from-depth-continued/">Part II</text:a>, <text:a xlink:type="simple" xlink:href="http://mynameismjp.wordpress.com/2010/09/05/position-from-depth-3/">Part III</text:a></text:p>
      <text:p text:style-name="P53">Starting Ogre 2.0, UV coordinates are always sent to the vertex shader in pass quads.</text:p>
      <text:p text:style-name="P53"/>
      <table:table table:name="Tabla51" table:style-name="Tabla51">
        <table:table-column table:style-name="Tabla51.A"/>
        <table:table-row>
          <table:table-cell table:style-name="Tabla51.A1" office:value-type="string">
            <text:p text:style-name="P35">Attention!</text:p>
            <text:p text:style-name="P45">In Ogre 2.x; you need to apply the <text:span text:style-name="T43">world-view-proj matrix</text:span> so that the the pass being drawn compensates <text:soft-page-break/>for texel-to-pixel aligning reads in Direct3D9. Failing to do so will not only cause the aforementioned alignment issue, but also will cause glitches when the viewport is not 0 0 1 1</text:p>
            <text:p text:style-name="P45">In Ogre 1.x, only the proj matrix was necessary to fix texture flipping issues when rendering to FBOs in OpenGL.</text:p>
          </table:table-cell>
        </table:table-row>
      </table:table>
      <text:p text:style-name="Text_20_body"/>
      <text:h text:style-name="Heading_20_4" text:outline-level="4">resolve</text:h>
      <table:table table:name="Tabla10" table:style-name="Tabla10">
        <table:table-column table:style-name="Tabla10.A"/>
        <table:table-row>
          <table:table-cell table:style-name="Tabla10.A1" office:value-type="string">
            <text:p text:style-name="Table_20_Contents"><text:span text:style-name="T43">Note:</text:span> at the time of writing, resolve passes have not been fully implemented</text:p>
          </table:table-cell>
        </table:table-row>
      </table:table>
      <text:p text:style-name="Text_20_body">TBD</text:p>
      <text:p text:style-name="Text_20_body">When the Render System doesn't support explicit resolves (or textures were created with no msaa setting), textures are treated as implicitly resolved and all resolve passes are ignored.</text:p>
      <text:p text:style-name="Text_20_body">See <text:a xlink:type="simple" xlink:href="#3.1.3.1.MSAA: Explicit vs Implicit resolves|outline"><text:span text:style-name="T36">MSAA: Explicit vs Implicit resolves</text:span></text:a> section for more information.</text:p>
      <text:h text:style-name="Heading_20_4" text:outline-level="4">render_scene</text:h>
      <text:p text:style-name="Text_20_body">The syntax is also similar to 1.x; but there were a couple modifications:</text:p>
      <text:list xml:id="list7462432260294907174" text:style-name="L21">
        <text:list-item>
          <text:p text:style-name="P100">rq_first <text:s/>&lt;id&gt;</text:p>
        </text:list-item>
      </text:list>
      <text:p text:style-name="P62">Replaces first_render_queue. The default is 0. Must be a value between 0 and 255. The value is inclusive</text:p>
      <text:list xml:id="list35599463" text:continue-numbering="true" text:style-name="L21">
        <text:list-item>
          <text:p text:style-name="P100">rq_last <text:s/>&lt;id&gt;</text:p>
        </text:list-item>
      </text:list>
      <text:p text:style-name="P62">Replaces last_render_queue. The default is “max” which is a special parameter that implies the last active render queue ID. If numeric, value must be between 0 and 255. The value is <text:span text:style-name="T43">not</text:span> inclusive.</text:p>
      <text:list xml:id="list35592190" text:continue-numbering="true" text:style-name="L21">
        <text:list-item>
          <text:p text:style-name="P100">viewport <text:s/>&lt;left&gt; &lt;top&gt; &lt;width&gt; &lt;height&gt; [&lt;scissor_left&gt; &lt;scissor_top&gt; &lt;scissor_width&gt; &lt;scissor_height&gt;]</text:p>
        </text:list-item>
      </text:list>
      <text:p text:style-name="P62">Specifies the viewport. Also supported by all other passes (i.e. clear &amp; quads), The default is “0 0 1 1” which covers the entire screen. Values should be between 0 and 1.</text:p>
      <text:p text:style-name="P62">When 4 parameters are suplied, the scissor box will match the viewport's. All 8 parameters allow to set a custom scissor box. <text:span text:style-name="T36">Note:</text:span> Scissor testing must be enabled by the Hlms Macroblock for it to work, we just set the size here.</text:p>
      <text:p text:style-name="P62">The Compositor will automatically share Viewport pointers between different passes to the same RenderTarget (even for different nodes) as long as they share the exact same parameters.</text:p>
      <text:list xml:id="list35607318" text:continue-numbering="true" text:style-name="L21">
        <text:list-item>
          <text:p text:style-name="P100">visibility_mask &lt;number&gt;</text:p>
        </text:list-item>
      </text:list>
      <text:p text:style-name="P62">Visibility mask to be used by the pass' viewport. Those entities that fail the test '<text:span text:style-name="T36">entityMask &amp; </text:span><text:soft-page-break/><text:span text:style-name="T36">visibility_mask</text:span>' will not be rendered. There are no significant changes to Ogre 1.x, except that the script compiler now accepts hexadecimal values with the 0x prefix; not just decimal values.</text:p>
      <text:list xml:id="list35602022" text:continue-numbering="true" text:style-name="L21">
        <text:list-item>
          <text:p text:style-name="P100">shadows &lt;off|shadow_node_name&gt; &lt;reuse|recalculate|first&gt;</text:p>
        </text:list-item>
      </text:list>
      <text:p text:style-name="P62">Off by default. Specifies the shadow node to use for rendering with shadow maps. See section about <text:a xlink:type="simple" xlink:href="#3.2.4.Reuse, recalculate &amp; first|outline"><text:span text:style-name="T36">Shadow Nodes</text:span></text:a> for more information. When a shadow node's name is provided, the second parameter defaults to “<text:span text:style-name="T36">first</text:span>”.</text:p>
      <text:list xml:id="list35585058" text:continue-numbering="true" text:style-name="L21">
        <text:list-item>
          <text:p text:style-name="P100">camera &lt;camera_name&gt;</text:p>
        </text:list-item>
      </text:list>
      <text:p text:style-name="P62">When not specified, the default camera is used for rendering the pass (this default camera is specified when instantiating the workspace from C++).</text:p>
      <text:p text:style-name="P62">When a name is given, the Compositor will look for this camera and use it. Very useful for reflection passes (mirrors, water) where the user wants to be in control of the camera, while the Compositor is associated with it. The Camera must be created by the user before the workspace is instantiated and remain valid until the workspace is destroyed.</text:p>
      <text:list xml:id="list35586967" text:continue-numbering="true" text:style-name="L21">
        <text:list-item>
          <text:p text:style-name="P100">lod_camera &lt;camera_name&gt;</text:p>
        </text:list-item>
      </text:list>
      <text:p text:style-name="P62">The camera point of view from which the LOD calculations will be based from (i.e. useful for shadow mapping, which needs the LOD to match that of the user camera). When an empty string is provided, Ogre will assume the lod camera is the same as the current camera, except for shadow nodes in which it will assume it's the lod_camera from the normal pass the shadow node is attached to. Default: Empty string.</text:p>
      <text:list xml:id="list35597350" text:continue-numbering="true" text:style-name="L21">
        <text:list-item>
          <text:p text:style-name="P100">lod_update_list <text:span text:style-name="T74">[yes|no]</text:span></text:p>
        </text:list-item>
      </text:list>
      <text:p text:style-name="P62">When No (or false), the LOD list won't be updated, and will use the LOD lists of calculated by a previous pass. This saves valuable CPU time. Useful for multiple passes using the same lod_camera (without a pass in the middle with a different lod_camera that would override the cached LOD lists). If your application is extremely CPU bound, and hence you don't need LOD, turning this setting to false in all passes will effectively turn lodding off (and alleviate the CPU). Default: Yes; except for passes belonging to shadow nodes, which is forced to false unless lod_camera is a non-empty string.</text:p>
      <text:list xml:id="list35599073" text:continue-numbering="true" text:style-name="L21">
        <text:list-item>
          <text:p text:style-name="P100">lod_bias <text:s/>&lt;bias&gt;</text:p>
        </text:list-item>
      </text:list>
      <text:p text:style-name="P62">Applies a bias multiplier to the lod. Valid values are in range [0; Inf). A higher lod bias causes LOD to pop up sooner. Default: 1.0</text:p>
      <text:list xml:id="list35595755" text:continue-numbering="true" text:style-name="L21">
        <text:list-item>
          <text:p text:style-name="P100">camera_cubemap_reorient <text:span text:style-name="T74">[yes|no]</text:span></text:p>
        </text:list-item>
      </text:list>
      <text:p text:style-name="P62">When Yes, the camera will be reoriented for rendering cubemaps, depending on which slice of the render target we're rendering to (3D, Cubemaps and 2D-array textures only). Its original orientation is restored after the pass finishes. The rotations are relative to its original <text:soft-page-break/>orientation, which can produce counter-intuitive results if the Camera wasn't set to identity (unless that's the desired effect). See <text:a xlink:type="simple" xlink:href="#4.1.2.Passes|outline">Passes</text:a> section on how to indicate which slice should we render to. Default: No.</text:p>
      <text:p text:style-name="P62"><text:span text:style-name="T43">Note:</text:span> if the target is not a cubemap, Ogre will still try to rotate the camera, often to unintended angles.</text:p>
      <text:h text:style-name="P151" text:outline-level="4">stencil</text:h>
      <text:p text:style-name="P53">Stencil passes haven't changed at all since Ogre 1.x; remember to restore the stencil passes before leaving the node otherwise next nodes that will be executed may use unexpected stencil settings.</text:p>
      <text:h text:style-name="Heading_20_3" text:outline-level="3">Textures</text:h>
      <text:h text:style-name="Heading_20_4" text:outline-level="4">MSAA: Explicit vs Implicit resolves</text:h>
      <text:p text:style-name="Text_20_body">Not long ago, MSAA support was automatic, and worked flawlessly with forward renderers and no postprocessing. Direct3D 9 and OpenGL were not able to access the individual MSAA subsamples from shaders at all.</text:p>
      <text:p text:style-name="Text_20_body">Fast forward to the present, MSAA resolving should be performed after HDR to avoid halos around edges, and deferred shading can't resolve the G-Buffer otherwise aliasing only gets worse.</text:p>
      <text:p text:style-name="Text_20_body">Direct3D10 and GL 3.2 introduced the ability of access the MSAA subsamples from a shader, also giving the ability to write custom resolves.</text:p>
      <text:p text:style-name="Text_20_body">For those unaware what “resolving MSAA” means; a very brief explanation is that when rendering using 2xMSAA, we're actually rendering to a RT that is twice the resolution. “Resolving” is the act of scaling down the resolution into the real RT (i.e. think of Photoshop or Gimp's downscale filter modes). See the Resources section at the end for links to detailed explanations of how MSAA works.</text:p>
      <text:p text:style-name="Text_20_body">To cleanly deal with this new feature without breaking compatibility with D3D9 &amp; older GL render systems while at the same time being able to effortlessly switch MSAA on and off; the notion of “Explicit” and “Implicit” resolves were added.</text:p>
      <text:h text:style-name="Heading_20_5" text:outline-level="5">Implicit resolves</text:h>
      <text:p text:style-name="Text_20_body">By default all RTTs are implicitly resolved. The behavior of implicitly resolved textures mimics Ogre 1.x (except for implementation and design issues in Ogre 1.x that could cause an RTT to resolve multiple times per frame unnecessarily)</text:p>
      <text:p text:style-name="Text_20_body">The RTT has an internal flag for being “dirty”. The texture gets dirty when rendering to it; and it stops being dirty when it is resolved.</text:p>
      <text:p text:style-name="Text_20_body">When you attempt to bind a dirty RTTs as a texture, you're forcing Ogre to resolve it. This means that you should try to delay using the RTT as a texture as much as possible until you've done with rendering to it.</text:p>
      <text:p text:style-name="Text_20_body">Otherwise the RTT may resolve more than once if you render to it: render (gets dirty), use it as a texture, <text:soft-page-break/>render to it again (gets dirty again), and use again as a texture (all in the same frame). In some cases this is unavoidable, but often it isn't.</text:p>
      <text:h text:style-name="Heading_20_5" text:outline-level="5">Explicit resolves</text:h>
      <text:p text:style-name="Text_20_body">Explicit resolves are used when you want to either implement a custom resolve other than the API's default; or you want access to the MSAA subsamples directly through shaders.</text:p>
      <text:p text:style-name="Text_20_body">Like implicit resolves, RTTs have a dirty flag. However:</text:p>
      <text:list xml:id="list8456040978341708413" text:style-name="L22">
        <text:list-item>
          <text:p text:style-name="P101">Attempting to bind a dirty RTT as a texture will cause Ogre to send the MSAA buffer; granting the shader the ability to access subsamples.</text:p>
        </text:list-item>
        <text:list-item>
          <text:p text:style-name="P101">Attempting to bind a non-dirty dirty RTT as a texture will cause Ogre to send the resolved buffer. The shader won't be able to access subsamples.</text:p>
        </text:list-item>
      </text:list>
      <text:p text:style-name="Text_20_body">In summary, shaders can access subsamples while a texture is dirty. To clean the dirty flag and perform a resolve on the RTT, use the <text:a xlink:type="simple" xlink:href="#3.1.2.3.resolve|outline">PASS_RESOLVE pass</text:a>. This is why they're called “explicit” resolves; because you have to <text:span text:style-name="T36">explicitly </text:span>tell Ogre to <text:span text:style-name="T41">resolve</text:span> an msaa target and unset the dirty flag<text:note text:id="ftn5" text:note-class="footnote"><text:note-citation>5</text:note-citation><text:note-body><text:p text:style-name="Footnote">Note: You're allowed to keep an explicitly resolved textured dirty forever (i.e. never resolve, in case your main purpose is to always access fsaa subsamples)</text:p></text:note-body></text:note>.</text:p>
      <text:p text:style-name="Text_20_body">On RenderSystems where explicit resolving is not supported, all textures will be treated as implicitly resolved and PASS_RESOLVE passes will be ignored; which should work straightforward and without issues except for a few corner cases.</text:p>
      <text:p text:style-name="Text_20_body">Use the RSC_EXPLICIT_FSAA_RESOLVE Render system capability flag to check if the API supports explicit resolves.</text:p>
      <text:h text:style-name="Heading_20_5" text:outline-level="5">Resources</text:h>
      <text:list xml:id="list3465041398462011753" text:style-name="L23">
        <text:list-item>
          <text:p text:style-name="P102"><text:a xlink:type="simple" xlink:href="http://mynameismjp.wordpress.com/2012/10/24/msaa-overview/"><text:span text:style-name="T63">A Quick Overview of MSAA</text:span></text:a></text:p>
        </text:list-item>
        <text:list-item>
          <text:p text:style-name="P102"><text:a xlink:type="simple" xlink:href="http://mynameismjp.wordpress.com/2012/10/28/msaa-resolve-filters/"><text:span text:style-name="T63">Experimenting with Reconstruction Filters for MSAA Resolve</text:span></text:a></text:p>
        </text:list-item>
      </text:list>
      <text:h text:style-name="Heading_20_2" text:outline-level="2">Shadow Nodes</text:h>
      <text:p text:style-name="Text_20_body">The only way to have shadows in Ogre is through shadow nodes.</text:p>
      <text:p text:style-name="Text_20_body">Stencil shadows and “textured shadows” have been removed from Ogre 2.0; only depth shadow maps are supported.</text:p>
      <text:p text:style-name="Text_20_body">A shadow node is a special type of Node (in fact, the class inherits from CompositorNode) that is executed inside a regular node (normally, a render_scene pass) instead of being connected to other nodes.</text:p>
      <text:p text:style-name="P36">It is possible however, to connect the output from a Shadow Node to a regular Node for further postprocessing (i.e. reflective shadow maps for real time Global Illumination), but Shadow Nodes cannot have input. <text:span text:style-name="T36">This particular feature (output to regular nodes) is still a work in progress at the time of writing since ensuring the regular node is executed after the shadow node has been executed can be a bit tricky</text:span>.</text:p>
      <text:h text:style-name="Heading_20_3" text:outline-level="3"><text:soft-page-break/>Setting up shadow nodes</text:h>
      <text:p text:style-name="Text_20_body">Shadow nodes work very similar to regular nodes. Perhaps their most noticeable difference is how are RTTs defined. The following keywords are supposed at shadow node scope:</text:p>
      <text:list xml:id="list35610065" text:continue-list="list35595755" text:style-name="L21">
        <text:list-item>
          <text:p text:style-name="P100">technique &lt;uniform|planeoptimal|focused|lispsm|pssm&gt;</text:p>
        </text:list-item>
      </text:list>
      <text:p text:style-name="P62">Specifies which shadow technique to use for the subsequent shadow map declarations. The default is uniform.</text:p>
      <table:table table:name="Tabla11" table:style-name="Tabla11">
        <table:table-column table:style-name="Tabla11.A"/>
        <table:table-row>
          <table:table-cell table:style-name="Tabla11.A1" office:value-type="string">
            <text:p text:style-name="Table_20_Contents"><text:span text:style-name="T43">Note:</text:span> at the time of writing, lispsm technique is broken and has terrible artifacts. This bug seems to affect both Ogre 1.9 &amp; 2.0. Use focused technique instead.</text:p>
            <text:p text:style-name="Table_20_Contents">planeoptimal has also not been implemented yet.</text:p>
          </table:table-cell>
        </table:table-row>
      </table:table>
      <text:list xml:id="list35606281" text:continue-numbering="true" text:style-name="L21">
        <text:list-item>
          <text:p text:style-name="P100">use_aggressive_focus_region &lt;true|false&gt;</text:p>
        </text:list-item>
      </text:list>
      <text:p text:style-name="P62">Used by Focused, LispSM &amp; PSSM techniques. Default is true. If you're having shadow mapping glitches, try setting this value to false. Note however, quality degradation for disabling it can be noticeable.</text:p>
      <text:list xml:id="list35589333" text:continue-numbering="true" text:style-name="L21">
        <text:list-item>
          <text:p text:style-name="P100">optimal_adjust_factor &lt;factor&gt;</text:p>
        </text:list-item>
      </text:list>
      <text:p text:style-name="P62">Used by LispSM &amp; PSSM techniques. Default is 5. Lower values improve the quality of shadow maps closer to camera, while higher values reduce the “projection skew” which is the key feature of lispsm; thus causing quality to revert and look more like focused.</text:p>
      <text:p text:style-name="P63">Tip:<text:span text:style-name="T63"> When this value is negative, lispsm reverts to a focused shadow map technique. This is very useful for users who want to use PSSM techniques with focused setups instead of LispSM.</text:span></text:p>
      <text:list xml:id="list35605127" text:continue-numbering="true" text:style-name="L21">
        <text:list-item>
          <text:p text:style-name="P100">light_direction_threshold &lt;angle_in_degrees&gt;</text:p>
        </text:list-item>
      </text:list>
      <text:p text:style-name="P62">Used by LispSM &amp; PSSM techniques. Default is 25. Originally, LispSM produces artifacts when the camera's direction is parallel to the light's direction. When the angle between the camera direction and the light's is lower than the threshold Ogre begins to gradually increase the optimal_adjust_factor so that it reverts back to focused setup, thus getting rid of these artifacts.</text:p>
      <text:p text:style-name="P63">Notes:<text:span text:style-name="T63"> When optimal_adjust_factor is negative (i.e. pssm + focused), this setting is ignored.</text:span></text:p>
      <text:list xml:id="list35613160" text:continue-numbering="true" text:style-name="L21">
        <text:list-item>
          <text:p text:style-name="P100">num_splits &lt;num_splits&gt;</text:p>
        </text:list-item>
      </text:list>
      <text:p text:style-name="P62">Only used by PSSM techniques. Specifies the number of splits per light. Can vary per shadow map. The number of splits must be greater than 2. Default is 3.</text:p>
      <text:list xml:id="list35588438" text:continue-numbering="true" text:style-name="L21">
        <text:list-item>
          <text:p text:style-name="P100">pssm_lambda &lt;lambda&gt;</text:p>
        </text:list-item>
      </text:list>
      <text:p text:style-name="P62">Only used by PSSM techniques. Value usually between 0 &amp; 1. The default is 0.95. PSSM's lambda is a weight value for a linear interpolation between exponential and linear separation between each split. A higher lambda will use exponential distribution, thus closer shadows will improve quality. A lower lambda will use a linear distribution, pushing the splits further, <text:soft-page-break/>improving the quality of shadows in the distance.</text:p>
      <text:list xml:id="list2199268575818999504" text:style-name="L24">
        <text:list-item>
          <text:p text:style-name="P103">shadow_atlas &lt;name&gt; light &lt;light index&gt; [split &lt;split index&gt;]</text:p>
        </text:list-item>
      </text:list>
      <text:p text:style-name="P62">See <text:a xlink:type="simple" xlink:href="#3.2.3.Shadow map atlas|outline">shadow atlas section</text:a>.</text:p>
      <table:table table:name="Tabla12" table:style-name="Tabla12">
        <table:table-column table:style-name="Tabla12.A"/>
        <table:table-row>
          <table:table-cell table:style-name="Tabla12.A1" office:value-type="string">
            <text:p text:style-name="P37">shadow_map &lt;Name&gt; &lt;Width&gt; &lt;Height&gt; &lt;Pixel Format&gt; [&lt;MRT Pixel Format2&gt;] [&lt;MRT Pixel FormatN&gt;] <text:s/>[gamma] [fsaa &lt;fsaa_level&gt;] [depth_pool &lt;poolId&gt;] light &lt;lightIndex&gt; [split &lt;index&gt;]</text:p>
          </table:table-cell>
        </table:table-row>
      </table:table>
      <text:p text:style-name="Text_20_body">Shadow maps declaration order is important. The first shadow map declared becomes shadow map #0; the second shadow map declared becomes #1; and so on. Most of the settings are the same as for regular textures. So only the new settings or the ones that behave differently will be described:</text:p>
      <text:list xml:id="list647679240675941337" text:style-name="L25">
        <text:list-item>
          <text:p text:style-name="P104">&lt;Name&gt;</text:p>
        </text:list-item>
      </text:list>
      <text:p text:style-name="P62">Like regular textures, a locally unique name must be assigned (and cannot start with <text:span text:style-name="T36">global_</text:span> prefix). To avoid confusions, it is highly recommended that you name them by the number of shadow map. i.e. name the first shadow map “0”, the second one “1”</text:p>
      <text:list xml:id="list35609994" text:continue-numbering="true" text:style-name="L25">
        <text:list-item>
          <text:p text:style-name="P104">&lt;fsaa&gt;</text:p>
        </text:list-item>
      </text:list>
      <text:p text:style-name="P62">The default value is always 0 regardless of system settings. Setting this to higher values will activate fsaa. This behavior differs from regular texture declarations.</text:p>
      <text:list xml:id="list35588070" text:continue-numbering="true" text:style-name="L25">
        <text:list-item>
          <text:p text:style-name="P104">&lt;gamma&gt;</text:p>
        </text:list-item>
      </text:list>
      <text:p text:style-name="P62">When not present, shadow maps will never use HW gamma conversion, regardless of system settings. When this setting is present, the texture will perform automatic HW gamma conversion for you (when supported by the hardware). This behavior differs from regular texture declarations.</text:p>
      <text:list xml:id="list35592344" text:continue-numbering="true" text:style-name="L25">
        <text:list-item>
          <text:p text:style-name="P104">light &lt;index&gt;</text:p>
        </text:list-item>
      </text:list>
      <text:p text:style-name="P62">Indicates which light index will be associated with this shadow map. i.e. the Shadow map #0 may contain the Nth closest shadow mapping light to the entity, not necessarily the first one.</text:p>
      <text:list xml:id="list35612967" text:continue-numbering="true" text:style-name="L25">
        <text:list-item>
          <text:p text:style-name="P104">split &lt;split index&gt;</text:p>
        </text:list-item>
      </text:list>
      <text:p text:style-name="P62">Default: 0; only necessary when using PSSM techniques. Indicates which split this shadow map refers to.</text:p>
      <text:p text:style-name="P53"/>
      <table:table table:name="Tabla13" table:style-name="Tabla13">
        <table:table-column table:style-name="Tabla13.A"/>
        <table:table-row>
          <table:table-cell table:style-name="Tabla13.A1" office:value-type="string">
            <text:p text:style-name="P37">shadow_map &lt;shadowMapName0&gt; &lt;shadowMapName1&gt; {}</text:p>
          </table:table-cell>
        </table:table-row>
      </table:table>
      <text:p text:style-name="Text_20_body">Declaring a shadow map is not enough. You need to tell Ogre what do you want to render to it. And for that you need render_scene passes.</text:p>
      <text:p text:style-name="Text_20_body">Shadow nodes can be written with the regular “target { pass render_scene {} }” syntax. However when you have 6 shadow maps with the same exact pass settings, it's cumbersome to write the pass six times. Instead the “<text:span text:style-name="T36">shadow_map</text:span>” keyword repeats the passes for you.</text:p>
      <text:h text:style-name="Heading_20_3" text:outline-level="3"><text:soft-page-break/>Example</text:h>
      <text:p text:style-name="Text_20_body">The following is a basic script that will set a single shadow map with a focused setup:</text:p>
      <text:p text:style-name="Text_20_body"/>
      <table:table table:name="Tabla44" table:style-name="Tabla44">
        <table:table-column table:style-name="Tabla44.A"/>
        <table:table-row>
          <table:table-cell table:style-name="Tabla44.A1" office:value-type="string">
            <text:p text:style-name="P15">compositor_node_shadow myShadowNode</text:p>
            <text:p text:style-name="P11">{</text:p>
            <text:p text:style-name="P2"><text:span text:style-name="T10"><text:tab/></text:span><text:span text:style-name="T24">technique</text:span><text:span text:style-name="T10"> focused</text:span></text:p>
            <text:p text:style-name="P2"><text:span text:style-name="T11"><text:tab/>shadow_map </text:span><text:span text:style-name="T51">0</text:span><text:span text:style-name="T11"> </text:span><text:span text:style-name="T51">2048</text:span><text:span text:style-name="T11"> </text:span><text:span text:style-name="T51">2048</text:span><text:span text:style-name="T11"> PF_FLOAT16_R light </text:span><text:span text:style-name="T51">0</text:span></text:p>
            <text:p text:style-name="P2"><text:span text:style-name="T11"><text:tab/></text:span><text:span text:style-name="T55">//Render shadow map "0"</text:span></text:p>
            <text:p text:style-name="P2"><text:span text:style-name="T11"><text:tab/>shadow_map </text:span><text:span text:style-name="T51">0</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rq_first </text:span><text:span text:style-name="T51">0</text:span></text:p>
            <text:p text:style-name="P12"><text:tab/><text:tab/><text:tab/>rq_last max</text:p>
            <text:p text:style-name="P2"><text:span text:style-name="T11"><text:tab/><text:tab/></text:span><text:span text:style-name="T12">}</text:span></text:p>
            <text:p text:style-name="P2"><text:span text:style-name="T11"><text:tab/></text:span><text:span text:style-name="T12">}</text:span></text:p>
            <text:p text:style-name="P12">}</text:p>
          </table:table-cell>
        </table:table-row>
      </table:table>
      <text:p text:style-name="Text_20_body"/>
      <text:p text:style-name="Text_20_body">The typical setup is to have one directional light for the sun, and then multiple point or spot lights. This means directional light should use a PSSM setting for best quality, while point &amp; spot lights shadow maps could use focused or uniform.</text:p>
      <text:p text:style-name="Text_20_body">The following script creates 3 shadow maps for 3 PSSM splits, and 3 additional ones for the remaining lights:</text:p>
      <table:table table:name="Tabla46" table:style-name="Tabla46">
        <table:table-column table:style-name="Tabla46.A"/>
        <table:table-row>
          <table:table-cell table:style-name="Tabla46.A1" office:value-type="string">
            <text:p text:style-name="P15">compositor_node_shadow myShadowNode</text:p>
            <text:p text:style-name="P11">{</text:p>
            <text:p text:style-name="P11"><text:span text:style-name="T63"><text:tab/></text:span><text:span text:style-name="T19">technique</text:span><text:span text:style-name="T63"> pssm</text:span></text:p>
            <text:p text:style-name="P2"><text:span text:style-name="T10"><text:tab/></text:span><text:span text:style-name="T55">//Render 1st closest light, splits 0 1 &amp; 2</text:span></text:p>
            <text:p text:style-name="P2"><text:span text:style-name="T11"><text:tab/>shadow_map myStringName </text:span><text:span text:style-name="T51">2048</text:span><text:span text:style-name="T11"> </text:span><text:span text:style-name="T51">2048</text:span><text:span text:style-name="T11"> PF_FLOAT16_R light </text:span><text:span text:style-name="T51">0</text:span><text:span text:style-name="T11"> split </text:span><text:span text:style-name="T51">0</text:span></text:p>
            <text:p text:style-name="P2"><text:span text:style-name="T11"><text:tab/>shadow_map </text:span><text:span text:style-name="T51">1</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1</text:span></text:p>
            <text:p text:style-name="P2"><text:span text:style-name="T11"><text:tab/>shadow_map </text:span><text:span text:style-name="T51">2</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2</text:span></text:p>
            <text:p text:style-name="P12"><text:tab/></text:p>
            <text:p text:style-name="P2"><text:span text:style-name="T11"><text:tab/></text:span><text:span text:style-name="T55">//Change to focused from now on</text:span></text:p>
            <text:p text:style-name="P2"><text:span text:style-name="T11"><text:tab/></text:span><text:span text:style-name="T23">technique</text:span><text:span text:style-name="T11"> focused</text:span></text:p>
            <text:p text:style-name="P2"><text:span text:style-name="T11"><text:tab/>shadow_map </text:span><text:span text:style-name="T51">3</text:span><text:span text:style-name="T11"> </text:span><text:span text:style-name="T51">1024</text:span><text:span text:style-name="T11"> </text:span><text:span text:style-name="T51">1024</text:span><text:span text:style-name="T11"> PF_FLOAT16_R light </text:span><text:span text:style-name="T51">1</text:span></text:p>
            <text:p text:style-name="P2"><text:span text:style-name="T11"><text:tab/>shadow_map </text:span><text:span text:style-name="T51">4</text:span><text:span text:style-name="T11"> </text:span><text:span text:style-name="T51">1024</text:span><text:span text:style-name="T11"> </text:span><text:span text:style-name="T51">1024</text:span><text:span text:style-name="T11"> PF_FLOAT16_R light </text:span><text:span text:style-name="T51">2</text:span></text:p>
            <text:p text:style-name="P2"><text:span text:style-name="T11"><text:tab/>shadow_map </text:span><text:span text:style-name="T51">5</text:span><text:span text:style-name="T11"> </text:span><text:span text:style-name="T51">512</text:span><text:span text:style-name="T11"> </text:span><text:span text:style-name="T51">512</text:span><text:span text:style-name="T11"> PF_FLOAT16_R light </text:span><text:span text:style-name="T51">3</text:span></text:p>
            <text:p text:style-name="P12"/>
            <text:p text:style-name="P2"><text:span text:style-name="T11"><text:tab/></text:span><text:span text:style-name="T55">//Render shadow maps "myStringName", "1", "2", "3", "4" and "5"</text:span></text:p>
            <text:p text:style-name="P2"><text:span text:style-name="T11"><text:tab/>shadow_map myStringName </text:span><text:span text:style-name="T51">1</text:span><text:span text:style-name="T11"> </text:span><text:span text:style-name="T51">2 3 4</text:span><text:span text:style-name="T11"> </text:span><text:span text:style-name="T51">5</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rq_first </text:span><text:span text:style-name="T51">0</text:span></text:p>
            <text:p text:style-name="P12"><text:tab/><text:tab/><text:tab/>rq_last max</text:p>
            <text:p text:style-name="P2"><text:span text:style-name="T11"><text:tab/><text:tab/></text:span><text:span text:style-name="T12">}</text:span></text:p>
            <text:p text:style-name="P2"><text:span text:style-name="T11"><text:tab/></text:span><text:span text:style-name="T12">}</text:span></text:p>
            <text:p text:style-name="P12">}</text:p>
          </table:table-cell>
        </table:table-row>
      </table:table>
      <text:p text:style-name="Text_20_body"/>
      <text:p text:style-name="Text_20_body">Showing off the full flexibility of shadow nodes: The following example is a bit large but shows off that shadow map rendering can be done in any order, with different settings, custom render queues for just one of the maps, etc. The user has a lot of power on defining how the shadow maps will be rendered:</text:p>
      <table:table table:name="Tabla14" table:style-name="Tabla14">
        <table:table-column table:style-name="Tabla14.A"/>
        <table:table-row>
          <table:table-cell table:style-name="Tabla14.A1" office:value-type="string">
            <text:p text:style-name="P15">compositor_node_shadow myShadowNode</text:p>
            <text:p text:style-name="P11">{</text:p>
            <text:p text:style-name="P11"><text:span text:style-name="T63"><text:tab/></text:span><text:span text:style-name="T19">technique</text:span><text:span text:style-name="T63"> pssm</text:span></text:p>
            <text:p text:style-name="P2"><text:span text:style-name="T10"><text:tab/></text:span><text:span text:style-name="T55">//Render 1st closest light, splits 0 1 &amp; 2</text:span></text:p>
            <text:p text:style-name="P2"><text:span text:style-name="T11"><text:tab/>shadow_map myStringName </text:span><text:span text:style-name="T51">2048</text:span><text:span text:style-name="T11"> </text:span><text:span text:style-name="T51">2048</text:span><text:span text:style-name="T11"> PF_FLOAT16_R light </text:span><text:span text:style-name="T51">0</text:span><text:span text:style-name="T11"> split </text:span><text:span text:style-name="T51">0</text:span></text:p>
            <text:p text:style-name="P2"><text:span text:style-name="T11"><text:tab/>shadow_map </text:span><text:span text:style-name="T51">1</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1</text:span></text:p>
            <text:p text:style-name="P2"><text:span text:style-name="T11"><text:tab/>shadow_map </text:span><text:span text:style-name="T51">2</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2</text:span></text:p>
            <text:p text:style-name="P12"><text:tab/></text:p>
            <text:p text:style-name="P2"><text:span text:style-name="T11"><text:tab/></text:span><text:span text:style-name="T55">//Change to focused from now on</text:span></text:p>
            <text:p text:style-name="P2"><text:span text:style-name="T11"><text:tab/></text:span><text:span text:style-name="T55">//(we can also change optimal_adjust_factor, etc)</text:span></text:p>
            <text:p text:style-name="P2"><text:span text:style-name="T11"><text:tab/></text:span><text:span text:style-name="T23">technique</text:span><text:span text:style-name="T11"> focused</text:span></text:p>
            <text:p text:style-name="P2"><text:span text:style-name="T11"><text:tab/> </text:span><text:span text:style-name="T55">//Render 2nd closest light in the 4th shadow map</text:span></text:p>
            <text:p text:style-name="P2"><text:span text:style-name="T11"><text:tab/></text:span><text:span text:style-name="T55">//(could be directional, point, spot)</text:span></text:p>
            <text:p text:style-name="P2"><text:span text:style-name="T11"><text:tab/>shadow_map </text:span><text:span text:style-name="T51">3</text:span><text:span text:style-name="T11"> </text:span><text:span text:style-name="T51">1024</text:span><text:span text:style-name="T11"> </text:span><text:span text:style-name="T51">1024</text:span><text:span text:style-name="T11"> PF_FLOAT16_R light </text:span><text:span text:style-name="T51">1</text:span></text:p>
            <text:p text:style-name="P2"><text:span text:style-name="T11"><text:tab/></text:span><text:span text:style-name="T55">//Render 3rd closest light in the 5th shadow map</text:span></text:p>
            <text:p text:style-name="P2"><text:span text:style-name="T11"><text:tab/>shadow_map </text:span><text:span text:style-name="T51">4</text:span><text:span text:style-name="T11"> </text:span><text:span text:style-name="T51">1024</text:span><text:span text:style-name="T11"> </text:span><text:span text:style-name="T51">1024</text:span><text:span text:style-name="T11"> PF_FLOAT16_R light </text:span><text:span text:style-name="T51">2</text:span></text:p>
            <text:p text:style-name="P12"/>
            <text:p text:style-name="P2"><text:span text:style-name="T11"><text:tab/></text:span><text:span text:style-name="T55">//Don't use aggressive focus region on shadow map 5 (and from anything</text:span></text:p>
            <text:p text:style-name="P2"><text:span text:style-name="T11"><text:tab/></text:span><text:span text:style-name="T55">//declared from now on, we can also turn it back on later) just for</text:span></text:p>
            <text:p text:style-name="P2"><text:span text:style-name="T11"><text:tab/></text:span><text:span text:style-name="T55">//showcasing how this works</text:span></text:p>
            <text:p text:style-name="P2"><text:span text:style-name="T11"><text:tab/>use_aggressive_focus_region </text:span><text:span text:style-name="T65">false</text:span></text:p>
            <text:p text:style-name="P2"><text:span text:style-name="T11"><text:tab/>shadow_map </text:span><text:span text:style-name="T51">5</text:span><text:span text:style-name="T11"> </text:span><text:span text:style-name="T51">target_width_scaled 0.25</text:span><text:span text:style-name="T11"> </text:span><text:span text:style-name="T51">1024</text:span><text:span text:style-name="T11"> PF_FLOAT16_R light </text:span><text:span text:style-name="T51">3</text:span></text:p>
            <text:p text:style-name="P12"/>
            <text:p text:style-name="P2"><text:span text:style-name="T11"><text:tab/></text:span><text:span text:style-name="T55">//Render shadow maps "myStringName", "1", "2", and "5"</text:span></text:p>
            <text:p text:style-name="P2"><text:span text:style-name="T11"><text:tab/>shadow_map myStringName </text:span><text:span text:style-name="T51">1</text:span><text:span text:style-name="T11"> </text:span><text:span text:style-name="T51">2</text:span><text:span text:style-name="T11"> </text:span><text:span text:style-name="T51">5</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visibility_mask </text:span><text:span text:style-name="T51">0</text:span><text:span text:style-name="T11">xffffffff</text:span></text:p>
            <text:p text:style-name="P2"><text:span text:style-name="T11"><text:tab/><text:tab/><text:tab/>rq_first </text:span><text:span text:style-name="T51">0</text:span></text:p>
            <text:p text:style-name="P2"><text:span text:style-name="T11"><text:tab/><text:tab/><text:tab/>rq_last max </text:span><text:span text:style-name="T55">//Special value implying maximum</text:span></text:p>
            <text:p text:style-name="P2"><text:span text:style-name="T11"><text:tab/><text:tab/></text:span><text:span text:style-name="T12">}</text:span></text:p>
            <text:p text:style-name="P2"><text:span text:style-name="T11"><text:tab/></text:span><text:span text:style-name="T12">}</text:span></text:p>
            <text:p text:style-name="P2"><text:span text:style-name="T11"><text:tab/></text:span><text:span text:style-name="T55">//Render shadow map "4" with a different setting</text:span></text:p>
            <text:p text:style-name="P2"><text:span text:style-name="T11"><text:tab/>shadow_map </text:span><text:span text:style-name="T51">4</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shadow_map_idx<text:tab/></text:span><text:span text:style-name="T51">4</text:span><text:span text:style-name="T11"> </text:span><text:span text:style-name="T55">//Note this is needed!</text:span></text:p>
            <text:p text:style-name="P2"><text:span text:style-name="T11"><text:tab/><text:tab/><text:tab/>visibility_mask </text:span><text:span text:style-name="T51">0</text:span><text:span text:style-name="T11">xfaffffff</text:span></text:p>
            <text:p text:style-name="P2"><text:span text:style-name="T11"><text:tab/><text:tab/><text:tab/>rq_first<text:tab/></text:span><text:span text:style-name="T51">40</text:span></text:p>
            <text:p text:style-name="P2"><text:span text:style-name="T11"><text:tab/><text:tab/><text:tab/>rq_last<text:tab/></text:span><text:span text:style-name="T51">51</text:span></text:p>
            <text:p text:style-name="P2"><text:span text:style-name="T11"><text:tab/><text:tab/></text:span><text:span text:style-name="T12">}</text:span></text:p>
            <text:p text:style-name="P2"><text:span text:style-name="T11"><text:tab/></text:span><text:span text:style-name="T12">}</text:span></text:p>
            <text:p text:style-name="P2"><text:span text:style-name="T11"><text:tab/></text:span><text:span text:style-name="T55">//Regular way of declaring passes also works.</text:span></text:p>
            <text:p text:style-name="P2"><text:span text:style-name="T11"><text:tab/>target </text:span><text:span text:style-name="T51">3</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shadow_map_idx<text:tab/></text:span><text:span text:style-name="T51">3</text:span><text:span text:style-name="T11"> </text:span><text:span text:style-name="T55">//Note this is needed!</text:span></text:p>
            <text:p text:style-name="P2"><text:span text:style-name="T11"><text:tab/><text:tab/><text:tab/>visibility_mask </text:span><text:span text:style-name="T51">0</text:span><text:span text:style-name="T11">xfaffffff</text:span></text:p>
            <text:p text:style-name="P2"><text:span text:style-name="T11"><text:tab/><text:tab/><text:tab/>rq_first<text:tab/></text:span><text:span text:style-name="T51">42</text:span></text:p>
            <text:p text:style-name="P2"><text:span text:style-name="T11"><text:tab/><text:tab/><text:tab/>rq_last<text:tab/></text:span><text:span text:style-name="T51">51</text:span></text:p>
            <text:p text:style-name="P2"><text:span text:style-name="T11"><text:tab/><text:tab/></text:span><text:span text:style-name="T12">}</text:span></text:p>
            <text:p text:style-name="P2"><text:span text:style-name="T11"><text:tab/></text:span><text:span text:style-name="T12">}</text:span></text:p>
            <text:p text:style-name="P13"/>
            <text:p text:style-name="P2"><text:span text:style-name="T11"><text:tab/></text:span><text:span text:style-name="T55">//Send this RTT to the output channel. Other nodes can now use it.</text:span></text:p>
            <text:p text:style-name="P2"><text:span text:style-name="T11"><text:tab/>out </text:span><text:span text:style-name="T51">0</text:span><text:span text:style-name="T11"> myStringName</text:span></text:p>
            <text:p text:style-name="P12"><text:soft-page-break/>}</text:p>
          </table:table-cell>
        </table:table-row>
        <table:table-row>
          <table:table-cell table:style-name="Tabla14.A2" office:value-type="string">
            <text:p text:style-name="P2"/>
          </table:table-cell>
        </table:table-row>
      </table:table>
      <text:p text:style-name="Text_20_body">Setting up a shadow node is very flexible and very powerful. When environment-mapped passes are implemented, it should be possible to implement point lights that can fully render their 360° surrounding.</text:p>
      <text:h text:style-name="Heading_20_3" text:outline-level="3">Shadow map atlas</text:h>
      <table:table table:name="Tabla15" table:style-name="Tabla15">
        <table:table-column table:style-name="Tabla15.A"/>
        <table:table-row>
          <table:table-cell table:style-name="Tabla15.A1" office:value-type="string">
            <text:p text:style-name="Table_20_Contents"><text:span text:style-name="T43">Warning:</text:span> The following feature is experimental and may crash, not work as expected, and may be subject to change.</text:p>
          </table:table-cell>
        </table:table-row>
      </table:table>
      <text:p text:style-name="Text_20_body">The new Compositor supports shadow map atlas. Instead of writing one shadow map per RTT, it is now possible to render multiple shadow maps into the same RTT, just different non-overlapping viewport regions.</text:p>
      <text:p text:style-name="Text_20_body">The first thing to do is to declare a regular shadow map. Then the subsequent shadow maps need to be declared using the “<text:span text:style-name="T36">shadow_atlas</text:span>” keyword:</text:p>
      <table:table table:name="Tabla16" table:style-name="Tabla16">
        <table:table-column table:style-name="Tabla16.A"/>
        <table:table-row>
          <table:table-cell table:style-name="Tabla16.A1" office:value-type="string">
            <text:p text:style-name="P15">compositor_node_shadow myShadowNode</text:p>
            <text:p text:style-name="P11">{</text:p>
            <text:p text:style-name="P11"><text:span text:style-name="T63"><text:tab/></text:span><text:span text:style-name="T25">technique</text:span><text:span text:style-name="T63"> pssm</text:span></text:p>
            <text:p text:style-name="P2"><text:span text:style-name="T10"><text:tab/></text:span><text:span text:style-name="T55">//Render 1st closest light, splits 0 1 &amp; 2, and 2</text:span><text:span text:style-name="T56">nd</text:span><text:span text:style-name="T55"> light into myAtlas</text:span></text:p>
            <text:p text:style-name="P2"><text:span text:style-name="T11"><text:tab/>shadow_map myAtlas </text:span><text:span text:style-name="T51">2048</text:span><text:span text:style-name="T11"> </text:span><text:span text:style-name="T51">2048</text:span><text:span text:style-name="T11"> PF_FLOAT16_R light </text:span><text:span text:style-name="T51">0</text:span><text:span text:style-name="T11"> split </text:span><text:span text:style-name="T51">0 </text:span><text:span text:style-name="T11">viewport</text:span><text:span text:style-name="T51"> 0 0 0.5 0.5</text:span></text:p>
            <text:p text:style-name="P2"><text:span text:style-name="T11"><text:tab/>shadow_atlas myAtlas light </text:span><text:span text:style-name="T51">0</text:span><text:span text:style-name="T11"> split </text:span><text:span text:style-name="T51">1 </text:span><text:span text:style-name="T11">viewport</text:span><text:span text:style-name="T51"> 0 0.5 0.5 0.5</text:span></text:p>
            <text:p text:style-name="P2"><text:span text:style-name="T11"><text:tab/>shadow_atlas myAtlas light </text:span><text:span text:style-name="T51">0</text:span><text:span text:style-name="T11"> split </text:span><text:span text:style-name="T51">2 </text:span><text:span text:style-name="T11">viewport</text:span><text:span text:style-name="T51"> 0.5 0 0.5 0.5</text:span></text:p>
            <text:p text:style-name="P2"><text:span text:style-name="T11"><text:tab/></text:span><text:span text:style-name="T23">technique</text:span><text:span text:style-name="T11"> focused</text:span></text:p>
            <text:p text:style-name="P2"><text:span text:style-name="T11"><text:tab/>shadow_atlas myAtlas light </text:span><text:span text:style-name="T51">1 </text:span><text:span text:style-name="T11">viewport</text:span><text:span text:style-name="T51"> 0.5 0.5 0.5 0.5</text:span></text:p>
            <text:p text:style-name="P2"><text:span text:style-name="T11"><text:tab/></text:span><text:span text:style-name="T55">/* ... */</text:span></text:p>
            <text:p text:style-name="P13">}</text:p>
          </table:table-cell>
        </table:table-row>
      </table:table>
      <text:p text:style-name="Text_20_body">Now we just need to declare the render_scene passes. We'll avoid using the convenient shadow_map so that we can perform one full clear instead of 4.</text:p>
      <table:table table:name="Tabla17" table:style-name="Tabla17">
        <table:table-column table:style-name="Tabla17.A"/>
        <table:table-row>
          <table:table-cell table:style-name="Tabla17.A1" office:value-type="string">
            <text:p text:style-name="P2"><text:span text:style-name="T11"><text:tab/></text:span><text:span text:style-name="T55">/* ... */</text:span></text:p>
            <text:p text:style-name="P2"><text:span text:style-name="T10"><text:tab/></text:span><text:span text:style-name="T9">target myAtlas</text:span></text:p>
            <text:p text:style-name="P2"><text:span text:style-name="T9"><text:tab/></text:span><text:span text:style-name="T13">{</text:span></text:p>
            <text:p text:style-name="P2"><text:span text:style-name="T10"><text:tab/><text:tab/></text:span><text:span text:style-name="T24">pass</text:span><text:span text:style-name="T10"> clear </text:span><text:span text:style-name="T13">{</text:span><text:span text:style-name="T10"> colour_value </text:span><text:span text:style-name="T52">1</text:span><text:span text:style-name="T10"> </text:span><text:span text:style-name="T52">1</text:span><text:span text:style-name="T10"> </text:span><text:span text:style-name="T52">1</text:span><text:span text:style-name="T10"> </text:span><text:span text:style-name="T52">1</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0</text:span><text:span text:style-name="T10"> </text:span><text:span text:style-name="T52">0.0</text:span><text:span text:style-name="T10"> </text:span><text:span text:style-name="T52">0.5</text:span><text:span text:style-name="T10"> </text:span><text:span text:style-name="T52">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5</text:span><text:span text:style-name="T10"> </text:span><text:span text:style-name="T52">0.0</text:span><text:span text:style-name="T10"> </text:span><text:span text:style-name="T52">0.5</text:span><text:span text:style-name="T10"> </text:span><text:span text:style-name="T52">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0</text:span><text:span text:style-name="T10"> </text:span><text:span text:style-name="T52">0.5</text:span><text:span text:style-name="T10"> </text:span><text:span text:style-name="T52">0.5</text:span><text:span text:style-name="T10"> </text:span><text:span text:style-name="T52">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5</text:span><text:span text:style-name="T10"> </text:span><text:span text:style-name="T52">0.5</text:span><text:span text:style-name="T10"> </text:span><text:span text:style-name="T52">0.5</text:span><text:span text:style-name="T10"> </text:span><text:span text:style-name="T52">0.5</text:span><text:span text:style-name="T10"> </text:span><text:span text:style-name="T13">}</text:span></text:p>
            <text:p text:style-name="P2"><text:span text:style-name="T10"><text:tab/></text:span><text:span text:style-name="T13">}</text:span></text:p>
            <text:p text:style-name="P2"><text:span text:style-name="T11"><text:tab/></text:span><text:span text:style-name="T55">/* ... */</text:span></text:p>
          </table:table-cell>
        </table:table-row>
      </table:table>
      <text:p text:style-name="Text_20_body">The Compositor Node should automatically detect which shadow map you're referring to based on the viewport coordinates. It should throw an error if the viewport settings don't match any of the declared shadow map atlases.</text:p>
      <text:p text:style-name="Text_20_body"><text:span text:style-name="T43"><text:tab/>Tip:</text:span> You may want to explore Ogre's powerful scripting capabilities (i.e. <text:a xlink:type="simple" xlink:href="http://www.ogre3d.org/docs/manual/manual_27.html#Script-Variables">abstract passes</text:a>) instead of <text:tab/>copy pasting each render_scene pass.</text:p>
      <text:p text:style-name="Text_20_body">On receiver objects, the texture projection matrix should already be scaled to point in the viewport range.</text:p>
      <text:h text:style-name="Heading_20_3" text:outline-level="3">Reuse, recalculate and first</text:h>
      <text:p text:style-name="Text_20_body">Each PASS_SCENE from regular nodes have three settings:</text:p>
      <text:list xml:id="list5731105047395500379" text:style-name="L26">
        <text:list-item>
          <text:p text:style-name="P105"><text:soft-page-break/>SHADOW_NODE_REUSE</text:p>
        </text:list-item>
        <text:list-item>
          <text:p text:style-name="P105">SHADOW_NODE_RECALCULATE</text:p>
        </text:list-item>
        <text:list-item>
          <text:p text:style-name="P105">SHADOW_NODE_FIRST_ONLY</text:p>
        </text:list-item>
      </text:list>
      <text:p text:style-name="Text_20_body">This affect when shadow nodes are executed and how they cache their results. The default value is “SHADOW_NODE_FIRST_ONLY”; in which means Ogre should manage this automatically; however there are times when SHADOW_NODE_REUSE could be useful.</text:p>
      <text:p text:style-name="Text_20_body">It's easier to explain what they do with examples.</text:p>
      <text:p text:style-name="Text_20_body">Suppose the user has two render_scene passes, both have the same shadow node associated:</text:p>
      <text:list xml:id="list2472645858687154484" text:style-name="L27">
        <text:list-item>
          <text:p text:style-name="P106">One for opaque geometry.</text:p>
        </text:list-item>
        <text:list-item>
          <text:p text:style-name="P106">Another for transparent geometry,</text:p>
        </text:list-item>
      </text:list>
      <text:p text:style-name="Text_20_body">If using SHADOW_NODE_FIRST_ONLY, when the first pass is executed (opaque geometry), Ogre will first execute the shadow nodes, updating the shadow maps; then render the opaque geometry.</text:p>
      <text:p text:style-name="Text_20_body">When the second pass is executed (transparent geometry), the shadow node won't be executed as the shadow maps are supposed to be up to date; hence the transparent geometry will reuse the results.</text:p>
      <text:p text:style-name="Text_20_body"/>
      <text:p text:style-name="Text_20_body">Another example: Suppose the user has three passes:</text:p>
      <text:list xml:id="list8792073420291358381" text:style-name="L28">
        <text:list-item>
          <text:p text:style-name="P107">One for opaque geometry.</text:p>
        </text:list-item>
        <text:list-item>
          <text:p text:style-name="P107">Another for reflections, seen from a different camera.</text:p>
        </text:list-item>
        <text:list-item>
          <text:p text:style-name="P107">The last pass for transparent geometry, rendered using the same camera as opaque geometry.</text:p>
        </text:list-item>
      </text:list>
      <text:p text:style-name="Text_20_body">If using SHADOW_NODE_FIRST_ONLY; the shadow node will be executed before the opaque geometry pass.</text:p>
      <text:p text:style-name="P36">Then the reflections' pass comes. It uses a different camera, which means there could be a different set of lights that will be used for shadow casting (since some techniques set shadow cameras relative to the rendering camera for optimum quality, pssm splits become obsolete, some lights are closer to this camera than they were to the player's camera, etc). <text:span text:style-name="T37">Ogre has no choice but to recalculate and execute the shadow node again</text:span><text:span text:style-name="T36">, </text:span><text:span text:style-name="T41">updating the shadow maps.</text:span></text:p>
      <text:p text:style-name="P39">When the third pass kicks in, the camera has changed again; thus we need to execute the shadow node... again!</text:p>
      <text:p text:style-name="P36"><text:span text:style-name="T41">Ogre will log a warning when it detects a suboptimal compositor setup such as this one. To be more specific, Ogre detects that the 3</text:span><text:span text:style-name="T45">rd</text:span><text:span text:style-name="T41"> pass uses the same results as the 1</text:span><text:span text:style-name="T45">st</text:span><text:span text:style-name="T41"> pass, but the shadow node is being forced to recalculate in the third one, instead of reusing.</text:span></text:p>
      <text:p text:style-name="P39">There are several ways to solve this problem:</text:p>
      <text:list xml:id="list3824467812177441746" text:style-name="L29">
        <text:list-item>
          <text:p text:style-name="P76"><text:span text:style-name="T41">Render reflections first:</text:span><text:span text:style-name="T39"> This is perhaps the most obvious one. If there are no data dependencies; </text:span><text:soft-page-break/><text:span text:style-name="T39">first perform the reflection pass, and then the opaque &amp; transparent passes; so the shadow node is executed twice instead of three times.</text:span></text:p>
        </text:list-item>
        <text:list-item>
          <text:p text:style-name="P76"><text:span text:style-name="T41">Use two shadow nodes:</text:span><text:span text:style-name="T39"> When the first option isn't viable (i.e. there's a data dependency) using two shadow nodes will guarantee the results don't get overwritten. This option needs more VRAM though.</text:span></text:p>
        </text:list-item>
        <text:list-item>
          <text:p text:style-name="P108"><text:span text:style-name="T42">Use SHADOW_NODE_REUSE in the reflection render_scene pass:</text:span><text:span text:style-name="T40"> This will force Ogre not to execute the shadow node. This assumes you know what you're doing or else you may experience glitches (i.e. pssm splits aren't fully usable from a camera with a different position). This is useful though, if you wish to maintain consistency in the light list being used (since recalculation may cause a different set of lights to be used for shadow maps, since it depends on proximity to the active camera). Another reason to force reusage could be performance: The shadow node is only being <text:s text:c="2"/>executed once.</text:span></text:p>
        </text:list-item>
      </text:list>
      <text:p text:style-name="P40">The setting “SHADOW_NODE_RECALCULATE” forces Ogre to always recalculate. Ogre will not issue a warning if it detects your node setup is suboptimal because of passes using SHADOW_NODE_RECALCULATE.</text:p>
      <text:p text:style-name="P40">Forcing recalculation only makes sense when the application makes relevant changes to the camera between passes that Ogre cannot detect (i.e. change the position or the orientation through listeners)</text:p>
      <text:h text:style-name="Heading_20_3" text:outline-level="3">Shadow mapping setup types</text:h>
      <text:p text:style-name="Text_20_body">Ogre supports 5 depth shadow mapping techniques. Although they're as old as Ogre 1.4 or older, they've never been mentioned in the manual, and the doxygen documentation is quite cryptic, assuming the reader is quite familiar with the original papers. Here each is technique explained.</text:p>
      <text:h text:style-name="Heading_20_4" text:outline-level="4">Uniform shadow mapping</text:h>
      <text:p text:style-name="Text_20_body">The oldest form of shadow mapping, and the most simple one. It's very basic and thus probably glitch-free. However it's quality is very bad, even on high resolutions.</text:p>
      <text:p text:style-name="Text_20_body">The user needs to call SceneManager::setShadowDirectionalLightExtrusionDistance &amp; SceneManager::getShadowFarDistance let Ogre know how far directional lights should be from camera (since theoretically they're infinitely distant). If the value is too low, some casters won't be included and thus won't cast a shadow. Too high and the quality will quickly degrade.</text:p>
      <text:p text:style-name="Text_20_body">Most likely only useful for testing that shaders are working correctly, and shadows not showing up correctly is not an Ogre bug or the scene (i.e. casters with infinite aabbs can cause trouble for Focused techniques).</text:p>
      <text:h text:style-name="Heading_20_4" text:outline-level="4">Focused</text:h>
      <text:p text:style-name="Text_20_body">An improved form over uniform shadow mapping. The technique uses the AABB enclosing all casters, an AABB enclosing all receivers visible by the current camera and the camera's frustum to build a hull (which is the intersection of all three, also known as the “intersection body B”). With this hull's information, Focused shadow mapping is able to deduce the optimal extrusion distance (no need to set it like in uniform shadow <text:soft-page-break/>mapping), and create a much tighter near and far plane, resulting in much superior quality.</text:p>
      <text:p text:style-name="Text_20_body">SceneManager::getShadowFarDistance is still used, and it can cause major quality improvements, because the camera's frustum used to build the hull is first clipped at the shadow far distance (instead of using the camera's far plane)</text:p>
      <text:p text:style-name="Text_20_body">Most of the time, this is one of the best choices for general shadow mapping.</text:p>
      <text:h text:style-name="Heading_20_4" text:outline-level="4">LispSM</text:h>
      <text:p text:style-name="Text_20_body">LispSM inherits from Focused shadow camera setup, and hence all that applies to Focused shadow maps applies to LispSM as well.</text:p>
      <text:p text:style-name="Text_20_body">LispSM goes one step further by modifying the projection matrix, applying some “skewing” to the rendered image. This results in better quality for shadows closer to the camera, but can introduce some artifacts. optimal_adjust_factor can control how strong the skewing is, thus giving a blend between artifacts and quality.</text:p>
      <table:table table:name="Tabla18" table:style-name="Tabla18">
        <table:table-column table:style-name="Tabla18.A"/>
        <table:table-row>
          <table:table-cell table:style-name="Tabla18.A1" office:value-type="string">
            <text:p text:style-name="Table_20_Contents"><text:span text:style-name="T43">Note:</text:span> at the time of writing, lispsm technique is broken and has terrible artifacts. This bug seems to affect both Ogre 1.9 &amp; 2.0</text:p>
          </table:table-cell>
        </table:table-row>
      </table:table>
      <text:h text:style-name="Heading_20_4" text:outline-level="4">PSSM / CSM</text:h>
      <text:p text:style-name="Text_20_body">PSSM stands for Parallel Split Shadow Mapping aka. Cascaded Shadow Maps.</text:p>
      <text:p text:style-name="Text_20_body">Shadow maps are divided into “cascades” or “splits”; in order to improve quality. So instead of getting one RTT per light, the user gets multiple RTTs per light. Usually the depth in camera space is determining factor to know which cascade/split to use.</text:p>
      <text:p text:style-name="Text_20_body">Ogre's PSSM inherits from LispSM and hence has separate lispsm settings for each split. Because of the bug that causes LispSM to be filled with strong artifacts, it is advised that users set optimal_adjust_factor for all splits to a negative value, thus causing PSSM to use Focused setups.</text:p>
      <text:p text:style-name="Text_20_body">There's a lot of resources on internet regarding PSSM / CSM:</text:p>
      <text:list xml:id="list3093632862356449685" text:style-name="L30">
        <text:list-item>
          <text:p text:style-name="P109"><text:a xlink:type="simple" xlink:href="http://mynameismjp.wordpress.com/2013/09/10/shadow-maps/">A Sampling of Shadow Techniques</text:a></text:p>
        </text:list-item>
        <text:list-item>
          <text:p text:style-name="P109"><text:a xlink:type="simple" xlink:href="http://msdn.microsoft.com/en-us/library/windows/desktop/ee416307(v=vs.85).aspx">Cascaded Shadow Maps</text:a></text:p>
        </text:list-item>
        <text:list-item>
          <text:p text:style-name="P109"><text:a xlink:type="simple" xlink:href="http://visual-computing.intel-research.net/art/publications/sdsm/">Sample Distribution Shadow Maps</text:a></text:p>
        </text:list-item>
        <text:list-item>
          <text:p text:style-name="P109"><text:a xlink:type="simple" xlink:href="http://http.developer.nvidia.com/GPUGems3/gpugems3_ch10.html">Parallel-Split Shadow Maps on Programmable GPUs</text:a></text:p>
        </text:list-item>
      </text:list>
      <text:p text:style-name="Text_20_body">The original technique was introduced by Fan Zhang, Hanqiu Sun, Leilei Xu &amp; Lee Kit Lun</text:p>
      <text:h text:style-name="Heading_20_4" text:outline-level="4">Plane Optimal</text:h>
      <text:p text:style-name="Text_20_body">TBD</text:p>
      <text:h text:style-name="Heading_20_3" text:outline-level="3"><text:soft-page-break/>Writing shaders</text:h>
      <text:p text:style-name="Text_20_body">Writing the necessary shaders to get depth shadow mapping work can be difficult due to the amount of factors that weight in and the flexibility that Ogre offers.</text:p>
      <text:p text:style-name="Text_20_body">It is often better to use a shader generator or a material system that is less flexible but allows easier setting up of shadow maps, like <text:a xlink:type="simple" xlink:href="http://www.ogre3d.org/tikiwiki/tiki-index.php?page=RT+Shader+System">RTSS</text:a> or <text:a xlink:type="simple" xlink:href="https://github.com/scrawl/shiny">Shiny</text:a></text:p>
      <text:p text:style-name="Text_20_body">That being said, in order to make a shadow mapping shader work, the following checklist will come in handy:</text:p>
      <table:table table:name="Tabla37" table:style-name="Tabla37">
        <table:table-column table:style-name="Tabla37.A"/>
        <table:table-column table:style-name="Tabla37.B"/>
        <table:table-row>
          <table:table-cell table:style-name="Tabla37.A1" office:value-type="string">
            <text:p text:style-name="Table_20_Contents">Written receiver's Vertex &amp; Pixel shader to use depth shadow mapping</text:p>
          </table:table-cell>
          <table:table-cell table:style-name="Tabla37.B1" office:value-type="string">
            <text:p text:style-name="Table_20_Contents"/>
          </table:table-cell>
        </table:table-row>
        <table:table-row>
          <table:table-cell table:style-name="Tabla37.A2" office:value-type="string">
            <text:p text:style-name="Table_20_Contents">Material uses right pair of receiver vertex shader &amp; caster vertex shader</text:p>
          </table:table-cell>
          <table:table-cell table:style-name="Tabla37.B2" office:value-type="string">
            <text:p text:style-name="Table_20_Contents"/>
          </table:table-cell>
        </table:table-row>
        <table:table-row>
          <table:table-cell table:style-name="Tabla37.A2" office:value-type="string">
            <text:p text:style-name="Table_20_Contents">Caster's vertex shader's math matches the receiver vertex shader's (i.e. skinning, instancing)</text:p>
          </table:table-cell>
          <table:table-cell table:style-name="Tabla37.B2" office:value-type="string">
            <text:p text:style-name="Table_20_Contents"/>
          </table:table-cell>
        </table:table-row>
        <table:table-row>
          <table:table-cell table:style-name="Tabla37.A2" office:value-type="string">
            <text:p text:style-name="Table_20_Contents">VTF Instancing: The texture_unit is set to use a VTF texture for the caster.</text:p>
          </table:table-cell>
          <table:table-cell table:style-name="Tabla37.B2" office:value-type="string">
            <text:p text:style-name="Table_20_Contents"/>
          </table:table-cell>
        </table:table-row>
      </table:table>
      <text:p text:style-name="Text_20_body">TBD</text:p>
      <text:h text:style-name="Heading_20_2" text:outline-level="2">Workspaces</text:h>
      <text:p text:style-name="Text_20_body">Nodes are useless without setting up a workspace.</text:p>
      <text:p text:style-name="Text_20_body">A workspace defines what nodes are going to be used and how they're going to be connected. They also need to declare global textures. <text:span text:style-name="T43">Declaration order is very important</text:span>.</text:p>
      <text:p text:style-name="Text_20_body">Nodes are automatically in use when their connection is specified.</text:p>
      <text:p text:style-name="P65"/>
      <table:table table:name="Tabla25" table:style-name="Tabla25">
        <table:table-column table:style-name="Tabla25.A"/>
        <table:table-row>
          <table:table-cell table:style-name="Tabla25.A1" office:value-type="string">
            <text:p text:style-name="P37">connect &lt;Node Name 1&gt; [&lt;output ch #&gt;] [&lt;output ch #&gt;] <text:s/>&lt;Node Name 2&gt; [&lt;input ch #&gt;] [&lt;input ch #&gt;]</text:p>
          </table:table-cell>
        </table:table-row>
      </table:table>
      <text:p text:style-name="Text_20_body">Connects the Node “Node Name 1” output channels to “Node Name 2” input channels. This implicitly means “Node Name 1” &amp; “Node Name 2” will be used and executed by the workspace (even if they're isolated and never reach the screen)</text:p>
      <text:list xml:id="list35592644" text:continue-list="list35612967" text:style-name="L25">
        <text:list-item>
          <text:p text:style-name="P104">&lt;Node Name 1&gt;</text:p>
        </text:list-item>
      </text:list>
      <text:p text:style-name="P62">The name of the Node that will be executed before “<text:span text:style-name="T36">Node Name 2”</text:span></text:p>
      <text:list xml:id="list35611314" text:continue-numbering="true" text:style-name="L25">
        <text:list-item>
          <text:p text:style-name="P104">[&lt;output ch #&gt;] [&lt;output ch #&gt;] … [&lt;output ch #&gt;]</text:p>
        </text:list-item>
      </text:list>
      <text:p text:style-name="P64">Channel numbers from “<text:span text:style-name="T36">Node Name 1”</text:span>'s output channels that will be connected to “<text:span text:style-name="T36">Node Name 2</text:span>”.</text:p>
      <text:list xml:id="list35582871" text:continue-numbering="true" text:style-name="L25">
        <text:list-item>
          <text:p text:style-name="P104">&lt;Node Name 2&gt;</text:p>
        </text:list-item>
      </text:list>
      <text:p text:style-name="P64">The name of the Node that will be executed after “<text:span text:style-name="T36">Node Name 1”</text:span></text:p>
      <text:list xml:id="list35605197" text:continue-numbering="true" text:style-name="L25">
        <text:list-item>
          <text:p text:style-name="P104">[&lt;input ch #&gt;] [&lt;input ch #&gt;] … [&lt;input ch #&gt;]</text:p>
        </text:list-item>
      </text:list>
      <text:p text:style-name="P64">Channel numbers from “<text:span text:style-name="T36">Node Name 2”</text:span>'s inputs channels that will be connected from “<text:span text:style-name="T36">Node Name 1”</text:span> bindings.</text:p>
      <text:p text:style-name="P55">Examples:</text:p>
      <table:table table:name="Tabla26" table:style-name="Tabla26">
        <table:table-column table:style-name="Tabla26.A"/>
        <text:soft-page-break/>
        <table:table-row>
          <table:table-cell table:style-name="Tabla26.A1" office:value-type="string">
            <text:p text:style-name="P24">//Connect nodeA to nodeB</text:p>
            <text:p text:style-name="P24">//A's output channel 0 ==&gt; B's input channel 1</text:p>
            <text:p text:style-name="P24">//A's output channel 1 ==&gt; B's input channel 2</text:p>
            <text:p text:style-name="P24">//A's output channel 2 ==&gt; B's input channel 0</text:p>
            <text:p text:style-name="P2"><text:span text:style-name="T7">connect nodeA </text:span><text:span text:style-name="T50">0</text:span><text:span text:style-name="T7"> </text:span><text:span text:style-name="T50">1</text:span><text:span text:style-name="T7"> </text:span><text:span text:style-name="T50">2</text:span><text:span text:style-name="T7"> nodeB </text:span><text:span text:style-name="T50">1</text:span><text:span text:style-name="T7"> </text:span><text:span text:style-name="T50">2</text:span><text:span text:style-name="T7"> </text:span><text:span text:style-name="T50">0</text:span></text:p>
            <text:p text:style-name="Table_20_Contents"/>
            <text:p text:style-name="P24">//Connect nodeA to nodeB</text:p>
            <text:p text:style-name="P24">//A's output channel 0 ==&gt; B's input channel 0</text:p>
            <text:p text:style-name="P24">//A's output channel 2 ==&gt; B's input channel 1</text:p>
            <text:p text:style-name="P2"><text:span text:style-name="T7">connect nodeA </text:span><text:span text:style-name="T50">0</text:span><text:span text:style-name="T7"> </text:span><text:span text:style-name="T50">2</text:span><text:span text:style-name="T7"> nodeB <text:s/></text:span><text:span text:style-name="T50">0</text:span><text:span text:style-name="T7"> </text:span><text:span text:style-name="T50">1</text:span></text:p>
            <text:p text:style-name="P8"/>
            <text:p text:style-name="P24">//Connect nodeC to nodeB</text:p>
            <text:p text:style-name="P24">//C's output channel 3 ==&gt; B's input channel 1</text:p>
            <text:p text:style-name="P2"><text:span text:style-name="T7">connect nodeC </text:span><text:span text:style-name="T50">3</text:span><text:span text:style-name="T7"> nodeB </text:span><text:span text:style-name="T50">1</text:span></text:p>
          </table:table-cell>
        </table:table-row>
      </table:table>
      <text:p text:style-name="P55"/>
      <text:p text:style-name="P54">Not all output channels must be used. Take in mind that if an output is not used at all, it will still take CPU &amp; GPU processing time. MRT (Multiple Render Target) textures are designed to travel through a single channel.</text:p>
      <table:table table:name="Tabla27" table:style-name="Tabla27">
        <table:table-column table:style-name="Tabla27.A"/>
        <table:table-row>
          <table:table-cell table:style-name="Tabla27.A1" office:value-type="string">
            <text:p text:style-name="P35">Attention #1!</text:p>
            <text:p text:style-name="P45">All nodes must have their input channels connected. If a node has a disconnected input channel, the workspace will fail to initialize and throw a warning.</text:p>
            <text:p text:style-name="P35">Attention #2!</text:p>
            <text:p text:style-name="P45">Nodes that have no input channels will be the first to be executed, regardless of declaration order (but nodes without input channels declared first should run before nodes declared later with no input channels). Take this in mind if you plan to use global textures as a means of passing information (usually a very bad idea).</text:p>
          </table:table-cell>
        </table:table-row>
      </table:table>
      <text:p text:style-name="Text_20_body"/>
      <text:p text:style-name="P65"/>
      <table:table table:name="Tabla28" table:style-name="Tabla28">
        <table:table-column table:style-name="Tabla28.A"/>
        <table:table-row>
          <table:table-cell table:style-name="Tabla28.A1" office:value-type="string">
            <text:p text:style-name="P37">connect_output &lt;Node Name&gt; &lt;input channel #&gt;</text:p>
          </table:table-cell>
        </table:table-row>
      </table:table>
      <text:p text:style-name="Text_20_body">Connects the final render target (i.e. the RenderWindow) to the specified input channel from the node. Implicitly the node will be used and executed. Only one connect_output is allowed. The final render window is passed in C++ code when initializing the Workspace.</text:p>
      <text:p text:style-name="Text_20_body">It is possible for a Workspace to not use this variable (though rather pointless)</text:p>
      <text:list xml:id="list35586225" text:continue-numbering="true" text:style-name="L25">
        <text:list-item>
          <text:p text:style-name="P104">&lt;Node Name 1&gt;</text:p>
        </text:list-item>
      </text:list>
      <text:p text:style-name="P62">The name of the Node that will receive the final RTT</text:p>
      <text:list xml:id="list35610863" text:continue-numbering="true" text:style-name="L25">
        <text:list-item>
          <text:p text:style-name="P104">&lt;input channel #&gt;</text:p>
        </text:list-item>
      </text:list>
      <text:p text:style-name="P62">The number of the input channel from <text:span text:style-name="T36">Node Name 1</text:span><text:span text:style-name="T41">.</text:span></text:p>
      <text:p text:style-name="P55">Example:</text:p>
      <table:table table:name="Tabla29" table:style-name="Tabla29">
        <table:table-column table:style-name="Tabla29.A"/>
        <table:table-row>
          <table:table-cell table:style-name="Tabla29.A1" office:value-type="string">
            <text:p text:style-name="P24">//Pass the render window to nodeA through channel #0</text:p>
            <text:p text:style-name="P2"><text:soft-page-break/><text:span text:style-name="T7">connect_output nodeA </text:span><text:span text:style-name="T71">0</text:span></text:p>
          </table:table-cell>
        </table:table-row>
      </table:table>
      <text:p text:style-name="P55"/>
      <text:p text:style-name="P35">Tip:<text:span text:style-name="T63"> Only one connect_output is allowed. However, if you need more, you can create a splitter node to redirect the RT to different nodes:</text:span></text:p>
      <table:table table:name="Tabla30" table:style-name="Tabla30">
        <table:table-column table:style-name="Tabla30.A"/>
        <table:table-row>
          <table:table-cell table:style-name="Tabla30.A1" office:value-type="string">
            <text:p text:style-name="P22">// This node is an example of a splitter node, useful for distributing the</text:p>
            <text:p text:style-name="P22">// RenderWindow (connect_output) to more than one node</text:p>
            <text:p text:style-name="P9">compositor_node RttSplitter</text:p>
            <text:p text:style-name="P3">{</text:p>
            <text:p text:style-name="P2"><text:span text:style-name="T4"><text:tab/>in </text:span><text:span text:style-name="T70">0</text:span><text:span text:style-name="T4"> MyRenderWindow</text:span></text:p>
            <text:p text:style-name="P2"><text:span text:style-name="T4"><text:tab/>out </text:span><text:span text:style-name="T70">0</text:span><text:span text:style-name="T4"> MyRenderWindow</text:span></text:p>
            <text:p text:style-name="P3">}</text:p>
            <text:p text:style-name="P10"/>
            <text:p text:style-name="P10">workspace MyWorkspace</text:p>
            <text:p text:style-name="P3">{</text:p>
            <text:p text:style-name="P3"><text:span text:style-name="T14"><text:tab/>connect_output RttSplitter </text:span><text:span text:style-name="T72">0</text:span></text:p>
            <text:p text:style-name="P10"/>
            <text:p text:style-name="P10"><text:tab/>connect RttSplitter nodeA</text:p>
            <text:p text:style-name="P2"><text:span text:style-name="T4"><text:tab/>connect RttSplitter </text:span><text:span text:style-name="T70">0</text:span><text:span text:style-name="T4"> nodeB </text:span><text:span text:style-name="T70">0</text:span></text:p>
            <text:p text:style-name="P2"><text:span text:style-name="T4"><text:tab/>connect RttSplitter </text:span><text:span text:style-name="T70">0</text:span><text:span text:style-name="T4"> nodeC </text:span><text:span text:style-name="T70">1</text:span></text:p>
            <text:p text:style-name="P3">}</text:p>
          </table:table-cell>
        </table:table-row>
      </table:table>
      <text:p text:style-name="Text_20_body"/>
      <table:table table:name="Tabla31" table:style-name="Tabla31">
        <table:table-column table:style-name="Tabla31.A"/>
        <table:table-row>
          <table:table-cell table:style-name="Tabla31.A1" office:value-type="string">
            <text:p text:style-name="P37">alias &lt;Node Name&gt; &lt;Aliased Name&gt;</text:p>
          </table:table-cell>
        </table:table-row>
      </table:table>
      <text:p text:style-name="Text_20_body">Normally, a Node is always reused. So, if node “<text:span text:style-name="T36">A</text:span>” connects to <text:span text:style-name="T36">B</text:span> and <text:span text:style-name="T36">C; and D </text:span><text:span text:style-name="T41">connects to </text:span><text:span text:style-name="T36">A</text:span><text:span text:style-name="T41">; it's always the same node A the one we're talking about. The definition is only instantiated once.</text:span></text:p>
      <text:p text:style-name="Text_20_body"><text:span text:style-name="T41">However there may be cases where you want to have multiple instances of the same node definition (i.e. because you want unique local textures, or because you want to repeat a process on a different set of nodes), and hence that's what node aliasing does.</text:span> Once an alias is declared, the node will be instantiated with a different name (its aliased name), and will be possible to make connections with it.</text:p>
      <text:list xml:id="list35609899" text:continue-numbering="true" text:style-name="L25">
        <text:list-item>
          <text:p text:style-name="P104">&lt;Node Name&gt;</text:p>
        </text:list-item>
      </text:list>
      <text:p text:style-name="P64">The name of the original instance</text:p>
      <text:list xml:id="list35613065" text:continue-numbering="true" text:style-name="L25">
        <text:list-item>
          <text:p text:style-name="P104">&lt;Aliased Name&gt;</text:p>
        </text:list-item>
      </text:list>
      <text:p text:style-name="P64">The alias name to give to this separate instance. The alias must be unique across the workspace, and must also be unique across the names of original node definitions.</text:p>
      <text:p text:style-name="P55">Example:</text:p>
      <table:table table:name="Tabla32" table:style-name="Tabla32">
        <table:table-column table:style-name="Tabla32.A"/>
        <table:table-row>
          <table:table-cell table:style-name="Tabla32.A1" office:value-type="string">
            <text:p text:style-name="P8">workspace MyWorkspace</text:p>
            <text:p text:style-name="P3">{</text:p>
            <text:p text:style-name="P2"><text:span text:style-name="T4"><text:tab/>alias nodeA UniqueNode1<text:tab/><text:tab/></text:span><text:span text:style-name="T34">//Instantiate nodeA, calling it UniqueNode1</text:span></text:p>
            <text:p text:style-name="P10"/>
            <text:p text:style-name="P2"><text:span text:style-name="T4"><text:tab/>connect nodeA<text:tab/><text:tab/></text:span><text:span text:style-name="T70">0</text:span><text:span text:style-name="T4"> UniqueNode1 </text:span><text:span text:style-name="T70">0</text:span></text:p>
            <text:p text:style-name="P2"><text:span text:style-name="T4"><text:tab/>connect nodeA<text:tab/><text:tab/></text:span><text:span text:style-name="T70">0</text:span><text:span text:style-name="T4"> nodeB </text:span><text:span text:style-name="T70">0</text:span></text:p>
            <text:p text:style-name="P2"><text:span text:style-name="T4"><text:tab/>connect UniqueNode1<text:tab/></text:span><text:span text:style-name="T70">0</text:span><text:span text:style-name="T4"> nodeB </text:span><text:span text:style-name="T70">1</text:span></text:p>
            <text:p text:style-name="P3">}</text:p>
          </table:table-cell>
        </table:table-row>
      </table:table>
      <text:p text:style-name="P53"/>
      <text:h text:style-name="Heading_20_3" text:outline-level="3"><text:soft-page-break/>Data dependencies between nodes and circular dependencies</text:h>
      <text:p text:style-name="Text_20_body">The Compostor will solve data dependencies and reorder node execution as necessary. It will also detect some circular dependencies (i.e. node A connecting to A; A connecting to B and B connecting to A) report the error and refuse to initialize the workspace, but it may not detect more complex cases (i.e. node A connecting to B, B to C, C to D, D to B) and attempting execution could result in crashes or graphical glitches.</text:p>
      <text:p text:style-name="Text_20_body">If you happen to encounter a circular dependency that is not reported by Ogre, we would be intereste in knowing more about it. You can <text:a xlink:type="simple" xlink:href="https://ogre3d.atlassian.net/browse/OGRE">submit your bug report to JIRA</text:a></text:p>
      <text:h text:style-name="Heading_20_2" text:outline-level="2">Setting up code</text:h>
      <text:h text:style-name="Heading_20_3" text:outline-level="3">Initializing the workspace</text:h>
      <text:p text:style-name="Text_20_body">To create the workspace, just call the following function with the name of the workspace:</text:p>
      <table:table table:name="Tabla36" table:style-name="Tabla36">
        <table:table-column table:style-name="Tabla36.A"/>
        <table:table-row>
          <table:table-cell table:style-name="Tabla36.A1" office:value-type="string">
            <text:p text:style-name="P2"><text:span text:style-name="T4">CompositorManager2 </text:span><text:span text:style-name="T20">*</text:span><text:span text:style-name="T4">compositorManager </text:span><text:span text:style-name="T20">=</text:span><text:span text:style-name="T4"> mRoot</text:span><text:span text:style-name="T20">-&gt;</text:span><text:span text:style-name="T4">getCompositorManager2</text:span><text:span text:style-name="T20">();</text:span></text:p>
            <text:p text:style-name="P2"><text:span text:style-name="T4">compositorManager</text:span><text:span text:style-name="T20">-&gt;</text:span><text:span text:style-name="T4">addWorkspace</text:span><text:span text:style-name="T20">(</text:span><text:span text:style-name="T4"> mSceneMgr</text:span><text:span text:style-name="T20">,</text:span><text:span text:style-name="T4"> mWindow</text:span><text:span text:style-name="T20">,</text:span><text:span text:style-name="T4"> mCamera</text:span><text:span text:style-name="T20">,</text:span><text:span text:style-name="T4"> </text:span><text:span text:style-name="T27">"MyOwnWorkspace"</text:span><text:span text:style-name="T20">,</text:span><text:span text:style-name="T4"> </text:span><text:span text:style-name="T68">true</text:span><text:span text:style-name="T4"> </text:span><text:span text:style-name="T20">);</text:span></text:p>
          </table:table-cell>
        </table:table-row>
      </table:table>
      <text:p text:style-name="Text_20_body">You can have more than one Workspace instance of the same Workspace definition. This is mostly useful if you're trying to render to two or more different RTs (i.e. two Render Windows, a RenderWindow and an offscreen RTT, etc) or if you want to use completely different SceneManagers.</text:p>
      <text:h text:style-name="Heading_20_3" text:outline-level="3">Simple bootstrap for beginners</text:h>
      <text:p text:style-name="Text_20_body">If you're a user that doesn't want to deal with compositor nodes, you're a beginner, or you're in a rush, there is an utility function that will help you set up a basic workspace and a compositor node to render the whole scene:</text:p>
      <table:table table:name="Tabla34" table:style-name="Tabla34">
        <table:table-column table:style-name="Tabla34.A"/>
        <table:table-row>
          <table:table-cell table:style-name="Tabla34.A1" office:value-type="string">
            <text:p text:style-name="P2"><text:span text:style-name="T31">const</text:span><text:span text:style-name="T3"> IdString workspaceName</text:span><text:span text:style-name="T20">(</text:span><text:span text:style-name="T4"> </text:span><text:span text:style-name="T27">"MyOwnWorkspace"</text:span><text:span text:style-name="T4"> </text:span><text:span text:style-name="T20">);</text:span></text:p>
            <text:p text:style-name="P2"><text:span text:style-name="T4">CompositorManager2 </text:span><text:span text:style-name="T20">*</text:span><text:span text:style-name="T4">compositorManager </text:span><text:span text:style-name="T20">=</text:span><text:span text:style-name="T4"> mRoot</text:span><text:span text:style-name="T20">-&gt;</text:span><text:span text:style-name="T4">getCompositorManager2</text:span><text:span text:style-name="T20">();</text:span></text:p>
            <text:p text:style-name="P2"><text:span text:style-name="T68">if</text:span><text:span text:style-name="T20">(</text:span><text:span text:style-name="T4"> </text:span><text:span text:style-name="T20">!</text:span><text:span text:style-name="T4">compositorManager</text:span><text:span text:style-name="T20">-&gt;</text:span><text:span text:style-name="T4">hasWorkspaceDefinition</text:span><text:span text:style-name="T20">(</text:span><text:span text:style-name="T4"> workspaceName </text:span><text:span text:style-name="T20">)</text:span><text:span text:style-name="T4"> </text:span><text:span text:style-name="T20">)</text:span></text:p>
            <text:p text:style-name="P2"><text:span text:style-name="T4"><text:tab/>compositorManager</text:span><text:span text:style-name="T20">-&gt;</text:span><text:span text:style-name="T4">createBasicWorkspaceDef</text:span><text:span text:style-name="T20">(</text:span><text:span text:style-name="T4"> workspaceName</text:span><text:span text:style-name="T20">,</text:span><text:span text:style-name="T4"> ColourValue</text:span><text:span text:style-name="T20">(</text:span><text:span text:style-name="T4"> </text:span><text:span text:style-name="T70">0.6f</text:span><text:span text:style-name="T20">,</text:span><text:span text:style-name="T4"> </text:span><text:span text:style-name="T70">0.0f</text:span><text:span text:style-name="T20">,</text:span><text:span text:style-name="T4"> </text:span><text:span text:style-name="T70">0.6f</text:span><text:span text:style-name="T4"> </text:span><text:span text:style-name="T20">)</text:span><text:span text:style-name="T4"> </text:span><text:span text:style-name="T20">);</text:span></text:p>
            <text:p text:style-name="P2"><text:span text:style-name="T4">compositorManager</text:span><text:span text:style-name="T20">-&gt;</text:span><text:span text:style-name="T4">addWorkspace</text:span><text:span text:style-name="T20">(</text:span><text:span text:style-name="T4"> mSceneMgr</text:span><text:span text:style-name="T20">,</text:span><text:span text:style-name="T4"> mWindow</text:span><text:span text:style-name="T20">,</text:span><text:span text:style-name="T4"> mCamera</text:span><text:span text:style-name="T20">,</text:span><text:span text:style-name="T4"> workspaceName</text:span><text:span text:style-name="T20">,</text:span><text:span text:style-name="T4"> </text:span><text:span text:style-name="T68">true</text:span><text:span text:style-name="T4"> </text:span><text:span text:style-name="T20">);</text:span></text:p>
          </table:table-cell>
        </table:table-row>
      </table:table>
      <text:p text:style-name="Text_20_body">The workspace created by the utility function is equivalent to the following compositor script:</text:p>
      <table:table table:name="Tabla35" table:style-name="Tabla35">
        <table:table-column table:style-name="Tabla35.A"/>
        <table:table-row>
          <table:table-cell table:style-name="Tabla35.A1" office:value-type="string">
            <text:p text:style-name="P9">compositor_node MyOwnWorkspace_Node</text:p>
            <text:p text:style-name="P5">{</text:p>
            <text:p text:style-name="P2"><text:span text:style-name="T4"><text:tab/>in </text:span><text:span text:style-name="T48">0</text:span><text:span text:style-name="T4"> renderwindow</text:span></text:p>
            <text:p text:style-name="P10"/>
            <text:p text:style-name="P10"><text:tab/>target renderwindow</text:p>
            <text:p text:style-name="P2"><text:span text:style-name="T4"><text:tab/></text:span><text:span text:style-name="T8">{</text:span></text:p>
            <text:p text:style-name="P2"><text:span text:style-name="T4"><text:tab/><text:tab/></text:span><text:span text:style-name="T20">pass</text:span><text:span text:style-name="T4"> clear</text:span></text:p>
            <text:p text:style-name="P2"><text:span text:style-name="T4"><text:tab/><text:tab/></text:span><text:span text:style-name="T8">{</text:span></text:p>
            <text:p text:style-name="P2"><text:span text:style-name="T4"><text:tab/><text:tab/><text:tab/>colour_value </text:span><text:span text:style-name="T48">0.6</text:span><text:span text:style-name="T4"> </text:span><text:span text:style-name="T48">0</text:span><text:span text:style-name="T4"> </text:span><text:span text:style-name="T48">0.6</text:span><text:span text:style-name="T4"> </text:span><text:span text:style-name="T48">1</text:span></text:p>
            <text:p text:style-name="P2"><text:span text:style-name="T4"><text:tab/><text:tab/></text:span><text:span text:style-name="T8">}</text:span></text:p>
            <text:p text:style-name="P2"><text:span text:style-name="T4"><text:tab/><text:tab/></text:span><text:span text:style-name="T20">pass</text:span><text:span text:style-name="T4"> render_scene</text:span></text:p>
            <text:p text:style-name="P2"><text:span text:style-name="T4"><text:tab/><text:tab/></text:span><text:span text:style-name="T8">{</text:span></text:p>
            <text:p text:style-name="P2"><text:span text:style-name="T4"><text:tab/><text:tab/><text:tab/>rq_first<text:tab/></text:span><text:span text:style-name="T48">0</text:span></text:p>
            <text:p text:style-name="P10"><text:tab/><text:tab/><text:tab/>rq_last<text:tab/><text:tab/>max</text:p>
            <text:p text:style-name="P2"><text:span text:style-name="T4"><text:tab/><text:tab/></text:span><text:span text:style-name="T8">}</text:span></text:p>
            <text:p text:style-name="P2"><text:span text:style-name="T4"><text:tab/></text:span><text:span text:style-name="T8">}</text:span></text:p>
            <text:p text:style-name="P5"><text:soft-page-break/>}</text:p>
            <text:p text:style-name="P10"/>
            <text:p text:style-name="P10">workspace MyOwnWorkspace</text:p>
            <text:p text:style-name="P5">{</text:p>
            <text:p text:style-name="P2"><text:span text:style-name="T4"><text:tab/>connect_output MyOwnWorkspace_Node </text:span><text:span text:style-name="T48">0</text:span></text:p>
            <text:p text:style-name="P5">}</text:p>
          </table:table-cell>
        </table:table-row>
      </table:table>
      <text:p text:style-name="Text_20_body"/>
      <text:h text:style-name="Heading_20_3" text:outline-level="3">Advanced C++ users</text:h>
      <text:p text:style-name="Text_20_body">Advanced C++ users who want to deal with the CompositorManager2 directly, may find the information in this section useful.</text:p>
      <text:p text:style-name="P36">The CompositorManager2 uses a C++ pattern where there is an object Definition and an instance. For example; there is a class called <text:span text:style-name="T36">CompositorPassSceneDef</text:span> and a class called <text:span text:style-name="T36">CompositorPassScene</text:span>. The former is the definition, while the latter is the instance.</text:p>
      <text:p text:style-name="Text_20_body">All instances share the same definition and have only read-access to them. Modifying the shared definition while there are instances active is undefined and could happen anything ranging from what the user expected, to glitches, crashes, or memory leaks. Only by analyzing the code it is possible to determine which changes are likely to be “safe” (like changing the visibility mask) and which ones require the instance to be destroyed and recreated.</text:p>
      <text:p text:style-name="Text_20_body">The syntax of the compositor scripts translate almost 1:1 to definitions, rather than instances. Probably the most notable difference is that <text:span text:style-name="T36">NodeDef</text:span>s contain <text:span text:style-name="T36">CompositorTargetDef</text:span>, and these contain <text:span text:style-name="T36">CompositorPassDef</text:span>; while the instances, Targets and Passes are joined together, thus Nodes contain <text:span text:style-name="T36">CompositorPasses</text:span> directly.</text:p>
      <text:p text:style-name="Text_20_body">Because the CompositorManager2 is still very new, we admit real time changes to nodes (especially channel connections) can be a bit troublesome to deal with unless destroying everything and recreating it, which could be suboptimal for live editing nodes.</text:p>
      <text:p text:style-name="Text_20_body">We would love to hear your developer feedback on the <text:a xlink:type="simple" xlink:href="http://ogre3d.org/forums/">forums</text:a> regarding live editing the nodes and further improve the Compositor.</text:p>
      <text:h text:style-name="Heading_20_2" text:outline-level="2">Stereo and Split-Screen Rendering</text:h>
      <text:p text:style-name="Text_20_body">Rendering in Stereo ala Occulus Rift™ (or splitting the screen in multiple sections for multiplayer) has been made easier with the introduction of execution and viewport masks.</text:p>
      <text:p text:style-name="Text_20_body">Normally, to render to the left side of the screen and then to the right side; you would need to create a clear pass to clear the whole render target, and two passes render_scene passes with different viewport settings, one for each eye.</text:p>
      <text:p text:style-name="Text_20_body">With execution and viewport modifier masks, you no longer need to duplicate the number of passes per region of screen you want to draw to. You will have to create a workspace for each region though (i.e. one workspace per eye).</text:p>
      <text:h text:style-name="Heading_20_3" text:outline-level="3"><text:soft-page-break/>Per-Workspace offset and scale</text:h>
      <text:p text:style-name="Text_20_body">Each workspace contains an offset and scale to be applied to each pass; passed as a <text:span text:style-name="T57">Vector4</text:span> to <text:span text:style-name="T57">CompositorManager2</text:span>::addWorkspace. The XY components contain the offset, the ZW contain the scale.</text:p>
      <text:p text:style-name="Text_20_body">On each pass, its final viewport is calculated this way:</text:p>
      <table:table table:name="Table4" table:style-name="Table4">
        <table:table-column table:style-name="Table4.A"/>
        <table:table-row>
          <table:table-cell table:style-name="Table4.A1" office:value-type="string">
            <text:p text:style-name="P59"><text:span text:style-name="T57">Real</text:span><text:span text:style-name="T76"> </text:span><text:span text:style-name="T1">left</text:span><text:span text:style-name="T76"> <text:s text:c="2"/></text:span><text:span text:style-name="T1">=</text:span><text:span text:style-name="T76"> </text:span><text:span text:style-name="T78">mDefinition</text:span><text:span text:style-name="T1">-&gt;</text:span><text:span text:style-name="T78">mVpLeft</text:span><text:span text:style-name="T76"> <text:s text:c="5"/></text:span><text:span text:style-name="T1">+</text:span><text:span text:style-name="T76"> </text:span><text:span text:style-name="T1">vpModifier.</text:span><text:span text:style-name="T78">x</text:span><text:span text:style-name="T1">;</text:span></text:p>
            <text:p text:style-name="P59"><text:span text:style-name="T57">Real</text:span><text:span text:style-name="T76"> </text:span><text:span text:style-name="T1">top</text:span><text:span text:style-name="T76"> <text:s text:c="3"/></text:span><text:span text:style-name="T1">=</text:span><text:span text:style-name="T76"> </text:span><text:span text:style-name="T78">mDefinition</text:span><text:span text:style-name="T1">-&gt;</text:span><text:span text:style-name="T78">mVpTop</text:span><text:span text:style-name="T76"> <text:s text:c="6"/></text:span><text:span text:style-name="T1">+</text:span><text:span text:style-name="T76"> </text:span><text:span text:style-name="T1">vpModifier.</text:span><text:span text:style-name="T78">y</text:span><text:span text:style-name="T1">;</text:span></text:p>
            <text:p text:style-name="P59"><text:span text:style-name="T57">Real</text:span><text:span text:style-name="T76"> </text:span><text:span text:style-name="T1">width</text:span><text:span text:style-name="T76"> <text:s/></text:span><text:span text:style-name="T1">=</text:span><text:span text:style-name="T76"> </text:span><text:span text:style-name="T78">mDefinition</text:span><text:span text:style-name="T1">-&gt;</text:span><text:span text:style-name="T78">mVpWidth</text:span><text:span text:style-name="T76"> <text:s text:c="4"/></text:span><text:span text:style-name="T1">*</text:span><text:span text:style-name="T76"> </text:span><text:span text:style-name="T1">vpModifier.</text:span><text:span text:style-name="T78">z</text:span><text:span text:style-name="T1">;</text:span></text:p>
            <text:p text:style-name="P59"><text:span text:style-name="T57">Real</text:span><text:span text:style-name="T76"> </text:span><text:span text:style-name="T1">height</text:span><text:span text:style-name="T76"> </text:span><text:span text:style-name="T1">=</text:span><text:span text:style-name="T76"> </text:span><text:span text:style-name="T78">mDefinition</text:span><text:span text:style-name="T1">-&gt;</text:span><text:span text:style-name="T78">mVpHeight</text:span><text:span text:style-name="T76"> <text:s text:c="3"/></text:span><text:span text:style-name="T1">*</text:span><text:span text:style-name="T76"> </text:span><text:span text:style-name="T1">vpModifier.</text:span><text:span text:style-name="T78">w</text:span><text:span text:style-name="T1">;</text:span></text:p>
          </table:table-cell>
        </table:table-row>
      </table:table>
      <text:p text:style-name="Text_20_body">This means that to render to the left eye, you would need to specify <text:span text:style-name="T57">Vector4</text:span><text:span text:style-name="T1">(</text:span><text:span text:style-name="T76"> </text:span><text:span text:style-name="T19">0.0f</text:span><text:span text:style-name="T1">,</text:span><text:span text:style-name="T76"> </text:span><text:span text:style-name="T19">0.0f</text:span><text:span text:style-name="T1">,</text:span><text:span text:style-name="T76"> </text:span><text:span text:style-name="T19">0.5f</text:span><text:span text:style-name="T1">,</text:span><text:span text:style-name="T76"> </text:span><text:span text:style-name="T19">1.0f</text:span><text:span text:style-name="T76"> </text:span><text:span text:style-name="T1">)</text:span> and to render to the right eye you would specify <text:span text:style-name="T57">Vector4</text:span><text:span text:style-name="T1">(</text:span><text:span text:style-name="T76"> </text:span><text:span text:style-name="T19">0.5f</text:span><text:span text:style-name="T1">,</text:span><text:span text:style-name="T76"> </text:span><text:span text:style-name="T19">0.0f</text:span><text:span text:style-name="T1">,</text:span><text:span text:style-name="T76"> </text:span><text:span text:style-name="T19">0.5f</text:span><text:span text:style-name="T1">,</text:span><text:span text:style-name="T76"> </text:span><text:span text:style-name="T19">1.0f</text:span><text:span text:style-name="T76"> </text:span><text:span text:style-name="T1">)</text:span>.</text:p>
      <text:h text:style-name="Heading_20_3" text:outline-level="3">Viewport modifier mask</text:h>
      <text:p text:style-name="Text_20_body">You don't want the modifier to affect <text:span text:style-name="T36">all</text:span> passes. The viewport modifer mask is a per-pass 8-bit value that is AND'ed with the workspace's mask. If the result is non-zero, the offset and scale is applied.</text:p>
      <text:p text:style-name="Text_20_body">For example, you can apply postprocessing passes to entire screen instead of just a single eye.</text:p>
      <text:p text:style-name="Text_20_body">The most common use for this mask is clearing: The GPU prefers that you clear the entire buffer in one go, rather than two partial clears. Therefore you can use the mask to prevent the clear's viewport from being affected, and end up affecting the whole screen.</text:p>
      <text:p text:style-name="Text_20_body">There's still a problem though: You have two workspaces (one per eye). The first workspace will work as intended. However the workspace will execute the clear again, and remove the contents drawn to the left eye. The Execution Mask solves this problem.</text:p>
      <text:h text:style-name="Heading_20_3" text:outline-level="3">Execution mask</text:h>
      <text:p text:style-name="Text_20_body">The execution mask is per-pass 8-bit value that is AND'ed with the workspace's execution mask. When zero, the pass is skipped, when non-zero, the pass is executed.</text:p>
      <text:p text:style-name="Text_20_body">Continuing the example from the previous section, you can use an execution mask to cause the clear to only be executed when rendering the first left eye; and the clear pass will not be performed when rendering the right eye.</text:p>
      <text:p text:style-name="Text_20_body">As another example, you could use two render_pass to perform Anaglyph 3D, i.e. red tint on the left eye, cyan tint on the right eye. You would set the viewport modifier mask to 0 so that it's not be affected by the workspace's offset and scale; but set the execution masks so that the red tint pass only gets executed for the left eye's workspace, and the cyan pass only gets executed for the right eye's workspace.</text:p>
      <text:h text:style-name="Heading_20_3" text:outline-level="3">Default values</text:h>
      <text:p text:style-name="Text_20_body">By default execution and viewport masks default to <text:span text:style-name="T19">0xFF</text:span> except for Clear passes where the defaults are:</text:p>
      <table:table table:name="Table5" table:style-name="Table5">
        <table:table-column table:style-name="Table5.A"/>
        <table:table-row>
          <table:table-cell table:style-name="Table5.A1" office:value-type="string">
            <text:p text:style-name="P59"><text:span text:style-name="T33">//Override</text:span><text:span text:style-name="T76"> </text:span><text:span text:style-name="T33">so</text:span><text:span text:style-name="T76"> </text:span><text:span text:style-name="T33">that</text:span><text:span text:style-name="T76"> </text:span><text:span text:style-name="T33">it</text:span><text:span text:style-name="T76"> </text:span><text:span text:style-name="T33">only</text:span><text:span text:style-name="T76"> </text:span><text:span text:style-name="T33">gets</text:span><text:span text:style-name="T76"> </text:span><text:span text:style-name="T33">executed</text:span><text:span text:style-name="T76"> </text:span><text:span text:style-name="T33">on</text:span><text:span text:style-name="T76"> </text:span><text:span text:style-name="T33">the</text:span><text:span text:style-name="T76"> </text:span><text:span text:style-name="T33">first</text:span><text:span text:style-name="T76"> </text:span><text:span text:style-name="T33">execution</text:span><text:span text:style-name="T76"> </text:span><text:span text:style-name="T33">on</text:span><text:span text:style-name="T76"> </text:span><text:span text:style-name="T33">the</text:span></text:p>
            <text:p text:style-name="P59"><text:span text:style-name="T33">//whole</text:span><text:span text:style-name="T76"> </text:span><text:span text:style-name="T33">screen</text:span><text:span text:style-name="T76"> </text:span><text:span text:style-name="T33">(i.e.</text:span><text:span text:style-name="T76"> </text:span><text:span text:style-name="T33">clear</text:span><text:span text:style-name="T76"> </text:span><text:span text:style-name="T33">the</text:span><text:span text:style-name="T76"> </text:span><text:span text:style-name="T33">whole</text:span><text:span text:style-name="T76"> </text:span><text:span text:style-name="T33">viewport</text:span><text:span text:style-name="T76"> </text:span><text:span text:style-name="T33">during</text:span><text:span text:style-name="T76"> </text:span><text:span text:style-name="T33">the</text:span><text:span text:style-name="T76"> </text:span><text:span text:style-name="T33">left</text:span><text:span text:style-name="T76"> </text:span><text:span text:style-name="T33">eye</text:span><text:span text:style-name="T76"> </text:span><text:span text:style-name="T33">pass)</text:span></text:p>
            <text:p text:style-name="P59"><text:span text:style-name="T78">mExecutionMask</text:span><text:span text:style-name="T76"> <text:s text:c="9"/></text:span><text:span text:style-name="T1">=</text:span><text:span text:style-name="T76"> </text:span><text:span text:style-name="T19">0x01</text:span><text:span text:style-name="T1">;</text:span></text:p>
            <text:p text:style-name="P59"><text:soft-page-break/><text:span text:style-name="T78">mViewportModifierMask</text:span><text:span text:style-name="T76"> <text:s text:c="2"/></text:span><text:span text:style-name="T1">=</text:span><text:span text:style-name="T76"> </text:span><text:span text:style-name="T19">0x00</text:span><text:span text:style-name="T1">;</text:span></text:p>
          </table:table-cell>
        </table:table-row>
      </table:table>
      <text:p text:style-name="Text_20_body">This assumes that your first workspace (i.e. the left eye / first player in split screen) sets the execution mask to 1; and the other workspaces have the first bit unset for that mask.</text:p>
      <text:p text:style-name="Text_20_body"/>
      <text:p text:style-name="Text_20_body">Using the defaults, the following example splits the screen in 4 for multiplayer (i.e. Mario Kart™ games and similar) or also useful for editing in 4-POV modelling application; and the clear passes will apply to the whole screen with the first workspace:</text:p>
      <table:table table:name="Table6" table:style-name="Table6">
        <table:table-column table:style-name="Table6.A"/>
        <table:table-row>
          <table:table-cell table:style-name="Table6.A1" office:value-type="string">
            <text:p text:style-name="P59"><text:span text:style-name="T79">for</text:span><text:span text:style-name="T1">(</text:span><text:span text:style-name="T76"> </text:span><text:span text:style-name="T79">int</text:span><text:span text:style-name="T76"> </text:span><text:span text:style-name="T1">i=</text:span><text:span text:style-name="T19">0</text:span><text:span text:style-name="T1">;</text:span><text:span text:style-name="T76"> </text:span><text:span text:style-name="T1">i&lt;</text:span><text:span text:style-name="T19">4</text:span><text:span text:style-name="T1">;</text:span><text:span text:style-name="T76"> </text:span><text:span text:style-name="T1">++i</text:span><text:span text:style-name="T76"> </text:span><text:span text:style-name="T1">)</text:span></text:p>
            <text:p text:style-name="P60">{</text:p>
            <text:p text:style-name="P59"><text:span text:style-name="T76"><text:s text:c="4"/></text:span><text:span text:style-name="T57">Vector4</text:span><text:span text:style-name="T76"> </text:span><text:span text:style-name="T1">vpModifier(</text:span><text:span text:style-name="T76"> </text:span><text:span text:style-name="T1">(i</text:span><text:span text:style-name="T76"> </text:span><text:span text:style-name="T1">%</text:span><text:span text:style-name="T76"> </text:span><text:span text:style-name="T19">2</text:span><text:span text:style-name="T1">)</text:span><text:span text:style-name="T76"> </text:span><text:span text:style-name="T1">*</text:span><text:span text:style-name="T76"> </text:span><text:span text:style-name="T19">0.5f</text:span><text:span text:style-name="T1">,</text:span><text:span text:style-name="T76"> </text:span><text:span text:style-name="T1">(i</text:span><text:span text:style-name="T76"> </text:span><text:span text:style-name="T1">&gt;&gt;</text:span><text:span text:style-name="T76"> </text:span><text:span text:style-name="T19">1</text:span><text:span text:style-name="T1">)</text:span><text:span text:style-name="T76"> </text:span><text:span text:style-name="T1">*</text:span><text:span text:style-name="T76"> </text:span><text:span text:style-name="T19">0.5f</text:span><text:span text:style-name="T1">,</text:span><text:span text:style-name="T76"> </text:span><text:span text:style-name="T19">0.25f</text:span><text:span text:style-name="T1">,</text:span><text:span text:style-name="T76"> </text:span><text:span text:style-name="T19">0.25f</text:span><text:span text:style-name="T76"> </text:span><text:span text:style-name="T1">);</text:span></text:p>
            <text:p text:style-name="P59"><text:span text:style-name="T76"><text:s text:c="4"/></text:span><text:span text:style-name="T1">m_workspace[i]</text:span><text:span text:style-name="T76"> </text:span><text:span text:style-name="T1">=</text:span><text:span text:style-name="T76"> </text:span><text:span text:style-name="T1">mgr-&gt;</text:span>addWorkspace<text:span text:style-name="T1">(</text:span><text:span text:style-name="T76"> </text:span>sceneManager<text:span text:style-name="T1">,</text:span><text:span text:style-name="T76"> </text:span>renderTarget<text:span text:style-name="T1">,</text:span></text:p>
            <text:p text:style-name="P59"><text:span text:style-name="T76"><text:s text:c="40"/></text:span>playerCam<text:span text:style-name="T1">[i],</text:span><text:span text:style-name="T76"> </text:span><text:span text:style-name="T33">"MainWorkspace"</text:span><text:span text:style-name="T1">,</text:span><text:span text:style-name="T76"> </text:span><text:span text:style-name="T79">true</text:span><text:span text:style-name="T1">,</text:span></text:p>
            <text:p text:style-name="P59"><text:span text:style-name="T76"><text:s text:c="40"/></text:span><text:span text:style-name="T1">-</text:span><text:span text:style-name="T19">1</text:span><text:span text:style-name="T1">,</text:span><text:span text:style-name="T76"> </text:span><text:span text:style-name="T1">vpModifier,</text:span></text:p>
            <text:p text:style-name="P59"><text:span text:style-name="T76"><text:s text:c="40"/></text:span><text:span text:style-name="T1">(</text:span><text:span text:style-name="T19">1</text:span><text:span text:style-name="T76"> </text:span><text:span text:style-name="T1">&lt;&lt;</text:span><text:span text:style-name="T76"> </text:span><text:span text:style-name="T1">i),</text:span><text:span text:style-name="T76"> </text:span><text:span text:style-name="T1">(</text:span><text:span text:style-name="T19">1</text:span><text:span text:style-name="T76"> </text:span><text:span text:style-name="T1">&lt;&lt;</text:span><text:span text:style-name="T76"> </text:span><text:span text:style-name="T1">i)</text:span><text:span text:style-name="T76"> </text:span><text:span text:style-name="T1">);</text:span></text:p>
            <text:p text:style-name="P60">}</text:p>
          </table:table-cell>
        </table:table-row>
      </table:table>
      <text:p text:style-name="Text_20_body"/>
      <text:h text:style-name="P141" text:outline-level="1">Instancing</text:h>
      <table:table table:name="Tabla92" table:style-name="Tabla92">
        <table:table-column table:style-name="Tabla92.A"/>
        <table:table-row>
          <table:table-cell table:style-name="Tabla92.A1" office:value-type="string">
            <text:p text:style-name="P35">Attention!</text:p>
            <text:p text:style-name="P45">This section was writen for Ogre 2.0 rather 2.1; it relies on legacy code.</text:p>
            <text:p text:style-name="P45">On Ogre 2.1; this section has become almost irrelevant as 2.1 can auto instance meshes automatically; and apply instancing even if the meshes are using different materials.</text:p>
            <text:p text:style-name="P45">The InstanceManager can only beat the Hlms if you have a very, very large number of instances (&gt;50k objects) with the same mesh and same material, which isn't very common.</text:p>
            <text:p text:style-name="P45">If you're working on Ogre 2.1; you can skip this section.</text:p>
          </table:table-cell>
        </table:table-row>
      </table:table>
      <text:h text:style-name="Heading_20_2" text:outline-level="2">What is instancing?</text:h>
      <text:p text:style-name="Text_20_body">Instancing is a rendering technique to draw multiple instances of the same mesh using just one render call. There are two kinds of instancing:</text:p>
      <text:list xml:id="list7122097507622887754" text:style-name="L31">
        <text:list-item>
          <text:p text:style-name="P110"><text:span text:style-name="T43">Software:</text:span><text:span text:style-name="T63"> Two larges vertex &amp; index buffers are created and the mesh vertices/indices are duplicated N number of times. When rendering, invisible instances receive a transform matrix filled with 0s. This technique can take a lot of VRAM and has limited culling capabilities.</text:span></text:p>
        </text:list-item>
        <text:list-item>
          <text:p text:style-name="P77">Hardware:<text:span text:style-name="T63"> The hardware supports an extra param which allows Ogre to tell the GPU to repeat the drawing of vertices N number of times; thus taking considerably less VRAM. Because N can be controlled at runtime, individual instances can be culled before sending the data to the GPU.</text:span></text:p>
        </text:list-item>
      </text:list>
      <text:p text:style-name="P45">Hardware techniques are almost always superior to Software techniques, but Software are more compatible, where as Hardware techniques require D3D9 or GL3, and is not supported in GLES2</text:p>
      <text:p text:style-name="P35">All instancing techniques require shaders<text:span text:style-name="T63">. It is not possible to use instancing with FFP (Fixed Function Pipeline)</text:span></text:p>
      <text:h text:style-name="Heading_20_2" text:outline-level="2">Instanc<text:span text:style-name="T37">ing 101</text:span></text:h>
      <text:p text:style-name="P41">A common question is why should I use instancing. The big reason is performance. There can be 10x improvements or more when used correctly. Here's a guide on when you should use instancing:</text:p>
      <text:list xml:id="list5520463005173304075" text:style-name="L32">
        <text:list-item>
          <text:p text:style-name="P111"><text:span text:style-name="T39">You have </text:span><text:span text:style-name="T38">a lot</text:span><text:span text:style-name="T39"> of Entities that are repeated and based on the same Mesh (i.e. a rock, a building, a tree, loose leaves, enemies, irrelevant crowds or NPCs)</text:span></text:p>
        </text:list-item>
        <text:list-item>
          <text:p text:style-name="P88">These Entities that repeat a lot also share the same material (or just a few materials, i.e. 3 or 4)</text:p>
        </text:list-item>
        <text:list-item>
          <text:p text:style-name="P88">Your game is CPU bottleneck.</text:p>
        </text:list-item>
      </text:list>
      <text:p text:style-name="P41">If these three requirements are all met in your game, chances are instancing is for you. There will be minimal <text:soft-page-break/>gains when using instancing on an Entity that repeats very little, or if each instance actually has a different material, or it could run even slower if the Entity never repeats.</text:p>
      <text:p text:style-name="P41">If your game is not CPU bottleneck'ed (i.e. it's GPU bottleneck'ed) then instancing won't make a noticeable difference.</text:p>
      <text:h text:style-name="P147" text:outline-level="3">Instances per batch</text:h>
      <text:p text:style-name="P41">As explained in the previous section, instancing groups all instances into one draw call. However this is half the truth. Instancing actually groups a certain number of instances into a batch. One batch = One draw call.</text:p>
      <text:p text:style-name="P41">If the technique is using 80 instances per batch; then rendering 160 instances is going to need 2 draw calls (two batches); if there are 180 instances, 3 draw calls will be needed (3 batches).</text:p>
      <text:p text:style-name="P41">What is a good value for instances-per-batch setting? That depends on a lot of factors, which you will have to profile. Normally, increasing the number should improve performance because the system is most likely CPU bottleneck. However, past certain number, certain trade offs begin to show up:</text:p>
      <text:list xml:id="list7440873359037023202" text:style-name="L33">
        <text:list-item>
          <text:p text:style-name="P89">Culling is first performed at batch level, then for HW techniques culling is also done at per instance level. If the batch contains too many instances, its Aabb will grow too large; thus the hierarchy culling will always pass and Ogre won't be able skip entire batches.</text:p>
        </text:list-item>
        <text:list-item>
          <text:p text:style-name="P89">If the instance per batch is at 10.000 and the application created 10.001 instances; a lot of RAM &amp; VRAM will be wasted because it's set for 20.000 instances; HW techniques will spent an excessive amount of CPU time parsing the 9.999 inactive instances; and SW techniques will saturate the Bus bandwidth sending null matrices for the inactive instances to the GPU.</text:p>
        </text:list-item>
      </text:list>
      <text:p text:style-name="P41">The actual value will depend a lot on the application and whether all instances are often on screen or frustum culled and whether the total number of instances can be known at production time (i.e. environment props). Normally numbers between 80 and 500 work best, but there have been cases where big values like 5.000 actually improved performance.</text:p>
      <text:h text:style-name="P142" text:outline-level="2">Techniques</text:h>
      <text:p text:style-name="P45">Ogre supports 4 different instancing techniques. Unfortunately, each of them requires a different vertex shader, since their approaches are different. Also their compatibility and performance varies.</text:p>
      <text:h text:style-name="Heading_20_3" text:outline-level="3">ShaderBased</text:h>
      <text:p text:style-name="P45">This is the most compatible technique. It is a Software Instancing technique. World matrices are passed through constant registers, and thus the maximum number of instances per batch is 80; which quickly goes down if the object is skeletally animated. This technique does not play very well with skeletal animation because of that, unless the number of bones is very low (3 or less).</text:p>
      <text:p text:style-name="Text_20_body"><text:span text:style-name="T63">See </text:span><text:span text:style-name="T37">material Examples/Instancing/ShaderBased</text:span><text:span text:style-name="T38"> </text:span><text:span text:style-name="T39">for an example on how to write the vertex shader. Files:</text:span></text:p>
      <text:list xml:id="list2990502029590499222" text:style-name="L34">
        <text:list-item>
          <text:p text:style-name="P90">ShaderInstancing.material</text:p>
        </text:list-item>
        <text:list-item>
          <text:p text:style-name="P90"><text:soft-page-break/>ShaderInstancing.vert (GLSL)</text:p>
        </text:list-item>
        <text:list-item>
          <text:p text:style-name="P90">ShaderInstancing.cg (Cg, works with HLSL)</text:p>
        </text:list-item>
      </text:list>
      <text:h text:style-name="P147" text:outline-level="3">VTF (Software)</text:h>
      <text:p text:style-name="P41">VTF stands for “Vertex Texture Fetch”. It is a Software Instancing technique. Unlike ShaderBased, world matrices are passed to the vertex shader through a texture. Such feature has only been supported since Vertex Shader 3.0 and is not supported on Radeon X1xxx cards and is quite slow on GeForce 6 &amp; 7. However it's very fast on any modern GPU (GeForce 8, 9, 200, 300, 400, 500, 600, 700; all Radeon HD series, Intel HD 3000 and above)</text:p>
      <text:p text:style-name="P41">The advantage of VTF over ShaderBased is that it supports a very high max number of instances per batch; even if it's skeletally animated.</text:p>
      <text:p text:style-name="P41">Take note that you will need to set a texture_unit (preferrably the first one, for compatibility) including the shadow caster besides the texture (eg. diffuse, specular, normal maps) so that Ogre gets where to put the vertex texture.</text:p>
      <text:p text:style-name="Text_20_body"><text:span text:style-name="T39">See </text:span><text:span text:style-name="T37">material Examples/Instancing/VTF </text:span><text:span text:style-name="T39">for an example on how to write the vertex shader and setup the material. Files:</text:span></text:p>
      <text:list xml:id="list3611368959406468314" text:style-name="L35">
        <text:list-item>
          <text:p text:style-name="P91">VTFInstancing.material</text:p>
        </text:list-item>
        <text:list-item>
          <text:p text:style-name="P91">VTFInstancing.vert (GLSL)</text:p>
        </text:list-item>
        <text:list-item>
          <text:p text:style-name="P91">VTFInstancing.cg (Cg, also works with HLSL)</text:p>
        </text:list-item>
      </text:list>
      <text:h text:style-name="P147" text:outline-level="3">HW VTF</text:h>
      <text:p text:style-name="P41">This is the same technique as VTF; but implemented through hardware instancing. It is probably one of the best and most flexible techniques.</text:p>
      <text:p text:style-name="Text_20_body"><text:span text:style-name="T39">The vertex shader has to be slightly different from SW VTF version. See </text:span><text:span text:style-name="T37">material Examples/Instancing/HW_VTF </text:span><text:span text:style-name="T39">for an example on how to write the vertex shader and setup the material. Files:</text:span></text:p>
      <text:list xml:id="list8711726411133546824" text:style-name="L36">
        <text:list-item>
          <text:p text:style-name="P92">HW_VTFInstancing.material</text:p>
        </text:list-item>
        <text:list-item>
          <text:p text:style-name="P92">HW_VTFInstancing.vert (GLSL)</text:p>
        </text:list-item>
        <text:list-item>
          <text:p text:style-name="P92">HW_VTFInstancing.cg (Cg, works with HLSL)</text:p>
        </text:list-item>
      </text:list>
      <text:h text:style-name="P150" text:outline-level="4">HW VTF LUT</text:h>
      <text:p text:style-name="P41">LUT is a special feature of HW VTF; which stands for <text:span text:style-name="T43">L</text:span>ook <text:span text:style-name="T43">U</text:span>p <text:span text:style-name="T43">T</text:span>able. It has been particularly designed for drawing large animated crowds.</text:p>
      <text:p text:style-name="P41">The technique is a trick that works by animating a limited number of instances (i.e. 16 animations) storing them in a look up table in the VTF, and then repeating these animations to all instances uniformly, giving the <text:soft-page-break/>appearance that all instances are independently animated when seen in large crowds.</text:p>
      <text:p text:style-name="P41">See <text:span text:style-name="T37">material Examples/Instancing/HW_VTF_LUT</text:span>. Files:</text:p>
      <text:list xml:id="list3392005679378791886" text:style-name="L37">
        <text:list-item>
          <text:p text:style-name="P112">Same as HW VTF (different macros defined)</text:p>
        </text:list-item>
      </text:list>
      <text:p text:style-name="Text_20_body">To enable the use of LUT, SceneManager::createInstanceManager's flags must include the flag IM_VTFBONEMATRIXLOOKUP and specify HW VTF as technique.</text:p>
      <table:table table:name="Tabla38" table:style-name="Tabla38">
        <table:table-column table:style-name="Tabla38.A"/>
        <table:table-row>
          <table:table-cell table:style-name="Tabla38.A1" office:value-type="string">
            <text:p text:style-name="P2"><text:span text:style-name="T3">mSceneMgr</text:span><text:span text:style-name="T20">-&gt;</text:span><text:span text:style-name="T4">createInstanceManager</text:span><text:span text:style-name="T20">(</text:span><text:span text:style-name="T4"> </text:span><text:span text:style-name="T27">"InstanceMgr"</text:span><text:span text:style-name="T20">,</text:span><text:span text:style-name="T4"> </text:span><text:span text:style-name="T27">"MyMesh.mesh"</text:span><text:span text:style-name="T20">,</text:span></text:p>
            <text:p text:style-name="P2"><text:span text:style-name="T4"><text:tab/><text:tab/><text:tab/>ResourceGroupManager</text:span><text:span text:style-name="T20">::</text:span><text:span text:style-name="T4">AUTODETECT_RESOURCE_GROUP_NAME</text:span><text:span text:style-name="T20">,</text:span><text:span text:style-name="T4"> </text:span></text:p>
            <text:p text:style-name="P2"><text:span text:style-name="T4"><text:tab/><text:tab/><text:tab/>InstanceManager</text:span><text:span text:style-name="T20">::</text:span><text:span text:style-name="T4">HWInstancingVTF</text:span><text:span text:style-name="T20">,</text:span></text:p>
            <text:p text:style-name="P2"><text:span text:style-name="T4"><text:tab/><text:tab/><text:tab/>numInstancesPerBatch</text:span><text:span text:style-name="T20">,</text:span><text:span text:style-name="T4"> IM_USEALL</text:span><text:span text:style-name="T20">|</text:span><text:span text:style-name="T4">IM_VTFBONEMATRIXLOOKUP </text:span><text:span text:style-name="T20">);</text:span></text:p>
          </table:table-cell>
        </table:table-row>
      </table:table>
      <text:h text:style-name="Heading_20_3" text:outline-level="3">HW Basic</text:h>
      <text:p text:style-name="Text_20_body">HW Basic is probably the fastest instancing technique<text:note text:id="ftn6" text:note-class="footnote"><text:note-citation>6</text:note-citation><text:note-body><text:p text:style-name="Footnote">Whether it is actually faster than HW VTF depends on the GPU architecture</text:p></text:note-body></text:note>, but is surely more compatible than HW VTF.</text:p>
      <text:p text:style-name="Text_20_body">The world matrix data is passed to the vertex shader using three <text:span text:style-name="T36">TEXCOORD</text:span>s (<text:span text:style-name="T36">attribute</text:span> in GLSL jargon) instead of a vertex texture. The other big difference with HW VTF, besides how data is being passed, is that HW Basic doesn't support skeletal animations at all, making it the preferred choice for rendering inanimate objects like trees, falling leaves, buildings, etc.</text:p>
      <text:p text:style-name="Text_20_body">See <text:span text:style-name="T37">material Examples/Instancing/HWBasic</text:span><text:span text:style-name="T39"> for an example. Files:</text:span></text:p>
      <text:list xml:id="list8738836664810930622" text:style-name="L38">
        <text:list-item>
          <text:p text:style-name="P93">HWInstancing.material</text:p>
        </text:list-item>
        <text:list-item>
          <text:p text:style-name="P93">HWBasicInstancing.vert (GLSL)</text:p>
        </text:list-item>
        <text:list-item>
          <text:p text:style-name="P93">HWBasicInstancing.cg (Cg, works with HLSL)</text:p>
        </text:list-item>
      </text:list>
      <text:h text:style-name="Heading_20_2" text:outline-level="2">Custom parameters</text:h>
      <text:p text:style-name="Text_20_body">Some instancing techniques allow passing custom parameters to vertex shaders. For example a custom colour in an RTS game to identify player units; a single value for randomly colourizing vegetation, light parameters for rendering deferred shading's light volumes (diffuse colour, specular colour, etc)</text:p>
      <text:p text:style-name="Text_20_body">At the time of writing only HW Basic supports passing the custom parameters. All other techniques will ignore it.<text:note text:id="ftn7" text:note-class="footnote"><text:note-citation>7</text:note-citation><text:note-body><text:p text:style-name="Footnote">In theory all other techniques could implement custom parameters but for performance reasons only HW VTF is well suited to implement it. Thought yet remains to be seen whether it should be passed to the shader through the VTF, or through additional TEXCOORDs.</text:p></text:note-body></text:note></text:p>
      <text:p text:style-name="Text_20_body">To use custom parameters, call InstanceManager::setNumCustomParams to tell the number of custom parameters the user will need. <text:span text:style-name="T43">This number cannot be changed after creating the first batch</text:span> (call createInstancedEntity)</text:p>
      <text:p text:style-name="Text_20_body">Afterwards, it's just a matter of calling InstancedEntity::setCustomParam with the param you wish to send.</text:p>
      <text:p text:style-name="Text_20_body">For HW Basic techniques, the vertex shader will receive the custom param in an extra <text:span text:style-name="T38">TEXCOORD.</text:span></text:p>
      <table:table table:name="Tabla39" table:style-name="Tabla39">
        <table:table-column table:style-name="Tabla39.A"/>
        <text:soft-page-break/>
        <table:table-row>
          <table:table-cell table:style-name="Tabla39.A1" office:value-type="string">
            <text:p text:style-name="P2"><text:span text:style-name="T3">InstanceManager </text:span><text:span text:style-name="T20">*</text:span><text:span text:style-name="T4">instanceMgr</text:span><text:span text:style-name="T20">;</text:span><text:span text:style-name="T4"> </text:span><text:span text:style-name="T34">//Assumed to be valid ptr</text:span></text:p>
            <text:p text:style-name="P2"><text:span text:style-name="T4">instanceMgr</text:span><text:span text:style-name="T20">-&gt;</text:span><text:span text:style-name="T4">setNumCustomParams</text:span><text:span text:style-name="T20">(</text:span><text:span text:style-name="T4"> </text:span><text:span text:style-name="T70">2</text:span><text:span text:style-name="T4"> </text:span><text:span text:style-name="T20">);</text:span></text:p>
            <text:p text:style-name="P10"/>
            <text:p text:style-name="P2"><text:span text:style-name="T4">InstancedEntity </text:span><text:span text:style-name="T20">*</text:span><text:span text:style-name="T4">instancedEntity </text:span><text:span text:style-name="T20">=</text:span><text:span text:style-name="T4"> instanceMgr</text:span><text:span text:style-name="T20">-&gt;</text:span><text:span text:style-name="T4">createInstancedEntity</text:span><text:span text:style-name="T20">(</text:span><text:span text:style-name="T4"> </text:span><text:span text:style-name="T27">"myMaterial"</text:span><text:span text:style-name="T4"> </text:span><text:span text:style-name="T20">);</text:span></text:p>
            <text:p text:style-name="P2"><text:span text:style-name="T4">instancedEntity</text:span><text:span text:style-name="T20">-&gt;</text:span><text:span text:style-name="T4">setCustomParam</text:span><text:span text:style-name="T20">(</text:span><text:span text:style-name="T4"> </text:span><text:span text:style-name="T70">0</text:span><text:span text:style-name="T20">,</text:span><text:span text:style-name="T4"> Vector4</text:span><text:span text:style-name="T20">(</text:span><text:span text:style-name="T4"> </text:span><text:span text:style-name="T70">1.0f</text:span><text:span text:style-name="T20">,</text:span><text:span text:style-name="T4"> </text:span><text:span text:style-name="T70">1.0f</text:span><text:span text:style-name="T20">,</text:span><text:span text:style-name="T4"> </text:span><text:span text:style-name="T70">1.2f</text:span><text:span text:style-name="T20">,</text:span><text:span text:style-name="T4"> </text:span><text:span text:style-name="T70">0.0f</text:span><text:span text:style-name="T4"> </text:span><text:span text:style-name="T20">)</text:span><text:span text:style-name="T4"> </text:span><text:span text:style-name="T20">);</text:span></text:p>
            <text:p text:style-name="P2"><text:span text:style-name="T4">instancedEntity</text:span><text:span text:style-name="T20">-&gt;</text:span><text:span text:style-name="T4">setCustomParam</text:span><text:span text:style-name="T20">(</text:span><text:span text:style-name="T4"> </text:span><text:span text:style-name="T70">1</text:span><text:span text:style-name="T20">,</text:span><text:span text:style-name="T4"> Vector4</text:span><text:span text:style-name="T20">(</text:span><text:span text:style-name="T4"> </text:span><text:span text:style-name="T70">0.2f</text:span><text:span text:style-name="T20">,</text:span><text:span text:style-name="T4"> </text:span><text:span text:style-name="T70">0.0f</text:span><text:span text:style-name="T20">,</text:span><text:span text:style-name="T4"> </text:span><text:span text:style-name="T70">0.7f</text:span><text:span text:style-name="T20">,</text:span><text:span text:style-name="T4"> </text:span><text:span text:style-name="T70">1.0f</text:span><text:span text:style-name="T4"> </text:span><text:span text:style-name="T20">)</text:span><text:span text:style-name="T4"> </text:span><text:span text:style-name="T20">);</text:span></text:p>
          </table:table-cell>
        </table:table-row>
      </table:table>
      <text:p text:style-name="P41"/>
      <text:h text:style-name="Heading_20_2" text:outline-level="2">Supporting multiple submeshes</text:h>
      <text:p text:style-name="Text_20_body">Multiple submeshes means different instance managers, because instancing can only be applied to the same submesh.</text:p>
      <text:p text:style-name="Text_20_body">Nevertheless, it is actually quite easy to support multiple submeshes. The first step is to create the InstanceManager setting the <text:span text:style-name="T36">subMeshIdx</text:span> parameter to the number of submesh you want to use:</text:p>
      <text:p text:style-name="Text_20_body"/>
      <table:table table:name="Tabla41" table:style-name="Tabla41">
        <table:table-column table:style-name="Tabla41.A"/>
        <table:table-row>
          <table:table-cell table:style-name="Tabla41.A1" office:value-type="string">
            <text:p text:style-name="P2"><text:span text:style-name="T3">std</text:span><text:span text:style-name="T20">::</text:span><text:span text:style-name="T4">vector</text:span><text:span text:style-name="T20">&lt;</text:span><text:span text:style-name="T4">InstanceManager</text:span><text:span text:style-name="T20">*&gt;</text:span><text:span text:style-name="T4"> instanceManagers</text:span><text:span text:style-name="T20">;</text:span></text:p>
            <text:p text:style-name="P2"><text:span text:style-name="T4">MeshPtr mesh </text:span><text:span text:style-name="T20">=</text:span><text:span text:style-name="T4"> MeshManager</text:span><text:span text:style-name="T20">::</text:span><text:span text:style-name="T4">getSingleton</text:span><text:span text:style-name="T20">().</text:span><text:span text:style-name="T4">load</text:span><text:span text:style-name="T20">(</text:span><text:span text:style-name="T4"> </text:span><text:span text:style-name="T27">"myMesh.mesh"</text:span><text:span text:style-name="T4"> </text:span><text:span text:style-name="T20">);</text:span></text:p>
            <text:p text:style-name="P2"><text:span text:style-name="T68">for</text:span><text:span text:style-name="T20">(</text:span><text:span text:style-name="T4"> uint16 i</text:span><text:span text:style-name="T20">=</text:span><text:span text:style-name="T70">0</text:span><text:span text:style-name="T20">;</text:span><text:span text:style-name="T4"> i</text:span><text:span text:style-name="T20">&lt;</text:span><text:span text:style-name="T4">mesh</text:span><text:span text:style-name="T20">-&gt;</text:span><text:span text:style-name="T4">getNumSubMeshes</text:span><text:span text:style-name="T20">();</text:span><text:span text:style-name="T4"> </text:span><text:span text:style-name="T20">++</text:span><text:span text:style-name="T4">i </text:span><text:span text:style-name="T20">)</text:span></text:p>
            <text:p text:style-name="P3">{</text:p>
            <text:p text:style-name="P2"><text:span text:style-name="T4"><text:tab/>InstanceManager </text:span><text:span text:style-name="T20">*</text:span><text:span text:style-name="T4">mgr </text:span><text:span text:style-name="T20">=</text:span></text:p>
            <text:p text:style-name="P2"><text:span text:style-name="T4"><text:tab/><text:tab/>mSceneMgr</text:span><text:span text:style-name="T20">-&gt;</text:span><text:span text:style-name="T4">createInstanceManager</text:span><text:span text:style-name="T20">(</text:span><text:span text:style-name="T4"> </text:span><text:span text:style-name="T27">"MyManager"</text:span><text:span text:style-name="T4"> </text:span><text:span text:style-name="T20">+</text:span><text:span text:style-name="T4"> StringConverter</text:span><text:span text:style-name="T20">::</text:span><text:span text:style-name="T4">toString</text:span><text:span text:style-name="T20">(</text:span><text:span text:style-name="T4"> i </text:span><text:span text:style-name="T20">),</text:span></text:p>
            <text:p text:style-name="P2"><text:span text:style-name="T4"><text:tab/><text:tab/><text:tab/><text:tab/><text:tab/></text:span><text:span text:style-name="T27">"myMesh.mesh"</text:span><text:span text:style-name="T20">,</text:span></text:p>
            <text:p text:style-name="P2"><text:span text:style-name="T4"><text:tab/><text:tab/><text:tab/><text:tab/>ResourceGroupManager</text:span><text:span text:style-name="T20">::</text:span><text:span text:style-name="T4">AUTODETECT_RESOURCE_GROUP_NAME</text:span><text:span text:style-name="T20">,</text:span></text:p>
            <text:p text:style-name="P2"><text:span text:style-name="T4"><text:tab/><text:tab/><text:tab/><text:tab/><text:tab/>InstanceManager</text:span><text:span text:style-name="T20">::</text:span><text:span text:style-name="T4">HWInstancingVTF</text:span><text:span text:style-name="T20">,</text:span><text:span text:style-name="T4"> numInstancePerBatch</text:span><text:span text:style-name="T20">,</text:span></text:p>
            <text:p text:style-name="P2"><text:span text:style-name="T4"><text:tab/><text:tab/><text:tab/><text:tab/><text:tab/>flags</text:span><text:span text:style-name="T20">,</text:span><text:span text:style-name="T4"> i </text:span><text:span text:style-name="T20">);</text:span></text:p>
            <text:p text:style-name="P2"><text:span text:style-name="T4"><text:tab/>instanceManagers</text:span><text:span text:style-name="T20">.</text:span><text:span text:style-name="T4">push_back</text:span><text:span text:style-name="T20">(</text:span><text:span text:style-name="T4"> mgr </text:span><text:span text:style-name="T20">);</text:span></text:p>
            <text:p text:style-name="P3">}</text:p>
          </table:table-cell>
        </table:table-row>
      </table:table>
      <text:p text:style-name="Text_20_body"/>
      <text:p text:style-name="Text_20_body">The second step lies in sharing the transform with one of the submeshes (which will be named 'master'; i.e. the first submesh) to improve performance and reduce RAM consumption when creating the Instanced Entities:</text:p>
      <table:table table:name="Tabla42" table:style-name="Tabla42">
        <table:table-column table:style-name="Tabla42.A"/>
        <table:table-row>
          <table:table-cell table:style-name="Tabla42.A1" office:value-type="string">
            <text:p text:style-name="P2"><text:span text:style-name="T3">SceneNode </text:span><text:span text:style-name="T20">*</text:span><text:span text:style-name="T4">sceneNode</text:span><text:span text:style-name="T20">;</text:span><text:span text:style-name="T4"> </text:span><text:span text:style-name="T34">//Asumed to be valid ptr</text:span></text:p>
            <text:p text:style-name="P2"><text:span text:style-name="T4">std</text:span><text:span text:style-name="T20">::</text:span><text:span text:style-name="T4">vector</text:span><text:span text:style-name="T20">&lt;</text:span><text:span text:style-name="T4">InstancedEntity</text:span><text:span text:style-name="T20">*&gt;</text:span><text:span text:style-name="T4"> instancedEntities</text:span><text:span text:style-name="T20">;</text:span></text:p>
            <text:p text:style-name="P2"><text:span text:style-name="T68">for</text:span><text:span text:style-name="T20">(</text:span><text:span text:style-name="T4"> size_t i</text:span><text:span text:style-name="T20">=</text:span><text:span text:style-name="T70">0</text:span><text:span text:style-name="T20">;</text:span><text:span text:style-name="T4"> i</text:span><text:span text:style-name="T20">&lt;</text:span><text:span text:style-name="T4">instanceManagers</text:span><text:span text:style-name="T20">.</text:span><text:span text:style-name="T4">size</text:span><text:span text:style-name="T20">();</text:span><text:span text:style-name="T4"> </text:span><text:span text:style-name="T20">++</text:span><text:span text:style-name="T4">i </text:span><text:span text:style-name="T20">)</text:span></text:p>
            <text:p text:style-name="P3">{</text:p>
            <text:p text:style-name="P2"><text:span text:style-name="T4"><text:tab/>InstancedEntity </text:span><text:span text:style-name="T20">*</text:span><text:span text:style-name="T4">ent </text:span><text:span text:style-name="T20">=</text:span><text:span text:style-name="T4"> instanceManagers</text:span><text:span text:style-name="T20">[</text:span><text:span text:style-name="T4">i</text:span><text:span text:style-name="T20">]-&gt;</text:span><text:span text:style-name="T4">createInstancedEntity</text:span><text:span text:style-name="T20">(</text:span><text:span text:style-name="T4"> </text:span><text:span text:style-name="T27">"MyMaterial"</text:span><text:span text:style-name="T4"> </text:span><text:span text:style-name="T20">);</text:span></text:p>
            <text:p text:style-name="P10"><text:tab/></text:p>
            <text:p text:style-name="P2"><text:span text:style-name="T4"><text:tab/></text:span><text:span text:style-name="T68">if</text:span><text:span text:style-name="T20">(</text:span><text:span text:style-name="T4"> i </text:span><text:span text:style-name="T20">!=</text:span><text:span text:style-name="T4"> </text:span><text:span text:style-name="T70">0</text:span><text:span text:style-name="T4"> </text:span><text:span text:style-name="T20">)</text:span></text:p>
            <text:p text:style-name="P2"><text:span text:style-name="T4"><text:tab/><text:tab/>instancedEntities</text:span><text:span text:style-name="T20">[</text:span><text:span text:style-name="T70">0</text:span><text:span text:style-name="T20">]-&gt;</text:span><text:span text:style-name="T4">shareTransformWith</text:span><text:span text:style-name="T20">(</text:span><text:span text:style-name="T4"> ent </text:span><text:span text:style-name="T20">);</text:span></text:p>
            <text:p text:style-name="P10"><text:tab/></text:p>
            <text:p text:style-name="P2"><text:span text:style-name="T4"><text:tab/>sceneNode</text:span><text:span text:style-name="T20">-&gt;</text:span><text:span text:style-name="T4">attachObject</text:span><text:span text:style-name="T20">(</text:span><text:span text:style-name="T4"> ent </text:span><text:span text:style-name="T20">);</text:span></text:p>
            <text:p text:style-name="P2"><text:span text:style-name="T4"><text:tab/>instancedEntities</text:span><text:span text:style-name="T20">.</text:span><text:span text:style-name="T4">push_back</text:span><text:span text:style-name="T20">(</text:span><text:span text:style-name="T4"> ent </text:span><text:span text:style-name="T20">);</text:span></text:p>
            <text:p text:style-name="P3">}</text:p>
          </table:table-cell>
        </table:table-row>
      </table:table>
      <text:p text:style-name="Text_20_body">Note that it is perfectly possible that each InstancedEntity based on a different “submesh” uses a different material. Selecting the same material won't cause the InstanceManagers to get batched together (though the RenderQueue will try to reduce state change reduction, like with any normal Entity).</text:p>
      <text:p text:style-name="Text_20_body">Because the transform is shared, animating the master InstancedEntity (in this example, instancedEntity[0]) <text:soft-page-break/>will cause all other slave instances to follow the same animation.</text:p>
      <text:p text:style-name="Text_20_body">To destroy the instanced entities, use the normal procedure:</text:p>
      <table:table table:name="Tabla43" table:style-name="Tabla43">
        <table:table-column table:style-name="Tabla43.A"/>
        <table:table-row>
          <table:table-cell table:style-name="Tabla43.A1" office:value-type="string">
            <text:p text:style-name="P2"><text:span text:style-name="T3">SceneNode </text:span><text:span text:style-name="T20">*</text:span><text:span text:style-name="T4">sceneNode</text:span><text:span text:style-name="T20">;</text:span><text:span text:style-name="T4"> </text:span><text:span text:style-name="T34">//Asumed to be valid ptr</text:span></text:p>
            <text:p text:style-name="P2"><text:span text:style-name="T4">std</text:span><text:span text:style-name="T20">::</text:span><text:span text:style-name="T4">vector</text:span><text:span text:style-name="T20">&lt;</text:span><text:span text:style-name="T4">InstancedEntity</text:span><text:span text:style-name="T20">*&gt;</text:span><text:span text:style-name="T4"> instancedEntities</text:span><text:span text:style-name="T20">;</text:span></text:p>
            <text:p text:style-name="P2"><text:span text:style-name="T68">for</text:span><text:span text:style-name="T20">(</text:span><text:span text:style-name="T4"> size_t i</text:span><text:span text:style-name="T20">=</text:span><text:span text:style-name="T70">0</text:span><text:span text:style-name="T20">;</text:span><text:span text:style-name="T4"> i</text:span><text:span text:style-name="T20">&lt;</text:span><text:span text:style-name="T4">instanceManagers</text:span><text:span text:style-name="T20">.</text:span><text:span text:style-name="T4">size</text:span><text:span text:style-name="T20">();</text:span><text:span text:style-name="T4"> </text:span><text:span text:style-name="T20">++</text:span><text:span text:style-name="T4">i </text:span><text:span text:style-name="T20">)</text:span></text:p>
            <text:p text:style-name="P3">{</text:p>
            <text:p text:style-name="P2"><text:span text:style-name="T4"><text:tab/>instanceManagers</text:span><text:span text:style-name="T20">[</text:span><text:span text:style-name="T4">i</text:span><text:span text:style-name="T20">]-&gt;</text:span><text:span text:style-name="T4">destroyInstancedEntity</text:span><text:span text:style-name="T20">(</text:span><text:span text:style-name="T4"> instancedEntities</text:span><text:span text:style-name="T20">[</text:span><text:span text:style-name="T4">i</text:span><text:span text:style-name="T20">]</text:span><text:span text:style-name="T4"> </text:span><text:span text:style-name="T20">);</text:span></text:p>
            <text:p text:style-name="P3">}</text:p>
            <text:p text:style-name="P2"><text:span text:style-name="T4">mSceneMgr</text:span><text:span text:style-name="T20">-&gt;</text:span><text:span text:style-name="T4">getRootSceneNode</text:span><text:span text:style-name="T20">()-&gt;</text:span><text:span text:style-name="T4">removeAndDestroyChild</text:span><text:span text:style-name="T20">(</text:span><text:span text:style-name="T4"> sceneNode </text:span><text:span text:style-name="T20">);</text:span></text:p>
          </table:table-cell>
        </table:table-row>
      </table:table>
      <text:p text:style-name="Text_20_body"/>
      <text:h text:style-name="P143" text:outline-level="2">Defragmenting batches</text:h>
      <text:h text:style-name="Heading_20_3" text:outline-level="3">What is batch fragmentation?</text:h>
      <text:p text:style-name="Text_20_body">There are two kinds of fragmentation:</text:p>
      <text:list xml:id="list8986979644637644187" text:style-name="L39">
        <text:list-item>
          <text:p text:style-name="P113">“Deletion” Fragmentation is when many instances have been created, spanning multiple batches; <text:span text:style-name="T36">and many of them got later removed</text:span> but they were all from different batches. If there were 10 instances per batch, 100 instances created, then later 90 removed; it is possible that now there are 10 batches with one instance each (which equals 10 drawcalls); instead of being just 1 batch with 10 instances (which equals 1 drawcall).</text:p>
        </text:list-item>
        <text:list-item>
          <text:p text:style-name="P113">“Culling” Fragmentation is also when many instances of different batches are all sparsed across the whole scene. If they were defragmented, they would've been put together in the same batch (all instances sorted by proximity to each other should be in the same batch) <text:s/>to take advantage of hierachy culling optimizations.</text:p>
        </text:list-item>
      </text:list>
      <text:p text:style-name="Text_20_body">Defragmented batches can dramatically improve performance:</text:p>
      <text:p text:style-name="Text_20_body">Suppose there 50 instances per batch, and 100 batches total (which means 5000 instanced entities of the same mesh with same material), and they're all moving all the time.</text:p>
      <text:p text:style-name="Text_20_body">Normally, Ogre first updates all instances' position, then their AABBs; and while at it, computes the AABB for each batch that encloses all of its instances.</text:p>
      <text:p text:style-name="Text_20_body">When frustum culling, we first cull the batches, then we cull their instances<text:note text:id="ftn8" text:note-class="footnote"><text:note-citation>8</text:note-citation><text:note-body><text:p text:style-name="Footnote">Only HW instancing techniques cull per instance. SW instancing techniques send all of their instances, zeroing matrices of those instances that are not in the scene.</text:p></text:note-body></text:note> (that are inside those culled batches). <text:span text:style-name="T43">This is the typical hierachial culling optimization</text:span>. We then upload the instances transforms to the GPU.</text:p>
      <text:p text:style-name="Text_20_body"/>
      <text:p text:style-name="P35">After moving many instances around the whole world, they will make the batch' enclosing aabb bigger and bigger. Eventually, every batch' aabb will be so large, that wherever the camera looks, all 100 batches will end up passing the frustum culling test; thus having to resort to cull all 5000 <text:soft-page-break/>instances individually.</text:p>
      <text:h text:style-name="P148" text:outline-level="3">Prevention: Avoiding fragmentation</text:h>
      <text:p text:style-name="P45">If you're creating static objects that won't move (i.e. trees), create them sorted by proximity. This helps both types of fragmentation:</text:p>
      <text:list xml:id="list585244122630924170" text:style-name="L40">
        <text:list-item>
          <text:p text:style-name="P81">When unloading areas (i.e. open world games), these objects will be removed all together, thus whole batches will no longer have active instances.</text:p>
        </text:list-item>
        <text:list-item>
          <text:p text:style-name="P81">Batches and instances are often assigned by order of creation. Those instances will belong to the same batch and thus maximizing culling efficiency.</text:p>
        </text:list-item>
      </text:list>
      <text:h text:style-name="P148" text:outline-level="3">Cure: Defragmenting on the fly</text:h>
      <text:p text:style-name="P45">There are cases where preventing fragmentation, for example units in an RTS game. By design, all units may end up scattering and moving from one extreme of the scene to the other after hours of gameplay; additionally, lots of units may be in an endless loop of creation and destroying, but if the loop for a certain type of unit is broken; it is possible to end up with the kind of “Deletion” Fragmentation too.</text:p>
      <text:p text:style-name="Text_20_body"><text:span text:style-name="T63">For this reason, the function </text:span><text:span text:style-name="T38">InstanceManager::defragmentBatches( bool optimizeCulling )</text:span><text:span text:style-name="T63"> exists.</text:span></text:p>
      <text:p text:style-name="Text_20_body"><text:span text:style-name="T63">Using it as simple as calling the function. </text:span><text:span text:style-name="T43">The sample </text:span><text:span text:style-name="T37">NewInstancing</text:span><text:span text:style-name="T43"> shows how to do this interactively</text:span><text:span text:style-name="T63">. When </text:span><text:span text:style-name="T38">optimizeCulling </text:span><text:span text:style-name="T63">is true, both types of fragmentation will be attempted to be fixed. When false, only the “deletion” kind of fragmentation will be fixed.</text:span></text:p>
      <text:p text:style-name="Text_20_body"><text:span text:style-name="T63">Take in mind that when </text:span><text:span text:style-name="T38">optimizeCulling</text:span><text:span text:style-name="T63"> = true it takes significantly more time depending on the level of fragmentation and could cause framerate spikes, even stalls. Do it sparingly and profile the optimal frequency of calling.</text:span></text:p>
      <text:h text:style-name="P143" text:outline-level="2">Troubleshooting</text:h>
      <text:p text:style-name="P42">Q: My mesh doesn't show up.</text:p>
      <text:p text:style-name="P42">A: <text:span text:style-name="T63">Verify you're using the right material, the vertex shader is set correctly, and it matches the instancing technique being used.</text:span></text:p>
      <text:p text:style-name="P42">Q: My animation plays quite differently than when it is an Entity, or previewed in Ogre Meshy</text:p>
      <text:p text:style-name="P42">A:<text:span text:style-name="T63"> Your rig animation must be using more than one weight per bone. You need to add support for it in the vertex shader, and make sure you didn't create the instance manager with the flags IM_USEONEWEIGHT or IM_FORCEONEWEIGHT.</text:span></text:p>
      <text:p text:style-name="P41">For example, to modify the HW VTF vertex shader, you need to sample the additional matrices from the VTF:</text:p>
      <table:table table:name="Tabla40" table:style-name="Tabla40">
        <table:table-column table:style-name="Tabla40.A"/>
        <table:table-row>
          <table:table-cell table:style-name="Tabla40.A1" office:value-type="string">
            <text:p text:style-name="P2"><text:span text:style-name="T66">float2</text:span><text:span text:style-name="T9"> uv0<text:tab/><text:tab/></text:span><text:span text:style-name="T24">:</text:span><text:span text:style-name="T10"><text:tab/>TEXCOORD0</text:span><text:span text:style-name="T24">;</text:span></text:p>
            <text:p text:style-name="P23">// Up to four weights per vertex. Don't use this shader on a model with 3 weights per vertex, or 2 or 1</text:p>
            <text:p text:style-name="P2"><text:span text:style-name="T67">float4</text:span><text:span text:style-name="T10"> m03_0<text:tab/></text:span><text:span text:style-name="T24">:</text:span><text:span text:style-name="T10"><text:tab/>TEXCOORD1</text:span><text:span text:style-name="T24">;</text:span><text:span text:style-name="T10"> </text:span><text:span text:style-name="T35">//m03.w is always 0</text:span></text:p>
            <text:p text:style-name="P2"><text:span text:style-name="T67">float4</text:span><text:span text:style-name="T10"> m03_1<text:tab/></text:span><text:span text:style-name="T24">:</text:span><text:span text:style-name="T10"><text:tab/>TEXCOORD2</text:span><text:span text:style-name="T24">;</text:span></text:p>
            <text:p text:style-name="P2"><text:span text:style-name="T67">float4</text:span><text:span text:style-name="T10"> m03_2<text:tab/></text:span><text:span text:style-name="T24">:</text:span><text:span text:style-name="T10"><text:tab/>TEXCOORD3</text:span><text:span text:style-name="T24">;</text:span></text:p>
            <text:p text:style-name="P2"><text:soft-page-break/><text:span text:style-name="T67">float4</text:span><text:span text:style-name="T10"> m03_3<text:tab/></text:span><text:span text:style-name="T24">:</text:span><text:span text:style-name="T10"><text:tab/>TEXCOORD4</text:span><text:span text:style-name="T24">;</text:span></text:p>
            <text:p text:style-name="P14"><text:span text:style-name="T64">float4</text:span> mWeights<text:tab/><text:span text:style-name="T26">:</text:span><text:tab/>TEXCOORD5<text:span text:style-name="T26">;</text:span></text:p>
            <text:p text:style-name="P23"/>
            <text:p text:style-name="P2"><text:span text:style-name="T67">float2</text:span><text:span text:style-name="T10"> mOffset<text:tab/></text:span><text:span text:style-name="T24">:</text:span><text:span text:style-name="T10"><text:tab/>TEXCOORD6</text:span><text:span text:style-name="T24">;</text:span></text:p>
            <text:p text:style-name="P4"/>
            <text:p text:style-name="P25"/>
            <text:p text:style-name="P2"><text:span text:style-name="T66">float3x4</text:span><text:span text:style-name="T9"> worldMatrix[4]</text:span><text:span text:style-name="T24">;</text:span></text:p>
            <text:p text:style-name="P2"><text:span text:style-name="T10">worldMatrix[0][0] </text:span><text:span text:style-name="T24">=</text:span><text:span text:style-name="T10"> tex2D</text:span><text:span text:style-name="T24">(</text:span><text:span text:style-name="T10"> matrixTexture, m03_0.xw </text:span><text:span text:style-name="T24">+</text:span><text:span text:style-name="T10"> mOffset </text:span><text:span text:style-name="T24">);</text:span></text:p>
            <text:p text:style-name="P2"><text:span text:style-name="T10">worldMatrix[0][1] </text:span><text:span text:style-name="T24">=</text:span><text:span text:style-name="T10"> tex2D</text:span><text:span text:style-name="T24">(</text:span><text:span text:style-name="T10"> matrixTexture, m03_0.yw </text:span><text:span text:style-name="T24">+</text:span><text:span text:style-name="T10"> mOffset </text:span><text:span text:style-name="T24">);</text:span></text:p>
            <text:p text:style-name="P2"><text:span text:style-name="T10">worldMatrix[0][2] </text:span><text:span text:style-name="T24">=</text:span><text:span text:style-name="T10"> tex2D</text:span><text:span text:style-name="T24">(</text:span><text:span text:style-name="T10"> matrixTexture, m03_0.zw </text:span><text:span text:style-name="T24">+</text:span><text:span text:style-name="T10"> mOffset </text:span><text:span text:style-name="T24">);</text:span></text:p>
            <text:p text:style-name="P4"/>
            <text:p text:style-name="P2"><text:span text:style-name="T10">worldMatrix[1][0] </text:span><text:span text:style-name="T24">=</text:span><text:span text:style-name="T10"> tex2D</text:span><text:span text:style-name="T24">(</text:span><text:span text:style-name="T10"> matrixTexture, m03_1.xw </text:span><text:span text:style-name="T24">+</text:span><text:span text:style-name="T10"> mOffset </text:span><text:span text:style-name="T24">);</text:span></text:p>
            <text:p text:style-name="P2"><text:span text:style-name="T10">worldMatrix[1][1] </text:span><text:span text:style-name="T24">=</text:span><text:span text:style-name="T10"> tex2D</text:span><text:span text:style-name="T24">(</text:span><text:span text:style-name="T10"> matrixTexture, m03_1.yw </text:span><text:span text:style-name="T24">+</text:span><text:span text:style-name="T10"> mOffset </text:span><text:span text:style-name="T24">);</text:span></text:p>
            <text:p text:style-name="P2"><text:span text:style-name="T10">worldMatrix[1][2] </text:span><text:span text:style-name="T24">=</text:span><text:span text:style-name="T10"> tex2D</text:span><text:span text:style-name="T24">(</text:span><text:span text:style-name="T10"> matrixTexture, m03_1.zw </text:span><text:span text:style-name="T24">+</text:span><text:span text:style-name="T10"> mOffset </text:span><text:span text:style-name="T24">);</text:span></text:p>
            <text:p text:style-name="P4"/>
            <text:p text:style-name="P2"><text:span text:style-name="T10">worldMatrix[2][0] </text:span><text:span text:style-name="T24">=</text:span><text:span text:style-name="T10"> tex2D</text:span><text:span text:style-name="T24">(</text:span><text:span text:style-name="T10"> matrixTexture, m03_2.xw </text:span><text:span text:style-name="T24">+</text:span><text:span text:style-name="T10"> mOffset </text:span><text:span text:style-name="T24">);</text:span></text:p>
            <text:p text:style-name="P2"><text:span text:style-name="T10">worldMatrix[2][1] </text:span><text:span text:style-name="T24">=</text:span><text:span text:style-name="T10"> tex2D</text:span><text:span text:style-name="T24">(</text:span><text:span text:style-name="T10"> matrixTexture, m03_2.yw </text:span><text:span text:style-name="T24">+</text:span><text:span text:style-name="T10"> mOffset </text:span><text:span text:style-name="T24">);</text:span></text:p>
            <text:p text:style-name="P2"><text:span text:style-name="T10">worldMatrix[2][2] </text:span><text:span text:style-name="T24">=</text:span><text:span text:style-name="T10"> tex2D</text:span><text:span text:style-name="T24">(</text:span><text:span text:style-name="T10"> matrixTexture, m03_2.zw </text:span><text:span text:style-name="T24">+</text:span><text:span text:style-name="T10"> mOffset </text:span><text:span text:style-name="T24">);</text:span></text:p>
            <text:p text:style-name="P4"/>
            <text:p text:style-name="P2"><text:span text:style-name="T10">worldMatrix[3][0] </text:span><text:span text:style-name="T24">=</text:span><text:span text:style-name="T10"> tex2D</text:span><text:span text:style-name="T24">(</text:span><text:span text:style-name="T10"> matrixTexture, m03_3.xw </text:span><text:span text:style-name="T24">+</text:span><text:span text:style-name="T10"> mOffset </text:span><text:span text:style-name="T24">);</text:span></text:p>
            <text:p text:style-name="P2"><text:span text:style-name="T10">worldMatrix[3][1] </text:span><text:span text:style-name="T24">=</text:span><text:span text:style-name="T10"> tex2D</text:span><text:span text:style-name="T24">(</text:span><text:span text:style-name="T10"> matrixTexture, m03_3.yw </text:span><text:span text:style-name="T24">+</text:span><text:span text:style-name="T10"> mOffset </text:span><text:span text:style-name="T24">);</text:span></text:p>
            <text:p text:style-name="P2"><text:span text:style-name="T10">worldMatrix[3][2] </text:span><text:span text:style-name="T24">=</text:span><text:span text:style-name="T10"> tex2D</text:span><text:span text:style-name="T24">(</text:span><text:span text:style-name="T10"> matrixTexture, m03_3.zw </text:span><text:span text:style-name="T24">+</text:span><text:span text:style-name="T10"> mOffset </text:span><text:span text:style-name="T24">);</text:span></text:p>
            <text:p text:style-name="Table_20_Contents"/>
            <text:p text:style-name="P2"><text:span text:style-name="T67">float4 </text:span><text:span text:style-name="T10">worldPos = </text:span><text:span text:style-name="T67">float4</text:span><text:span text:style-name="T24">(</text:span><text:span text:style-name="T10"> mul</text:span><text:span text:style-name="T24">(</text:span><text:span text:style-name="T10"> worldMatrix[0], inPos </text:span><text:span text:style-name="T24">)</text:span><text:span text:style-name="T10">.xyz, </text:span><text:span text:style-name="T69">1.0</text:span><text:span text:style-name="T10">f </text:span><text:span text:style-name="T24">)</text:span><text:span text:style-name="T10"> * mWeights.x</text:span><text:span text:style-name="T24">;</text:span></text:p>
            <text:p text:style-name="P2"><text:span text:style-name="T10">worldPos </text:span><text:span text:style-name="T24">+=</text:span><text:span text:style-name="T10"> </text:span><text:span text:style-name="T67">float4</text:span><text:span text:style-name="T24">(</text:span><text:span text:style-name="T10"> mul</text:span><text:span text:style-name="T24">(</text:span><text:span text:style-name="T10"> worldMatrix[1], inPos </text:span><text:span text:style-name="T24">)</text:span><text:span text:style-name="T10">.xyz, </text:span><text:span text:style-name="T69">1.0</text:span><text:span text:style-name="T10">f </text:span><text:span text:style-name="T24">)</text:span><text:span text:style-name="T10"> * mWeights.y</text:span><text:span text:style-name="T24">;</text:span></text:p>
            <text:p text:style-name="P2"><text:span text:style-name="T10">worldPos </text:span><text:span text:style-name="T24">+=</text:span><text:span text:style-name="T10"> </text:span><text:span text:style-name="T67">float4</text:span><text:span text:style-name="T24">(</text:span><text:span text:style-name="T10"> mul</text:span><text:span text:style-name="T24">(</text:span><text:span text:style-name="T10"> worldMatrix[2], inPos </text:span><text:span text:style-name="T24">)</text:span><text:span text:style-name="T10">.xyz, </text:span><text:span text:style-name="T69">1.0</text:span><text:span text:style-name="T10">f </text:span><text:span text:style-name="T24">)</text:span><text:span text:style-name="T10"> * mWeights.z</text:span><text:span text:style-name="T24">;</text:span></text:p>
            <text:p text:style-name="P2"><text:span text:style-name="T10">worldPos </text:span><text:span text:style-name="T24">+=</text:span><text:span text:style-name="T10"> </text:span><text:span text:style-name="T67">float4</text:span><text:span text:style-name="T24">(</text:span><text:span text:style-name="T10"> mul</text:span><text:span text:style-name="T24">(</text:span><text:span text:style-name="T10"> worldMatrix[3], inPos </text:span><text:span text:style-name="T24">)</text:span><text:span text:style-name="T10">.xyz, </text:span><text:span text:style-name="T69">1.0</text:span><text:span text:style-name="T10">f </text:span><text:span text:style-name="T24">)</text:span><text:span text:style-name="T10"> * mWeights.w</text:span><text:span text:style-name="T24">;</text:span></text:p>
            <text:p text:style-name="P4"/>
            <text:p text:style-name="P2"><text:span text:style-name="T67">float4 </text:span><text:span text:style-name="T10">worldNor = </text:span><text:span text:style-name="T67">float4</text:span><text:span text:style-name="T24">(</text:span><text:span text:style-name="T10"> mul</text:span><text:span text:style-name="T24">(</text:span><text:span text:style-name="T10"> worldMatrix[0], inNor </text:span><text:span text:style-name="T24">)</text:span><text:span text:style-name="T10">.xyz, </text:span><text:span text:style-name="T69">1.0</text:span><text:span text:style-name="T10">f </text:span><text:span text:style-name="T24">)</text:span><text:span text:style-name="T10"> * mWeights.x</text:span><text:span text:style-name="T24">;</text:span></text:p>
            <text:p text:style-name="P2"><text:span text:style-name="T10">worldNor </text:span><text:span text:style-name="T24">+=</text:span><text:span text:style-name="T10"> </text:span><text:span text:style-name="T67">float4</text:span><text:span text:style-name="T24">(</text:span><text:span text:style-name="T10"> mul</text:span><text:span text:style-name="T24">(</text:span><text:span text:style-name="T10"> worldMatrix[1], inNor </text:span><text:span text:style-name="T24">)</text:span><text:span text:style-name="T10">.xyz, </text:span><text:span text:style-name="T69">1.0</text:span><text:span text:style-name="T10">f </text:span><text:span text:style-name="T24">)</text:span><text:span text:style-name="T10"> * mWeights.y</text:span><text:span text:style-name="T24">;</text:span></text:p>
            <text:p text:style-name="P2"><text:span text:style-name="T10">worldNor </text:span><text:span text:style-name="T24">+=</text:span><text:span text:style-name="T10"> </text:span><text:span text:style-name="T67">float4</text:span><text:span text:style-name="T24">(</text:span><text:span text:style-name="T10"> mul</text:span><text:span text:style-name="T24">(</text:span><text:span text:style-name="T10"> worldMatrix[2], inNor </text:span><text:span text:style-name="T24">)</text:span><text:span text:style-name="T10">.xyz, </text:span><text:span text:style-name="T69">1.0</text:span><text:span text:style-name="T10">f </text:span><text:span text:style-name="T24">)</text:span><text:span text:style-name="T10"> * mWeights.z</text:span><text:span text:style-name="T24">;</text:span></text:p>
            <text:p text:style-name="P2"><text:span text:style-name="T10">worldNor </text:span><text:span text:style-name="T24">+=</text:span><text:span text:style-name="T10"> </text:span><text:span text:style-name="T67">float4</text:span><text:span text:style-name="T24">(</text:span><text:span text:style-name="T10"> mul</text:span><text:span text:style-name="T24">(</text:span><text:span text:style-name="T10"> worldMatrix[3], inNor </text:span><text:span text:style-name="T24">)</text:span><text:span text:style-name="T10">.xyz, </text:span><text:span text:style-name="T69">1.0</text:span><text:span text:style-name="T10">f </text:span><text:span text:style-name="T24">)</text:span><text:span text:style-name="T10"> * mWeights.w</text:span><text:span text:style-name="T24">;</text:span></text:p>
          </table:table-cell>
        </table:table-row>
      </table:table>
      <text:p text:style-name="P41"/>
      <text:p text:style-name="P41">As you can witness, a HW VTF vertex shader with 4 weights per vertex needs a lot of texture fetches. Fortunately they fit the texture cache very well; nonetheless it's something to keep watching out.</text:p>
      <text:p text:style-name="P41">Instancing is meant for rendering large number of objects in a scene. If you plan on rendering thousands or tens of thousands of animated objects with 4 weights per vertex, don't expect it to be fast; no matter what technique you use to draw them.</text:p>
      <text:p text:style-name="P41">Try convincing the art department to lower the animation quality or just use IM_FORCEONEWEIGHT for Ogre to do the downgrade for you. There are many plugins for popular modeling packages (3DS Max, Maya, Blender) out there that help automatizing this task.</text:p>
      <text:p text:style-name="P41"/>
      <text:p text:style-name="P42">Q: The instance doesn't show up, or when playing animations the mesh deforms very weirdly or other very visible artifacts occur</text:p>
      <text:p text:style-name="P42">A:<text:span text:style-name="T63"> Your rig uses more than one weight per vertex. Either create the instance manager with the flag IM_FORCEONEWEIGHT, or modify the vertex shader to support the </text:span><text:span text:style-name="T73">exact</text:span><text:span text:style-name="T63"> amount of weights per vertex needed (see previous questions).</text:span></text:p>
      <text:p text:style-name="P41"><text:soft-page-break/></text:p>
      <text:p text:style-name="P42">Q: How do I find how many weights per vertices is using my model?</text:p>
      <text:p text:style-name="P42">A: <text:span text:style-name="T63">The quickest way is by looking at the size of VES_BLEND_WEIGHTS and divide it by 4</text:span><text:span text:style-name="T63"><text:note text:id="ftn9" text:note-class="footnote"><text:note-citation>9</text:note-citation><text:note-body><text:p text:style-name="Footnote">One weight is one float. One float is 4 bytes; hence number of weights * 4 is the size of the vertex element.</text:p></text:note-body></text:note></text:span><text:span text:style-name="T63">.</text:span></text:p>
      <text:p text:style-name="P42"><draw:frame draw:style-name="fr3" draw:name="gráficos8" text:anchor-type="paragraph" svg:width="17cm" svg:height="13.451cm" draw:z-index="7"><draw:image xlink:href="Pictures/10000000000004AE000003B489E36146.png" xlink:type="simple" xlink:show="embed" xlink:actuate="onLoad"/></draw:frame><text:span text:style-name="T63">In the picture above, the </text:span><text:a xlink:type="simple" xlink:href="http://yosoygames.com.ar/wp/ogre-meshy/"><text:span text:style-name="T63">Ogre Meshy</text:span></text:a><text:span text:style-name="T63"> viewer is being used to quickly display the mesh' information. It can be seen that the Hair uses 1 weight per vertex, while the Head needs 2 weights per vertex.</text:span></text:p>
      <text:h text:style-name="P141" text:outline-level="1">Threading</text:h>
      <text:p text:style-name="Text_20_body">Ogre 2.0 uses synchronous threading for some of its operations. This means the main thread wakes up the worker threads, and waits for all worker threads to finish. It also means users don't have to be worried that Ogre is using CPU cores while the application is outside a renderOneFrame call.</text:p>
      <text:h text:style-name="Heading_20_2" text:outline-level="2">Initializing</text:h>
      <text:p text:style-name="Text_20_body">The number of worker threads must be provided by the user when creating the SceneManager:</text:p>
      <table:table table:name="Tabla9" table:style-name="Tabla9">
        <table:table-column table:style-name="Tabla9.A"/>
        <table:table-row>
          <table:table-cell table:style-name="Tabla9.A1" office:value-type="string">
            <text:p text:style-name="P2"><text:span text:style-name="T32">const</text:span><text:span text:style-name="T9"> size_t numThreads </text:span><text:span text:style-name="T24">=</text:span><text:span text:style-name="T10"> </text:span><text:span text:style-name="T69">4</text:span><text:span text:style-name="T24">;</text:span></text:p>
            <text:p text:style-name="P14">InstancingTheadedCullingMethod</text:p>
            <text:p text:style-name="P2"><text:span text:style-name="T10"><text:tab/><text:tab/>threadedCullingMethod </text:span><text:span text:style-name="T24">=</text:span><text:span text:style-name="T10"> INSTANCING_CULLING_THREADED</text:span><text:span text:style-name="T24">;</text:span></text:p>
            <text:p text:style-name="P14"/>
            <text:p text:style-name="P2"><text:span text:style-name="T10">mSceneMgr </text:span><text:span text:style-name="T24">=</text:span><text:span text:style-name="T10"> mRoot</text:span><text:span text:style-name="T24">-&gt;</text:span><text:span text:style-name="T10">createSceneManager</text:span><text:span text:style-name="T24">(</text:span><text:span text:style-name="T10">ST_GENERIC</text:span><text:span text:style-name="T24">,</text:span><text:span text:style-name="T10"> numThreads</text:span><text:span text:style-name="T24">,</text:span></text:p>
            <text:p text:style-name="P2"><text:span text:style-name="T10"><text:tab/><text:tab/><text:tab/><text:tab/><text:tab/><text:tab/>threadedCullingMethod</text:span><text:span text:style-name="T24">,</text:span></text:p>
            <text:p text:style-name="P2"><text:span text:style-name="T10"><text:tab/><text:tab/><text:tab/><text:tab/><text:tab/><text:tab/></text:span><text:span text:style-name="T28">"ExampleSMInstance"</text:span><text:span text:style-name="T24">);</text:span></text:p>
          </table:table-cell>
        </table:table-row>
      </table:table>
      <text:p text:style-name="Text_20_body"/>
      <text:p text:style-name="Text_20_body">The other threading parameter besides the number of threads, is the threading strategy used for Instancing, which can be single threaded or multithreaded.</text:p>
      <text:h text:style-name="Heading_20_3" text:outline-level="3">Ideal number of threads</text:h>
      <text:p text:style-name="Text_20_body">The threading model is synchronous, and meant to be used for tasks that take roughly the same amount of time in each thread (which is a very important assumption!). The ideal number of worker threads is the number of logical cores exposed by the CPU (excluding hyperthreading cores).</text:p>
      <text:p text:style-name="Text_20_body">Spawning more threads than cores will oversubscribe the system and won't run faster. In fact it should only slow it down.</text:p>
      <text:p text:style-name="Text_20_body">If you plan to use a whole core for your own computations that will run in parallel while renderOneFrame is working (i.e. one thread for physics) and take a significant cpu time from that core; then in this case the ideal number of threads becomes number_of_logical_cores – 1</text:p>
      <text:p text:style-name="Text_20_body">Whether increasing the number of threads to include hyperthreading cores improves performance or not remains to be tested.</text:p>
      <text:h text:style-name="Heading_20_3" text:outline-level="3">More info about InstancingThreadedCullingMethod</text:h>
      <text:p text:style-name="Text_20_body">There are two Instancing techniques that perform culling of their own:</text:p>
      <text:list xml:id="list3088943869811577680" text:style-name="L41">
        <text:list-item>
          <text:p text:style-name="P114">HW Basic</text:p>
        </text:list-item>
        <text:list-item>
          <text:p text:style-name="P114">HW VTF</text:p>
        </text:list-item>
      </text:list>
      <text:p text:style-name="Text_20_body">Frustum culling is highly parallelizable &amp; scalable. However, we first cull <text:tab/>InstanceBatches &amp; regular entities, <text:soft-page-break/>then ask the culled InstanceBatches to perform their culling to the InstancedEntities they own.</text:p>
      <text:p text:style-name="Text_20_body">This results performance boost for skipping large amounts of instanced entities when the whole batch isn't visible. However, this also means threading frustum culling of instanced entities got harder.</text:p>
      <text:p text:style-name="Text_20_body">There were four possible approaches:</text:p>
      <text:list xml:id="list7927644217033247207" text:style-name="L42">
        <text:list-item>
          <text:p text:style-name="P115">Ask all existing batches to frustum cull. Then use only the ones we want. Sheer brute force. Scales very well with cores, but sacrifices performance unnecessary when only a few batches are visible. This approach is not taken by Ogre.</text:p>
        </text:list-item>
        <text:list-item>
          <text:p text:style-name="P115">Sync every time an InstanceBatchHW or InstanceBatchHW_VTF tries to frustum cull to delegate the job on worker threads. Considering there could be hundreds of InstanceBatches, this would cause a huge amount of thread synchronization overhead &amp; context switches. This approach is not taken by Ogre.</text:p>
        </text:list-item>
        <text:list-item>
          <text:p text:style-name="P115">Each thread after having culled all InstancedBatches &amp; Entities, will parse the culled list to ask all MovableObjects to perform culling of their own. Entities will ignore this call (however they add to a small overhead for traversing them and calling a virtual function) while InstanceBatchHW &amp; InstanceBatchHW_VTF will perform their own culling from within the multiple threads. This approach scales well with cores and only visible batches. However load balancing may be an issue for certain scenes: eg. an InstanceBatch with 5000 InstancedEntities in one thread, while the other three threads get one InstanceBatch each with 50 InstancedEntities. The first thread will have considerably more work to do than the other three. This approach is a good balance when compared to the first two. <text:span text:style-name="T43">This is the approach taken by Ogre when INSTANCING_CULLING_THREADED is on</text:span></text:p>
        </text:list-item>
        <text:list-item>
          <text:p text:style-name="P115">Don't multithread instanced entitites' frustum culling. Only the InstanceBatch &amp; Entity's frustum culling will be threaded. <text:span text:style-name="T43">This is what happens when INSTANCING_CULLING_SINGLE is on</text:span>.</text:p>
        </text:list-item>
      </text:list>
      <text:p text:style-name="Text_20_body">Whether INSTANCING_CULLING_THREADED improves or degrades performance depends highly on your scene.</text:p>
      <text:p text:style-name="P35">When to use INSTANCING_CULLING_SINGLETHREAD?</text:p>
      <text:p text:style-name="Text_20_body">If your scene doesn't use HW Basic or HW VTF instancing techniques, or you have very few Instanced entities compared to the amount of regular Entities.</text:p>
      <text:p text:style-name="Text_20_body">Turning threading on, you'll be wasting your time traversing the list from multiple threads in search of InstanceBatchHW &amp; InstanceBatchHW_VTF</text:p>
      <text:p text:style-name="P35">When to use INSTANCING_CULLING_THREADED?</text:p>
      <text:p text:style-name="Text_20_body">If your scene makes intensive use of HW Basic and/or HW VTF instancing techniques. Note that threaded culling is performed in SCENE_STATIC instances too. The most advantage is seen when the instances per batch is very high and when doing many PASS_SCENE, which require frustum culling multiple times per frame (eg. pssm shadows, multiple light sources with shadows, very advanced compositing, etc)</text:p>
      <text:p text:style-name="Text_20_body"><text:line-break/><text:soft-page-break/>Note that unlike the number of threads, you can switch between methods at any time at runtime.</text:p>
      <text:h text:style-name="Heading_20_2" text:outline-level="2">What tasks are threaded in Ogre</text:h>
      <text:p text:style-name="Text_20_body">The following tasks are partitioned into multiple threads:</text:p>
      <text:list xml:id="list3965768768943592787" text:style-name="L43">
        <text:list-item>
          <text:p text:style-name="P116"><text:span text:style-name="T43">Frustum culling:</text:span> The pool of all visible Entities, InstanceBatches, etc are frustum culled in multiple threads and added to a culled list, one per thread. When all threads are done, the main thread collects the results from all lists.</text:p>
        </text:list-item>
        <text:list-item>
          <text:p text:style-name="P116"><text:span text:style-name="T43">Culling the receiver's box:</text:span> Very specific to shadow nodes. When a render_scene pass uses (for example) render queues 4 to 8, but the shadow node users render queues 0 to 8; the shadow node needs receiver's aabb data from RQs 0 to 3; which aren't available. It is very similar to frustum culling; except that the cull list isn't produced, only the aabb is calculated. Since aabb merges are associative: <draw:frame draw:style-name="fr5" draw:name="Objeto1" text:anchor-type="as-char" svg:width="5.819cm" svg:height="0.483cm" draw:z-index="1"><draw:object xlink:href="./Object 1" xlink:type="simple" xlink:show="embed" xlink:actuate="onLoad"/><draw:image xlink:href="./ObjectReplacements/Object 1" xlink:type="simple" xlink:show="embed" xlink:actuate="onLoad"/></draw:frame>we can join the results from all threads after they've done. In fact, we even use this associative property to process them using SIMD.</text:p>
        </text:list-item>
        <text:list-item>
          <text:p text:style-name="P78">Node transform updates:<text:span text:style-name="T63"> Updating all scene nodes' derived position and orientation by inheriting from their parent's derived position &amp; orientation. We have to wait for every parent level depth due to data dependencies.</text:span></text:p>
        </text:list-item>
        <text:list-item>
          <text:p text:style-name="P78">Updating all bounds: <text:span text:style-name="T63">Updating the World AABB by applying the node's transform to the local aabbs. The World AABB is needed for correct frustum culling, among other things.</text:span></text:p>
        </text:list-item>
        <text:list-item>
          <text:p text:style-name="P78">Frustum culling instanced entities: <text:a xlink:type="simple" xlink:href="#5.1.1.More info about InstancingThreadedCullingMethod|outline"><text:span text:style-name="T63">See previous section</text:span></text:a><text:span text:style-name="T63">.</text:span></text:p>
        </text:list-item>
      </text:list>
      <text:h text:style-name="Heading_20_2" text:outline-level="2">Using Ogre's threading system for custom tasks</text:h>
      <text:p text:style-name="Text_20_body">While often users may want to user their own threading system; it is possible to ask Ogre to process their own task using its worker threads. Users need to inherit from <text:span text:style-name="T36">UniformScalableTask</text:span><text:span text:style-name="T41"> and call SceneManager::executeUserScalableTask.</text:span></text:p>
      <text:p text:style-name="P38">The following example prints a message to the console from the multipler worker threads:</text:p>
      <table:table table:name="Tabla20" table:style-name="Tabla20">
        <table:table-column table:style-name="Tabla20.A"/>
        <table:table-row>
          <table:table-cell table:style-name="Tabla20.A1" office:value-type="string">
            <text:p text:style-name="P20">#include &lt;Threading/OgreUniformScalableTask.h&gt;</text:p>
            <text:p text:style-name="P9"/>
            <text:p text:style-name="P2"><text:span text:style-name="T31">class</text:span><text:span text:style-name="T3"> MyThreadedTask </text:span><text:span text:style-name="T20">:</text:span><text:span text:style-name="T4"> </text:span><text:span text:style-name="T30">public</text:span><text:span text:style-name="T4"> Ogre</text:span><text:span text:style-name="T20">::</text:span><text:span text:style-name="T4">UniformScalableTask</text:span></text:p>
            <text:p text:style-name="P3">{</text:p>
            <text:p text:style-name="P2"><text:span text:style-name="T30">public</text:span><text:span text:style-name="T20">:</text:span></text:p>
            <text:p text:style-name="P2"><text:span text:style-name="T4"><text:tab/></text:span><text:span text:style-name="T30">virtual</text:span><text:span text:style-name="T4"> </text:span><text:span text:style-name="T30">void</text:span><text:span text:style-name="T4"> execute</text:span><text:span text:style-name="T20">(</text:span><text:span text:style-name="T4"> size_t threadId</text:span><text:span text:style-name="T20">,</text:span><text:span text:style-name="T4"> size_t numThreads </text:span><text:span text:style-name="T20">)</text:span></text:p>
            <text:p text:style-name="P2"><text:span text:style-name="T4"><text:tab/></text:span><text:span text:style-name="T20">{</text:span></text:p>
            <text:p text:style-name="P2"><text:span text:style-name="T4"><text:tab/><text:tab/>printf</text:span><text:span text:style-name="T20">(</text:span><text:span text:style-name="T4"> </text:span><text:span text:style-name="T27">"Hello world from thread %i"</text:span><text:span text:style-name="T20">,</text:span><text:span text:style-name="T4"> threadId </text:span><text:span text:style-name="T20">);</text:span></text:p>
            <text:p text:style-name="P2"><text:span text:style-name="T4"><text:tab/></text:span><text:span text:style-name="T20">}</text:span></text:p>
            <text:p text:style-name="P3">};</text:p>
            <text:p text:style-name="P10"/>
            <text:p text:style-name="P2"><text:span text:style-name="T30">int</text:span><text:span text:style-name="T4"> main</text:span><text:span text:style-name="T20">()</text:span></text:p>
            <text:p text:style-name="P3">{</text:p>
            <text:p text:style-name="P2"><text:span text:style-name="T4"><text:tab/></text:span><text:span text:style-name="T54">/** assumes Ogre is initialized and sceneMgr is a valid ptr **/</text:span></text:p>
            <text:p text:style-name="P2"><text:span text:style-name="T4"><text:tab/>Ogre::SceneManager </text:span><text:span text:style-name="T20">*</text:span><text:span text:style-name="T4">sceneMgr</text:span><text:span text:style-name="T20">;</text:span></text:p>
            <text:p text:style-name="P10"><text:soft-page-break/><text:tab/></text:p>
            <text:p text:style-name="P2"><text:span text:style-name="T4"><text:tab/>MyThreadedTask myThreadedTask</text:span><text:span text:style-name="T20">;</text:span></text:p>
            <text:p text:style-name="P2"><text:span text:style-name="T4"><text:tab/>sceneMgr</text:span><text:span text:style-name="T20">-&gt;</text:span><text:span text:style-name="T4">executeUserScalableTask</text:span><text:span text:style-name="T20">(</text:span><text:span text:style-name="T4"> myThreadedTask</text:span><text:span text:style-name="T20">,</text:span><text:span text:style-name="T4"> </text:span><text:span text:style-name="T68">true</text:span><text:span text:style-name="T4"> </text:span><text:span text:style-name="T20">);</text:span></text:p>
            <text:p text:style-name="P10"><text:tab/></text:p>
            <text:p text:style-name="P2"><text:span text:style-name="T4"><text:tab/></text:span><text:span text:style-name="T68">return</text:span><text:span text:style-name="T4"> </text:span><text:span text:style-name="T70">0</text:span><text:span text:style-name="T20">;</text:span></text:p>
            <text:p text:style-name="P3">}</text:p>
          </table:table-cell>
        </table:table-row>
      </table:table>
      <text:p text:style-name="P38"/>
      <text:p text:style-name="P43"><text:span text:style-name="T41">Parameter </text:span>threadId<text:span text:style-name="T41"> is guaranteed to be in range [0; numThreads) while parameter </text:span>numThreads<text:span text:style-name="T41"> is the total number of worker threads spawned by that SceneManager.</text:span></text:p>
      <text:p text:style-name="P43">executeUserScalableTask<text:span text:style-name="T41"> will block until all threads are done. If you do not wish to block; you can pass false to the second argument and then call </text:span>waitForPendingUserScalableTask<text:span text:style-name="T41"> to block until done:</text:span></text:p>
      <table:table table:name="Tabla21" table:style-name="Tabla21">
        <table:table-column table:style-name="Tabla21.A"/>
        <table:table-row>
          <table:table-cell table:style-name="Tabla21.A1" office:value-type="string">
            <text:p text:style-name="P2"><text:span text:style-name="T31">int</text:span><text:span text:style-name="T3"> main</text:span><text:span text:style-name="T20">()</text:span></text:p>
            <text:p text:style-name="P3">{</text:p>
            <text:p text:style-name="P2"><text:span text:style-name="T4"><text:tab/></text:span><text:span text:style-name="T54">/** assumes Ogre is intialized and sceneMgr is a valid ptr **/</text:span></text:p>
            <text:p text:style-name="P2"><text:span text:style-name="T4"><text:tab/>SceneManager </text:span><text:span text:style-name="T20">*</text:span><text:span text:style-name="T4">sceneMgr</text:span><text:span text:style-name="T20">;</text:span></text:p>
            <text:p text:style-name="P10"><text:tab/></text:p>
            <text:p text:style-name="P2"><text:span text:style-name="T4"><text:tab/>MyThreadedTask myThreadedTask</text:span><text:span text:style-name="T20">;</text:span></text:p>
            <text:p text:style-name="P2"><text:span text:style-name="T4"><text:tab/>sceneMgr</text:span><text:span text:style-name="T20">-&gt;</text:span><text:span text:style-name="T4">executeUserScalableTask</text:span><text:span text:style-name="T20">(</text:span><text:span text:style-name="T4"> myThreadedTask</text:span><text:span text:style-name="T20">,</text:span><text:span text:style-name="T4"> </text:span><text:span text:style-name="T68">false</text:span><text:span text:style-name="T4"> </text:span><text:span text:style-name="T20">);</text:span></text:p>
            <text:p text:style-name="P10"/>
            <text:p text:style-name="P2"><text:span text:style-name="T4"><text:tab/>doSomeWork</text:span><text:span text:style-name="T20">();</text:span></text:p>
            <text:p text:style-name="P2"><text:span text:style-name="T4"><text:tab/>printf</text:span><text:span text:style-name="T20">(</text:span><text:span text:style-name="T4"> </text:span><text:span text:style-name="T27">"I am going to sleep now"</text:span><text:span text:style-name="T4"> </text:span><text:span text:style-name="T20">);</text:span></text:p>
            <text:p text:style-name="P10"/>
            <text:p text:style-name="P2"><text:span text:style-name="T4"><text:tab/>sceneMgr</text:span><text:span text:style-name="T20">-&gt;</text:span><text:span text:style-name="T4">waitForPendingUserScalableTask</text:span><text:span text:style-name="T20">();</text:span></text:p>
            <text:p text:style-name="P10"/>
            <text:p text:style-name="P2"><text:span text:style-name="T4"><text:tab/>printf</text:span><text:span text:style-name="T20">(</text:span><text:span text:style-name="T4"> </text:span><text:span text:style-name="T27">"All worker threads finished. Resuming execution of main thread"</text:span><text:span text:style-name="T4"> </text:span><text:span text:style-name="T20">);</text:span></text:p>
            <text:p text:style-name="P10"><text:tab/></text:p>
            <text:p text:style-name="P2"><text:span text:style-name="T4"><text:tab/></text:span><text:span text:style-name="T68">return</text:span><text:span text:style-name="T4"> </text:span><text:span text:style-name="T70">0</text:span><text:span text:style-name="T20">;</text:span></text:p>
            <text:p text:style-name="P3">}</text:p>
          </table:table-cell>
        </table:table-row>
      </table:table>
      <text:p text:style-name="P38"/>
      <table:table table:name="Tabla22" table:style-name="Tabla22">
        <table:table-column table:style-name="Tabla22.A"/>
        <table:table-row>
          <table:table-cell table:style-name="Tabla22.A1" office:value-type="string">
            <text:p text:style-name="P35">Attention!</text:p>
            <text:p text:style-name="Text_20_body"><text:span text:style-name="T63">You </text:span><text:span text:style-name="T43">must</text:span><text:span text:style-name="T63"> call </text:span><text:span text:style-name="T38">waitForPendingUserScalableTask</text:span><text:span text:style-name="T63"> after calling </text:span><text:span text:style-name="T38">executeUserScalableTask</text:span><text:span text:style-name="T63">( myThreadedTask, false ) before </text:span><text:span text:style-name="T38">executeUserScalableTask</text:span><text:span text:style-name="T63"> can be called again.</text:span></text:p>
            <text:p text:style-name="P45">Otherwise deadlocks are bound to happen and Ogre makes no integrity checks. Queuing or scheduling of multiples tasks is not supported. This system is for synchronous multithreading, not for asynchronous tasks.</text:p>
          </table:table-cell>
        </table:table-row>
      </table:table>
      <text:p text:style-name="P38"/>
      <text:h text:style-name="Heading_20_2" text:outline-level="2">Thread safety of SceneNodes</text:h>
      <text:p text:style-name="Text_20_body">In Ogre 1.x; SceneNodes weren't thread safe at all, not even setPosition or _getDerivedPosition.</text:p>
      <text:p text:style-name="Text_20_body">In Ogre 2.x, the following <text:span text:style-name="T43">operations are not thread safe</text:span>:</text:p>
      <text:list xml:id="list2976845960741193705" text:style-name="L44">
        <text:list-item>
          <text:p text:style-name="P117"><text:span text:style-name="T43">Creating or destroying nodes/entities</text:span>. Don't create a SceneNode while there are scene nodes being used in other threads. It can screw the unique ID and their assignment into the global vector we use to keep track of created nodes. Furthermore The node's memory manager may ran out of memory in its pool and reconstruct the Transform's SoA pointers (it's similar to how std::vector <text:soft-page-break/>invalidates all iterators when resizing). If that happens, all SceneNodes will be in an inconsistent state. Inversely, if too many nodes have been removed, the manager may decide it's time for a cleanup, in which case many SceneNodes can become in an inconsistent state until the cleanup finishes. How large the pool reserve is can be tweaked, and how often the manager performs can also be tweaked (NodeMemoryManager), though. If the user knows what he's doing the race condition might be possible to avoid. Note other SceneManager implementations may have to fulfill their own needs and introduce race conditions of their own we can't predict.</text:p>
        </text:list-item>
        <text:list-item>
          <text:p text:style-name="P117"><text:span text:style-name="T43">Changing parent / child relationships</text:span>. Attaching/detaching a node from another one causes its SoA memory to migrate to a different node memory manager, which can trigger a cleanup and/or one of the managers rans out of memory and has to reconstruct.</text:p>
        </text:list-item>
        <text:list-item>
          <text:p text:style-name="P117"><text:span text:style-name="T43">Calling _getDerivedPositionUpdated &amp; Co (all functions that end in “Updated”)</text:span>. These functions will update the derived transforms all way up to the ultimate parent (i.e. root). However in SIMD builds, these updates are performed on 4 nodes at a time (the actual number is not 4, but rather depends on ARRAY_PACKED_REALS). Calling this function could only be thread safe if all all four nodes are in the same thread AND their parents are also on the same thread (parents may not share the same block, thus worst case scenario 4 * 4 = 16 parent nodes have to be in the same thread, not to mention their parents too 4 * 4 * 4 = 64) AND the children of these parents are not calling _getDerivedPositionUpdated too from a different thread.</text:p>
        </text:list-item>
      </text:list>
      <text:p text:style-name="Text_20_body"/>
      <text:p text:style-name="P35">The following operations are thread-safe:</text:p>
      <text:list xml:id="list4497026499117981636" text:style-name="L45">
        <text:list-item>
          <text:p text:style-name="P118"><text:span text:style-name="T43">Calling getPosition &amp; Co (getOrientation, getScale, getInheritOrientation, etc), _getDerivedPosition &amp; Co (_getDerivedOrientation, etc)</text:span> unless you're calling getPosition and setPosition to the same Node from different threads.</text:p>
        </text:list-item>
        <text:list-item>
          <text:p text:style-name="P118"><text:span text:style-name="T43">Calling setPosition, setOrientation, setScale</text:span>. Note on SIMD builds, 4 Nodes can easily share the same 64 byte line, thus it is advisable that all 4 Nodes to be sent to the same thread to reduce the number of false cache sharing performance hits. Calling setPosition to the same Node from different threads is not supported.</text:p>
        </text:list-item>
        <text:list-item>
          <text:p text:style-name="P118"><text:span text:style-name="T43">Calling _setDerivedPosition, _setDerivedOrientation, _setDerivedScale</text:span> (which assumes the derived transforms are up to date)</text:p>
        </text:list-item>
      </text:list>
      <text:p text:style-name="Text_20_body">With Ogre 2.0; it is now possible to transfer the position &amp; orientation from a physics engine to Ogre Scene Nodes using a parallel for. Ogre 1.x limitations forced this update to be done in a single thread.</text:p>
      <text:h text:style-name="P141" text:outline-level="1">Performance Hints</text:h>
      <text:p text:style-name="P44">DO:</text:p>
      <text:list xml:id="list35584384" text:continue-list="list35588438" text:style-name="L46">
        <text:list-item>
          <text:p text:style-name="P119"><text:span text:style-name="T43">Sort your creation order of Entities by frequency of creation &amp; destruction (LIFO):</text:span><text:span text:style-name="T63"> Entities that will be created &amp; destroyed often should be done last. Entities that will never be destroyed should be created first, followed by Entities that will rarely be removed/destroyed.</text:span></text:p>
        </text:list-item>
        <text:list-item>
          <text:p text:style-name="P119"><text:span text:style-name="T43">Use Instancing whenever possible:</text:span> InstancedObjects are lightweight, have less RenderQueue and API draw call overhead</text:p>
        </text:list-item>
        <text:list-item>
          <text:p text:style-name="P119"><text:span text:style-name="T43">Reduce the number of bones in a rig to the minimum necessary.</text:span> Specially if there are going to be many copies of it</text:p>
        </text:list-item>
        <text:list-item>
          <text:p text:style-name="P119">When destroying an entire level or exiting the game, it may be advisable to disable <text:a xlink:type="simple" xlink:href="#3.2.1.Cleanups|outline">cleanups</text:a>. Unless your destroy procedure is respecting LIFO order, multiple unnecessary cleanups may be triggered, slowing the shutdown routine. If a level is being destroyed but the game is still running, re-enable cleanups and perform one explicitly after having destroyed all objects involved.</text:p>
          <text:p text:style-name="P119"/>
        </text:list-item>
      </text:list>
      <text:p text:style-name="P44">DON'T:</text:p>
      <text:list xml:id="list8857833364292828941" text:style-name="L47">
        <text:list-item>
          <text:p text:style-name="P120">Don't update objects created as SCENE_STATIC very often. Updating just one SceneNode or Entity will force to update many of them, possibly all; thus nullifying the performance benefits from SCENE_STATIC .</text:p>
        </text:list-item>
        <text:list-item>
          <text:p text:style-name="P120">Don't create objects that never move, rotate or scale as SCENE_DYNAMIC</text:p>
        </text:list-item>
        <text:list-item>
          <text:p text:style-name="P120">Don't create a Shadow Node that uses Render Queues that any of the previously executed render_scenes didn't use. eg. Setting the shadow node's pass to rq_first 0 &amp; rq_last 5; while the render_scene of the regular pass is just rq_first 1 rq_last 4</text:p>
        </text:list-item>
        <text:list-item>
          <text:p text:style-name="P120">Don't specify more threads than the number of available cores. If your code fully uses (i.e.) 2 cores all for yourself, then substract 2 to the number of threads (don't oversubscribe).<text:note text:id="ftn10" text:note-class="footnote"><text:note-citation>10</text:note-citation><text:note-body><text:p text:style-name="Footnote">Note: The minimum number of threads is 1. One CPU = One Thread. The SceneManager delegates its work on worker threads and goes to sleep.</text:p></text:note-body></text:note></text:p>
        </text:list-item>
      </text:list>
      <text:p text:style-name="Text_20_body"/>
      <text:h text:style-name="P141" text:outline-level="1">HLMS: High Level Material System</text:h>
      <text:p text:style-name="Text_20_body">The HLMS (often stylized Hlms) is the new material system used in Ogre 2.0. It's more user friendly and performs faster.</text:p>
      <text:p text:style-name="Text_20_body">HLMS stands for “High Level Material System”, because for the user, the HLMS means just define the material and start looking at it (no need for coding or shader knowledge!). But on retrospective, tweaking the shader code for an HLMS is much low level than the old Materials have ever been (and that makes them very powerful).</text:p>
      <text:h text:style-name="Heading_20_2" text:outline-level="2">Fundamental changes</text:h>
      <text:h text:style-name="Heading_20_3" text:outline-level="3">Viewports and Scissor tests</text:h>
      <text:p text:style-name="Text_20_body">Viewports now contain information about the scissor rectangle. Back in Ogre 1.x; Direct3D 9's support for scissor testing was optional, which caused lots of headaches. As a result, users could only use low-level function <text:span text:style-name="T36">RenderSystem::setScissorTest</text:span> for manually manipulating the scissor rect.</text:p>
      <text:p text:style-name="Text_20_body">In OpenGL, it was even messier because setting and enabling the scissor rect was needed to perform buffer clears on partial regions of the framebuffer; which could override user's manual input, potentially breaking applications that worked fine using Direct3D.</text:p>
      <text:p text:style-name="Text_20_body">Fortunately, all targetted APIs by Ogre 2.0 support scissor tests, and thus it is now properly supported. As a result:</text:p>
      <text:list xml:id="list6508452424156488870" text:style-name="L48">
        <text:list-item>
          <text:p text:style-name="P121">Viewports hold the information about the scissor rectangle (see Viewport::setScissors)</text:p>
        </text:list-item>
        <text:list-item>
          <text:p text:style-name="P121">Enabling and disabling scissor testing is controlled via Macroblocks.</text:p>
        </text:list-item>
        <text:list-item>
          <text:p text:style-name="P121">RenderSystem::setScissorTest was removed.</text:p>
        </text:list-item>
        <text:list-item>
          <text:p text:style-name="P121">RSC_SCISSOR_TEST flag was removed.</text:p>
        </text:list-item>
      </text:list>
      <text:h text:style-name="Heading_20_3" text:outline-level="3">A lot of data is stored in “Blocks”</text:h>
      <text:p text:style-name="Text_20_body">Described in detail in the <text:a xlink:type="simple" xlink:href="#9.3.Blocks|outline">Blocks section</text:a>, many parameters have been grouped into blocks. Changing depth checks means changing the whole Macroblock.</text:p>
      <text:p text:style-name="Text_20_body">You could be thinking the reason I came up with these two is to fit with D3D11′s grand scheme of things while being compatible with OpenGL. But that’s a half truth and an awesome side effect. I’ve been developing the Hlms using OpenGL this whole time.</text:p>
      <text:p text:style-name="Text_20_body"/>
      <text:p text:style-name="Text_20_body">An OpenGL fan will tell you that grouping these together in single call like D3D11 did barely reduces API overhead in practice (as long as you keep sorting by state), and they’re right about that.</text:p>
      <text:p text:style-name="Text_20_body"><text:soft-page-break/>However, there are big advantages for using blocks:</text:p>
      <text:list xml:id="list384593966340852394" text:style-name="L49">
        <text:list-item>
          <text:p text:style-name="P122">Many materials in practice share the same Macro- &amp; Blendblock parameters. In an age where we want many 3D primitives with the same shader but slightly different parameters like texture, colour, or roughness (which equals, a different material) having these settings repeated per material wastes a lot of memory space… and a lot of bandwidth (and wastes cache space). Ogre 2.0 is bandwidth bound, so having all materials share the same pointer to the same Macroblock can potentially save a lot of bandwidth, and be friendlier to the cache at the same time.This stays true whether we use D3D11, D3D12, OpenGL, GL ES 2, or Mantle.</text:p>
        </text:list-item>
        <text:list-item>
          <text:p text:style-name="P122">Sorting by Macroblock is a lot easier (and faster) than sorting by its individual parameters: when preparing the hash used for sorting, it’s much easier to just do (every frame, per object) hash |= (macroblock-&gt;getId() &lt;&lt; bits) &amp; mask than to do: hash =| m-&gt;depth_check | m-&gt;depthWrite &lt;&lt; 1 | m-&gt;depthBias &lt;&lt; 2 | m-&gt;depth_slope_bias &lt;&lt; 3 | m-&gt;cullMode &lt;&lt; 18 | <text:s/>….;We also need a lot more bits we can’t afford. Ogre 2.0 imposes a limit on the amount of live Macroblocks you can have at the same time; as we run out of hashing space (by the way, D3D11 has its own limit). It operates around the idea that most setting combinations won’t be used in practice.</text:p>
        </text:list-item>
      </text:list>
      <text:p text:style-name="Text_20_body"/>
      <text:p text:style-name="Text_20_body">Of course it’s not perfect, it can’t fit every use case. We inherit the same problems D3D11 has. If a particular rendering technique relies on regularly changing a property that lives in a Macroblock (i.e. like alternating depth comparison function between less &amp; greater with every draw call, or gradually incrementing the depth bias on each draw call); you’ll end up redundantly changing a lot of other states (culling mode, polygon mode, depth check &amp; write flags, depth bias) alongside it. This is rare. We’re aiming the general use case.</text:p>
      <text:p text:style-name="Text_20_body"/>
      <text:p text:style-name="Text_20_body">These problems make me wonder if D3D11 made the right choice of using blocks from an API perspective, since I’m not used to driver development. However from an engine perspective, blocks make sense.</text:p>
      <text:h text:style-name="Heading_20_3" text:outline-level="3">Materials are still alive</text:h>
      <text:p text:style-name="Text_20_body">Let me get this straight: You should be using the HLMS. The usual “Materials” are slow. Very slow. They’re inefficient and not suitable for rendering most of your models.</text:p>
      <text:p text:style-name="Text_20_body"/>
      <text:p text:style-name="Text_20_body">However, materials are still useful for:</text:p>
      <text:list xml:id="list5354209318165820162" text:style-name="L50">
        <text:list-item>
          <text:p text:style-name="P123">Quick iteration. You need to write a shader, just define the material and start coding. Why would you deal with the template’s syntax or a C++ module when you can just write a script and start coding?. The HLMS though comes with a Command line tool to know how your template translates into a final shader (which is very handy for iteration, it’s fast, and will check for syntax errors!), but it’s most useful when you want to write your own C++ module or change the template, not when you want to just experiment. Besides, old timers are used to writing materials.</text:p>
        </text:list-item>
        <text:list-item>
          <text:p text:style-name="P123">Postprocessing effects. Materials are much better suited for this. Materials are data driven, easy <text:soft-page-break/>to write. Postprocessing FXs don’t need an awful lot of permutations (i.e. having to deal with shadow mapping, instancing, skeleton animation, facial animation). And they’re at no performance disadvantage compared to HLMS: Each FX is a fullscreen pass that needs different shaders, different textures, its own uniforms. Basically, API overhead we can’t optimize. But it doesn’t matter much either, because it’s not like there are 100 fullscreen passes. Usually there’s less than 10.</text:p>
        </text:list-item>
      </text:list>
      <text:p text:style-name="Text_20_body">Under the hood there is an HLMS C++ implementation (HLMS_LOW_LEVEL) that acts just as a proxy to the material. The HLMS is an integral part of Ogre 2.0, not just a fancy add-in.</text:p>
      <text:p text:style-name="Text_20_body"/>
      <text:p text:style-name="Text_20_body">Materials have been refactored, and thus your old code may need a few changes. Most notably Macroblocks &amp; Blendblocks have been added to Materials, thus functions like Pass::setDepthCheck &amp; Co have been replaced by a two calls: Pass::setMacroblock &amp; Pass::setBlendblock.</text:p>
      <text:p text:style-name="Text_20_body"/>
      <text:h text:style-name="Heading_20_3" text:outline-level="3">Fixed Function has been removed</text:h>
      <text:p text:style-name="Text_20_body">With FFP being removed, multitexturing and pass splitting functionality was cut as well. The HLMS default systems handle these.</text:p>
      <text:p text:style-name="Text_20_body"/>
      <text:h text:style-name="Heading_20_2" text:outline-level="2">The three components</text:h>
      <text:list xml:id="list304962499042744058" text:style-name="L51">
        <text:list-item>
          <text:p text:style-name="P124"><text:span text:style-name="T43">Scripts.</text:span> To set the material properties (i.e. type of Hlms to use: PBS, Toon shading, GUI; what textures, diffuse colour, roughness, etc). You can also do this from C++ obviously. Everybody will be using this part.</text:p>
        </text:list-item>
        <text:list-item>
          <text:p text:style-name="P124"><text:span text:style-name="T43">Shader template.</text:span> The Hlms takes a couple hand-written glsl/hlsl files as template and then adapts it to fit the needs on the fly (i.e. if the mesh doesn’t contain skeleton, the bit of code pertaining to skeletal animation is stripped from the vertex shader). The Hlms provides a simple preprocessor to deal with this entirely within from the template, but you’re not forced to use it. Here’s a simple example of the preprocessor. I won’t be explaining the main keywords today. Advanced users will probably want to modify these files (or write some of their own) to fit their custom needs.</text:p>
        </text:list-item>
        <text:list-item>
          <text:p text:style-name="P124"><text:span text:style-name="T43">C++ classes implementation.</text:span> The C++ takes care of picking the shader templates and manipulating them before compiling; and most importantly it feeds the shaders with uniform/constans data and sets the textures that are being in use. It is extremely flexible, powerful, efficient and scalable, but it’s harder to use than good ol’ Materials because those used to be data-driven: there are no AutoParamsSource here. Want the view matrix? You better grab it from the camera when the scene pass is about to start, and then pass it yourself to the shader. This is very powerful, because in D3D11/GL3+ you can just set the uniform buffer with the view matrix just once for the entire frame, and thus have multiple uniforms buffers sorted by update frequency. Very advanced user will be <text:soft-page-break/>using messing with this part.</text:p>
        </text:list-item>
      </text:list>
      <text:p text:style-name="Text_20_body"/>
      <text:p text:style-name="Text_20_body">Based on your skillset and needs, you can pick up to which parts you want to mess with. Most users will just use the scripts to define materials, advanced users will change the template, and very advanced users who need something entirely different will change all three.</text:p>
      <text:p text:style-name="Text_20_body"/>
      <text:p text:style-name="Text_20_body">For example the PBS (Physically Based Shading) type has its own C++ implementation and its own set of shader templates. The Toon Shading has its own C++ implementation and set of shaders. There is also an “Unlit” implementation, specifically meant to deal with GUI and simple particle FXs (ignores normals &amp; lighting, manages multiple UVs, can mix multiple texture with photoshop-like blend modes, can animate the UVs, etc)</text:p>
      <text:p text:style-name="Text_20_body"/>
      <text:p text:style-name="Text_20_body">It is theoretically possible to implement both Toon &amp; PBS in the same C++ module, but that would be crazy, hard to maintain and not very modular.</text:p>
      <text:p text:style-name="Text_20_body"/>
      <text:p text:style-name="P46"><draw:g text:anchor-type="as-char" draw:z-index="10" draw:style-name="gr7"><draw:rect draw:style-name="gr8" draw:text-style-name="P163" svg:width="4.597cm" svg:height="4.033cm" svg:x="4.133cm" svg:y="5.256cm"><text:p text:style-name="P163">3. C++ implementation</text:p><text:p text:style-name="P163">Derives from base</text:p><text:p text:style-name="P163">class “Hlms”</text:p><text:p text:style-name="P163">Parses shader templates</text:p></draw:rect><draw:custom-shape draw:style-name="gr9" svg:width="3.887cm" svg:height="4.499cm" svg:x="0cm" svg:y="0.131cm"><text:p text:style-name="P163">1. Material script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9" svg:width="3.887cm" svg:height="4.499cm" svg:x="8.202cm" svg:y="0cm"><text:p text:style-name="P163">2. Hlms shader</text:p><text:p text:style-name="P163">template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g></text:p>
      <text:h text:style-name="Heading_20_2" text:outline-level="2">Blocks</text:h>
      <text:p text:style-name="Text_20_body">We’re introducing the concept of blocks, most of them are immutable. Being immutable means you can’t change the Macro- Blend- &amp; Samplerblocks after being created. If you want to make a change, you have to create a new block and assign the new one. The previous one won’t be destroyed until asked explicitly.</text:p>
      <text:p text:style-name="Text_20_body">Technically on OpenGL render systems (GL3+, GLES2) you could const_cast the pointers, change the <text:soft-page-break/>block’s parameters (mind you, the pointer is shared by other datablocks, so you will be changing them as well as side effect) and it would probably work. But it will definitely fail on D3D11 render system.</text:p>
      <text:h text:style-name="Heading_20_3" text:outline-level="3">Datablocks</text:h>
      <text:p text:style-name="Text_20_body">A Datablock is a “material” from the user’s perspective. It is the only mutable block. It holds data (i.e. material properties) that will be passed directly to the shaders, and also holds which Macroblock, Blendblocks and Samplerblocks are assigned to it.</text:p>
      <text:p text:style-name="Text_20_body">Most Hlms implementations will create a derived class for Datablocks to hold their data. For example, <text:span text:style-name="T36">HlmsPbs</text:span> creates a datablock called <text:span text:style-name="T36">HlmsPbsDatablock</text:span>. This datablock contains roughness and fresnel values, which do not make any sense in (e.g.) a GUI implementation.</text:p>
      <text:h text:style-name="Heading_20_3" text:outline-level="3">Macroblocks</text:h>
      <text:p text:style-name="Text_20_body">Named like that because most entities end up using the macroblock. Except for transparents, we sort by macroblock first. These contain information like depth check &amp; depth write, culling mode, polygon mode (point, wireframe, solid). They’re quite analogous to D3D11_RASTERIZER_DESC. And not without reason: under the hood Macroblocks hold a ID3D11RasterizerState, and thanks to render queue’s sorting, we change them as little as possible. In other words, reduce API overhead. On GL backends, we just change the individual states on each block change. Macroblocks can be shared by many Datablocks.</text:p>
      <text:p text:style-name="Text_20_body">Even in OpenGL, there are performance benefits, because there are enumeration translations (i.e. CMPF_LESS -&gt; GL_LESS) that are performed and cached when the macroblock gets created, instead of doing it every time the setting changes.</text:p>
      <text:h text:style-name="Heading_20_3" text:outline-level="3">Blendblocks</text:h>
      <text:p text:style-name="Text_20_body">Blendblocks are like Macroblocks, but they hold alpha blending operation information (blend factors: One, One_Minus_Src_Alpha; blending modes: add, substract, min, max. etc). They’re analogous to D3D11_BLEND_DESC. We also sort by blendblocks to reduce state changes.</text:p>
      <text:h text:style-name="Heading_20_3" text:outline-level="3">Samplerblocks</text:h>
      <text:p text:style-name="Text_20_body">Samplerblocks hold information about texture units, like filtering options, addressing modes (wrap, clamp, etc), Lod bias, anisotropy, border colour, etc. They're analogous to D3D11_SAMPLER_DESC.</text:p>
      <text:p text:style-name="Text_20_body">GL3+ and D3D11 both support samplerblocks natively<text:note text:id="ftn11" text:note-class="footnote"><text:note-citation>11</text:note-citation><text:note-body><text:p text:style-name="Footnote">GL3+ and GLES3: extension ARB_sampler_objects. D3D11: ID3D11SamplerState</text:p></text:note-body></text:note>. On GLES2, the functionality is emulated (still performance has improved since we can cache the samplerblock's GL value translations and whether a texture has already set to a given samplerblock's paremeters).</text:p>
      <text:p text:style-name="P26"><text:soft-page-break/><draw:g text:anchor-type="as-char" draw:z-index="11" draw:style-name="gr1"><draw:rect draw:style-name="gr10" draw:text-style-name="P165" svg:width="14.438cm" svg:height="8.418cm" svg:x="0cm" svg:y="0cm"><text:p text:style-name="P164"><text:span text:style-name="T84">HlmsPbsDatablock</text:span></text:p><text:p text:style-name="P164"><text:span text:style-name="T85"/></text:p><text:p text:style-name="P164"><text:span text:style-name="T85"><text:tab/></text:span><text:span text:style-name="T85">Diffuse, Specular, Roughness, Fresnel, Textures etc</text:span></text:p></draw:rect><draw:rect draw:style-name="gr11" draw:text-style-name="P167" svg:width="7.46cm" svg:height="5.458cm" svg:x="6.765cm" svg:y="2.447cm"><text:p text:style-name="P166"><text:span text:style-name="T86">HlmsDatablock</text:span></text:p></draw:rect><draw:rect draw:style-name="gr12" draw:text-style-name="P168" svg:width="6.425cm" svg:height="1.791cm" svg:x="7.475cm" svg:y="5.833cm"><text:p text:style-name="P164"><text:span text:style-name="T87">Blendblock</text:span></text:p><text:p text:style-name="P164"><text:span text:style-name="T88">(alpha blending)</text:span></text:p></draw:rect><draw:rect draw:style-name="gr12" draw:text-style-name="P168" svg:width="6.393cm" svg:height="1.865cm" svg:x="7.507cm" svg:y="3.757cm"><text:p text:style-name="P164"><text:span text:style-name="T87">Macroblock</text:span></text:p><text:p text:style-name="P164"><text:span text:style-name="T88">(depth check &amp; writes, cull mode)</text:span></text:p></draw:rect><draw:rect draw:style-name="gr12" draw:text-style-name="P168" svg:width="5.525cm" svg:height="1.865cm" svg:x="0.975cm" svg:y="2.489cm"><text:p text:style-name="P164"><text:span text:style-name="T87">Samplerblock(s)</text:span></text:p><text:p text:style-name="P164"><text:span text:style-name="T88">(filtering, addressing modes)</text:span></text:p></draw:rect></draw:g></text:p>
      <text:p text:style-name="P36">The diagram shows a typical layout of a datablock. Note that Samplerblocks do not live inside base HlmsDatablock, but rather in its derived implementation. This is because some implementations may not need textures at all, and the number of samplerblocks is unknown. Some implementations may want one samplerblock per texture, whereas others may just need one.</text:p>
      <text:p text:style-name="P36">Macroblocks and Blendblocks on the other hand, we just need one per material.</text:p>
      <text:h text:style-name="Heading_20_2" text:outline-level="2">Hlms templates</text:h>
      <text:p text:style-name="Text_20_body">The Hlms will parse the template files from the template folder according to the following rules:</text:p>
      <text:list xml:id="list8537352882339869113" text:style-name="L52">
        <text:list-item>
          <text:p text:style-name="P125">The files with the names “VertexShader_vs", "PixelShader_ps", "GeometryShader_gs", "HullShader_hs", "DomainShader_ds” will be fully parsed and compiled into the shader. If an implementation only provides “VertexShader_vs.glsl", "PixelShader_ps.glsl"; only the vertex and pixel shaders for OpenGL will be created. There will be no geometry or tesellation shaders.</text:p>
        </text:list-item>
        <text:list-item>
          <text:p text:style-name="P125">The files that contain the string “piece_vs” in their filenames will be parsed only for collecting pieces (more on <text:span text:style-name="T36">pieces</text:span> later). Likewise the words “piece_ps", "piece_gs", "piece_hs", "piece_ds” correspond to the pieces for their respective shader stages. Note that you can concatenate, thus “MyUtilities_piece_vs_piece_ps.glsl” will be collected both in the vertex and pixel shader stages.</text:p>
        </text:list-item>
      </text:list>
      <text:p text:style-name="Text_20_body"/>
      <text:p text:style-name="Text_20_body">The Hlms takes a template file (i.e. a file written in GLSL or HLSL) and spits out valid shader code. Templates can take advantage of the Hlms' preprocessor, which is a simple yet powerful macro-like preprocessor that helps writing the required code.</text:p>
      <text:h text:style-name="Heading_20_2" text:outline-level="2">The Hlms preprocessor</text:h>
      <text:p text:style-name="Text_20_body">The preprocessor was written with speed and simplicity in mind. It does not implement an AST or anything <text:soft-page-break/>fancy. This is very important to account while writing templates because there will be cases when using the preprocessor may feel counter-intuitive or frustrating.</text:p>
      <text:p text:style-name="Text_20_body">For example</text:p>
      <table:table table:name="Tabla52" table:style-name="Tabla52">
        <table:table-column table:style-name="Tabla52.A"/>
        <table:table-row>
          <table:table-cell table:style-name="Tabla52.A1" office:value-type="string">
            <text:p text:style-name="Standard"><text:span text:style-name="T3">@property</text:span><text:span text:style-name="T20">(</text:span><text:span text:style-name="T4"> IncludeLighting </text:span><text:span text:style-name="T20">)</text:span></text:p>
            <text:p text:style-name="P21">/* code here */</text:p>
            <text:p text:style-name="P10">@end</text:p>
          </table:table-cell>
        </table:table-row>
      </table:table>
      <text:p text:style-name="Text_20_body">is analogous to</text:p>
      <table:table table:name="Tabla53" table:style-name="Tabla53">
        <table:table-column table:style-name="Tabla53.A"/>
        <table:table-row>
          <table:table-cell table:style-name="Tabla53.A1" office:value-type="string">
            <text:p text:style-name="P19">#if IncludeLighting != 0</text:p>
            <text:p text:style-name="P22">/* code here */</text:p>
            <text:p text:style-name="P20">#endif;</text:p>
          </table:table-cell>
        </table:table-row>
      </table:table>
      <text:p text:style-name="Text_20_body">However you can't evaluate <text:span text:style-name="T36">IncludeLighting</text:span> to anything other than zero and non-zero, i.e. you can't check whether <text:span text:style-name="T41">IncludeLighting</text:span> == 2 with the Hlms preprocessor. A simple workaround is to define, from C++, the variable “IncludeLightingEquals2” and check whether it's non-zero. Another solution is to use the GLSL/HLSL preprocessor itself instead of Hlms'. However the advantage of Hlms is that you can see its generated output in a file for inspection, whereas you can't see the GLSL/HLSL after the macro preprocessor without vendor-specific tools. Plus, in the case of GLSL, you'll depend on the driver implementation having a good macro preprocessor.</text:p>
      <text:h text:style-name="Heading_20_3" text:outline-level="3">Preprocessor syntax</text:h>
      <text:p text:style-name="Text_20_body">The preprocessor always starts with @ followed by the command, and often with arguments inside parenthesis. Note that the preprocessor is always case sensitive. The following keywords are recognized:</text:p>
      <text:list xml:id="list4245737292612440492" text:style-name="L53">
        <text:list-item>
          <text:p text:style-name="P126">@property</text:p>
        </text:list-item>
        <text:list-item>
          <text:p text:style-name="P126">@foreach</text:p>
        </text:list-item>
        <text:list-item>
          <text:p text:style-name="P126">@counter</text:p>
        </text:list-item>
        <text:list-item>
          <text:p text:style-name="P126">@value</text:p>
        </text:list-item>
        <text:list-item>
          <text:p text:style-name="P126">@set add sub mul div mod min max</text:p>
        </text:list-item>
        <text:list-item>
          <text:p text:style-name="P126">@piece</text:p>
        </text:list-item>
        <text:list-item>
          <text:p text:style-name="P126">@insertpiece</text:p>
        </text:list-item>
        <text:list-item>
          <text:p text:style-name="P126">@pset padd psub pmul pdiv pmod pmin pmax</text:p>
        </text:list-item>
      </text:list>
      <text:p text:style-name="Text_20_body"/>
      <text:h text:style-name="Heading_20_4" text:outline-level="4">@property( expression )</text:h>
      <text:p text:style-name="Text_20_body">Checks whether the variables in the expression are true, if so, the text inside the block is printed. Must be finazlied with @end. The expression is case sensitive. When the variable hasn't been declared, it evaluates to false.</text:p>
      <text:p text:style-name="Text_20_body">The logical operands &amp;&amp; || ! are valid.</text:p>
      <text:p text:style-name="Text_20_body"><text:soft-page-break/>Examples:</text:p>
      <table:table table:name="Tabla54" table:style-name="Tabla54">
        <table:table-column table:style-name="Tabla54.A"/>
        <table:table-row>
          <table:table-cell table:style-name="Tabla54.A1" office:value-type="string">
            <text:p text:style-name="P2"><text:span text:style-name="T3">@property</text:span><text:span text:style-name="T20">(</text:span><text:span text:style-name="T4"> hlms_skeleton </text:span><text:span text:style-name="T20">)</text:span></text:p>
            <text:p text:style-name="P2"><text:span text:style-name="T4"><text:tab/></text:span><text:span text:style-name="T34">//Skeleton animation code here</text:span></text:p>
            <text:p text:style-name="P10">@end</text:p>
            <text:p text:style-name="P10"/>
            <text:p text:style-name="P2"><text:span text:style-name="T4">@property</text:span><text:span text:style-name="T20">(</text:span><text:span text:style-name="T4"> hlms_skeleton </text:span><text:span text:style-name="T20">&amp;&amp;</text:span><text:span text:style-name="T4"> </text:span><text:span text:style-name="T20">!</text:span><text:span text:style-name="T4">hlms_normal </text:span><text:span text:style-name="T20">)</text:span></text:p>
            <text:p text:style-name="P2"><text:span text:style-name="T4"><text:tab/></text:span><text:span text:style-name="T34">//Print this code if it has skeleton animation but no normals</text:span></text:p>
            <text:p text:style-name="P10">@end</text:p>
            <text:p text:style-name="P10"/>
            <text:p text:style-name="P2"><text:span text:style-name="T4">@property</text:span><text:span text:style-name="T20">(</text:span><text:span text:style-name="T4"> hlms_normal </text:span><text:span text:style-name="T20">||</text:span><text:span text:style-name="T4"> hlms_tangent </text:span><text:span text:style-name="T20">)</text:span></text:p>
            <text:p text:style-name="P2"><text:span text:style-name="T4"><text:tab/></text:span><text:span text:style-name="T34">//Print this code if it has normals or tangents</text:span></text:p>
            <text:p text:style-name="P10">@end</text:p>
            <text:p text:style-name="P10"/>
            <text:p text:style-name="P2"><text:span text:style-name="T4">@property</text:span><text:span text:style-name="T20">(</text:span><text:span text:style-name="T4"> hlms_normal </text:span><text:span text:style-name="T20">&amp;&amp;</text:span><text:span text:style-name="T4"> </text:span><text:span text:style-name="T20">(!</text:span><text:span text:style-name="T4">hlms_skeleton </text:span><text:span text:style-name="T20">||</text:span><text:span text:style-name="T4"> hlms_tangent</text:span><text:span text:style-name="T20">)</text:span><text:span text:style-name="T4"> </text:span><text:span text:style-name="T20">)</text:span></text:p>
            <text:p text:style-name="P2"><text:span text:style-name="T4"><text:tab/></text:span><text:span text:style-name="T34">//Print this code if it has normals and either no skeleton or tangents</text:span></text:p>
            <text:p text:style-name="P10">@end</text:p>
          </table:table-cell>
        </table:table-row>
      </table:table>
      <text:p text:style-name="Text_20_body">It is very similar to #if hlms_skeleton != 0 #endif; however there is no equivalent #else or #elif syntax. As a simple workaround you can do:</text:p>
      <table:table table:name="Tabla55" table:style-name="Tabla55">
        <table:table-column table:style-name="Tabla55.A"/>
        <table:table-row>
          <table:table-cell table:style-name="Tabla55.A1" office:value-type="string">
            <text:p text:style-name="P2"><text:span text:style-name="T3">@property</text:span><text:span text:style-name="T20">(</text:span><text:span text:style-name="T4"> hlms_skeleton </text:span><text:span text:style-name="T20">)</text:span></text:p>
            <text:p text:style-name="P2"><text:span text:style-name="T4"><text:tab/></text:span><text:span text:style-name="T34">//Skeleton animation code here</text:span></text:p>
            <text:p text:style-name="P2"><text:span text:style-name="T4">@end @property</text:span><text:span text:style-name="T20">(</text:span><text:span text:style-name="T4"> </text:span><text:span text:style-name="T20">!</text:span><text:span text:style-name="T4">hlms_skeleton </text:span><text:span text:style-name="T20">)</text:span></text:p>
            <text:p text:style-name="P2"><text:span text:style-name="T4"><text:tab/></text:span><text:span text:style-name="T34">//Non-Skeleton code here</text:span></text:p>
            <text:p text:style-name="P10">@end</text:p>
          </table:table-cell>
        </table:table-row>
      </table:table>
      <text:p text:style-name="Text_20_body"/>
      <text:p text:style-name="Text_20_body">Newlines are not necessary. The following is perfectly valid:</text:p>
      <table:table table:name="Tabla56" table:style-name="Tabla56">
        <table:table-column table:style-name="Tabla56.A"/>
        <table:table-row>
          <table:table-cell table:style-name="Tabla56.A1" office:value-type="string">
            <text:p text:style-name="P30"><text:span text:style-name="T3">diffuse </text:span><text:span text:style-name="T20">=</text:span><text:span text:style-name="T4"> surfaceDiffuse @property</text:span><text:span text:style-name="T20">(</text:span><text:span text:style-name="T4"> hasLights </text:span><text:span text:style-name="T20">)*</text:span><text:span text:style-name="T4"> lightDiffuse@end </text:span><text:span text:style-name="T20">;</text:span></text:p>
          </table:table-cell>
        </table:table-row>
      </table:table>
      <text:p text:style-name="Text_20_body">Which will print:</text:p>
      <table:table table:name="Tabla57" table:style-name="Tabla57">
        <table:table-column table:style-name="Tabla57.A"/>
        <table:table-column table:style-name="Tabla57.B"/>
        <table:table-row>
          <table:table-cell table:style-name="Tabla57.A1" office:value-type="string">
            <text:p text:style-name="P33">hasLights != 0</text:p>
          </table:table-cell>
          <table:table-cell table:style-name="Tabla57.B1" office:value-type="string">
            <text:p text:style-name="P33">hasLights == 0</text:p>
          </table:table-cell>
        </table:table-row>
        <table:table-row>
          <table:table-cell table:style-name="Tabla57.A2" office:value-type="string">
            <text:p text:style-name="P2"><text:span text:style-name="T3">diffuse </text:span><text:span text:style-name="T20">=</text:span><text:span text:style-name="T4"> surfaceDiffuse </text:span><text:span text:style-name="T20">*</text:span><text:span text:style-name="T4"> lightDiffuse</text:span><text:span text:style-name="T20">;</text:span></text:p>
          </table:table-cell>
          <table:table-cell table:style-name="Tabla57.B2" office:value-type="string">
            <text:p text:style-name="P2"><text:span text:style-name="T4">diffuse </text:span><text:span text:style-name="T20">=</text:span><text:span text:style-name="T4"> surfaceDiffuse </text:span><text:span text:style-name="T20">;</text:span></text:p>
          </table:table-cell>
        </table:table-row>
      </table:table>
      <text:p text:style-name="Text_20_body"/>
      <text:h text:style-name="Heading_20_4" text:outline-level="4">@foreach( scopedVar, count, [start] )</text:h>
      <text:p text:style-name="Text_20_body">Loop that prints the text inside the block, The text is repeated <text:span text:style-name="T36">count - start</text:span> times. Must be finalized with @end.</text:p>
      <text:list xml:id="list3138376977447939334" text:style-name="L54">
        <text:list-item>
          <text:p text:style-name="P127"><text:span text:style-name="T43">s</text:span><text:span text:style-name="T37">copedVar</text:span><text:span text:style-name="T36"> is a variable that </text:span><text:span text:style-name="T41">can be used to print the current iteration of the loop while inside the block. i.e. “@scopedVar” will be converted into a number in the range [start; count)</text:span></text:p>
        </text:list-item>
        <text:list-item>
          <text:p text:style-name="P128">count <text:span text:style-name="T39">The number of times to repeat the loop (if start = 0). Count can read variables.</text:span></text:p>
        </text:list-item>
        <text:list-item>
          <text:p text:style-name="P128">start<text:span text:style-name="T39"> Optional. Allows to start from a value different than 0. Start can read variables.</text:span></text:p>
        </text:list-item>
      </text:list>
      <text:p text:style-name="P41">Newlines are very important, as they will be printed with the loop.</text:p>
      <text:p text:style-name="P41">Examples:</text:p>
      <table:table table:name="Tabla58" table:style-name="Tabla58">
        <table:table-column table:style-name="Tabla58.A"/>
        <table:table-column table:style-name="Tabla58.B"/>
        <table:table-row>
          <table:table-cell table:style-name="Tabla58.A1" office:value-type="string">
            <text:p text:style-name="P32">Expression</text:p>
          </table:table-cell>
          <table:table-cell table:style-name="Tabla58.B1" office:value-type="string">
            <text:p text:style-name="P32">Output</text:p>
          </table:table-cell>
        </table:table-row>
        <table:table-row>
          <table:table-cell table:style-name="Tabla58.A2" office:value-type="string">
            <text:p text:style-name="P2"><text:span text:style-name="T3">@foreach</text:span><text:span text:style-name="T20">(</text:span><text:span text:style-name="T4"> </text:span><text:span text:style-name="T70">4</text:span><text:span text:style-name="T20">,</text:span><text:span text:style-name="T4"> n </text:span><text:span text:style-name="T20">)</text:span></text:p>
            <text:p text:style-name="P10"><text:soft-page-break/><text:tab/>@n@end</text:p>
          </table:table-cell>
          <table:table-cell table:style-name="Tabla58.B2" office:value-type="string">
            <text:p text:style-name="P2"><text:span text:style-name="T4"><text:tab/></text:span><text:span text:style-name="T70">0</text:span></text:p>
            <text:p text:style-name="P2"><text:soft-page-break/><text:span text:style-name="T4"><text:tab/></text:span><text:span text:style-name="T70">1</text:span></text:p>
            <text:p text:style-name="P2"><text:span text:style-name="T4"><text:tab/></text:span><text:span text:style-name="T70">2</text:span></text:p>
            <text:p text:style-name="P2"><text:span text:style-name="T4"><text:tab/></text:span><text:span text:style-name="T70">3</text:span></text:p>
          </table:table-cell>
        </table:table-row>
        <table:table-row>
          <table:table-cell table:style-name="Tabla58.A2" office:value-type="string">
            <text:p text:style-name="P2"><text:span text:style-name="T4">@foreach</text:span><text:span text:style-name="T20">(</text:span><text:span text:style-name="T4"> </text:span><text:span text:style-name="T70">4</text:span><text:span text:style-name="T20">,</text:span><text:span text:style-name="T4"> n </text:span><text:span text:style-name="T20">)</text:span><text:span text:style-name="T4"> @n@end</text:span></text:p>
          </table:table-cell>
          <table:table-cell table:style-name="Tabla58.B2" office:value-type="string">
            <text:p text:style-name="P2"><text:span text:style-name="T4"><text:s/></text:span><text:span text:style-name="T70">0</text:span><text:span text:style-name="T4"> </text:span><text:span text:style-name="T70">1</text:span><text:span text:style-name="T4"> </text:span><text:span text:style-name="T70">2</text:span><text:span text:style-name="T4"> </text:span><text:span text:style-name="T70">3</text:span></text:p>
          </table:table-cell>
        </table:table-row>
        <table:table-row>
          <table:table-cell table:style-name="Tabla58.A2" office:value-type="string">
            <text:p text:style-name="P2"><text:span text:style-name="T4">@foreach</text:span><text:span text:style-name="T20">(</text:span><text:span text:style-name="T4"> </text:span><text:span text:style-name="T70">4</text:span><text:span text:style-name="T20">,</text:span><text:span text:style-name="T4"> n </text:span><text:span text:style-name="T20">)</text:span></text:p>
            <text:p text:style-name="P10"><text:tab/>@n</text:p>
            <text:p text:style-name="P10">@end</text:p>
          </table:table-cell>
          <table:table-cell table:style-name="Tabla58.B2" office:value-type="string">
            <text:p text:style-name="P2"><text:span text:style-name="T4"><text:tab/></text:span><text:span text:style-name="T70">0</text:span></text:p>
            <text:p text:style-name="P10"><text:tab/></text:p>
            <text:p text:style-name="P2"><text:span text:style-name="T4"><text:tab/></text:span><text:span text:style-name="T70">1</text:span></text:p>
            <text:p text:style-name="P10"><text:tab/></text:p>
            <text:p text:style-name="P2"><text:span text:style-name="T4"><text:tab/></text:span><text:span text:style-name="T70">2</text:span></text:p>
            <text:p text:style-name="P10"><text:tab/></text:p>
            <text:p text:style-name="P2"><text:span text:style-name="T4"><text:tab/></text:span><text:span text:style-name="T70">3</text:span></text:p>
            <text:p text:style-name="P10"><text:tab/></text:p>
          </table:table-cell>
        </table:table-row>
        <table:table-row>
          <table:table-cell table:style-name="Tabla58.A2" office:value-type="string">
            <text:p text:style-name="P2"><text:span text:style-name="T4">@foreach</text:span><text:span text:style-name="T20">(</text:span><text:span text:style-name="T4"> </text:span><text:span text:style-name="T70">4</text:span><text:span text:style-name="T20">,</text:span><text:span text:style-name="T4"> n, </text:span><text:span text:style-name="T70">2</text:span><text:span text:style-name="T4"> </text:span><text:span text:style-name="T20">)</text:span><text:span text:style-name="T4"> @n@end</text:span></text:p>
          </table:table-cell>
          <table:table-cell table:style-name="Tabla58.B2" office:value-type="string">
            <text:p text:style-name="P2"><text:span text:style-name="T4"><text:s/></text:span><text:span text:style-name="T70">2</text:span><text:span text:style-name="T4"> </text:span><text:span text:style-name="T70">3</text:span></text:p>
          </table:table-cell>
        </table:table-row>
        <table:table-row>
          <table:table-cell table:style-name="Tabla58.A2" office:value-type="string">
            <text:p text:style-name="P2"><text:span text:style-name="T3">@pset</text:span><text:span text:style-name="T20">(</text:span><text:span text:style-name="T4"> myStartVar</text:span><text:span text:style-name="T20">,</text:span><text:span text:style-name="T4"> </text:span><text:span text:style-name="T70">1</text:span><text:span text:style-name="T4"> </text:span><text:span text:style-name="T20">)</text:span></text:p>
            <text:p text:style-name="P2"><text:span text:style-name="T4">@pset</text:span><text:span text:style-name="T20">(</text:span><text:span text:style-name="T4"> myCountVar</text:span><text:span text:style-name="T20">,</text:span><text:span text:style-name="T4"> </text:span><text:span text:style-name="T70">3</text:span><text:span text:style-name="T4"> </text:span><text:span text:style-name="T20">)</text:span></text:p>
            <text:p text:style-name="P2"><text:span text:style-name="T4">@foreach</text:span><text:span text:style-name="T20">(</text:span><text:span text:style-name="T4"> myStartVar</text:span><text:span text:style-name="T20">,</text:span><text:span text:style-name="T4"> n</text:span><text:span text:style-name="T20">,</text:span><text:span text:style-name="T4"> myCountVar </text:span><text:span text:style-name="T20">)</text:span></text:p>
            <text:p text:style-name="P10"><text:tab/>@n@end</text:p>
          </table:table-cell>
          <table:table-cell table:style-name="Tabla58.B2" office:value-type="string">
            <text:p text:style-name="P2"><text:span text:style-name="T4"><text:tab/></text:span><text:span text:style-name="T70">1</text:span></text:p>
            <text:p text:style-name="P2"><text:span text:style-name="T4"><text:tab/></text:span><text:span text:style-name="T70">2</text:span></text:p>
          </table:table-cell>
        </table:table-row>
        <table:table-row>
          <table:table-cell table:style-name="Tabla58.A2" office:value-type="string">
            <text:p text:style-name="P2"><text:span text:style-name="T3">@foreach</text:span><text:span text:style-name="T20">(</text:span><text:span text:style-name="T4"> </text:span><text:span text:style-name="T70">2</text:span><text:span text:style-name="T20">,</text:span><text:span text:style-name="T4"> n </text:span><text:span text:style-name="T20">)</text:span></text:p>
            <text:p text:style-name="P2"><text:span text:style-name="T4"><text:tab/>@insertpiece</text:span><text:span text:style-name="T20">(</text:span><text:span text:style-name="T4"> pieceName@n </text:span><text:span text:style-name="T20">)</text:span><text:span text:style-name="T4">@end</text:span></text:p>
          </table:table-cell>
          <table:table-cell table:style-name="Tabla58.B2" office:value-type="string">
            <text:p text:style-name="P2"><text:span text:style-name="T4"><text:tab/>@insertpiece</text:span><text:span text:style-name="T20">(</text:span><text:span text:style-name="T4"> pieceName0 </text:span><text:span text:style-name="T20">)</text:span></text:p>
            <text:p text:style-name="P2"><text:span text:style-name="T4"><text:tab/>@insertpiece</text:span><text:span text:style-name="T20">(</text:span><text:span text:style-name="T4"> pieceName1 </text:span><text:span text:style-name="T20">)</text:span></text:p>
          </table:table-cell>
        </table:table-row>
      </table:table>
      <text:p text:style-name="P41"/>
      <table:table table:name="Tabla59" table:style-name="Tabla59">
        <table:table-column table:style-name="Tabla59.A"/>
        <table:table-row>
          <table:table-cell table:style-name="Tabla59.A1" office:value-type="string">
            <text:p text:style-name="P35">Attention #1!</text:p>
            <text:p text:style-name="P45">Don't use the common letter i for the loop counter. It will conflict with other keywords.</text:p>
            <text:p text:style-name="P45">i.e. “@foreach( 1, i )@insertpiece( pieceName )@end” will print “0nsertpiece( pieceName )” which is probably not what you intended.</text:p>
            <text:p text:style-name="P35"/>
            <text:p text:style-name="P35">Attention #2!</text:p>
            <text:p text:style-name="P41">foreach is parsed after property math (pset, padd, etc). That means that driving each iteration through a combination of properties and padd functions will not work as you would expect.</text:p>
            <text:p text:style-name="P41">i.e. The following code will not work:</text:p>
            <table:table table:name="Tabla60" table:style-name="Tabla60">
              <table:table-column table:style-name="Tabla60.A"/>
              <table:table-row>
                <table:table-cell table:style-name="Tabla60.A1" office:value-type="string">
                  <text:p text:style-name="P2"><text:span text:style-name="T3">@pset</text:span><text:span text:style-name="T20">(</text:span><text:span text:style-name="T4"> myVar</text:span><text:span text:style-name="T20">,</text:span><text:span text:style-name="T4"> </text:span><text:span text:style-name="T70">1</text:span><text:span text:style-name="T4"> </text:span><text:span text:style-name="T20">)</text:span></text:p>
                  <text:p text:style-name="P2"><text:span text:style-name="T4">@foreach</text:span><text:span text:style-name="T20">(</text:span><text:span text:style-name="T4"> </text:span><text:span text:style-name="T70">2</text:span><text:span text:style-name="T20">,</text:span><text:span text:style-name="T4"> n </text:span><text:span text:style-name="T20">)</text:span></text:p>
                  <text:p text:style-name="P2"><text:span text:style-name="T4"><text:tab/></text:span><text:span text:style-name="T34">//Code</text:span></text:p>
                  <text:p text:style-name="P2"><text:span text:style-name="T4"><text:tab/>@psub</text:span><text:span text:style-name="T20">(</text:span><text:span text:style-name="T4"> myVar</text:span><text:span text:style-name="T20">,</text:span><text:span text:style-name="T4"> </text:span><text:span text:style-name="T70">1</text:span><text:span text:style-name="T4"> </text:span><text:span text:style-name="T20">)</text:span><text:span text:style-name="T4"> </text:span><text:span text:style-name="T34">//Decrement myVar on each loop</text:span></text:p>
                  <text:p text:style-name="P2"><text:span text:style-name="T4"><text:tab/>@property</text:span><text:span text:style-name="T20">(</text:span><text:span text:style-name="T4"> myVar </text:span><text:span text:style-name="T20">)</text:span></text:p>
                  <text:p text:style-name="P2"><text:span text:style-name="T4"><text:tab/><text:tab/></text:span><text:span text:style-name="T34">//Code that shouldn't be printed in the last iteration</text:span></text:p>
                  <text:p text:style-name="P10"><text:tab/>@end</text:p>
                  <text:p text:style-name="P10">@end</text:p>
                </table:table-cell>
              </table:table-row>
            </table:table>
            <text:p text:style-name="P41">Because psub will be evaluated before expanding the foreach.</text:p>
          </table:table-cell>
        </table:table-row>
      </table:table>
      <text:p text:style-name="Standard"/>
      <text:h text:style-name="Heading_20_4" text:outline-level="4">@counter( variable )</text:h>
      <text:p text:style-name="Text_20_body">Prints the current value of variable and increments it by 1. If the variable hasn't been declared yet, it is initialized to 0.</text:p>
      <text:p text:style-name="Text_20_body">Examples:</text:p>
      <table:table table:name="Tabla61" table:style-name="Tabla61">
        <table:table-column table:style-name="Tabla61.A"/>
        <table:table-column table:style-name="Tabla61.B"/>
        <text:soft-page-break/>
        <table:table-row>
          <table:table-cell table:style-name="Tabla61.A1" office:value-type="string">
            <text:p text:style-name="P32">Expression</text:p>
          </table:table-cell>
          <table:table-cell table:style-name="Tabla61.B1" office:value-type="string">
            <text:p text:style-name="P32">Output</text:p>
          </table:table-cell>
        </table:table-row>
        <table:table-row>
          <table:table-cell table:style-name="Tabla61.A2" office:value-type="string">
            <text:p text:style-name="P2"><text:span text:style-name="T3">@counter</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able:table-cell>
          <table:table-cell table:style-name="Tabla61.B2" office:value-type="string">
            <text:p text:style-name="P28">0</text:p>
            <text:p text:style-name="P28">1</text:p>
            <text:p text:style-name="P28">2</text:p>
          </table:table-cell>
        </table:table-row>
      </table:table>
      <text:p text:style-name="Text_20_body"/>
      <text:h text:style-name="Heading_20_4" text:outline-level="4">@value( variable )</text:h>
      <text:p text:style-name="Text_20_body">Printes the current value of variable without incrementing it. If the variable hasn't been declared, prints 0.</text:p>
      <table:table table:name="Tabla62" table:style-name="Tabla62">
        <table:table-column table:style-name="Tabla62.A"/>
        <table:table-column table:style-name="Tabla62.B"/>
        <table:table-row>
          <table:table-cell table:style-name="Tabla62.A1" office:value-type="string">
            <text:p text:style-name="P32">Expression</text:p>
          </table:table-cell>
          <table:table-cell table:style-name="Tabla62.B1" office:value-type="string">
            <text:p text:style-name="P32">Output</text:p>
          </table:table-cell>
        </table:table-row>
        <table:table-row>
          <table:table-cell table:style-name="Tabla62.A2" office:value-type="string">
            <text:p text:style-name="P2"><text:span text:style-name="T3">@value</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able:table-cell>
          <table:table-cell table:style-name="Tabla62.B2" office:value-type="string">
            <text:p text:style-name="P28">0</text:p>
            <text:p text:style-name="P28">0</text:p>
            <text:p text:style-name="P28">0</text:p>
            <text:p text:style-name="P28">1</text:p>
            <text:p text:style-name="P28">1</text:p>
          </table:table-cell>
        </table:table-row>
      </table:table>
      <text:p text:style-name="Standard"/>
      <text:h text:style-name="Heading_20_4" text:outline-level="4">@set add sub mul div mod min max</text:h>
      <text:p text:style-name="Text_20_body">Sets a variable to a given value, adds, subtracts, multiplies, divides, calculates modulus, or the minimum/maximum of a variable and a constant, or two variables. This family of functions get evaluated after foreach(s) have been expanded and pieces have been inserted. Doesn't print its value.</text:p>
      <text:p text:style-name="Text_20_body">Arguments can be in the form @add(a, b) meaning a += b; or in the form @add( a, b, c ) meaning a = b + c</text:p>
      <text:p text:style-name="Text_20_body">Useful in combination with @counter and @value</text:p>
      <table:table table:name="Tabla63" table:style-name="Tabla63">
        <table:table-column table:style-name="Tabla63.A" table:number-columns-repeated="3"/>
        <table:table-row>
          <table:table-cell table:style-name="Tabla63.A1" office:value-type="string">
            <text:p text:style-name="P32">Expression</text:p>
          </table:table-cell>
          <table:table-cell table:style-name="Tabla63.A1" office:value-type="string">
            <text:p text:style-name="P32">Output</text:p>
          </table:table-cell>
          <table:table-cell table:style-name="Tabla63.C1" office:value-type="string">
            <text:p text:style-name="P32">Math</text:p>
          </table:table-cell>
        </table:table-row>
        <table:table-row>
          <table:table-cell table:style-name="Tabla63.A2" office:value-type="string">
            <text:p text:style-name="P2"><text:span text:style-name="T4">@set</text:span><text:span text:style-name="T22">(</text:span><text:span text:style-name="T4"> myVar</text:span><text:span text:style-name="T20">,</text:span><text:span text:style-name="T4"> </text:span><text:span text:style-name="T70">1</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1">
            <text:p text:style-name="P28">1</text:p>
          </table:table-cell>
          <table:table-cell table:style-name="Tabla63.C2" office:value-type="string">
            <text:p text:style-name="P2"><text:span text:style-name="T3">myVar </text:span><text:span text:style-name="T20">=</text:span><text:span text:style-name="T4"> </text:span><text:span text:style-name="T70">1</text:span></text:p>
          </table:table-cell>
        </table:table-row>
        <table:table-row>
          <table:table-cell table:style-name="Tabla63.A2" office:value-type="string">
            <text:p text:style-name="P2"><text:span text:style-name="T4">@add</text:span><text:span text:style-name="T20">(</text:span><text:span text:style-name="T4"> myVar</text:span><text:span text:style-name="T20">,</text:span><text:span text:style-name="T4"> </text:span><text:span text:style-name="T70">5</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6">
            <text:p text:style-name="P28">6</text:p>
          </table:table-cell>
          <table:table-cell table:style-name="Tabla63.C2" office:value-type="string">
            <text:p text:style-name="P2"><text:span text:style-name="T4">myVar </text:span><text:span text:style-name="T20">=</text:span><text:span text:style-name="T4"> </text:span><text:span text:style-name="T70">1</text:span><text:span text:style-name="T4"> </text:span><text:span text:style-name="T20">+</text:span><text:span text:style-name="T4"> </text:span><text:span text:style-name="T70">5</text:span><text:span text:style-name="T4"> </text:span></text:p>
          </table:table-cell>
        </table:table-row>
        <table:table-row>
          <table:table-cell table:style-name="Tabla63.A2" office:value-type="string">
            <text:p text:style-name="P2"><text:span text:style-name="T4">@div</text:span><text:span text:style-name="T20">(</text:span><text:span text:style-name="T4"> myVar</text:span><text:span text:style-name="T20">,</text:span><text:span text:style-name="T4"> </text:span><text:span text:style-name="T70">2</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3">
            <text:p text:style-name="P28">3</text:p>
          </table:table-cell>
          <table:table-cell table:style-name="Tabla63.C2" office:value-type="string">
            <text:p text:style-name="P2"><text:span text:style-name="T4">myVar </text:span><text:span text:style-name="T20">=</text:span><text:span text:style-name="T4"> </text:span><text:span text:style-name="T70">6</text:span><text:span text:style-name="T4"> </text:span><text:span text:style-name="T20">/</text:span><text:span text:style-name="T4"> </text:span><text:span text:style-name="T70">2</text:span></text:p>
          </table:table-cell>
        </table:table-row>
        <table:table-row>
          <table:table-cell table:style-name="Tabla63.A2" office:value-type="string">
            <text:p text:style-name="P2"><text:span text:style-name="T4">@mul</text:span><text:span text:style-name="T20">(</text:span><text:span text:style-name="T4"> myVar</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9">
            <text:p text:style-name="P28">9</text:p>
          </table:table-cell>
          <table:table-cell table:style-name="Tabla63.C2" office:value-type="string">
            <text:p text:style-name="P2"><text:span text:style-name="T4">myVar </text:span><text:span text:style-name="T20">=</text:span><text:span text:style-name="T4"> </text:span><text:span text:style-name="T70">3</text:span><text:span text:style-name="T4"> </text:span><text:span text:style-name="T20">*</text:span><text:span text:style-name="T4"> </text:span><text:span text:style-name="T70">3</text:span></text:p>
          </table:table-cell>
        </table:table-row>
        <table:table-row>
          <table:table-cell table:style-name="Tabla63.A2" office:value-type="string">
            <text:p text:style-name="P2"><text:span text:style-name="T4">@mod</text:span><text:span text:style-name="T20">(</text:span><text:span text:style-name="T4"> myVar</text:span><text:span text:style-name="T20">,</text:span><text:span text:style-name="T4"> </text:span><text:span text:style-name="T70">5</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4">
            <text:p text:style-name="P28">4</text:p>
          </table:table-cell>
          <table:table-cell table:style-name="Tabla63.C2" office:value-type="string">
            <text:p text:style-name="P28"><text:span text:style-name="T1">myVar </text:span><text:span text:style-name="T26">=</text:span><text:span text:style-name="T1"> </text:span>9<text:span text:style-name="T1"> </text:span><text:span text:style-name="T26">%</text:span><text:span text:style-name="T1"> </text:span>5</text:p>
          </table:table-cell>
        </table:table-row>
        <table:table-row>
          <table:table-cell table:style-name="Tabla63.A2" office:value-type="string">
            <text:p text:style-name="P2"><text:span text:style-name="T4">@add</text:span><text:span text:style-name="T20">(</text:span><text:span text:style-name="T4"> myVar</text:span><text:span text:style-name="T20">,</text:span><text:span text:style-name="T4"> </text:span><text:span text:style-name="T70">1</text:span><text:span text:style-name="T20">,</text:span><text:span text:style-name="T70"> 1</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2">
            <text:p text:style-name="P28">2</text:p>
          </table:table-cell>
          <table:table-cell table:style-name="Tabla63.C2" office:value-type="string">
            <text:p text:style-name="P28"><text:span text:style-name="T1">myVar </text:span><text:span text:style-name="T26">=</text:span><text:span text:style-name="T1"> </text:span>1<text:span text:style-name="T1"> </text:span><text:span text:style-name="T26">+</text:span><text:span text:style-name="T1"> </text:span>1</text:p>
          </table:table-cell>
        </table:table-row>
      </table:table>
      <text:p text:style-name="Standard"/>
      <text:h text:style-name="Heading_20_4" text:outline-level="4">@piece( nameOfPiece )</text:h>
      <text:p text:style-name="Text_20_body">Saves all the text inside the blocks and saves it as a named piece. If a piece with the given name already exists, a compiler error will be thrown. The text that was inside the block won't be printed. Useful when in combination with @insertpiece. Pieces can also be defined from C++ or <text:a xlink:type="simple" xlink:href="#9.3.Hlms templates|outline">collected</text:a> from piece template files.</text:p>
      <text:p text:style-name="Text_20_body">Example:</text:p>
      <text:p text:style-name="Text_20_body"/>
      <table:table table:name="Tabla64" table:style-name="Tabla64">
        <table:table-column table:style-name="Tabla64.A"/>
        <table:table-column table:style-name="Tabla64.B"/>
        <text:soft-page-break/>
        <table:table-row>
          <table:table-cell table:style-name="Tabla64.A1" office:value-type="string">
            <text:p text:style-name="P32">Expression</text:p>
          </table:table-cell>
          <table:table-cell table:style-name="Tabla64.B1" office:value-type="string">
            <text:p text:style-name="P32">Output</text:p>
          </table:table-cell>
        </table:table-row>
        <table:table-row>
          <table:table-cell table:style-name="Tabla64.A2" office:value-type="string">
            <text:p text:style-name="P2"><text:span text:style-name="T3">@piece</text:span><text:span text:style-name="T20">(</text:span><text:span text:style-name="T4"> VertexTransform </text:span><text:span text:style-name="T20">)</text:span></text:p>
            <text:p text:style-name="P2"><text:span text:style-name="T4"><text:tab/>outPos = worldViewProj </text:span><text:span text:style-name="T20">*</text:span><text:span text:style-name="T4"> inPos</text:span></text:p>
            <text:p text:style-name="P10">@end</text:p>
          </table:table-cell>
          <table:table-cell table:style-name="Tabla64.B2" office:value-type="string">
            <text:p text:style-name="P28"/>
          </table:table-cell>
        </table:table-row>
      </table:table>
      <text:p text:style-name="Standard"/>
      <text:h text:style-name="Heading_20_4" text:outline-level="4">@insertpiece( nameOfPiece )</text:h>
      <text:p text:style-name="Text_20_body">Prints a block of text that was previously saved with piece (or from C++). If no piece with such name exists, prints nothing.</text:p>
      <text:p text:style-name="Text_20_body">Example:</text:p>
      <table:table table:name="Tabla65" table:style-name="Tabla65">
        <table:table-column table:style-name="Tabla65.A"/>
        <table:table-column table:style-name="Tabla65.B"/>
        <table:table-row>
          <table:table-cell table:style-name="Tabla65.A1" office:value-type="string">
            <text:p text:style-name="P32">Expression</text:p>
          </table:table-cell>
          <table:table-cell table:style-name="Tabla65.B1" office:value-type="string">
            <text:p text:style-name="P32">Output</text:p>
          </table:table-cell>
        </table:table-row>
        <table:table-row>
          <table:table-cell table:style-name="Tabla65.A2" office:value-type="string">
            <text:p text:style-name="P2"><text:span text:style-name="T4">@piece</text:span><text:span text:style-name="T20">(</text:span><text:span text:style-name="T4"> VertexTransform </text:span><text:span text:style-name="T20">)</text:span><text:span text:style-name="T4">outPos </text:span><text:span text:style-name="T20">=</text:span><text:span text:style-name="T4"> worldViewProj </text:span><text:span text:style-name="T20">*</text:span><text:span text:style-name="T4"> inPos@end</text:span></text:p>
            <text:p text:style-name="P10"/>
            <text:p text:style-name="P2"><text:span text:style-name="T30">void</text:span><text:span text:style-name="T4"> main</text:span><text:span text:style-name="T20">()</text:span></text:p>
            <text:p text:style-name="P3">{</text:p>
            <text:p text:style-name="P2"><text:span text:style-name="T4"><text:tab/>@insertpiece</text:span><text:span text:style-name="T20">(</text:span><text:span text:style-name="T4"> VertexTransform </text:span><text:span text:style-name="T20">)</text:span></text:p>
            <text:p text:style-name="P2"><text:span text:style-name="T4"><text:tab/>@insertpiece</text:span><text:span text:style-name="T20">(</text:span><text:span text:style-name="T4"> InexistentPiece </text:span><text:span text:style-name="T20">)</text:span></text:p>
            <text:p text:style-name="P3">}</text:p>
          </table:table-cell>
          <table:table-cell table:style-name="Tabla65.B2" office:value-type="string">
            <text:p text:style-name="P29"/>
            <text:p text:style-name="P2"><text:span text:style-name="T30">void</text:span><text:span text:style-name="T4"> main</text:span><text:span text:style-name="T20">()</text:span></text:p>
            <text:p text:style-name="P3">{</text:p>
            <text:p text:style-name="P2"><text:span text:style-name="T4"><text:tab/>outPos </text:span><text:span text:style-name="T20">=</text:span><text:span text:style-name="T4"> worldViewProj </text:span><text:span text:style-name="T20">*</text:span><text:span text:style-name="T4"> inPos</text:span></text:p>
            <text:p text:style-name="P10"/>
            <text:p text:style-name="P3">}</text:p>
          </table:table-cell>
        </table:table-row>
      </table:table>
      <text:h text:style-name="Heading_20_4" text:outline-level="4" text:is-list-header="true"/>
      <text:h text:style-name="Heading_20_4" text:outline-level="4">@pset padd psub pmul pdiv pmod pmin pmax</text:h>
      <text:p text:style-name="Text_20_body">Analogous to <text:a xlink:type="simple" xlink:href="#9.4.1.5.@set add sub mul div mod|outline">the family of math functions without the 'p' prefix</text:a>. The difference is that the math is evaluated before anything else. There is no much use to these functions, probably except for quickly testing whether a given flag/variable is being properly set from C++ without having to recompile.</text:p>
      <text:p text:style-name="Text_20_body">i.e. If you suspect hlms_normal is never being set, try @pset( hlms_normal, 1 )</text:p>
      <text:p text:style-name="Text_20_body">One important use worth mentioning, is that variables retain their values across shader stages. First the vertex shader template is parsed, then the pixel shader one. If 'myVal' is 0 and the vertex shader contains @counter( myVal ); when the pixel shader is parsed @value( myVal ) will return 1, not 0.</text:p>
      <text:p text:style-name="Text_20_body">If you need to reset these variables across shader stages, you can use pset( myVal, 0 ); which is guaranteed to reset your variable to 0 before anything else happens; even if the pset is stored in a piece file.</text:p>
      <text:h text:style-name="Heading_20_2" text:outline-level="2">Creation of shaders</text:h>
      <text:p text:style-name="Text_20_body">There are two components that needs to be evaluated that may affect the shader itself and would need to be recompiled:</text:p>
      <text:list xml:id="list1732833013219548342" text:style-name="L55">
        <text:list-item>
          <text:p text:style-name="P129">The Datablock/Material. Does it have Normal maps? Then include code to sample the normal map and affect the lighting calculations. Does it have a diffuse map? If not, avoid sampling the diffuse map and multiplying it against the diffuse colour, etc.</text:p>
        </text:list-item>
        <text:list-item>
          <text:p text:style-name="P129">The Mesh. Is it skeletally animated? Then include skeletal animation code. How many blend weights? Modify the skeletal animation code appropiately. It doesn't have tangents? Then skip the normal map defined in the material. And so on.</text:p>
        </text:list-item>
      </text:list>
      <text:p text:style-name="Text_20_body"><text:soft-page-break/>When calling <text:span text:style-name="T57">Renderable</text:span><text:span text:style-name="T1">::</text:span><text:span text:style-name="T15">setDatablock</text:span><text:span text:style-name="T1">()</text:span>, what happens is that <text:span text:style-name="T57">Hlms</text:span><text:span text:style-name="T1">::</text:span><text:span text:style-name="T15">calculateHashFor </text:span>will get called and this function evaluates both the mesh and datablock compatibility. If they're incompatible (i.e. the Datablock or the Hlms implementation requires the mesh to have certain feature. e.g. the Datablock needs 2 UV sets bu the mesh only has one set of UVs) it throws.</text:p>
      <text:p text:style-name="Text_20_body">If they're compatible, all the variables (aka properties) and pieces are generated and cached in a structure (<text:span text:style-name="T78">mRenderableCache</text:span>) with a hash key to this cache entry. If a different pair of datablock-mesh ends up having the same properties and pieces, they will get the same hash (and share the same shader).</text:p>
      <text:p text:style-name="Text_20_body">The following graph summarizes the process:</text:p>
      <text:p text:style-name="P26"><draw:g text:anchor-type="as-char" draw:z-index="12" draw:style-name="gr1"><draw:custom-shape draw:style-name="gr13" draw:text-style-name="P169" svg:width="4cm" svg:height="5.899cm" svg:x="9.7cm" svg:y="0cm"><text:p text:style-name="P166"><text:span text:style-name="T89">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70" xml:id="id1" draw:id="id1" svg:width="2.615cm" svg:height="1.093cm" svg:x="0cm" svg:y="2.3cm"><text:p text:style-name="P166"><text:span text:style-name="T88">Datablock</text:span></text:p></draw:rect><draw:rect draw:style-name="gr14" draw:text-style-name="P170" xml:id="id3" draw:id="id3" svg:width="2.617cm" svg:height="1.094cm" svg:x="5.084cm" svg:y="4.905cm"><text:p text:style-name="P166"><text:span text:style-name="T88">Renderable</text:span></text:p></draw:rect><draw:rect draw:style-name="gr14" draw:text-style-name="P170" xml:id="id5" draw:id="id5" svg:width="2.615cm" svg:height="1.094cm" svg:x="10.1cm" svg:y="2.699cm"><text:p text:style-name="P166"><text:span text:style-name="T88">Properties</text:span></text:p></draw:rect><draw:rect draw:style-name="gr14" draw:text-style-name="P170" xml:id="id6" draw:id="id6" svg:width="2.617cm" svg:height="1.094cm" svg:x="10.1cm" svg:y="3.9cm"><text:p text:style-name="P166"><text:span text:style-name="T88">Pieces</text:span></text:p></draw:rect><draw:connector draw:style-name="gr15" draw:text-style-name="P169" draw:type="line" svg:x1="2.614cm" svg:y1="2.846cm" svg:x2="3.9cm" svg:y2="2.849cm" draw:start-shape="id1" draw:start-glue-point="1" draw:end-shape="id2" svg:d="m2614-155 1286 3"><text:p/></draw:connector><draw:connector draw:style-name="gr15" draw:text-style-name="P169" draw:type="line" svg:x1="6.391cm" svg:y1="4.905cm" svg:x2="6.35cm" svg:y2="3.699cm" draw:start-shape="id3" draw:start-glue-point="0" draw:end-shape="id2" draw:end-glue-point="2" svg:d="m6391 1905-41-1206"><text:p/></draw:connector><draw:custom-shape draw:style-name="gr16" draw:text-style-name="P169" xml:id="id2" draw:id="id2" svg:width="4.901cm" svg:height="1.701cm" svg:x="3.9cm" svg:y="1.998cm"><text:p text:style-name="P166"><text:span text:style-name="T88">Hlms::calculateHashF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draw:style-name="gr17" draw:text-style-name="P171" xml:id="id4" draw:id="id4" svg:width="2.502cm" svg:height="1.001cm" svg:x="10.199cm" svg:y="1.399cm"><text:p text:style-name="P166"><text:span text:style-name="T90">Hash</text:span></text:p></draw:rect><draw:connector draw:style-name="gr15" draw:text-style-name="P169" draw:type="curve" svg:x1="12.7cm" svg:y1="1.899cm" svg:x2="7.699cm" svg:y2="5.452cm" draw:start-shape="id4" draw:start-glue-point="1" draw:end-shape="id3" draw:end-glue-point="1" svg:d="m12700-1102c751 0 3251 3554-5001 3554"><text:p/></draw:connector><draw:connector draw:style-name="gr15" draw:text-style-name="P169" svg:x1="8.8cm" svg:y1="2.849cm" svg:x2="10.199cm" svg:y2="1.899cm" draw:start-shape="id2" draw:start-glue-point="1" draw:end-shape="id4" draw:end-glue-point="3" svg:d="m8800-152h700v-950h699"><text:p/></draw:connector><draw:connector draw:style-name="gr15" draw:text-style-name="P169" svg:x1="8.8cm" svg:y1="2.85cm" svg:x2="10.1cm" svg:y2="3.246cm" draw:start-shape="id2" draw:start-glue-point="1" draw:end-shape="id5" draw:end-glue-point="3" svg:d="m8800-151h651v397h649"><text:p/></draw:connector><draw:connector draw:style-name="gr15" draw:text-style-name="P169" svg:x1="8.8cm" svg:y1="2.85cm" svg:x2="10.1cm" svg:y2="4.447cm" draw:start-shape="id2" draw:start-glue-point="1" draw:end-shape="id6" draw:end-glue-point="3" svg:d="m8800-151h651v1598h649"><text:p/></draw:connector></draw:g></text:p>
      <text:p text:style-name="Text_20_body"/>
      <text:p text:style-name="Text_20_body">Later on during rendering, at the start each render pass, a similar process is done, which ends up generating a “<text:a xlink:type="simple" xlink:href="#9.6.1.preparePassHash|outline">pass hash</text:a>” instead of a renderable hash. Pass data stores settings like number of shadow casting lights, number of lights per type (directional, point, spot).</text:p>
      <text:p text:style-name="Text_20_body">While iterating each renderable for render, the hash key is read from the Renderable and merged with the pass' hash. With the merged hash, the shader is retrieved from a cache. If it's not in the cache, the shader will be generated and compiled by merging the cached data (pieces and variables) from the Renderable and the Pass. The following graph illustrates the process:</text:p>
      <text:p text:style-name="P46"><text:soft-page-break/><draw:g text:anchor-type="as-char" draw:z-index="13" draw:style-name="gr1"><draw:rect draw:style-name="gr18" draw:text-style-name="P170" svg:width="3.001cm" svg:height="1.992cm" svg:x="4.099cm" svg:y="0cm"><text:p text:style-name="P166"><text:span text:style-name="T88">Renderable</text:span></text:p></draw:rect><draw:rect draw:style-name="gr17" draw:text-style-name="P171" xml:id="id7" draw:id="id7" svg:width="2.5cm" svg:height="1.001cm" svg:x="4.399cm" svg:y="0.792cm"><text:p text:style-name="P166"><text:span text:style-name="T90">Hash</text:span></text:p></draw:rect><draw:custom-shape draw:style-name="gr16" draw:text-style-name="P169" xml:id="id8" draw:id="id8" svg:width="4.102cm" svg:height="1.2cm" svg:x="8.199cm" svg:y="1.293cm"><text:p text:style-name="P166"><text:span text:style-name="T88">Hlms::getMaterial</text:span></text:p><text:p text:style-name="P166"><text:span text:style-name="T88">(merges hash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5" draw:text-style-name="P169" draw:type="line" svg:x1="6.899cm" svg:y1="1.292cm" svg:x2="8.199cm" svg:y2="1.893cm" draw:start-shape="id7" draw:start-glue-point="1" draw:end-shape="id8" svg:d="m6899-3606 1300 601"><text:p/></draw:connector><draw:custom-shape draw:style-name="gr16" draw:text-style-name="P171" xml:id="id9" draw:id="id9" svg:width="3.5cm" svg:height="1.301cm" svg:x="13cm" svg:y="1.293cm"><text:p text:style-name="P166"><text:span text:style-name="T90">Shader 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connector draw:style-name="gr15" draw:text-style-name="P169" draw:type="line" svg:x1="12.3cm" svg:y1="1.894cm" svg:x2="13cm" svg:y2="1.945cm" draw:start-shape="id8" draw:start-glue-point="1" draw:end-shape="id9" draw:end-glue-point="5" svg:d="m12300-3004 700 51"><text:p/></draw:connector><draw:custom-shape draw:style-name="gr16" draw:text-style-name="P171" xml:id="id10" draw:id="id10" svg:width="3.102cm" svg:height="3.001cm" svg:x="13.099cm" svg:y="4.292cm"><text:p text:style-name="P166"><text:span text:style-name="T90">is shader</text:span></text:p><text:p text:style-name="P166"><text:span text:style-name="T90">compiled?</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16" draw:text-style-name="P169" xml:id="id12" draw:id="id12" svg:width="5.502cm" svg:height="1.001cm" svg:x="5.898cm" svg:y="5.891cm"><text:p text:style-name="P166"><text:span text:style-name="T88">Compile and return sha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6" draw:text-style-name="P169" xml:id="id11" draw:id="id11" svg:width="3.601cm" svg:height="1.001cm" svg:x="12.398cm" svg:y="8.491cm"><text:p text:style-name="P166"><text:span text:style-name="T88">Return sha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9" draw:text-style-name="P171" draw:type="line" svg:x1="14.649cm" svg:y1="7.292cm" svg:x2="14.198cm" svg:y2="8.492cm" draw:start-shape="id10" draw:start-glue-point="6" draw:end-shape="id11" svg:d="m14649 2395-451 1200"><text:p text:style-name="P166"><text:span text:style-name="T90">YES</text:span></text:p><text:p text:style-name="P166"><text:span text:style-name="T90"/></text:p></draw:connector><draw:connector draw:style-name="gr19" draw:text-style-name="P171" draw:type="line" svg:x1="13.099cm" svg:y1="5.793cm" svg:x2="11.4cm" svg:y2="6.391cm" draw:start-shape="id10" draw:start-glue-point="5" draw:end-shape="id12" svg:d="m13099 896-1699 598"><text:p text:style-name="P166"><text:span text:style-name="T90">NO</text:span></text:p><text:p text:style-name="P166"><text:span text:style-name="T90"/></text:p></draw:connector><draw:connector draw:style-name="gr15" draw:text-style-name="P169" draw:type="line" svg:x1="14.75cm" svg:y1="2.594cm" svg:x2="14.649cm" svg:y2="4.293cm" draw:start-shape="id9" draw:start-glue-point="6" draw:end-shape="id10" draw:end-glue-point="4" svg:d="m14750-2304-101 1699"><text:p/></draw:connector><draw:rect draw:style-name="gr18" draw:text-style-name="P170" svg:width="3.001cm" svg:height="1.994cm" svg:x="4.099cm" svg:y="2.2cm"><text:p text:style-name="P166"><text:span text:style-name="T88">Scene's Pass</text:span></text:p></draw:rect><draw:rect draw:style-name="gr17" draw:text-style-name="P171" xml:id="id13" draw:id="id13" svg:width="2.5cm" svg:height="1.001cm" svg:x="4.399cm" svg:y="2.993cm"><text:p text:style-name="P166"><text:span text:style-name="T90">Hash</text:span></text:p></draw:rect><draw:connector draw:style-name="gr15" draw:text-style-name="P169" draw:type="line" svg:x1="6.899cm" svg:y1="3.494cm" svg:x2="8.199cm" svg:y2="1.894cm" draw:start-shape="id13" draw:start-glue-point="1" draw:end-shape="id8" draw:end-glue-point="3" svg:d="m6899-1404 1300-1600"><text:p/></draw:connector><draw:g draw:style-name="gr2" xml:id="id14" draw:id="id14"><draw:custom-shape draw:style-name="gr13" draw:text-style-name="P169" svg:width="4cm" svg:height="2.701cm" svg:x="0cm" svg:y="3.493cm"><text:p text:style-name="P166"><text:span text:style-name="T89">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70" svg:width="2.617cm" svg:height="0.498cm" svg:x="0.399cm" svg:y="4.729cm"><text:p text:style-name="P166"><text:span text:style-name="T88">Properties</text:span></text:p></draw:rect><draw:rect draw:style-name="gr14" draw:text-style-name="P170" svg:width="2.615cm" svg:height="0.5cm" svg:x="0.4cm" svg:y="5.278cm"><text:p text:style-name="P166"><text:span text:style-name="T88">Pieces</text:span></text:p></draw:rect></draw:g><draw:g draw:style-name="gr2" xml:id="id15" draw:id="id15"><draw:custom-shape draw:style-name="gr13" draw:text-style-name="P169" svg:width="4.001cm" svg:height="2.701cm" svg:x="1.099cm" svg:y="7.093cm"><text:p text:style-name="P166"><text:span text:style-name="T89">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70" svg:width="2.615cm" svg:height="0.498cm" svg:x="1.499cm" svg:y="8.329cm"><text:p text:style-name="P166"><text:span text:style-name="T88">Properties</text:span></text:p></draw:rect><draw:rect draw:style-name="gr14" draw:text-style-name="P170" svg:width="2.615cm" svg:height="0.5cm" svg:x="1.501cm" svg:y="8.878cm"><text:p text:style-name="P166"><text:span text:style-name="T88">Pieces</text:span></text:p></draw:rect></draw:g><draw:connector draw:style-name="gr15" draw:text-style-name="P169" draw:type="curve" svg:x1="4.399cm" svg:y1="1.292cm" svg:x2="1.998cm" svg:y2="3.493cm" draw:start-shape="id7" draw:start-glue-point="3" draw:end-shape="id14" draw:end-glue-point="0" svg:d="m4399-3606c-1601 0-2401 733-2401 2201"><text:p/></draw:connector><draw:connector draw:style-name="gr15" draw:text-style-name="P169" draw:type="curve" svg:x1="5.648cm" svg:y1="3.994cm" svg:x2="3.099cm" svg:y2="7.092cm" draw:start-shape="id13" draw:start-glue-point="2" draw:end-shape="id15" svg:d="m5648-904c0 2323-2549 774-2549 3099"><text:p/></draw:connector><draw:connector draw:style-name="gr15" draw:text-style-name="P169" draw:type="line" svg:x1="5.099cm" svg:y1="8.442cm" svg:x2="5.898cm" svg:y2="6.391cm" draw:start-shape="id15" draw:start-glue-point="1" draw:end-shape="id12" draw:end-glue-point="3" svg:d="m5099 3545 799-2051"><text:p/></draw:connector><draw:connector draw:style-name="gr15" draw:text-style-name="P169" draw:type="line" svg:x1="3.999cm" svg:y1="4.843cm" svg:x2="5.898cm" svg:y2="6.391cm" draw:start-shape="id14" draw:start-glue-point="1" draw:end-shape="id12" draw:end-glue-point="3" svg:d="m3999-55 1899 1549"><text:p/></draw:connector></draw:g></text:p>
      <text:p text:style-name="P51"/>
      <text:h text:style-name="Heading_20_3" text:outline-level="3">C++ interaction with shader templates</text:h>
      <text:p text:style-name="P43">Note: This section is relevant to those seeking to write their own Hlms implementation.</text:p>
      <text:p text:style-name="Text_20_body">C++ can use <text:span text:style-name="T57">Hlms</text:span><text:span text:style-name="T1">::setProperty(</text:span><text:span text:style-name="T76"> </text:span><text:span text:style-name="T33">"key"</text:span><text:span text:style-name="T1">,</text:span><text:span text:style-name="T76"> </text:span><text:span text:style-name="T1">value</text:span><text:span text:style-name="T76"> </text:span><text:span text:style-name="T1">)</text:span> to set “key” to the given value. This value can be read by @property, @foreach, @add/sub/mul/div/mod, @counter, @value and @padd/psub/pmul/pdiv/pmod</text:p>
      <text:p text:style-name="Text_20_body">To create pieces (or read them) you need to pass your custom <text:span text:style-name="T57">Hlms</text:span><text:span text:style-name="T1">::</text:span><text:span text:style-name="T57">PiecesMap </text:span>to <text:span text:style-name="T57">Hlms</text:span><text:span text:style-name="T1">::addRenderableCache.</text:span></text:p>
      <text:p text:style-name="Text_20_body"><text:span text:style-name="T1">The recommended place to do this is in </text:span><text:span text:style-name="T57">Hlms</text:span><text:span text:style-name="T1">::</text:span><text:span text:style-name="T15">calculateHashForPreCreate and </text:span><text:span text:style-name="T60">Hlms</text:span><text:span text:style-name="T15">::calculateHashForPreCaster.</text:span><text:span text:style-name="T18"> Both are virtual. The former gets called right before adding the set of properties, pieces and hash to the cache, while the latter happens right before adding the similar set for the shadow caster pass.</text:span></text:p>
      <text:p text:style-name="P50">In those two functions you get the chance to call setProperty to set your own variables and add your own pieces.</text:p>
      <text:p text:style-name="Text_20_body"><text:span text:style-name="T18">Another option is to overload </text:span><text:span text:style-name="T61">Hlms</text:span><text:span text:style-name="T18">::</text:span><text:span text:style-name="T16">calculateHashFor</text:span><text:span text:style-name="T18"> which gives you more control but you'll have to do some of the work the base class does.</text:span></text:p>
      <text:p text:style-name="P50"/>
      <text:p text:style-name="Text_20_body">For some particularly complex features, the Hlms preprocessor may not be enough, too difficult, or just impossible to implement, and thus you can generate the string from C++ and send it as a piece. The template shader can insert it using @insertpiece.</text:p>
      <text:p text:style-name="Text_20_body"/>
      <text:p text:style-name="Text_20_body">The function <text:span text:style-name="T61">Hlms</text:span><text:span text:style-name="T18">::</text:span><text:span text:style-name="T15">createShaderCacheEntry </text:span><text:span text:style-name="T18">is the main responsible for generating the shaders and parsing the template through the Hlms preprocessor. If you overload it, you can ignore pieces, properties; basically override the entire Hlms system and provide the source for the shaders yourself. See the </text:span><text:span text:style-name="T61">HlmsLowLevel </text:span><text:span text:style-name="T18">implementation which overrides the Hlms entirely and acts as a mere proxy to the old Material system from Ogre 1.x; the flexibility is really high.</text:span></text:p>
      <text:h text:style-name="Heading_20_3" text:outline-level="3">Common conventions</text:h>
      <text:p text:style-name="Text_20_body">Properties starting with 'hlms_' prefix are common to all or most Hlms implementations. i.e. 'hlms_skeleton' is set to 1 when a skeleton is present and hardware skinning should be performed.</text:p>
      <text:p text:style-name="Text_20_body">Save properties' IdStrings (hashed strings) into constant as performance optimizations. Ideally the compiler should detect the constant propagation and this shouldn't be needed, but this often isn't the case.</text:p>
      <text:p text:style-name="Text_20_body">For mobile, avoid mat4 and do the math yourself. As for 4x3 matrices (i.e. skinning), perform the math manually as many GLES2 drivers have issues compiling valid glsl code.</text:p>
      <text:p text:style-name="Text_20_body">TBD</text:p>
      <text:h text:style-name="Heading_20_3" text:outline-level="3"><text:soft-page-break/>Hot reloading</text:h>
      <text:p text:style-name="Text_20_body">Hlms supports modifying the template files externally and reloading them, taking immediate effect. Call <text:span text:style-name="T57">Hlms</text:span><text:span text:style-name="T1">::</text:span><text:span text:style-name="T15">reloadFrom</text:span> to achieve this. How to get notified when the files were changed is up to the user.</text:p>
      <text:h text:style-name="Heading_20_2" text:outline-level="2">Run-time rendering</text:h>
      <text:h text:style-name="Heading_20_3" text:outline-level="3">preparePassHash</text:h>
      <text:p text:style-name="Text_20_body">This function gets called once per render_scene pass (note there can be multiple render_scene passes per frame) even if no Renderable actually uses your Hlms implementation.</text:p>
      <text:p text:style-name="Text_20_body">In this function you can read the scene state and bake all the necessary data that will be shared for all the objects, like forward lights, shadow mapped lights, view and projection matrices, depth ranges, etc.</text:p>
      <text:p text:style-name="Text_20_body">The function returns a cache + hash specific for the pass that will be merged with the Renderable's hash and the result will be used to compile the shader to be used.</text:p>
      <text:h text:style-name="Heading_20_3" text:outline-level="3">fillBuffersFor</text:h>
      <text:p text:style-name="Text_20_body">This function gets executed for every Renderable that is going to be rendered. Implementations are meant to read the Renderable's data and fill their GPU data structures, like world matrix, bone matrices (if skeletally animated), set the textures. They can rely on parameters like <text:span text:style-name="T36">lastCache</text:span> and <text:span text:style-name="T17">lastTextureHash</text:span><text:span text:style-name="T1"> to obtain information about the previously rendered object and avoid setting again many shared paremeters.</text:span></text:p>
      <text:h text:style-name="P144" text:outline-level="2">Using the HLMS implementations</text:h>
      <text:h text:style-name="P149" text:outline-level="3">Initialization</text:h>
      <text:p text:style-name="Text_20_body"><text:span text:style-name="T1">Before parsing the resources, i.e. before </text:span><text:span text:style-name="T57">ResourceGroupManager</text:span><text:span text:style-name="T1">::</text:span>initialiseAllResourceGroups<text:span text:style-name="T1"> is called, you need to setup the proper Hlms.</text:span></text:p>
      <text:p text:style-name="P49">Ogre is shipped with four implementations:</text:p>
      <text:list xml:id="list2046488332778129819" text:style-name="L56">
        <text:list-item>
          <text:p text:style-name="P130">PBS: Stands for Physically Based Shading. The most common for most of your material needs.</text:p>
        </text:list-item>
        <text:list-item>
          <text:p text:style-name="P130">Unlit: Basic system with no lighting or skeleton skinning. Great for GUI, billboards, particle FXs. Supports multiple texture layering with photoshop-like blending modes.</text:p>
        </text:list-item>
        <text:list-item>
          <text:p text:style-name="P130">PBS Mobile: Same as PBS, but written for GLES2 (i.e. old Android and iOS devices, WebGL)</text:p>
        </text:list-item>
        <text:list-item>
          <text:p text:style-name="P130">Unlit Mobile: Sames as Unlit, but written for GLES2.</text:p>
        </text:list-item>
      </text:list>
      <text:p text:style-name="Text_20_body">First need to create each implementation, specifying the location of the shader templates.</text:p>
      <table:table table:name="Table1" table:style-name="Table1">
        <table:table-column table:style-name="Table1.A"/>
        <table:table-row>
          <table:table-cell table:style-name="Table1.A1" office:value-type="string">
            <text:p text:style-name="P59"><text:span text:style-name="T57">Archive</text:span><text:span text:style-name="T76"> </text:span><text:span text:style-name="T1">*archivePbs</text:span><text:span text:style-name="T76"> </text:span><text:span text:style-name="T1">=</text:span><text:span text:style-name="T76"> </text:span><text:span text:style-name="T57">ArchiveManager</text:span><text:span text:style-name="T1">::getSingletonPtr()-&gt;load(</text:span></text:p>
            <text:p text:style-name="P59"><text:span text:style-name="T76"><text:s text:c="16"/></text:span><text:span text:style-name="T33">"/home/myuser/OgreSDK/Samples/Media/Hlms/Pbs/GLSL"</text:span><text:span text:style-name="T1">,</text:span></text:p>
            <text:p text:style-name="P59"><text:span text:style-name="T76"><text:s text:c="16"/></text:span><text:span text:style-name="T33">"FileSystem"</text:span><text:span text:style-name="T1">,</text:span><text:span text:style-name="T76"> </text:span><text:span text:style-name="T79">true</text:span><text:span text:style-name="T76"> </text:span><text:span text:style-name="T1">);</text:span></text:p>
            <text:p text:style-name="P59"><text:span text:style-name="T57">HlmsPbs</text:span><text:span text:style-name="T76"> </text:span><text:span text:style-name="T1">*hlmsPbs</text:span><text:span text:style-name="T76"> </text:span><text:span text:style-name="T1">=</text:span><text:span text:style-name="T76"> </text:span><text:span text:style-name="T19">OGRE_NEW</text:span><text:span text:style-name="T76"> </text:span><text:span text:style-name="T57">HlmsPbs</text:span><text:span text:style-name="T1">(</text:span><text:span text:style-name="T76"> </text:span><text:span text:style-name="T1">archivePbs</text:span><text:span text:style-name="T76"> </text:span><text:span text:style-name="T1">);</text:span></text:p>
          </table:table-cell>
        </table:table-row>
      </table:table>
      <text:p text:style-name="Text_20_body"><text:soft-page-break/>Notice that 'Archive' is a well known file system interface. Advanced users could use their own filesystem implementations and store template shaders in custom packed file formats (i.e. encrypted zip files).</text:p>
      <text:p text:style-name="Text_20_body">Immediately afterwards, you will need to register the Hlms:</text:p>
      <table:table table:name="Table2" table:style-name="Table2">
        <table:table-column table:style-name="Table2.A"/>
        <table:table-row>
          <table:table-cell table:style-name="Table2.A1" office:value-type="string">
            <text:p text:style-name="P59"><text:span text:style-name="T57">Root</text:span><text:span text:style-name="T1">::getSingleton().getHlmsManager()-&gt;registerHlms(</text:span><text:span text:style-name="T76"> </text:span><text:span text:style-name="T1">hlmsPbs</text:span><text:span text:style-name="T76"> </text:span><text:span text:style-name="T1">);</text:span></text:p>
          </table:table-cell>
        </table:table-row>
      </table:table>
      <text:p text:style-name="Text_20_body">And that's it.</text:p>
      <text:h text:style-name="Heading_20_3" text:outline-level="3">Deinitialization</text:h>
      <text:p text:style-name="Text_20_body">The function registerHlms accepts a boolean parameter named <text:span text:style-name="T36">deleteOnExit</text:span> which is true by default.</text:p>
      <text:p text:style-name="Text_20_body">When true, Ogre will automatically call “<text:span text:style-name="T19">OGRE_DELETE</text:span><text:span text:style-name="T76"> </text:span>hlmsPbs” on shutdown (when unregisterHlms gets called) and most of the time you don't need to worry.</text:p>
      <text:p text:style-name="Text_20_body">If you set this parameter to false, you will have to free the memory yourself after calling unregisterHlms. No renderable should be using any datablock created by that Hlms once it is destroyed; otherwise you will leave dangling pointers. On debug mode, Ogre will assert if it detects a Renderable using a datablock that is being destroyed.</text:p>
      <text:p text:style-name="Text_20_body">Reasons for setting the parameter to false could include: the Hlms implementation lives in a different DLL and cannot be freed from OgreMain.dll; the Hlms implementation was allocated with a different allocator; you want to keep the Hlms alive even after unregistering, you like to do stuff manually, etc.</text:p>
      <text:h text:style-name="Heading_20_3" text:outline-level="3">Creating a datablock</text:h>
      <text:p text:style-name="Text_20_body">To create your own datablocks, you can use the following snippet, which will create a new datablock with default macroblock and blendblock parameters:</text:p>
      <table:table table:name="Table3" table:style-name="Table3">
        <table:table-column table:style-name="Table3.A"/>
        <table:table-row>
          <table:table-cell table:style-name="Table3.A1" office:value-type="string">
            <text:p text:style-name="P59"><text:span text:style-name="T79">bool</text:span><text:span text:style-name="T76"> </text:span><text:span text:style-name="T1">visibleToManager</text:span><text:span text:style-name="T76"> </text:span><text:span text:style-name="T1">=</text:span><text:span text:style-name="T76"> </text:span><text:span text:style-name="T79">true</text:span><text:span text:style-name="T1">;</text:span></text:p>
            <text:p text:style-name="P59"><text:span text:style-name="T57">HlmsPbsDatablock</text:span><text:span text:style-name="T76"> </text:span><text:span text:style-name="T1">*datablock</text:span><text:span text:style-name="T76"> </text:span><text:span text:style-name="T1">=</text:span><text:span text:style-name="T76"> </text:span><text:span text:style-name="T79">reinterpret_cast</text:span><text:span text:style-name="T1">&lt;</text:span><text:span text:style-name="T57">HlmsPbsDatablock</text:span><text:span text:style-name="T1">*&gt;(</text:span></text:p>
            <text:p text:style-name="P59"><text:span text:style-name="T76"><text:s text:c="12"/></text:span><text:span text:style-name="T1">hlmsPbs-&gt;createDatablock(</text:span><text:span text:style-name="T76"> </text:span><text:span text:style-name="T33">"myRealName"</text:span><text:span text:style-name="T1">,</text:span><text:span text:style-name="T76"> </text:span><text:span text:style-name="T33">"myHumanReadableName"</text:span><text:span text:style-name="T1">,</text:span></text:p>
            <text:p text:style-name="P59"><text:span text:style-name="T76"><text:s text:c="26"/></text:span><text:span text:style-name="T57">HlmsMacroblock</text:span><text:span text:style-name="T1">(),</text:span><text:span text:style-name="T76"> </text:span><text:span text:style-name="T57">HlmsBlendblock</text:span><text:span text:style-name="T1">(),</text:span></text:p>
            <text:p text:style-name="P59"><text:span text:style-name="T76"><text:s text:c="26"/></text:span><text:span text:style-name="T57">HlmsParamVec</text:span><text:span text:style-name="T1">(),</text:span><text:span text:style-name="T76"> </text:span><text:span text:style-name="T1">visibleToManager</text:span><text:span text:style-name="T76"> </text:span><text:span text:style-name="T1">)</text:span><text:span text:style-name="T76"> </text:span><text:span text:style-name="T1">);</text:span></text:p>
          </table:table-cell>
        </table:table-row>
      </table:table>
      <text:p text:style-name="Text_20_body">The last parameter, '<text:span text:style-name="T36">visibleToManager'</text:span>, specifies whether the HlmsManager will see this Hlms when asking for its name.</text:p>
      <text:p text:style-name="Text_20_body">For example, both PBS and Unlit implementations may have a material named “Green”. However only one can be visible to the manager; let's assume that the PBS one was made visible.</text:p>
      <text:p text:style-name="Text_20_body">When you call <text:span text:style-name="T57">Renderable</text:span><text:span text:style-name="T1">::setDatablock(</text:span><text:span text:style-name="T76"> </text:span><text:span text:style-name="T33">"Green"</text:span><text:span text:style-name="T76"> </text:span><text:span text:style-name="T1">)</text:span>, the HlmsManager will look the one that is visible to it. To assign the Unlit version of “Green” instead of the PBS one, you will have call the overload that specifies the pointer, and grab the datablock from the implementation itself: <text:s/><text:span text:style-name="T57">Renderable</text:span><text:span text:style-name="T1">::setDatablock( hlmsUnlit-&gt;getDatablock( </text:span><text:span text:style-name="T33">"Green"</text:span><text:span text:style-name="T1"> ) );</text:span></text:p>
      <text:p text:style-name="P49">The function createDatablock allows two names: the hashed string and the human readable one. Most of the time you want them to be the same, but this isn't enforced. Note that the human readable name doesn't affect the functionality in any way. Its only purpose is to allow material editors and other GUIs based on Ogre to display the material's name; since IdString destroys the original string in Release mode.</text:p>
      <text:p text:style-name="P49"><text:soft-page-break/>HlmsParamVec is an array/vector of key-value string pairs to specify custom parameters on creation. Valid values depends on the implementation. You should see the Constructor's documentation for more information on them.</text:p>
      <text:h text:style-name="Heading_20_2" text:outline-level="2">The Hlms Texture Manager</text:h>
      <text:p text:style-name="Text_20_body">Most of the time optional, the Hlms uses its own texture manager to improve rendering performance.</text:p>
      <text:p text:style-name="Text_20_body">Its main function is to pack texture together to reduce the amount of API overhead during rendering. The Hlms Texture Manager runs <text:span text:style-name="T36">on top</text:span> of the original TextureManager and is <text:span text:style-name="T36">not</text:span> meant to replace it.</text:p>
      <text:p text:style-name="Text_20_body">On desktop, it will pack texture together using texture arrays. On mobile, it will use UV atlas instead. Ideally we would use bindless textures on desktop, however lack of D3D11 API (and D3D10 hardware) support for this feature makes this task very difficult.</text:p>
      <text:h text:style-name="Heading_20_3" text:outline-level="3">Automatic batching</text:h>
      <text:p text:style-name="Text_20_body">By default, the manager will batch together all textures as they keep getting loaded.</text:p>
      <text:p text:style-name="Text_20_body">The function <text:span text:style-name="T57">HlmsTextureManager</text:span><text:span text:style-name="T1">::createOrRetrieveTexture</text:span> will first see if the texture has already been loaded. If it has, it will return the texture array or uv atlas; enclosed in the following structure:</text:p>
      <table:table table:name="Tabla78" table:style-name="Tabla78">
        <table:table-column table:style-name="Tabla78.A"/>
        <table:table-row>
          <table:table-cell table:style-name="Tabla78.A1" office:value-type="string">
            <text:p text:style-name="P59"><text:span text:style-name="T79">struct</text:span><text:span text:style-name="T76"> </text:span><text:span text:style-name="T57">TextureLocation</text:span></text:p>
            <text:p text:style-name="P60">{</text:p>
            <text:p text:style-name="P59"><text:span text:style-name="T76"><text:s text:c="4"/></text:span><text:span text:style-name="T57">TexturePtr</text:span><text:span text:style-name="T76"> <text:s/></text:span><text:span text:style-name="T78">texture</text:span><text:span text:style-name="T1">;</text:span></text:p>
            <text:p text:style-name="P59"><text:span text:style-name="T76"><text:s text:c="4"/></text:span><text:span text:style-name="T57">uint16</text:span><text:span text:style-name="T76"> <text:s text:c="5"/></text:span><text:span text:style-name="T78">xIdx</text:span><text:span text:style-name="T1">;</text:span></text:p>
            <text:p text:style-name="P59"><text:span text:style-name="T76"><text:s text:c="4"/></text:span><text:span text:style-name="T57">uint16</text:span><text:span text:style-name="T76"> <text:s text:c="5"/></text:span><text:span text:style-name="T78">yIdx</text:span><text:span text:style-name="T1">;</text:span></text:p>
            <text:p text:style-name="P59"><text:span text:style-name="T76"><text:s text:c="4"/></text:span><text:span text:style-name="T57">uint16</text:span><text:span text:style-name="T76"> <text:s text:c="5"/></text:span><text:span text:style-name="T78">divisor</text:span><text:span text:style-name="T1">;</text:span></text:p>
            <text:p text:style-name="P60">};</text:p>
          </table:table-cell>
        </table:table-row>
      </table:table>
      <text:p text:style-name="Text_20_body">The texture pointer is the actual atlas/array texture.</text:p>
      <text:p text:style-name="Text_20_body">On Desktop, only <text:span text:style-name="T78">xIdx</text:span> is used, which indicates which slice in the array contains our texture.</text:p>
      <text:p text:style-name="Text_20_body">In order to sample in the pixel shader, one needs to perform:</text:p>
      <table:table table:name="Tabla81" table:style-name="Tabla81">
        <table:table-column table:style-name="Tabla81.A"/>
        <table:table-row>
          <table:table-cell table:style-name="Tabla81.A1" office:value-type="string">
            <text:p text:style-name="P59"><text:span text:style-name="T33">//</text:span><text:span text:style-name="T76"> </text:span><text:span text:style-name="T33">GLSL</text:span></text:p>
            <text:p text:style-name="P59"><text:span text:style-name="T79">vec4</text:span><text:span text:style-name="T76"> </text:span>colour<text:span text:style-name="T76"> </text:span>=<text:span text:style-name="T76"> </text:span>texture(<text:span text:style-name="T76"> </text:span>myArrayTex,<text:span text:style-name="T76"> </text:span><text:span text:style-name="T79">vec3</text:span>(<text:span text:style-name="T76"> </text:span>uv.xy,<text:span text:style-name="T76"> </text:span><text:span text:style-name="T79">float</text:span>(xIdx)<text:span text:style-name="T76"> </text:span>)<text:span text:style-name="T76"> </text:span>);</text:p>
            <text:p text:style-name="P59"><text:span text:style-name="T33">//</text:span><text:span text:style-name="T76"> </text:span><text:span text:style-name="T33">HLSL</text:span></text:p>
            <text:p text:style-name="P59"><text:span text:style-name="T79">float4 </text:span>colour myArrayTex.Sample(<text:span text:style-name="T76"> </text:span>mySampler,<text:span text:style-name="T76"> </text:span><text:span text:style-name="T79">float3</text:span>(<text:span text:style-name="T76"> </text:span>uv.xy,<text:span text:style-name="T76"> </text:span><text:span text:style-name="T79">float</text:span>(xIdx)<text:span text:style-name="T76"> </text:span>)<text:span text:style-name="T76"> </text:span>);</text:p>
          </table:table-cell>
        </table:table-row>
      </table:table>
      <text:p text:style-name="Text_20_body"/>
      <text:p text:style-name="Text_20_body">On Mobile, <text:span text:style-name="T78">xIdx</text:span> indicates the horizontal offset of the UV needed to sample the texture, and <text:span text:style-name="T78">yIdx</text:span> the vertical offset. Both values have to be divided by <text:span text:style-name="T78">divisor</text:span> in order to be in the usual [0; 1] range of UVs.</text:p>
      <text:p text:style-name="Text_20_body">For example, suppose four 512x512 are packed together into a 1024x1024 texture:</text:p>
      <table:table table:name="Tabla79" table:style-name="Tabla79">
        <table:table-column table:style-name="Tabla79.A"/>
        <table:table-column table:style-name="Tabla79.B"/>
        <table:table-row>
          <table:table-cell table:style-name="Tabla79.A1" office:value-type="string">
            <text:p text:style-name="P31">A (512x512)</text:p>
          </table:table-cell>
          <table:table-cell table:style-name="Tabla79.B1" office:value-type="string">
            <text:p text:style-name="P31">B (512x512)</text:p>
          </table:table-cell>
        </table:table-row>
        <table:table-row>
          <table:table-cell table:style-name="Tabla79.A2" office:value-type="string">
            <text:p text:style-name="P31">B (512x512)</text:p>
          </table:table-cell>
          <table:table-cell table:style-name="Tabla79.B2" office:value-type="string">
            <text:p text:style-name="P31">C (512x512)</text:p>
          </table:table-cell>
        </table:table-row>
      </table:table>
      <text:p text:style-name="Text_20_body">If you ask for texture “B”, then xIdx = 1, yIdx = 0, divisor = 2. In order to sample in the pixel shader we will need to do:</text:p>
      <table:table table:name="Tabla80" table:style-name="Tabla80">
        <table:table-column table:style-name="Tabla80.A"/>
        <text:soft-page-break/>
        <table:table-row>
          <table:table-cell table:style-name="Tabla80.A1" office:value-type="string">
            <text:p text:style-name="P59"><text:span text:style-name="T79">vec4</text:span><text:span text:style-name="T76"> </text:span>colour<text:span text:style-name="T76"> </text:span>=<text:span text:style-name="T76"> </text:span>texture2D(<text:span text:style-name="T76"> </text:span>myTex,<text:span text:style-name="T76"> </text:span>(uv.xy<text:span text:style-name="T76"> </text:span>+<text:span text:style-name="T76"> </text:span><text:span text:style-name="T79">vec2</text:span>(<text:span text:style-name="T76"> </text:span>xIdx,<text:span text:style-name="T76"> </text:span>yIdx<text:span text:style-name="T76"> </text:span>))<text:span text:style-name="T76"> </text:span>/<text:span text:style-name="T76"> </text:span>divisor<text:span text:style-name="T76"> </text:span>);</text:p>
          </table:table-cell>
        </table:table-row>
      </table:table>
      <text:p text:style-name="Text_20_body"/>
      <text:p text:style-name="Text_20_body"><text:span text:style-name="T43">Only textures of the same format and resolution will be packed together, both in Desktop and Mobile</text:span>. The Manager will automatically convert all RGB/BGR/ARGB/RGBA/BGRA/etc variants as ARGB (or ABGR depending on the platform's default) to avoid unnecessary limitations on the texture combinations that can be packed together.</text:p>
      <text:p text:style-name="Text_20_body">When the texture is being loaded for the first time, the manager will try to insert it into the first available array/atlas it sees, or else create a new one. Several parameters affect the creation of the texture array/atlas, which can be configured in</text:p>
      <text:p text:style-name="Text_20_body"><text:span text:style-name="T57">DefaultTextureParameters </text:span><text:span text:style-name="T78">mDefaultTextureParameters</text:span><text:span text:style-name="T1">[</text:span><text:span text:style-name="T57">NUM_TEXTURE_TYPES</text:span><text:span text:style-name="T1">];</text:span></text:p>
      <table:table table:name="Tabla83" table:style-name="Tabla83">
        <table:table-column table:style-name="Tabla83.A"/>
        <table:table-row>
          <table:table-cell table:style-name="Tabla83.A1" office:value-type="string">
            <text:p text:style-name="P35">Attention #1!</text:p>
            <text:p text:style-name="P45">Automatic batching works 'on the fly'. You should load related textures together to prevent completely unrelated textures getting packed in the same array/atlas while the related ones end up in different arrays/atlas.</text:p>
            <text:p text:style-name="P45">Since the ResourceManager parses folders in order, you should store all hlms material definitions classified by folders so that they get loaded closely and increase the chance of packing everything that is related together.</text:p>
          </table:table-cell>
        </table:table-row>
      </table:table>
      <text:h text:style-name="Heading_20_4" text:outline-level="4">Texture types</text:h>
      <text:p text:style-name="Text_20_body">The texture types are like “profiles” of batching/packing configurations, and only apply for textures being loaded for the first time. <text:span text:style-name="T43">The texture type is ignored when such texture has already been loaded, and beware that it may have been packed with different settings</text:span>. If you need to load it with different parameters, see <text:a xlink:type="simple" xlink:href="#8.9.1.4.Loading a texture twice (i.e. with a different format) via aliasing|outline">aliasing</text:a>.</text:p>
      <text:p text:style-name="Text_20_body">The following types are defined:</text:p>
      <text:list xml:id="list5295136217397009596" text:style-name="L57">
        <text:list-item>
          <text:p text:style-name="P158">TEXTURE_TYPE_DIFFUSE</text:p>
        </text:list-item>
        <text:list-item>
          <text:p text:style-name="P158">TEXTURE_TYPE_MONOCHROME</text:p>
        </text:list-item>
        <text:list-item>
          <text:p text:style-name="P158">TEXTURE_TYPE_NORMALS</text:p>
        </text:list-item>
        <text:list-item>
          <text:p text:style-name="P158">TEXTURE_TYPE_ENV_MAP</text:p>
        </text:list-item>
        <text:list-item>
          <text:p text:style-name="P158">TEXTURE_TYPE_DETAIL</text:p>
        </text:list-item>
        <text:list-item>
          <text:p text:style-name="P158">TEXTURE_TYPE_DETAIL_NORMAL_MAP</text:p>
        </text:list-item>
      </text:list>
      <text:p text:style-name="Text_20_body"/>
      <text:p text:style-name="Text_20_body">The reasons to have multiple profiles are simple:</text:p>
      <text:list xml:id="list1918166878573307356" text:style-name="L58">
        <text:list-item>
          <text:p text:style-name="P131">Some textures, i.e. normal maps, require to be transformed to a special format, like BC5 or UV88 (two-component normalized signed 8-bit format). The Manager will convert the texture to those formats before packing.</text:p>
        </text:list-item>
        <text:list-item>
          <text:p text:style-name="P131">Roughness textures are usually monochrome and users may want to ensure that they get loaded with the optimal pixel format for them (i.e. <text:span text:style-name="T57">PF_L8</text:span>) even if the original is stored as a 32-bit RGBA <text:soft-page-break/>PNG file. Furthermore, sRGB (gamma correction) is disabled for these textures.</text:p>
        </text:list-item>
        <text:list-item>
          <text:p text:style-name="P131">Detail maps &amp; its normal maps are usually meant to be tileable. Therefore on mobile, UV atlas is disabled.</text:p>
        </text:list-item>
      </text:list>
      <text:p text:style-name="Text_20_body">Desktop-only Hlms implementations already skip the use of <text:span text:style-name="T57">TEXTURE_TYPE_DETAIL</text:span> &amp; <text:span text:style-name="T19"><text:s/></text:span><text:span text:style-name="T57">TEXTURE_TYPE_DETAIL_NORMAL_MAP</text:span> enumerations since they're only useful in Mobile; and use <text:span text:style-name="T57">TEXTURE_TYPE_DIFFUSE</text:span> and <text:span text:style-name="T57">TEXTURE_TYPE_NORMALS </text:span>instead.</text:p>
      <text:h text:style-name="Heading_20_4" text:outline-level="4">Automatic parameters</text:h>
      <text:p text:style-name="Text_20_body">The packing algorithm uses multiple criteria to determine whether it should pack or not a texture:</text:p>
      <table:table table:name="Tabla82" table:style-name="Tabla82">
        <table:table-column table:style-name="Tabla82.A"/>
        <table:table-row>
          <table:table-cell table:style-name="Tabla82.A1" office:value-type="string">
            <text:p text:style-name="P59"><text:span text:style-name="T19">///</text:span><text:span text:style-name="T76"> </text:span><text:span text:style-name="T19">Textures</text:span><text:span text:style-name="T76"> </text:span><text:span text:style-name="T19">whose</text:span><text:span text:style-name="T76"> </text:span><text:span text:style-name="T19">size</text:span><text:span text:style-name="T76"> </text:span><text:span text:style-name="T19">are</text:span><text:span text:style-name="T76"> </text:span><text:span text:style-name="T19">less</text:span><text:span text:style-name="T76"> </text:span><text:span text:style-name="T19">or</text:span><text:span text:style-name="T76"> </text:span><text:span text:style-name="T19">equal</text:span><text:span text:style-name="T76"> </text:span><text:span text:style-name="T19">to</text:span><text:span text:style-name="T76"> </text:span><text:span text:style-name="T19">minTextureSize</text:span></text:p>
            <text:p text:style-name="P59"><text:span text:style-name="T19">///</text:span><text:span text:style-name="T76"> </text:span><text:span text:style-name="T19">(without</text:span><text:span text:style-name="T76"> </text:span><text:span text:style-name="T19">considering</text:span><text:span text:style-name="T76"> </text:span><text:span text:style-name="T19">mipmaps)</text:span><text:span text:style-name="T76"> </text:span><text:span text:style-name="T19">will</text:span><text:span text:style-name="T76"> </text:span><text:span text:style-name="T19">have</text:span><text:span text:style-name="T76"> </text:span><text:span text:style-name="T19">their</text:span><text:span text:style-name="T76"> </text:span><text:span text:style-name="T19">maxTexturesPerArray</text:span></text:p>
            <text:p text:style-name="P59"><text:span text:style-name="T19">///</text:span><text:span text:style-name="T76"> </text:span><text:span text:style-name="T19">clamped</text:span><text:span text:style-name="T76"> </text:span><text:span text:style-name="T19">to</text:span><text:span text:style-name="T76"> </text:span><text:span text:style-name="T19">the</text:span><text:span text:style-name="T76"> </text:span><text:span text:style-name="T19">value</text:span><text:span text:style-name="T76"> </text:span><text:span text:style-name="T19">given</text:span><text:span text:style-name="T76"> </text:span><text:span text:style-name="T19">in</text:span><text:span text:style-name="T76"> </text:span><text:span text:style-name="T19">this</text:span><text:span text:style-name="T76"> </text:span><text:span text:style-name="T19">threshold</text:span><text:span text:style-name="T76"> </text:span><text:span text:style-name="T19">structure</text:span></text:p>
            <text:p text:style-name="P59"><text:span text:style-name="T79">struct</text:span><text:span text:style-name="T76"> </text:span><text:span text:style-name="T57">Threshold</text:span></text:p>
            <text:p text:style-name="P60">{</text:p>
            <text:p text:style-name="P59"><text:span text:style-name="T76"><text:s text:c="4"/></text:span><text:span text:style-name="T57">uint32</text:span><text:span text:style-name="T76"> <text:s text:c="5"/></text:span><text:span text:style-name="T78">minTextureSize</text:span><text:span text:style-name="T1">;</text:span></text:p>
            <text:p text:style-name="P59"><text:span text:style-name="T76"><text:s text:c="4"/></text:span><text:span text:style-name="T57">uint32</text:span><text:span text:style-name="T76"> <text:s text:c="5"/></text:span><text:span text:style-name="T78">maxTexturesPerArray</text:span><text:span text:style-name="T1">;</text:span></text:p>
            <text:p text:style-name="P58">};</text:p>
            <text:p text:style-name="P57"><text:span text:style-name="T79">typedef</text:span><text:span text:style-name="T76"> </text:span><text:span text:style-name="T57">vector</text:span><text:span text:style-name="T1">&lt;</text:span><text:span text:style-name="T57">Threshold</text:span><text:span text:style-name="T1">&gt;::</text:span><text:span text:style-name="T57">type</text:span><text:span text:style-name="T76"> </text:span><text:span text:style-name="T57">ThresholdVec</text:span><text:span text:style-name="T1">;</text:span></text:p>
            <text:p text:style-name="P59"><text:span text:style-name="T79">struct</text:span><text:span text:style-name="T76"> </text:span><text:span text:style-name="T57">DefaultTextureParameters</text:span></text:p>
            <text:p text:style-name="P60">{</text:p>
            <text:p text:style-name="P59"><text:span text:style-name="T76"><text:s text:c="4"/></text:span><text:span text:style-name="T19">///</text:span><text:span text:style-name="T76"> </text:span><text:span text:style-name="T19">Unknown</text:span><text:span text:style-name="T76"> </text:span><text:span text:style-name="T19">means</text:span><text:span text:style-name="T76"> </text:span><text:span text:style-name="T19">assign</text:span><text:span text:style-name="T76"> </text:span><text:span text:style-name="T19">based</text:span><text:span text:style-name="T76"> </text:span><text:span text:style-name="T19">on</text:span><text:span text:style-name="T76"> </text:span><text:span text:style-name="T19">the</text:span><text:span text:style-name="T76"> </text:span><text:span text:style-name="T19">individual</text:span><text:span text:style-name="T76"> </text:span><text:span text:style-name="T19">texture</text:span></text:p>
            <text:p text:style-name="P59"><text:span text:style-name="T76"><text:s text:c="4"/></text:span><text:span text:style-name="T57">PixelFormat</text:span><text:span text:style-name="T76"> </text:span><text:span text:style-name="T78">pixelFormat</text:span><text:span text:style-name="T1">;</text:span></text:p>
            <text:p text:style-name="P59"><text:span text:style-name="T76"><text:s text:c="4"/></text:span><text:span text:style-name="T57">uint16</text:span><text:span text:style-name="T76"> <text:s text:c="5"/></text:span><text:span text:style-name="T78">maxTexturesPerArray</text:span><text:span text:style-name="T1">;</text:span></text:p>
            <text:p text:style-name="P59"><text:span text:style-name="T76"><text:s text:c="4"/></text:span><text:span text:style-name="T79">bool</text:span><text:span text:style-name="T76"> <text:s text:c="7"/></text:span><text:span text:style-name="T78">mipmaps</text:span><text:span text:style-name="T1">;</text:span></text:p>
            <text:p text:style-name="P59"><text:span text:style-name="T76"><text:s text:c="4"/></text:span><text:span text:style-name="T79">bool</text:span><text:span text:style-name="T76"> <text:s text:c="7"/></text:span><text:span text:style-name="T78">hwGammaCorrection</text:span><text:span text:style-name="T1">;</text:span></text:p>
            <text:p text:style-name="P59"><text:span text:style-name="T76"><text:s text:c="4"/></text:span><text:span text:style-name="T57">PackingMethod</text:span><text:span text:style-name="T76"> </text:span><text:span text:style-name="T78">packingMethod</text:span><text:span text:style-name="T1">;</text:span></text:p>
            <text:p text:style-name="P57"><text:span text:style-name="T76"><text:s text:c="4"/></text:span><text:span text:style-name="T79">bool</text:span><text:span text:style-name="T76"> <text:s text:c="7"/></text:span><text:span text:style-name="T78">isNormalMap</text:span><text:span text:style-name="T1">;</text:span></text:p>
            <text:p text:style-name="P59"><text:span text:style-name="T76"><text:s text:c="4"/></text:span><text:span text:style-name="T19">///</text:span><text:span text:style-name="T76"> </text:span><text:span text:style-name="T19">Whether</text:span><text:span text:style-name="T76"> </text:span><text:span text:style-name="T19">non-power-of-2</text:span><text:span text:style-name="T76"> </text:span><text:span text:style-name="T19">textures</text:span><text:span text:style-name="T76"> </text:span><text:span text:style-name="T19">should</text:span><text:span text:style-name="T76"> </text:span><text:span text:style-name="T19">be</text:span><text:span text:style-name="T76"> </text:span><text:span text:style-name="T19">packed</text:span><text:span text:style-name="T76"> </text:span><text:span text:style-name="T19">together.</text:span></text:p>
            <text:p text:style-name="P57"><text:span text:style-name="T76"><text:s text:c="4"/></text:span><text:span text:style-name="T79">bool</text:span><text:span text:style-name="T76"> <text:s text:c="7"/></text:span><text:span text:style-name="T78">packNonPow2</text:span><text:span text:style-name="T1">;</text:span></text:p>
            <text:p text:style-name="P59"><text:span text:style-name="T76"><text:s text:c="4"/></text:span><text:span text:style-name="T19">///</text:span><text:span text:style-name="T76"> </text:span><text:span text:style-name="T19">Textures</text:span><text:span text:style-name="T76"> </text:span><text:span text:style-name="T19">with</text:span><text:span text:style-name="T76"> </text:span><text:span text:style-name="T19">a</text:span><text:span text:style-name="T76"> </text:span><text:span text:style-name="T19">higher</text:span><text:span text:style-name="T76"> </text:span><text:span text:style-name="T19">AR</text:span><text:span text:style-name="T76"> </text:span><text:span text:style-name="T19">(whether</text:span><text:span text:style-name="T76"> </text:span><text:span text:style-name="T19">width</text:span><text:span text:style-name="T76"> </text:span><text:span text:style-name="T19">/</text:span><text:span text:style-name="T76"> </text:span><text:span text:style-name="T19">height</text:span><text:span text:style-name="T76"> </text:span><text:span text:style-name="T19">or</text:span><text:span text:style-name="T76"> </text:span><text:span text:style-name="T19">height</text:span><text:span text:style-name="T76"> </text:span><text:span text:style-name="T19">/</text:span><text:span text:style-name="T76"> </text:span><text:span text:style-name="T19">width)</text:span></text:p>
            <text:p text:style-name="P59"><text:span text:style-name="T76"><text:s text:c="4"/></text:span><text:span text:style-name="T19">///</text:span><text:span text:style-name="T76"> </text:span><text:span text:style-name="T19">than</text:span><text:span text:style-name="T76"> </text:span><text:span text:style-name="T19">this</text:span><text:span text:style-name="T76"> </text:span><text:span text:style-name="T19">value</text:span><text:span text:style-name="T76"> </text:span><text:span text:style-name="T19">won't</text:span><text:span text:style-name="T76"> </text:span><text:span text:style-name="T19">be</text:span><text:span text:style-name="T76"> </text:span><text:span text:style-name="T19">packed.</text:span></text:p>
            <text:p text:style-name="P59"><text:span text:style-name="T76"><text:s text:c="4"/></text:span><text:span text:style-name="T19">///</text:span><text:span text:style-name="T76"> </text:span><text:span text:style-name="T19">Example:</text:span><text:span text:style-name="T76"> </text:span><text:span text:style-name="T19">packMaxRatio</text:span><text:span text:style-name="T76"> </text:span><text:span text:style-name="T19">=</text:span><text:span text:style-name="T76"> </text:span><text:span text:style-name="T19">2;</text:span><text:span text:style-name="T76"> </text:span><text:span text:style-name="T19">textures</text:span><text:span text:style-name="T76"> </text:span><text:span text:style-name="T19">with</text:span><text:span text:style-name="T76"> </text:span><text:span text:style-name="T19">a</text:span><text:span text:style-name="T76"> </text:span><text:span text:style-name="T19">resolution</text:span><text:span text:style-name="T76"> </text:span><text:span text:style-name="T19">of</text:span><text:span text:style-name="T76"> </text:span><text:span text:style-name="T19">1024x512</text:span><text:span text:style-name="T76"> </text:span><text:span text:style-name="T19">or</text:span></text:p>
            <text:p text:style-name="P59"><text:span text:style-name="T76"><text:s text:c="4"/></text:span><text:span text:style-name="T19">///</text:span><text:span text:style-name="T76"> </text:span><text:span text:style-name="T19">512x2048</text:span><text:span text:style-name="T76"> </text:span><text:span text:style-name="T19">won't</text:span><text:span text:style-name="T76"> </text:span><text:span text:style-name="T19">be</text:span><text:span text:style-name="T76"> </text:span><text:span text:style-name="T19">packed</text:span><text:span text:style-name="T76"> </text:span><text:span text:style-name="T19">because</text:span><text:span text:style-name="T76"> </text:span><text:span text:style-name="T19">1024</text:span><text:span text:style-name="T76"> </text:span><text:span text:style-name="T19">/</text:span><text:span text:style-name="T76"> </text:span><text:span text:style-name="T19">512</text:span><text:span text:style-name="T76"> </text:span><text:span text:style-name="T19">&gt;=</text:span><text:span text:style-name="T76"> </text:span><text:span text:style-name="T19">2</text:span><text:span text:style-name="T76"> </text:span><text:span text:style-name="T19">and</text:span><text:span text:style-name="T76"> </text:span><text:span text:style-name="T19">2048</text:span><text:span text:style-name="T76"> </text:span><text:span text:style-name="T19">/</text:span><text:span text:style-name="T76"> </text:span><text:span text:style-name="T19">512</text:span><text:span text:style-name="T76"> </text:span><text:span text:style-name="T19">&gt;=</text:span><text:span text:style-name="T76"> </text:span><text:span text:style-name="T19">2</text:span></text:p>
            <text:p text:style-name="P57"><text:span text:style-name="T76"><text:s text:c="4"/></text:span><text:span text:style-name="T79">float</text:span><text:span text:style-name="T76"> <text:s text:c="6"/></text:span><text:span text:style-name="T78">packMaxRatio</text:span><text:span text:style-name="T1">;</text:span></text:p>
            <text:p text:style-name="P59"><text:span text:style-name="T76"><text:s text:c="4"/></text:span><text:span text:style-name="T19">///</text:span><text:span text:style-name="T76"> </text:span><text:span text:style-name="T19">Only</text:span><text:span text:style-name="T76"> </text:span><text:span text:style-name="T19">used</text:span><text:span text:style-name="T76"> </text:span><text:span text:style-name="T19">when</text:span><text:span text:style-name="T76"> </text:span><text:span text:style-name="T19">packingMethod</text:span><text:span text:style-name="T76"> </text:span><text:span text:style-name="T19">==</text:span><text:span text:style-name="T76"> </text:span><text:span text:style-name="T19">TextureArrays</text:span></text:p>
            <text:p text:style-name="P57"><text:span text:style-name="T76"><text:s text:c="4"/></text:span><text:span text:style-name="T57">ThresholdVec</text:span><text:span text:style-name="T76"> <text:s text:c="3"/></text:span><text:span text:style-name="T78">textureArraysTresholds</text:span><text:span text:style-name="T1">;</text:span></text:p>
            <text:p text:style-name="P58">};</text:p>
          </table:table-cell>
        </table:table-row>
      </table:table>
      <text:p text:style-name="Text_20_body"/>
      <text:p text:style-name="Text_20_body">The comments and the code itself should be self-explanatory. The setting <text:span text:style-name="T78">pixelFormat</text:span> allows to force a conversion to a particular format. When left as PF_UNKNOWN, the texture's original format will be used (except for RGB/BGR/ARGB/BGRA/etc variations).</text:p>
      <text:p text:style-name="Text_20_body">The setting <text:span text:style-name="T78">maxTexturesPerArray </text:span>controls the maximum number of textures that can be packed together. <text:soft-page-break/>Note the actual number may be lower either due to hardware limitations (i.e. you can't make an uv atlas with 16 512x512 textures on a GPU that has a maximum texture resolution of 1024x1024) or due to the <text:span text:style-name="T78">textureArraysTresholds</text:span> parameter (which only applies on Desktop).</text:p>
      <text:p text:style-name="Text_20_body">The parameters <text:span text:style-name="T78">packNonPow2</text:span> and <text:span text:style-name="T78">packMaxRatio</text:span> operate under the assumption that such textures are rare and therefore should not be packed to prevent memory waste.</text:p>
      <text:p text:style-name="Text_20_body">The setting <text:span text:style-name="T78">isNormalMap</text:span> should only be used for normal mapping: the manager will automatically convert unsigned formats [0; 1] to signed formats [-1; 1] except for the Z component (Blue channel).</text:p>
      <text:h text:style-name="Heading_20_4" text:outline-level="4">Loading a texture twice (i.e. with a different format) via aliasing</text:h>
      <text:p text:style-name="Text_20_body">There are cases where you want to load textures with different profiles. For example, you may want to load a normal map as a normal map (signed format) but at the same time allow viewing its raw contents as if you were to look at them with an image viewer (unsigned format). This is not common in-game, but very common within resource editors.</text:p>
      <text:p text:style-name="Text_20_body">You achieve this via <text:span text:style-name="T36">aliasing</text:span>. Aliasing allows you to load the same texture twice (or more), under two different names; and therefore with different profiles. This is the definition of createOrRetrieveTexture:</text:p>
      <table:table table:name="Tabla84" table:style-name="Tabla84">
        <table:table-column table:style-name="Tabla84.A"/>
        <table:table-row>
          <table:table-cell table:style-name="Tabla84.A1" office:value-type="string">
            <text:p text:style-name="P59"><text:span text:style-name="T19">///</text:span><text:span text:style-name="T76"> </text:span><text:span text:style-name="T19">See</text:span><text:span text:style-name="T76"> </text:span><text:span text:style-name="T19">other</text:span><text:span text:style-name="T76"> </text:span><text:span text:style-name="T19">overload.</text:span><text:span text:style-name="T76"> </text:span><text:span text:style-name="T19">This</text:span><text:span text:style-name="T76"> </text:span><text:span text:style-name="T19">one</text:span><text:span text:style-name="T76"> </text:span><text:span text:style-name="T19">allows</text:span><text:span text:style-name="T76"> </text:span><text:span text:style-name="T19">aliasing</text:span><text:span text:style-name="T76"> </text:span><text:span text:style-name="T19">a</text:span><text:span text:style-name="T76"> </text:span><text:span text:style-name="T19">texture.</text:span><text:span text:style-name="T76"> </text:span><text:span text:style-name="T19">If</text:span><text:span text:style-name="T76"> </text:span><text:span text:style-name="T19">you</text:span><text:span text:style-name="T76"> </text:span><text:span text:style-name="T19">have</text:span></text:p>
            <text:p text:style-name="P59"><text:span text:style-name="T19">///</text:span><text:span text:style-name="T76"> </text:span><text:span text:style-name="T19">"VERY_TECHNICAL_NAME_HASH_1234.png"</text:span><text:span text:style-name="T76"> </text:span><text:span text:style-name="T19">as</text:span><text:span text:style-name="T76"> </text:span><text:span text:style-name="T19">texName,</text:span><text:span text:style-name="T76"> </text:span><text:span text:style-name="T19">you</text:span><text:span text:style-name="T76"> </text:span><text:span text:style-name="T19">can</text:span><text:span text:style-name="T76"> </text:span><text:span text:style-name="T19">make</text:span><text:span text:style-name="T76"> </text:span><text:span text:style-name="T19">your</text:span><text:span text:style-name="T76"> </text:span><text:span text:style-name="T19">first</text:span></text:p>
            <text:p text:style-name="P59"><text:span text:style-name="T19">///</text:span><text:span text:style-name="T76"> </text:span><text:span text:style-name="T19">call</text:span><text:span text:style-name="T76"> </text:span><text:span text:style-name="T19">with</text:span><text:span text:style-name="T76"> </text:span><text:span text:style-name="T19">aliasName</text:span><text:span text:style-name="T76"> </text:span><text:span text:style-name="T19">as</text:span><text:span text:style-name="T76"> </text:span><text:span text:style-name="T19">"Tree</text:span><text:span text:style-name="T76"> </text:span><text:span text:style-name="T19">Wood",</text:span><text:span text:style-name="T76"> </text:span><text:span text:style-name="T19">and</text:span><text:span text:style-name="T76"> </text:span><text:span text:style-name="T19">the</text:span><text:span text:style-name="T76"> </text:span><text:span text:style-name="T19">next</text:span><text:span text:style-name="T76"> </text:span><text:span text:style-name="T19">calls</text:span><text:span text:style-name="T76"> </text:span><text:span text:style-name="T19">to</text:span></text:p>
            <text:p text:style-name="P59"><text:span text:style-name="T19">///</text:span><text:span text:style-name="T76"> </text:span><text:span text:style-name="T19">createOrRetrieveTexture(</text:span><text:span text:style-name="T76"> </text:span><text:span text:style-name="T19">"Tree</text:span><text:span text:style-name="T76"> </text:span><text:span text:style-name="T19">Wood",</text:span><text:span text:style-name="T76"> </text:span><text:span text:style-name="T19">mapType</text:span><text:span text:style-name="T76"> </text:span><text:span text:style-name="T19">)</text:span><text:span text:style-name="T76"> </text:span><text:span text:style-name="T19">will</text:span><text:span text:style-name="T76"> </text:span><text:span text:style-name="T19">refer</text:span><text:span text:style-name="T76"> </text:span><text:span text:style-name="T19">to</text:span><text:span text:style-name="T76"> </text:span><text:span text:style-name="T19">this</text:span><text:span text:style-name="T76"> </text:span><text:span text:style-name="T19">texture</text:span></text:p>
            <text:p text:style-name="P59"><text:span text:style-name="T57">TextureLocation</text:span><text:span text:style-name="T76"> </text:span><text:span text:style-name="T1">createOrRetrieveTexture(</text:span><text:span text:style-name="T76"> </text:span><text:span text:style-name="T79">const</text:span><text:span text:style-name="T76"> </text:span><text:span text:style-name="T57">String</text:span><text:span text:style-name="T76"> </text:span><text:span text:style-name="T1">&amp;</text:span>aliasName<text:span text:style-name="T1">,</text:span></text:p>
            <text:p text:style-name="P59"><text:span text:style-name="T76"><text:s text:c="41"/></text:span><text:span text:style-name="T79">const</text:span><text:span text:style-name="T76"> </text:span><text:span text:style-name="T57">String</text:span><text:span text:style-name="T76"> </text:span><text:span text:style-name="T1">&amp;</text:span>texName<text:span text:style-name="T1">,</text:span></text:p>
            <text:p text:style-name="P59"><text:span text:style-name="T76"><text:s text:c="41"/></text:span><text:span text:style-name="T57">TextureMapType</text:span><text:span text:style-name="T76"> </text:span>mapType<text:span text:style-name="T76"> </text:span><text:span text:style-name="T1">);</text:span></text:p>
          </table:table-cell>
        </table:table-row>
      </table:table>
      <text:p text:style-name="Text_20_body">The alias name is an arbitrary name and must be unique. The “texName” is the actual name of the texture to load. For example, we may want to load MyNormalMap.dds as a normal map, and as a raw texture:</text:p>
      <table:table table:name="Tabla85" table:style-name="Tabla85">
        <table:table-column table:style-name="Tabla85.A"/>
        <table:table-row>
          <table:table-cell table:style-name="Tabla85.A1" office:value-type="string">
            <text:p text:style-name="P59"><text:span text:style-name="T57">TextureLocation</text:span><text:span text:style-name="T76"> </text:span><text:span text:style-name="T78">texLoc</text:span><text:span text:style-name="T1">;</text:span></text:p>
            <text:p text:style-name="P59">texLoc<text:span text:style-name="T76"> </text:span><text:span text:style-name="T1">=</text:span><text:span text:style-name="T76"> </text:span>createOrRetrieveTexture<text:span text:style-name="T1">(</text:span><text:span text:style-name="T76"> </text:span><text:span text:style-name="T33">"As</text:span><text:span text:style-name="T76"> </text:span><text:span text:style-name="T33">Normal</text:span><text:span text:style-name="T76"> </text:span><text:span text:style-name="T33">Map"</text:span><text:span text:style-name="T1">,</text:span><text:span text:style-name="T76"> </text:span><text:span text:style-name="T33">"MyNormalMap.dds"</text:span><text:span text:style-name="T1">,</text:span></text:p>
            <text:p text:style-name="P59"><text:span text:style-name="T76"><text:s text:c="50"/></text:span>TEXTURE_TYPE_NORMALS<text:span text:style-name="T76"> </text:span><text:span text:style-name="T1">);</text:span></text:p>
            <text:p text:style-name="P59">texLoc<text:span text:style-name="T76"> </text:span><text:span text:style-name="T1">=</text:span><text:span text:style-name="T76"> </text:span>createOrRetrieveTexture<text:span text:style-name="T1">(</text:span><text:span text:style-name="T76"> </text:span><text:span text:style-name="T33">"As</text:span><text:span text:style-name="T76"> </text:span><text:span text:style-name="T33">Raw</text:span><text:span text:style-name="T76"> </text:span><text:span text:style-name="T33">Map"</text:span><text:span text:style-name="T1">,</text:span><text:span text:style-name="T76"> </text:span><text:span text:style-name="T33">"MyNormalMap.dds"</text:span><text:span text:style-name="T1">,</text:span></text:p>
            <text:p text:style-name="P59"><text:span text:style-name="T76"><text:s text:c="34"/></text:span>TEXTURE_TYPE_DIFFUSE<text:span text:style-name="T76"> </text:span><text:span text:style-name="T1">);</text:span></text:p>
          </table:table-cell>
        </table:table-row>
      </table:table>
      <text:p text:style-name="Text_20_body">Now the texture is loaded twice in the GPU. Set the datablock's texture to the name <text:span text:style-name="T33">"As</text:span><text:span text:style-name="T76"> </text:span><text:span text:style-name="T33">Raw</text:span><text:span text:style-name="T76"> </text:span><text:span text:style-name="T33">Map"</text:span> to view it, and the name <text:span text:style-name="T33">"As</text:span><text:span text:style-name="T76"> </text:span><text:span text:style-name="T33">Normal</text:span><text:span text:style-name="T76"> </text:span><text:span text:style-name="T33">Map" </text:span>to use it as a normal map.</text:p>
      <text:p text:style-name="P35">Note that if you try to use the name <text:span text:style-name="T33">"MyNormalMap.dds"</text:span> in the datablock, you will load the texture again for a 3<text:span text:style-name="T44">rd</text:span> time; as this will create an alias <text:span text:style-name="T33">"MyNormalMap.dds"</text:span> to the texture <text:span text:style-name="T33">"MyNormalMap.dds"</text:span>.</text:p>
      <text:p text:style-name="P45">Aliasing is also useful when you've got textures stored on disk with a very technical name, but address them with a fancy, more user friendly name.</text:p>
      <text:h text:style-name="Heading_20_3" text:outline-level="3">Manual: Texture packs</text:h>
      <text:p text:style-name="Text_20_body">The user can design their own texture packs. The Manager will never try to modify them automatically.</text:p>
      <text:p text:style-name="Text_20_body">The reasons to use texture packs are varied:</text:p>
      <text:list xml:id="list465790839004580069" text:style-name="L59">
        <text:list-item>
          <text:p text:style-name="P132"><text:soft-page-break/>Guarantee related textures are loaded together in the same array.</text:p>
        </text:list-item>
        <text:list-item>
          <text:p text:style-name="P132">Improve loading time by baking as much information as possible offline.</text:p>
        </text:list-item>
        <text:list-item>
          <text:p text:style-name="P132">Certain formats can't be batched at runtime for UV atlas (i.e. PVRTC2) and thus needs to done offline.</text:p>
        </text:list-item>
      </text:list>
      <text:p text:style-name="Text_20_body">TBD</text:p>
      <text:h text:style-name="Heading_20_3" text:outline-level="3">Watching out for memory consumption</text:h>
      <text:p text:style-name="Text_20_body">Incorrectly configuring the Hlms Texture Manager or having a messy Asset folder can easily cause weird crashes or cause GPU out of memory exceptions.</text:p>
      <text:p text:style-name="Text_20_body">For example one single 4096x4096 texture at 32 bpp requires 64MB. A <text:span text:style-name="T78">maxTexturesPerArray</text:span> of 8 means that Ogre will attempt to request 512MB of consecutive GPU memory. This requires at least a 1GB GPU, and even then, it may not be possible due to fragmentation, staging resources, or even CPU-side virtual address exhaustion in 32-bit executables on 32-bit OSes.</text:p>
      <text:p text:style-name="Text_20_body">To prevent this particular case, the <text:span text:style-name="T78">textureArraysTresholds</text:span> parameter will kick in; and will clamp <text:span text:style-name="T78">maxTexturesPerArray</text:span> to 1.</text:p>
      <text:p text:style-name="Text_20_body">Nonetheless, special attention needs to be taken to ensure maximum occupancy of the each array.</text:p>
      <text:p text:style-name="Text_20_body">The function <text:span text:style-name="T57">HlmsTextureManager</text:span><text:span text:style-name="T1">::dumpMemoryUsage</text:span> is a powerful tool that will dump all loaded textures to the log in CSV format using '|' as separator for further analysis on MS Excel or OpenOffice Calc.</text:p>
      <text:p text:style-name="Text_20_body">The following is an example of the dump's output:</text:p>
      <table:table table:name="Tabla86" table:style-name="Tabla86">
        <table:table-column table:style-name="Tabla86.A"/>
        <table:table-row>
          <table:table-cell table:style-name="Tabla86.A1" office:value-type="string">
            <text:p text:style-name="P16">17:40:45: ================================Start dump of HlmsTextureManager================================</text:p>
            <text:p text:style-name="P16">17:40:45: |#|Type|Width|Height|Depth|Format|HW Gamma|Mipmaps|Size in bytes|Num. active textures|Total texture capacity|Texture Names</text:p>
            <text:p text:style-name="P16">17:40:45: |0|DIFFUSE|256|256|40|PF_A8R8G8B8|Yes|8|13980960|7|40|axes.png|New_Ogre_Border.png|ProfileCurrentBar.png|ProfileAvgBar.png|ProfileMinBar.png|ProfileMaxBar.png|sinbad_sword.tga</text:p>
            <text:p text:style-name="P16">17:40:45: |1|DIFFUSE|256|128|40|PF_DXT5|Yes|8|1749120|2|40|New_Ogre_Border_Center.dds|ogretext.dds</text:p>
            <text:p text:style-name="P16">17:40:45: |2|DIFFUSE|32|32|40|PF_A8R8G8B8|Yes|5|218400|1|40|New_Ogre_Border_Break.png</text:p>
            <text:p text:style-name="P16">17:40:45: |3|DIFFUSE|512|512|20|PF_A8R8G8B8|Yes|9|27962000|2|20|sinbad_body.tga|sinbad_clothes.tga</text:p>
            <text:p text:style-name="P16">17:40:45: |4|DIFFUSE|1024|1024|10|PF_A8R8G8B8|Yes|10|55924040|1|10|Adrianne_Body.png</text:p>
            <text:p text:style-name="P16">17:40:45: |5|DIFFUSE|2048|2048|2|PF_A8R8G8B8|Yes|11|44739240|1|2|Adrianne_Head.png</text:p>
            <text:p text:style-name="P16">17:40:45: |6|DIFFUSE|512|512|20|PF_A8R8G8B8|Yes|9|27962000|1|20|Hair02_Noise.dds</text:p>
            <text:p text:style-name="P16">17:40:45: |7|DIFFUSE|512|256|40|PF_A8R8G8B8|Yes|9|27962080|1|40|Adrianne_Eye.png</text:p>
            <text:p text:style-name="P16">17:40:45: |0|NORMALS|1024|1024|10|PF_R8G8_SNORM|No|10|27962020|1|10|Adrianne_Body_nm.png</text:p>
            <text:p text:style-name="P16">17:40:45: |1|NORMALS|2048|2048|2|PF_R8G8_SNORM|No|11|22369620|1|2|Adrianne_Head_nm.png</text:p>
            <text:p text:style-name="P16">17:40:45: |Size in MBs per category:</text:p>
            <text:p text:style-name="P16">17:40:45: |DIFFUSE|191.21</text:p>
            <text:p text:style-name="P16">17:40:45: |MONOCHROME|0</text:p>
            <text:p text:style-name="P16">17:40:45: |NORMALS|48</text:p>
            <text:p text:style-name="P16">17:40:45: |ENV_MAP|0</text:p>
            <text:p text:style-name="P16">17:40:45: |DETAIL|0</text:p>
            <text:p text:style-name="P16">17:40:45: |DETAIL_NORMAL_MAP|0</text:p>
            <text:p text:style-name="P16">17:40:45: |Total MBs used:|239.21</text:p>
            <text:p text:style-name="P16">17:40:45: ================================End dump of HlmsTextureManager================================</text:p>
          </table:table-cell>
        </table:table-row>
      </table:table>
      <text:p text:style-name="Text_20_body">You should copy the dump, open OpenOffice Calc, and hit paste. It will open a text import dialog. It's important that you select '|' as separator:</text:p>
      <text:p text:style-name="Text_20_body"><draw:frame draw:style-name="fr3" draw:name="gráficos9" text:anchor-type="paragraph" svg:width="17cm" svg:height="14.896cm" draw:z-index="14"><draw:image xlink:href="Pictures/1000000000000308000002A831B86E6D.png" xlink:type="simple" xlink:show="embed" xlink:actuate="onLoad"/></draw:frame><text:soft-page-break/>Once you hit OK, you should see the formatted output:</text:p>
      <text:p text:style-name="Text_20_body">Now that you have it on spreadsheet, you can add more columns and perform additional useful statistics:</text:p>
      <text:p text:style-name="Text_20_body"><draw:frame draw:style-name="fr2" draw:name="gráficos10" text:anchor-type="paragraph" svg:width="17cm" svg:height="5.574cm" draw:z-index="15"><draw:image xlink:href="Pictures/10000000000004590000016D135F4A4C.png" xlink:type="simple" xlink:show="embed" xlink:actuate="onLoad"/></draw:frame></text:p>
      <text:list xml:id="list6428740784940472488" text:style-name="L60">
        <text:list-item>
          <text:p text:style-name="P133">=J2 / K2 <text:s/>will give you the % of occupancy per texture.</text:p>
        </text:list-item>
        <text:list-item>
          <text:p text:style-name="P133">=I2 / K2 will give you the size of each individual texture (and not the whole array)</text:p>
        </text:list-item>
        <text:list-item>
          <text:p text:style-name="P133"><text:soft-page-break/>=J2 / K2 * J2 <text:s/>will give you the size actually being used.</text:p>
        </text:list-item>
        <text:list-item>
          <text:p text:style-name="P133">The sum of all the texture memory actually being used used divided by the total texture memory will give you the total % of occupancy</text:p>
        </text:list-item>
      </text:list>
      <text:p text:style-name="Text_20_body"/>
      <text:p text:style-name="Text_20_body"><draw:frame draw:style-name="fr2" draw:name="gráficos11" text:anchor-type="paragraph" svg:width="17cm" svg:height="6.389cm" draw:z-index="16"><draw:image xlink:href="Pictures/1000000000000498000001BA0DFE4FB5.png" xlink:type="simple" xlink:show="embed" xlink:actuate="onLoad"/></draw:frame>In this very simple example, we have very few textures thus heavily underusing the reserved space. We only use 19.69% of the memory the Hlms Texture Manager actually requested! That's just 47MB out of the 239MB.</text:p>
      <text:p text:style-name="Text_20_body">You can also rely on autofilters and sort functionality (sort by biggest unused space first!) from spreadsheets to narrow down inefficiencies.</text:p>
      <text:p text:style-name="Text_20_body">From this example we can gather:</text:p>
      <text:list xml:id="list4557178166443496519" text:style-name="L61">
        <text:list-item>
          <text:p text:style-name="P134">We have <text:span text:style-name="T36">very</text:span> few textures, thus we should change the defaults in <text:span text:style-name="T57">DefaultTextureParameters</text:span>. Real world applications won't usually have this problem though.</text:p>
        </text:list-item>
        <text:list-item>
          <text:p text:style-name="P134">We have a lot of heterogenous data: Mixed ARGB formats with compressed DXT1, lots of different resolutions. We should aim to make these homoegenous.</text:p>
        </text:list-item>
      </text:list>
      <text:p text:style-name="Text_20_body">The following is a more real-life example (edited):</text:p>
      <text:p text:style-name="Text_20_body"><draw:frame draw:style-name="fr3" draw:name="gráficos12" text:anchor-type="paragraph" svg:width="17cm" svg:height="17.157cm" draw:z-index="17"><draw:image xlink:href="Pictures/10000000000003CC000003D554653D6B.png" xlink:type="simple" xlink:show="embed" xlink:actuate="onLoad"/></draw:frame><text:soft-page-break/>We can gather:</text:p>
      <text:list xml:id="list4927916700234655910" text:style-name="L62">
        <text:list-item>
          <text:p text:style-name="P135">There's a high amount of non-power-of-2 textures that need to be taken care of.</text:p>
        </text:list-item>
        <text:list-item>
          <text:p text:style-name="P135">Texture #41 is the only 2048x2048 L8 texture, causing the biggest waste.</text:p>
        </text:list-item>
        <text:list-item>
          <text:p text:style-name="P135">There are many textures that are 256x512 and then many that are 512x256. The artitsts should be consistent; or an export script should take care of this.</text:p>
        </text:list-item>
        <text:list-item>
          <text:p text:style-name="P135">A lot of textures are not compressed when they could or should be.</text:p>
        </text:list-item>
        <text:list-item>
          <text:p text:style-name="P135">There are many DXT5/BC3 files that need verification that this compression scheme is actually needed (or if DXT1 is better).</text:p>
        </text:list-item>
        <text:list-item>
          <text:p text:style-name="P135">Overall occupancy is relatively good, but it can be improved.</text:p>
        </text:list-item>
        <text:list-item>
          <text:p text:style-name="P135"><text:soft-page-break/>Can't be seen in the screenshot, but taking a look at the file names reveals that there are a lot of files that aren't being used as they're not for use in-game or old assets; there are also jpg files.</text:p>
        </text:list-item>
      </text:list>
      <text:h text:style-name="Heading_20_2" text:outline-level="2">Troubleshooting</text:h>
      <text:h text:style-name="Heading_20_3" text:outline-level="3">My shadows don't show up or are very glitchy.</text:h>
      <text:list xml:id="list2596004225885318048" text:style-name="L63">
        <text:list-item>
          <text:p text:style-name="P136">For directional lights, try to use PSSM with at least 3 splits. A pssm_lambda of 0.95 often gives good results, but this may vary per scene.</text:p>
        </text:list-item>
        <text:list-item>
          <text:p text:style-name="P136">Use sane defaults for shadow mapping. For example call:</text:p>
        </text:list-item>
      </text:list>
      <table:table table:name="Table7" table:style-name="Table7">
        <table:table-column table:style-name="Table7.A"/>
        <table:table-row>
          <table:table-cell table:style-name="Table7.A1" office:value-type="string">
            <text:p text:style-name="P59"><text:span text:style-name="T78">mSceneManager</text:span><text:span text:style-name="T1">-&gt;</text:span><text:span text:style-name="T15">setShadowDirectionalLightExtrusionDistance</text:span><text:span text:style-name="T1">(</text:span><text:span text:style-name="T76"> </text:span><text:span text:style-name="T19">500.0f</text:span><text:span text:style-name="T76"> </text:span><text:span text:style-name="T1">);</text:span></text:p>
            <text:p text:style-name="P59"><text:span text:style-name="T78">mSceneManager</text:span><text:span text:style-name="T1">-&gt;</text:span><text:span text:style-name="T15">setShadowFarDistance</text:span><text:span text:style-name="T1">(</text:span><text:span text:style-name="T76"> </text:span><text:span text:style-name="T19">500.0f</text:span><text:span text:style-name="T76"> </text:span><text:span text:style-name="T1">);</text:span></text:p>
          </table:table-cell>
        </table:table-row>
      </table:table>
      <text:list xml:id="list2767736218252093677" text:style-name="L64">
        <text:list-item>
          <text:p text:style-name="P137">Try toggling HlmsManager::setShadowMappingUseBackFaces</text:p>
        </text:list-item>
        <text:list-item>
          <text:p text:style-name="P137">The default shadow bias for every material is 0.01f. Perhaps this is too much/little for you? Adjust it via HlmsDatablock::mShadowConstantBias.</text:p>
        </text:list-item>
        <text:list-item>
          <text:p text:style-name="P137">Use PF_FLOAT32_R for rendering shadow maps until you get it to look correct. Then you can start worrying about lowering precision to get better performance.</text:p>
        </text:list-item>
        <text:list-item>
          <text:p text:style-name="P137">Checkout the Sample_ShadowMapDebugging sample on how to debug shadows. Those techniques may give you useful hints about what's going on.</text:p>
        </text:list-item>
      </text:list>
      <text:h text:style-name="P141" text:outline-level="1">AZDO changes (Aproaching Zero Driver Overhead)</text:h>
      <text:h text:style-name="Heading_20_2" text:outline-level="2">V2 and v1 objects</text:h>
      <text:p text:style-name="Text_20_body">Because of the big overhaul that Ogre 2.0 Final went through, there were a lot of optimizations that were just incompatible with how the old code worked. On the other hand, removing the old code was unwise as there are a lot of features that haven't been ported to v2 interfaces yet.</text:p>
      <text:p text:style-name="Text_20_body">The solution was to build a parallel system that runs alongside the old one; enclosing the old ones in the v1 namespace.</text:p>
      <text:p text:style-name="Text_20_body">As a result, 'Entity' got replaced by 'Item'; and thus now to access them, you need to write v1::Entity and Item.</text:p>
      <text:p text:style-name="Text_20_body">Some objects may have the same name but live in a different namespace and thus are not the same: v1::Mesh (defined in OgreMesh.h) and Mesh (defined in OgreMesh2.h)</text:p>
      <text:h text:style-name="Heading_20_3" text:outline-level="3">Longevity of the v1 objects and deprecation</text:h>
      <text:p text:style-name="Text_20_body">The initial plan was to remove all v1 functionality once they have their v2 counterpart.</text:p>
      <text:p text:style-name="Text_20_body">However after evaluating community feedback and the tech involved; this isn't always the case as there is v1 functionality that will not be ported to v2 but is critical to several commercial business relying on OGRE. The following functionality that lives in the v1 namespace will remain to be supported:</text:p>
      <text:list xml:id="list39483730797333850" text:style-name="L65">
        <text:list-item>
          <text:p text:style-name="P138">Software Skinning: SW Skinning will not be ported to v2 because supporting it brings down overall efficiency and adds a disproportionate amount of complexity. However, this feature is relevant for applications wanting to skeletally animate models in a deterministic way regardless of the hardware and drivers it's running on, and read back the results from CPU very quickly. Therefore we will continue to support v1::Entity and v1::Skeleton.</text:p>
        </text:list-item>
        <text:list-item>
          <text:p text:style-name="P138">Software Pose/Morph animations: The reasons are exactly the same as SW Skinning.</text:p>
        </text:list-item>
        <text:list-item>
          <text:p text:style-name="P138">v1::Skeleton: The new v2 Skeletal animation system was written for animating large crowds with high performance; and replace the old system. However, after experimenting with the new system, while it is clear that it runs significantly faster; it became apparent that it is very difficult and inefficient to alter the bone hierarchy and its animations once it has been built and baked. In other words, v1 skeleton is very flexible for realtime editing, while v2 skeleton is very fast for playback. For this reason, we will continue to support v1 skeletons for a very long time. It is also possible to easily import v1 skeletons into v2 skeletons; which is very convenient for animation tools who may want the best performance once they switch to their “playback mode” (i.e. final rendering started) after the modeler finished editing the skeleton.</text:p>
        </text:list-item>
      </text:list>
      <text:h text:style-name="Heading_20_2" text:outline-level="2"><text:soft-page-break/>Render Queue</text:h>
      <text:p text:style-name="Text_20_body">The RenderQueue has been completely refactored. It sorts based on a 64-bit hash which is calculated in <text:span text:style-name="T57">RenderQueue</text:span><text:span text:style-name="T1">::addRenderable</text:span>. Mesh ID, material ID, texture hash, depth, macro and blend block IDs are taken into account<text:note text:id="ftn12" text:note-class="footnote"><text:note-citation>12</text:note-citation><text:note-body><text:p text:style-name="Footnote">For more information, see <text:span text:style-name="T36">Order your graphics draw calls around!</text:span> (<text:a xlink:type="simple" xlink:href="http://realtimecollisiondetection.net/blog/?p=86">http://realtimecollisiondetection.net/blog/?p=86</text:a>) and <text:span text:style-name="T36">Rough sorting by Depth</text:span> (<text:a xlink:type="simple" xlink:href="http://aras-p.info/blog/2014/01/16/rough-sorting-by-depth/">http://aras-p.info/blog/2014/01/16/rough-sorting-by-depth/</text:a>)</text:p></text:note-body></text:note>.</text:p>
      <text:p text:style-name="Text_20_body">Each RenderQueue ID can run in any of the following modes of operation:</text:p>
      <text:list xml:id="list8707874142296390406" text:style-name="L66">
        <text:list-item>
          <text:p text:style-name="P139"><text:span text:style-name="T57">V1_LEGACY</text:span>: It runs as closely as possible as Ogre 1.x ran. Only low level materials and mobile Hlms materials can work in this mode; and only v1 objects can be stored in RenderQueue IDs operating in this mode. This mode of operation is not recommended for a large number of objects.</text:p>
        </text:list-item>
        <text:list-item>
          <text:p text:style-name="P139"><text:span text:style-name="T57">V1_FAST</text:span>: Certain obscures features from Ogre 1.x won't be available (i.e. the HW GlobalInstance buffer). The RenderQueue will first iterate through all objects, auto-instancing when possible; and updating the shader's constant and texture buffers; then using the Command Buffer all necessary state changes and draw calls. Only v1 objects can live in these RenderQueue IDs, and they must use desktop Hlms materials.</text:p>
        </text:list-item>
        <text:list-item>
          <text:p text:style-name="P139"><text:span text:style-name="T57">FAST</text:span>: The new system. It's similar to <text:span text:style-name="T57">V1_FAST</text:span>. However, only v2 objects can be used and they must be using dekstop Hlms materials. The API overhead is extremely low; and is more multicore-friendly because <text:span text:style-name="T57">RenderQueue</text:span><text:span text:style-name="T1">::addRenderable</text:span> is executed in parallel.</text:p>
        </text:list-item>
      </text:list>
      <text:p text:style-name="Text_20_body">You cannot mix v1 and v2 objects in the same RQ ID, however you can store them in different RQ IDs.</text:p>
      <table:table table:name="Tabla66" table:style-name="Tabla66">
        <table:table-column table:style-name="Tabla66.A"/>
        <table:table-column table:style-name="Tabla66.B"/>
        <table:table-column table:style-name="Tabla66.C"/>
        <table:table-column table:style-name="Tabla66.D"/>
        <table:table-column table:style-name="Tabla66.E"/>
        <table:table-row>
          <table:table-cell table:style-name="Tabla66.A1" office:value-type="string">
            <text:p text:style-name="Table_20_Contents">RQ Mode</text:p>
          </table:table-cell>
          <table:table-cell table:style-name="Tabla66.A1" office:value-type="string">
            <text:p text:style-name="Table_20_Contents">Object type</text:p>
          </table:table-cell>
          <table:table-cell table:style-name="Tabla66.A1" office:value-type="string">
            <text:p text:style-name="Table_20_Contents">Hlms materials (Desktop)</text:p>
          </table:table-cell>
          <table:table-cell table:style-name="Tabla66.A1" office:value-type="string">
            <text:p text:style-name="Table_20_Contents">Hlms materials (Mobile)</text:p>
          </table:table-cell>
          <table:table-cell table:style-name="Tabla66.E1" office:value-type="string">
            <text:p text:style-name="Table_20_Contents">Low Level materials</text:p>
          </table:table-cell>
        </table:table-row>
        <table:table-row>
          <table:table-cell table:style-name="Tabla66.A2" office:value-type="string">
            <text:p text:style-name="Table_20_Contents">V1_LEGACY</text:p>
          </table:table-cell>
          <table:table-cell table:style-name="Tabla66.A2" office:value-type="string">
            <text:p text:style-name="Table_20_Contents">v1</text:p>
          </table:table-cell>
          <table:table-cell table:style-name="Tabla66.A2" office:value-type="string">
            <text:p text:style-name="Table_20_Contents">NO</text:p>
          </table:table-cell>
          <table:table-cell table:style-name="Tabla66.A2" office:value-type="string">
            <text:p text:style-name="Table_20_Contents">YES</text:p>
          </table:table-cell>
          <table:table-cell table:style-name="Tabla66.E2" office:value-type="string">
            <text:p text:style-name="Table_20_Contents">YES</text:p>
          </table:table-cell>
        </table:table-row>
        <table:table-row>
          <table:table-cell table:style-name="Tabla66.A2" office:value-type="string">
            <text:p text:style-name="Table_20_Contents">V1_FAST</text:p>
          </table:table-cell>
          <table:table-cell table:style-name="Tabla66.A2" office:value-type="string">
            <text:p text:style-name="Table_20_Contents">v1</text:p>
          </table:table-cell>
          <table:table-cell table:style-name="Tabla66.A2" office:value-type="string">
            <text:p text:style-name="Table_20_Contents">YES</text:p>
          </table:table-cell>
          <table:table-cell table:style-name="Tabla66.A2" office:value-type="string">
            <text:p text:style-name="Table_20_Contents">NO</text:p>
          </table:table-cell>
          <table:table-cell table:style-name="Tabla66.E2" office:value-type="string">
            <text:p text:style-name="Table_20_Contents">NO</text:p>
          </table:table-cell>
        </table:table-row>
        <table:table-row>
          <table:table-cell table:style-name="Tabla66.A2" office:value-type="string">
            <text:p text:style-name="Table_20_Contents">FAST</text:p>
          </table:table-cell>
          <table:table-cell table:style-name="Tabla66.A2" office:value-type="string">
            <text:p text:style-name="Table_20_Contents">v2</text:p>
          </table:table-cell>
          <table:table-cell table:style-name="Tabla66.A2" office:value-type="string">
            <text:p text:style-name="Table_20_Contents">YES</text:p>
          </table:table-cell>
          <table:table-cell table:style-name="Tabla66.A2" office:value-type="string">
            <text:p text:style-name="Table_20_Contents">NO</text:p>
          </table:table-cell>
          <table:table-cell table:style-name="Tabla66.E2" office:value-type="string">
            <text:p text:style-name="Table_20_Contents">NO</text:p>
          </table:table-cell>
        </table:table-row>
      </table:table>
      <text:p text:style-name="Text_20_body"/>
      <text:h text:style-name="Heading_20_2" text:outline-level="2">The VaoManager</text:h>
      <text:p text:style-name="Text_20_body">It got its name as it was originally developed to handle just VertexArrayObjects; which is a concept borrowed from OpenGL: a vao is an object that stores the vertex attribute definitions and its vertex and index buffer bindings.</text:p>
      <text:p text:style-name="Text_20_body">However the VaoManager quickly evolved into a central low level memory management for GPU memory. The name just stuck on since. The VaoManager works by requesting a pool of GPU memory to the API by a fixed length, and will not request more GPU memory until the manager ran out of it.</text:p>
      <text:p text:style-name="Text_20_body">This manager is responsible to create the Vertex, Index, Constant, Texture and Index Buffers, and does so by reserving a space from the same pool of memory available (when allowed by the API<text:note text:id="ftn13" text:note-class="footnote"><text:note-citation>13</text:note-citation><text:note-body><text:p text:style-name="Footnote">For example DX11 doesn't allow this level of flexibility. However we can still batch all meshes into the same vertex buffer, and in the same index buffer; texture buffers are also very flexible.</text:p></text:note-body></text:note>)</text:p>
      <text:p text:style-name="Text_20_body">This system is written under the assumption that the API performs no hazard tracking at all, thus making it an <text:soft-page-break/>excellent choice for OpenGL 3/4+, DX12, and Mantle.</text:p>
      <text:p text:style-name="Text_20_body">Dynamic buffers will allocate 3x more memory than requested to handle a triple buffer scheme and avoid stalls. Fences<text:note text:id="ftn14" text:note-class="footnote"><text:note-citation>14</text:note-citation><text:note-body><text:p text:style-name="Footnote">On DX11, we can emulate fences using dummy occlusion queries.</text:p></text:note-body></text:note> are frame-wide to reduce driver overhead. A user is expected to fill all the data again from a dynamic buffer; as it is not suitable for performing only partial updates.</text:p>
      <text:p text:style-name="Text_20_body">To perform partial updates, use DEFAULT buffers, and update them via staging buffers (see Hlms PBS implementation)</text:p>
      <text:p text:style-name="P51"/>
      <text:h text:style-name="Heading_20_1" text:outline-level="1">The Command Buffer</text:h>
      <text:p text:style-name="Text_20_body">The Command Buffer was the response to a very practical problem: Ogre couldn't assume persistent mapping is supported as this would break compatibility with DX10-level hardware and DX11 API.</text:p>
      <text:p text:style-name="Text_20_body">This means that we need to map a buffer to update its contents. But we can't issue a draw call while a buffer is mapped. Unmapping and mapping before and after each draw call would be extremely costly; and therefore a command buffer was needed that would record all the API calls that have to be made; in order for buffers (i.e. constant and texture buffers to send data to the shaders) to be mapped only once.</text:p>
      <text:p text:style-name="Text_20_body">Once we're done updating all buffers, the command buffer is executed, playing back all the API calls in the right order.</text:p>
      <text:p text:style-name="Text_20_body">Note that the command buffer is written for high performance, low footprint; thus its inner workings and interface are very C-like.</text:p>
      <text:h text:style-name="Heading_20_2" text:outline-level="2">Adding a command</text:h>
      <text:p text:style-name="Text_20_body">A C++ template is used to simplify the process; though you are not forced to use it.</text:p>
      <text:p text:style-name="Text_20_body">The function “addCommand” creates an uninitialized command, and it's your job to initialize it to valid values.</text:p>
      <text:p text:style-name="Text_20_body">The following snippet will record the command to set a new Vao, which will eventually calling <text:span text:style-name="T57">RenderSystem</text:span><text:span text:style-name="T1">::</text:span><text:span text:style-name="T15">_setVertexArrayObject</text:span> when it gets executed:</text:p>
      <table:table table:name="Tabla67" table:style-name="Tabla67">
        <table:table-column table:style-name="Tabla67.A"/>
        <table:table-row>
          <table:table-cell table:style-name="Tabla67.A1" office:value-type="string">
            <text:p text:style-name="P59"><text:span text:style-name="T57">VertexArrayObject</text:span><text:span text:style-name="T76"> </text:span><text:span text:style-name="T1">*</text:span>vao<text:span text:style-name="T76"> </text:span><text:span text:style-name="T1">=</text:span><text:span text:style-name="T76"> </text:span><text:span text:style-name="T33">/*...*/</text:span><text:span text:style-name="T1">;</text:span></text:p>
            <text:p text:style-name="P59"><text:span text:style-name="T1">*</text:span><text:span text:style-name="T78">mCommandBuffer</text:span><text:span text:style-name="T1">-&gt;addCommand&lt;</text:span><text:span text:style-name="T57">CbVao</text:span><text:span text:style-name="T1">&gt;()</text:span><text:span text:style-name="T76"> </text:span><text:span text:style-name="T1">=</text:span><text:span text:style-name="T76"> </text:span><text:span text:style-name="T57">CbVao</text:span><text:span text:style-name="T1">(</text:span><text:span text:style-name="T76"> </text:span><text:span text:style-name="T1">vao</text:span><text:span text:style-name="T76"> </text:span><text:span text:style-name="T1">);</text:span></text:p>
          </table:table-cell>
        </table:table-row>
      </table:table>
      <text:p text:style-name="Text_20_body"/>
      <text:p text:style-name="Text_20_body">The following snippet will issue a v1-style indexed draw call:</text:p>
      <table:table table:name="Tabla68" table:style-name="Tabla68">
        <table:table-column table:style-name="Tabla68.A"/>
        <table:table-row>
          <table:table-cell table:style-name="Tabla68.A1" office:value-type="string">
            <text:p text:style-name="P59"><text:span text:style-name="T57">v1</text:span><text:span text:style-name="T1">::</text:span><text:span text:style-name="T57">CbDrawCallIndexed</text:span><text:span text:style-name="T76"> </text:span><text:span text:style-name="T1">*drawCall</text:span><text:span text:style-name="T76"> </text:span><text:span text:style-name="T1">=</text:span></text:p>
            <text:p text:style-name="P59"><text:span text:style-name="T76"><text:s text:c="8"/></text:span><text:span text:style-name="T78">mCommandBuffer</text:span><text:span text:style-name="T1">-&gt;addCommand&lt;</text:span><text:span text:style-name="T57">v1</text:span><text:span text:style-name="T1">::</text:span><text:span text:style-name="T57">CbDrawCallIndexed</text:span><text:span text:style-name="T1">&gt;();</text:span></text:p>
            <text:p text:style-name="P57"><text:span text:style-name="T1">*drawCall</text:span><text:span text:style-name="T76"> </text:span><text:span text:style-name="T1">=</text:span><text:span text:style-name="T76"> </text:span><text:span text:style-name="T57">v1</text:span><text:span text:style-name="T1">::</text:span><text:span text:style-name="T57">CbDrawCallIndexed</text:span><text:span text:style-name="T1">();</text:span></text:p>
            <text:p text:style-name="P59"><text:span text:style-name="T1">drawCall-&gt;</text:span><text:span text:style-name="T78">operationType</text:span><text:span text:style-name="T76"> <text:s text:c="4"/></text:span><text:span text:style-name="T1">=</text:span><text:span text:style-name="T76"> </text:span><text:span text:style-name="T1">renderOp.</text:span><text:span text:style-name="T78">operationType</text:span><text:span text:style-name="T1">;</text:span></text:p>
            <text:p text:style-name="P59"><text:span text:style-name="T1">drawCall-&gt;</text:span><text:span text:style-name="T78">useGlobalInstancingVertexBufferIsAvailable</text:span><text:span text:style-name="T76"> </text:span><text:span text:style-name="T1">=</text:span></text:p>
            <text:p text:style-name="P59"><text:span text:style-name="T76"><text:s text:c="8"/></text:span><text:span text:style-name="T1">renderOp.</text:span><text:span text:style-name="T78">useGlobalInstancingVertexBufferIsAvailable</text:span><text:span text:style-name="T1">;</text:span></text:p>
            <text:p text:style-name="P59"><text:span text:style-name="T1">drawCall-&gt;</text:span><text:span text:style-name="T78">primCount</text:span><text:span text:style-name="T76"> <text:s text:c="8"/></text:span><text:span text:style-name="T1">=</text:span><text:span text:style-name="T76"> </text:span><text:span text:style-name="T1">renderOp.</text:span><text:span text:style-name="T78">indexData</text:span><text:span text:style-name="T1">-&gt;</text:span><text:span text:style-name="T78">indexCount</text:span><text:span text:style-name="T1">;</text:span></text:p>
            <text:p text:style-name="P59"><text:span text:style-name="T1">drawCall-&gt;</text:span><text:span text:style-name="T78">instanceCount</text:span><text:span text:style-name="T76"> <text:s text:c="4"/></text:span><text:span text:style-name="T1">=</text:span><text:span text:style-name="T76"> </text:span><text:span text:style-name="T1">renderOp.</text:span><text:span text:style-name="T78">numberOfInstances</text:span><text:span text:style-name="T1">;</text:span></text:p>
            <text:p text:style-name="P59"><text:span text:style-name="T1">drawCall-&gt;</text:span><text:span text:style-name="T78">firstVertexIndex</text:span><text:span text:style-name="T76"> <text:s/></text:span><text:span text:style-name="T1">=</text:span><text:span text:style-name="T76"> </text:span><text:span text:style-name="T1">renderOp.</text:span><text:span text:style-name="T78">indexData</text:span><text:span text:style-name="T1">-&gt;</text:span><text:span text:style-name="T78">indexStart</text:span><text:span text:style-name="T1">;</text:span></text:p>
            <text:p text:style-name="P59"><text:span text:style-name="T1">drawCall-&gt;</text:span><text:span text:style-name="T78">baseInstance</text:span><text:span text:style-name="T76"> <text:s text:c="5"/></text:span><text:span text:style-name="T1">=</text:span><text:span text:style-name="T76"> </text:span><text:span text:style-name="T1">baseInstance;</text:span></text:p>
          </table:table-cell>
        </table:table-row>
      </table:table>
      <text:p text:style-name="Text_20_body"/>
      <text:p text:style-name="Text_20_body">All the CommandBuffer-related code is under the CommandBuffer folder. By convention, all commands start with the '<text:span text:style-name="T36">Cb</text:span>' prefix.</text:p>
      <text:p text:style-name="Text_20_body"><text:soft-page-break/>The returned pointer should not be kept for long as further calls to addCommand may invalidate the pointer.</text:p>
      <text:h text:style-name="Heading_20_2" text:outline-level="2">Structure of a command</text:h>
      <text:p text:style-name="Text_20_body">Each command is, at the time of writting, of a fixed size of 32 bytes. This value is controlled by <text:span text:style-name="T57">CommandBuffer</text:span><text:span text:style-name="T1">::</text:span><text:span text:style-name="T78">COMMAND_FIXED_SIZE</text:span>. The first 2 bytes are reserved for the command type; which leaves you with 30 bytes of actual space.</text:p>
      <text:p text:style-name="Text_20_body">Beware of storing pointers in the command: In a 32-bit environment each pointer is 4 bytes. But in a 64-bit environment, each pointer is 8 bytes. Make sure they still fit within the size of the command.</text:p>
      <text:p text:style-name="Text_20_body">If 32 bytes is not enough, you can try researching into implementing multi-commands (an action that spans multiple commands and would read back and forth through the command buffer to obtain all the necessary data, beware of respecting the header in each command!); or raise the COMMAND_FIXED_SIZE constant.</text:p>
      <text:p text:style-name="Text_20_body">Keeping the constant size low is vital to achieve good bandwidth and cache utilization, and hence keep the overhead to a minimum.</text:p>
      <text:h text:style-name="Heading_20_2" text:outline-level="2">Execution table</text:h>
      <text:p text:style-name="Text_20_body">The command buffer is implemented via a manual virtual table. The variable <text:span text:style-name="T57">CommandBuffer</text:span><text:span text:style-name="T1">::</text:span><text:span text:style-name="T57">CommandBufferExecuteFunc</text:span><text:span text:style-name="T1">*</text:span><text:span text:style-name="T76"> </text:span>CbExecutionTable<text:span text:style-name="T1">[</text:span><text:span text:style-name="T57">MAX_COMMAND_BUFFER</text:span><text:span text:style-name="T1">+</text:span><text:span text:style-name="T19">1</text:span><text:span text:style-name="T1">]</text:span> is populated with all the entries to this vtable. See <text:span text:style-name="T79">enum</text:span><text:span text:style-name="T76"> </text:span><text:span text:style-name="T57">CbType</text:span> for all the possible entries.</text:p>
      <text:p text:style-name="Text_20_body">Each function accepts a pointer to '<text:span text:style-name="T36">this</text:span>' state and the command itself.</text:p>
      <text:p text:style-name="Text_20_body">Commands are stored in structs and its constructors are used to ensure each command populates the command type value properly.</text:p>
      <text:p text:style-name="P35">Example:</text:p>
      <text:p text:style-name="P45">To implement a command that will call renderSystem-&gt;_setHlmsMacroblock( myMacroblock ); a structure is defined:</text:p>
      <table:table table:name="Tabla69" table:style-name="Tabla69">
        <table:table-column table:style-name="Tabla69.A"/>
        <table:table-row>
          <table:table-cell table:style-name="Tabla69.A1" office:value-type="string">
            <text:p text:style-name="P59"><text:span text:style-name="T79">struct</text:span><text:span text:style-name="T76"> </text:span><text:span text:style-name="T19">_OgreExport</text:span><text:span text:style-name="T76"> </text:span><text:span text:style-name="T57">CbMacroblock</text:span><text:span text:style-name="T76"> </text:span><text:span text:style-name="T1">:</text:span><text:span text:style-name="T76"> </text:span><text:span text:style-name="T79">public</text:span><text:span text:style-name="T76"> </text:span><text:span text:style-name="T57">CbBase</text:span></text:p>
            <text:p text:style-name="P60">{</text:p>
            <text:p text:style-name="P59"><text:span text:style-name="T76"><text:s text:c="4"/></text:span><text:span text:style-name="T57">HlmsMacroblock</text:span><text:span text:style-name="T76"> </text:span><text:span text:style-name="T79">const</text:span><text:span text:style-name="T76"> <text:s text:c="3"/></text:span><text:span text:style-name="T1">*</text:span><text:span text:style-name="T78">block</text:span><text:span text:style-name="T1">;</text:span></text:p>
            <text:p text:style-name="P59"><text:span text:style-name="T76"><text:s text:c="4"/></text:span><text:span text:style-name="T57">CbMacroblock</text:span><text:span text:style-name="T1">(</text:span><text:span text:style-name="T76"> </text:span><text:span text:style-name="T79">const</text:span><text:span text:style-name="T76"> </text:span><text:span text:style-name="T57">HlmsMacroblock</text:span><text:span text:style-name="T76"> </text:span><text:span text:style-name="T1">*</text:span>_block<text:span text:style-name="T76"> </text:span><text:span text:style-name="T1">);</text:span></text:p>
            <text:p text:style-name="P60">};</text:p>
          </table:table-cell>
        </table:table-row>
      </table:table>
      <text:p text:style-name="P45">'Block' is the 'myMacroblock' we want to set. We derive from CbBase which conveniently has already the 16-bit value defined. Since CbBase is only 2 bytes, take in mind compilers may add padding between the end of CbBase and the beginning of CbMacroblock unless compiler packing extensions<text:note text:id="ftn15" text:note-class="footnote"><text:note-citation>15</text:note-citation><text:note-body><text:p text:style-name="Footnote">Like #pragma pack</text:p></text:note-body></text:note> are used; which leaves us with an usable space of 28 bytes in 32-bit environments, or 24 bytes in 64-bit. Note that you're not required to derive from CbBase (in case you're pressed with the command's size). This is just for convenience and consistency.</text:p>
      <text:p text:style-name="P45">The constructor will populate all the proper values:</text:p>
      <table:table table:name="Tabla70" table:style-name="Tabla70">
        <table:table-column table:style-name="Tabla70.A"/>
        <text:soft-page-break/>
        <table:table-row>
          <table:table-cell table:style-name="Tabla70.A1" office:value-type="string">
            <text:p text:style-name="P59"><text:span text:style-name="T57">CbMacroblock</text:span><text:span text:style-name="T1">::</text:span><text:span text:style-name="T57">CbMacroblock</text:span><text:span text:style-name="T1">(</text:span><text:span text:style-name="T76"> </text:span><text:span text:style-name="T79">const</text:span><text:span text:style-name="T76"> </text:span><text:span text:style-name="T57">HlmsMacroblock</text:span><text:span text:style-name="T76"> </text:span><text:span text:style-name="T1">*_block</text:span><text:span text:style-name="T76"> </text:span><text:span text:style-name="T1">)</text:span><text:span text:style-name="T76"> </text:span><text:span text:style-name="T1">:</text:span></text:p>
            <text:p text:style-name="P59"><text:span text:style-name="T76"><text:s text:c="4"/></text:span><text:span text:style-name="T57">CbBase</text:span><text:span text:style-name="T1">(</text:span><text:span text:style-name="T76"> </text:span><text:span text:style-name="T57">CB_SET_MACROBLOCK</text:span><text:span text:style-name="T76"> </text:span><text:span text:style-name="T1">),</text:span></text:p>
            <text:p text:style-name="P59"><text:span text:style-name="T76"><text:s text:c="4"/></text:span><text:span text:style-name="T78">block</text:span><text:span text:style-name="T1">(</text:span><text:span text:style-name="T76"> </text:span><text:span text:style-name="T1">_block</text:span><text:span text:style-name="T76"> </text:span><text:span text:style-name="T1">)</text:span></text:p>
            <text:p text:style-name="P60">{</text:p>
            <text:p text:style-name="P60">}</text:p>
          </table:table-cell>
        </table:table-row>
      </table:table>
      <text:p text:style-name="P45">The constructor sets the command type to <text:span text:style-name="T57">CB_SET_MACROBLOCK</text:span> which is already part of <text:span text:style-name="T57">CbType</text:span>.</text:p>
      <text:p text:style-name="P45">Therefore running *commandBuffer-&gt;addCommand&lt;CbMacroblock&gt;() = CbMacroblock( myMacroblock ); will just work.</text:p>
      <text:p text:style-name="P45">But there's one more thing: We need to implement the actual command!</text:p>
      <text:p text:style-name="P45">For that, we declare and define the following function:</text:p>
      <table:table table:name="Tabla71" table:style-name="Tabla71">
        <table:table-column table:style-name="Tabla71.A"/>
        <table:table-row>
          <table:table-cell table:style-name="Tabla71.A1" office:value-type="string">
            <text:p text:style-name="P59"><text:span text:style-name="T33">//</text:span><text:span text:style-name="T76"> </text:span><text:span text:style-name="T33">Declaration</text:span></text:p>
            <text:p text:style-name="P59"><text:span text:style-name="T79">class</text:span><text:span text:style-name="T76"> </text:span><text:span text:style-name="T19">_OgreExport</text:span><text:span text:style-name="T76"> </text:span><text:span text:style-name="T57">CommandBuffer</text:span></text:p>
            <text:p text:style-name="P60">{</text:p>
            <text:p text:style-name="P59"><text:span text:style-name="T76"><text:s text:c="4"/></text:span><text:span text:style-name="T33">//</text:span><text:span text:style-name="T76"> </text:span><text:span text:style-name="T33">...</text:span></text:p>
            <text:p text:style-name="P59"><text:span text:style-name="T79">public</text:span><text:span text:style-name="T1">:</text:span></text:p>
            <text:p text:style-name="P59"><text:span text:style-name="T76"><text:s text:c="4"/></text:span><text:span text:style-name="T79">static</text:span><text:span text:style-name="T76"> </text:span><text:span text:style-name="T57">CommandBufferExecuteFunc</text:span><text:span text:style-name="T76"> </text:span><text:span text:style-name="T78">execute_setMacroblock</text:span><text:span text:style-name="T1">;</text:span></text:p>
            <text:p text:style-name="P59"><text:span text:style-name="T76"><text:s text:c="4"/></text:span><text:span text:style-name="T33">//</text:span><text:span text:style-name="T76"> </text:span><text:span text:style-name="T33">...</text:span></text:p>
            <text:p text:style-name="P58">};</text:p>
            <text:p text:style-name="P59"><text:span text:style-name="T33">//</text:span><text:span text:style-name="T76"> </text:span><text:span text:style-name="T33">Definition</text:span></text:p>
            <text:p text:style-name="P59"><text:span text:style-name="T79">void</text:span><text:span text:style-name="T76"> </text:span><text:span text:style-name="T57">CommandBuffer</text:span><text:span text:style-name="T1">::</text:span><text:span text:style-name="T78">execute_setMacroblock</text:span><text:span text:style-name="T1">(</text:span><text:span text:style-name="T76"> </text:span><text:span text:style-name="T57">CommandBuffer</text:span><text:span text:style-name="T76"> </text:span><text:span text:style-name="T1">*_this,</text:span><text:span text:style-name="T76"> </text:span><text:span text:style-name="T79">const</text:span><text:span text:style-name="T76"> </text:span><text:span text:style-name="T57">CbBase</text:span><text:span text:style-name="T76"> </text:span><text:span text:style-name="T1">*</text:span><text:span text:style-name="T76"> </text:span><text:span text:style-name="T19">RESTRICT_ALIAS</text:span><text:span text:style-name="T76"> </text:span><text:span text:style-name="T1">_cmd</text:span><text:span text:style-name="T76"> </text:span><text:span text:style-name="T1">)</text:span></text:p>
            <text:p text:style-name="P60">{</text:p>
            <text:p text:style-name="P59"><text:span text:style-name="T76"><text:s text:c="4"/></text:span><text:span text:style-name="T79">const</text:span><text:span text:style-name="T76"> </text:span><text:span text:style-name="T57">CbMacroblock</text:span><text:span text:style-name="T76"> </text:span><text:span text:style-name="T1">*cmd</text:span><text:span text:style-name="T76"> </text:span><text:span text:style-name="T1">=</text:span><text:span text:style-name="T76"> </text:span><text:span text:style-name="T79">static_cast</text:span><text:span text:style-name="T1">&lt;</text:span><text:span text:style-name="T79">const</text:span><text:span text:style-name="T76"> </text:span><text:span text:style-name="T57">CbMacroblock</text:span><text:span text:style-name="T1">*&gt;(</text:span><text:span text:style-name="T76"> </text:span><text:span text:style-name="T1">_cmd</text:span><text:span text:style-name="T76"> </text:span><text:span text:style-name="T1">);</text:span></text:p>
            <text:p text:style-name="P59"><text:span text:style-name="T76"><text:s text:c="4"/></text:span><text:span text:style-name="T1">_this-&gt;</text:span><text:span text:style-name="T78">mRenderSystem</text:span><text:span text:style-name="T1">-&gt;</text:span><text:span text:style-name="T15">_setHlmsMacroblock</text:span><text:span text:style-name="T1">(</text:span><text:span text:style-name="T76"> </text:span><text:span text:style-name="T1">cmd-&gt;</text:span><text:span text:style-name="T78">block</text:span><text:span text:style-name="T76"> </text:span><text:span text:style-name="T1">);</text:span></text:p>
            <text:p text:style-name="P60">}</text:p>
          </table:table-cell>
        </table:table-row>
      </table:table>
      <text:p text:style-name="P45"/>
      <text:p text:style-name="P45">Last but not least, we have to add the function to the table:</text:p>
      <table:table table:name="Tabla72" table:style-name="Tabla72">
        <table:table-column table:style-name="Tabla72.A"/>
        <table:table-row>
          <table:table-cell table:style-name="Tabla72.A1" office:value-type="string">
            <text:p text:style-name="P59"><text:span text:style-name="T57">CommandBuffer</text:span><text:span text:style-name="T1">::</text:span><text:span text:style-name="T57">CommandBufferExecuteFunc</text:span><text:span text:style-name="T1">*</text:span><text:span text:style-name="T76"> </text:span>CbExecutionTable<text:span text:style-name="T1">[</text:span><text:span text:style-name="T57">MAX_COMMAND_BUFFER</text:span><text:span text:style-name="T1">+</text:span><text:span text:style-name="T19">1</text:span><text:span text:style-name="T1">]</text:span><text:span text:style-name="T76"> </text:span><text:span text:style-name="T1">=</text:span></text:p>
            <text:p text:style-name="P60">{</text:p>
            <text:p text:style-name="P59"><text:span text:style-name="T76"><text:s text:c="4"/></text:span><text:span text:style-name="T33">//</text:span><text:span text:style-name="T76"> </text:span><text:span text:style-name="T33">...</text:span></text:p>
            <text:p text:style-name="P59"><text:span text:style-name="T76"><text:s text:c="4"/></text:span><text:span text:style-name="T33">//</text:span><text:span text:style-name="T76"> </text:span><text:span text:style-name="T33">MAKE</text:span><text:span text:style-name="T76"> </text:span><text:span text:style-name="T33">SURE</text:span><text:span text:style-name="T76"> </text:span><text:span text:style-name="T33">THE</text:span><text:span text:style-name="T76"> </text:span><text:span text:style-name="T33">INDEX</text:span><text:span text:style-name="T76"> </text:span><text:span text:style-name="T33">POSITION</text:span><text:span text:style-name="T76"> </text:span><text:span text:style-name="T33">MATCHES</text:span><text:span text:style-name="T76"> </text:span><text:span text:style-name="T33">THE</text:span><text:span text:style-name="T76"> </text:span><text:span text:style-name="T33">VALUE</text:span><text:span text:style-name="T76"> </text:span><text:span text:style-name="T33">OF</text:span><text:span text:style-name="T76"> </text:span><text:span text:style-name="T33">CB_SET_MACROBLOCK</text:span></text:p>
            <text:p text:style-name="P59"><text:span text:style-name="T76"><text:s text:c="4"/></text:span><text:span text:style-name="T1">&amp;</text:span><text:span text:style-name="T57">CommandBuffer</text:span><text:span text:style-name="T1">::</text:span><text:span text:style-name="T78">execute_setMacroblock</text:span><text:span text:style-name="T1">,</text:span></text:p>
            <text:p text:style-name="P59"><text:span text:style-name="T76"><text:s text:c="4"/></text:span><text:span text:style-name="T33">//</text:span><text:span text:style-name="T76"> </text:span><text:span text:style-name="T33">...</text:span></text:p>
            <text:p text:style-name="P60">};</text:p>
          </table:table-cell>
        </table:table-row>
      </table:table>
      <text:p text:style-name="P45">The comment's remark is very important: You can't add execute_setMacroblock anywhere, you must store it at the same index as the value of CB_SET_MACROBLOCK, so that CbExecutionTable[CB_SET_MACROBLOCK] points to to execute_setMacroblock.</text:p>
      <text:h text:style-name="P148" text:outline-level="3">Hacks and Tricks</text:h>
      <text:p text:style-name="P45">Maintaining a manual vtable may seem like a lot of trouble, but the amount of commands is manageable (don't feel tempted to add one command for every little thing!) and it has very powerful benefits: You can manipulate the command type with simple integer arithmetic, thus saving expensive branch evaluations per object.</text:p>
      <text:p text:style-name="Text_20_body"><text:span text:style-name="T63">For example, Ogre supports indirect buffers when available. But when indirect buffers aren't supported, not </text:span><text:soft-page-break/><text:span text:style-name="T63">only we have to store the draw command data in CPU memory rather than GPU memory, but we also have to use very different draw calls. This is shown in </text:span><text:span text:style-name="T62">RenderSystem</text:span><text:span text:style-name="T14">::</text:span><text:span text:style-name="T63">_render</text:span><text:span text:style-name="T77"> </text:span><text:span text:style-name="T63">vs</text:span><text:span text:style-name="T77"> </text:span><text:span text:style-name="T62">RenderSystem</text:span><text:span text:style-name="T14">::</text:span><text:span text:style-name="T63">_renderEmulated. </text:span></text:p>
      <text:p text:style-name="P45">The former uses indirect buffer draw calls, the latter doesn't. Both do the exact same thing.</text:p>
      <text:p text:style-name="P45">Usually, during command generation, the RenderQueue could look like this:</text:p>
      <table:table table:name="Tabla73" table:style-name="Tabla73">
        <table:table-column table:style-name="Tabla73.A"/>
        <table:table-row>
          <table:table-cell table:style-name="Tabla73.A1" office:value-type="string">
            <text:p text:style-name="P59"><text:span text:style-name="T79">for</text:span><text:span text:style-name="T1">(</text:span><text:span text:style-name="T76"> </text:span><text:span text:style-name="T57">size_t</text:span><text:span text:style-name="T76"> </text:span><text:span text:style-name="T1">i=</text:span><text:span text:style-name="T19">0</text:span><text:span text:style-name="T1">;</text:span><text:span text:style-name="T76"> </text:span><text:span text:style-name="T1">i&lt;</text:span>numRenderables<text:span text:style-name="T1">;</text:span><text:span text:style-name="T76"> </text:span><text:span text:style-name="T1">++i</text:span><text:span text:style-name="T76"> </text:span><text:span text:style-name="T1">)</text:span></text:p>
            <text:p text:style-name="P60">{</text:p>
            <text:p text:style-name="P59"><text:span text:style-name="T76"><text:s text:c="4"/></text:span><text:span text:style-name="T79">if</text:span><text:span text:style-name="T1">(</text:span><text:span text:style-name="T76"> </text:span>supportsIndirectBuffers<text:span text:style-name="T76"> </text:span><text:span text:style-name="T1">)</text:span></text:p>
            <text:p text:style-name="P59"><text:span text:style-name="T76"><text:s text:c="8"/></text:span><text:span text:style-name="T1">*</text:span><text:span text:style-name="T78">mCommandBuffer</text:span><text:span text:style-name="T1">-&gt;addCommand&lt;</text:span><text:span text:style-name="T57">CbDrawCallIndexed</text:span><text:span text:style-name="T1">&gt;()</text:span><text:span text:style-name="T76"> </text:span><text:span text:style-name="T1">=</text:span><text:span text:style-name="T76"> </text:span><text:span text:style-name="T57">CbDrawCallIndexed</text:span><text:span text:style-name="T1">();</text:span></text:p>
            <text:p text:style-name="P59"><text:span text:style-name="T76"><text:s text:c="4"/></text:span><text:span text:style-name="T79">else</text:span></text:p>
            <text:p text:style-name="P59"><text:span text:style-name="T76"><text:s text:c="8"/></text:span><text:span text:style-name="T1">*</text:span><text:span text:style-name="T78">mCommandBuffer</text:span><text:span text:style-name="T1">-&gt;addCommand&lt;</text:span><text:span text:style-name="T57">CbDrawCallIndexedEmulated</text:span><text:span text:style-name="T1">&gt;()</text:span><text:span text:style-name="T76"> </text:span><text:span text:style-name="T1">=</text:span><text:span text:style-name="T76"> </text:span><text:span text:style-name="T57">CbDrawCallIndexedEmulated</text:span><text:span text:style-name="T1">();</text:span></text:p>
            <text:p text:style-name="P60">}</text:p>
          </table:table-cell>
        </table:table-row>
      </table:table>
      <text:p text:style-name="P45">This involves a branch per renderable. Since there can be literally hundred of thousands of them, this is costly.</text:p>
      <text:p text:style-name="P45">Instead, you can just store the indirectBuffer version and the emulated together in the vtable, and use integer arithmetic to modify the index to the table:</text:p>
      <table:table table:name="Tabla74" table:style-name="Tabla74">
        <table:table-column table:style-name="Tabla74.A"/>
        <table:table-row>
          <table:table-cell table:style-name="Tabla74.A1" office:value-type="string">
            <text:p text:style-name="P59"><text:span text:style-name="T57">CbDrawCallIndexed</text:span><text:span text:style-name="T1">::</text:span><text:span text:style-name="T57">CbDrawCallIndexed</text:span><text:span text:style-name="T1">(</text:span><text:span text:style-name="T76"> </text:span><text:span text:style-name="T79">bool</text:span><text:span text:style-name="T76"> </text:span><text:span text:style-name="T1">supportsIndirectBuffers</text:span><text:span text:style-name="T76"> </text:span><text:span text:style-name="T1">)</text:span><text:span text:style-name="T76"> </text:span><text:span text:style-name="T1">:</text:span></text:p>
            <text:p text:style-name="P59"><text:span text:style-name="T76"><text:s text:c="4"/></text:span><text:span text:style-name="T57">CbDrawCall</text:span><text:span text:style-name="T1">(</text:span><text:span text:style-name="T76"> </text:span><text:span text:style-name="T57">CB_DRAW_CALL_INDEXED_EMULATED</text:span><text:span text:style-name="T76"> </text:span><text:span text:style-name="T1">+</text:span><text:span text:style-name="T76"> </text:span><text:span text:style-name="T1">supportsIndirectBuffers</text:span><text:span text:style-name="T76"> </text:span><text:span text:style-name="T1">)</text:span></text:p>
            <text:p text:style-name="P60">{</text:p>
            <text:p text:style-name="P60">}</text:p>
          </table:table-cell>
        </table:table-row>
      </table:table>
      <text:p text:style-name="P45">Then during the command generation in the RenderQueue just write:</text:p>
      <table:table table:name="Tabla75" table:style-name="Tabla75">
        <table:table-column table:style-name="Tabla75.A"/>
        <table:table-row>
          <table:table-cell table:style-name="Tabla75.A1" office:value-type="string">
            <text:p text:style-name="P59"><text:span text:style-name="T79">bool </text:span><text:span text:style-name="T1">supportsIndirectBuffers = </text:span><text:span text:style-name="T33">/*...*/</text:span><text:span text:style-name="T1">;</text:span></text:p>
            <text:p text:style-name="P59"><text:span text:style-name="T79">for</text:span><text:span text:style-name="T1">(</text:span><text:span text:style-name="T76"> </text:span><text:span text:style-name="T57">size_t</text:span><text:span text:style-name="T76"> </text:span><text:span text:style-name="T1">i=</text:span><text:span text:style-name="T19">0</text:span><text:span text:style-name="T1">;</text:span><text:span text:style-name="T76"> </text:span><text:span text:style-name="T1">i&lt;</text:span>numRenderables<text:span text:style-name="T1">;</text:span><text:span text:style-name="T76"> </text:span><text:span text:style-name="T1">++i</text:span><text:span text:style-name="T76"> </text:span><text:span text:style-name="T1">)</text:span></text:p>
            <text:p text:style-name="P60">{</text:p>
            <text:p text:style-name="P59"><text:span text:style-name="T76"><text:s text:c="4"/></text:span><text:span text:style-name="T1">*</text:span><text:span text:style-name="T78">mCommandBuffer</text:span><text:span text:style-name="T1">-&gt;addCommand&lt;</text:span><text:span text:style-name="T57">CbDrawCallIndexed</text:span><text:span text:style-name="T1">&gt;()</text:span><text:span text:style-name="T76"> </text:span><text:span text:style-name="T1">=</text:span></text:p>
            <text:p text:style-name="P59"><text:span text:style-name="T76"><text:s text:c="28"/></text:span><text:span text:style-name="T57">CbDrawCallIndexed</text:span><text:span text:style-name="T1">( supportsIndirectBuffers );</text:span></text:p>
            <text:p text:style-name="P60">}</text:p>
          </table:table-cell>
        </table:table-row>
      </table:table>
      <text:p text:style-name="P45">It's not just cleaner, it's also more efficient. A cmp, a jmp and a mov instruction (plus a potential miss-prediction) was just transformed into a single add.</text:p>
      <text:h text:style-name="P145" text:outline-level="2">Post-processing the command buffer</text:h>
      <text:p text:style-name="P45">Another advantage of a command buffer, is that you may have more information about the rendering sequence only after you have processed all objects. You could also try to detect redundant state changes (Ogre doesn't do this though).</text:p>
      <text:p text:style-name="P45">For example, both texture buffers require binding them to a shader by specifying an offset and a size.</text:p>
      <text:p text:style-name="P45">The offset is known at the time the texture buffer is needed, but the size is not. The same texture buffer may be used to store data of many subsequent Renderables, and thus required size may not be known until we're done processing all of them.</text:p>
      <text:p text:style-name="Text_20_body"><text:span text:style-name="T63">For example, the Hlms implementations shipped with Ogre populate this size at the end. For that, it saves the command location with </text:span><text:span text:style-name="T62">CommandBuffer</text:span><text:span text:style-name="T14">::getCommandOffset</text:span><text:span text:style-name="T63"> called after adding the command:</text:span></text:p>
      <table:table table:name="Tabla76" table:style-name="Tabla76">
        <table:table-column table:style-name="Tabla76.A"/>
        <text:soft-page-break/>
        <table:table-row>
          <table:table-cell table:style-name="Tabla76.A1" office:value-type="string">
            <text:p text:style-name="P59"><text:span text:style-name="T57">CbShaderBuffer</text:span><text:span text:style-name="T76"> </text:span><text:span text:style-name="T1">*shaderBufferCmd</text:span><text:span text:style-name="T76"> </text:span><text:span text:style-name="T1">=</text:span><text:span text:style-name="T76"> </text:span><text:span text:style-name="T1">commandBuffer-&gt;addCommand&lt;</text:span><text:span text:style-name="T57">CbShaderBuffer</text:span><text:span text:style-name="T1">&gt;();</text:span></text:p>
            <text:p text:style-name="P59"><text:span text:style-name="T1">*shaderBufferCmd</text:span><text:span text:style-name="T76"> </text:span><text:span text:style-name="T1">=</text:span><text:span text:style-name="T76"> </text:span><text:span text:style-name="T57">CbShaderBuffer</text:span><text:span text:style-name="T1">(</text:span><text:span text:style-name="T76"> </text:span>shaderResourceSlot<text:span text:style-name="T1">,</text:span></text:p>
            <text:p text:style-name="P59"><text:span text:style-name="T76"><text:s text:c="35"/></text:span><text:span text:style-name="T1">texBuffer,</text:span><text:span text:style-name="T76"> </text:span>offsetStart<text:span text:style-name="T1">,</text:span><text:span text:style-name="T76"> </text:span><text:span text:style-name="T19">0</text:span><text:span text:style-name="T76"> </text:span><text:span text:style-name="T1">);</text:span></text:p>
            <text:p text:style-name="P59"><text:span text:style-name="T57">size_t</text:span><text:span text:style-name="T76"> </text:span><text:span text:style-name="T1">texBufferOffset</text:span><text:span text:style-name="T76"> </text:span><text:span text:style-name="T1">=</text:span><text:span text:style-name="T76"> </text:span><text:span text:style-name="T1">commandBuffer-&gt;getCommandOffset(</text:span><text:span text:style-name="T76"> </text:span><text:span text:style-name="T1">shaderBufferCmd</text:span><text:span text:style-name="T76"> </text:span><text:span text:style-name="T1">);</text:span></text:p>
          </table:table-cell>
        </table:table-row>
      </table:table>
      <text:p text:style-name="P45">The size at this point is set to 0, which is wrong. This will be corrected once we're done:</text:p>
      <table:table table:name="Tabla77" table:style-name="Tabla77">
        <table:table-column table:style-name="Tabla77.A"/>
        <table:table-row>
          <table:table-cell table:style-name="Tabla77.A1" office:value-type="string">
            <text:p text:style-name="P59"><text:span text:style-name="T33">//Set</text:span><text:span text:style-name="T76"> </text:span><text:span text:style-name="T33">the</text:span><text:span text:style-name="T76"> </text:span><text:span text:style-name="T33">binding</text:span><text:span text:style-name="T76"> </text:span><text:span text:style-name="T33">size</text:span><text:span text:style-name="T76"> </text:span><text:span text:style-name="T33">of</text:span><text:span text:style-name="T76"> </text:span><text:span text:style-name="T33">the</text:span><text:span text:style-name="T76"> </text:span><text:span text:style-name="T33">old</text:span><text:span text:style-name="T76"> </text:span><text:span text:style-name="T33">binding</text:span><text:span text:style-name="T76"> </text:span><text:span text:style-name="T33">command</text:span><text:span text:style-name="T76"> </text:span><text:span text:style-name="T33">(if</text:span><text:span text:style-name="T76"> </text:span><text:span text:style-name="T33">exists)</text:span></text:p>
            <text:p text:style-name="P59"><text:span text:style-name="T57">CbShaderBuffer</text:span><text:span text:style-name="T76"> </text:span><text:span text:style-name="T1">*shaderBufferCmd</text:span><text:span text:style-name="T76"> </text:span><text:span text:style-name="T1">=</text:span><text:span text:style-name="T76"> </text:span><text:span text:style-name="T79">reinterpret_cast</text:span><text:span text:style-name="T1">&lt;</text:span><text:span text:style-name="T57">CbShaderBuffer</text:span><text:span text:style-name="T1">*&gt;(</text:span></text:p>
            <text:p text:style-name="P59"><text:span text:style-name="T76"><text:s text:c="12"/></text:span><text:span text:style-name="T1">commandBuffer-&gt;getCommandFromOffset(</text:span><text:span text:style-name="T76"> </text:span>texBufferOffset<text:span text:style-name="T76"> </text:span><text:span text:style-name="T1">)</text:span><text:span text:style-name="T76"> </text:span><text:span text:style-name="T1">);</text:span></text:p>
            <text:p text:style-name="P59"><text:span text:style-name="T1">shaderBufferCmd-&gt;</text:span><text:span text:style-name="T78">bindSizeBytes</text:span><text:span text:style-name="T76"> </text:span><text:span text:style-name="T1">=</text:span><text:span text:style-name="T76"> </text:span>writtenBytes<text:span text:style-name="T1">;</text:span></text:p>
          </table:table-cell>
        </table:table-row>
      </table:table>
      <text:p text:style-name="P45">The function getCommandFromOffset will only return a null pointer if the value from texBufferOffset is invalid.</text:p>
      <text:p text:style-name="P45">We need to use these functions, as saving the command's pointer is not safe as it is not guaranteed to be valid after the next addCommand c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Cool02" draw:style="linear" draw:start-color="#0066cc" draw:end-color="#3399ff" draw:start-intensity="100%" draw:end-intensity="100%" draw:angle="0" draw:border="10%"/>
    <draw:gradient draw:name="Cool03" draw:style="linear" draw:start-color="#ffff66" draw:end-color="#ffff00" draw:start-intensity="100%" draw:end-intensity="75%" draw:angle="0" draw:border="5%"/>
    <draw:gradient draw:name="DistantSouls_20_Fg3" draw:display-name="DistantSouls Fg3" draw:style="linear" draw:start-color="#e6e64c" draw:end-color="#ffff99" draw:start-intensity="100%" draw:end-intensity="100%" draw:angle="1800" draw:border="70%"/>
    <draw:gradient draw:name="Gradient_20_7" draw:display-name="Gradient 7" draw:style="linear" draw:start-color="#198a8a" draw:end-color="#99ccff" draw:start-intensity="100%" draw:end-intensity="100%" draw:angle="0" draw:border="0%"/>
    <draw:gradient draw:name="Gradient_20_9" draw:display-name="Gradient 9" draw:style="linear" draw:start-color="#0066cc" draw:end-color="#3399ff" draw:start-intensity="100%" draw:end-intensity="100%" draw:angle="1800" draw:border="75%"/>
    <draw:hatch draw:name="Hatch_20_91" draw:display-name="Hatch 91" draw:style="single" draw:color="#000000" draw:distance="0.011cm" draw:rotation="0"/>
    <draw:hatch draw:name="Hatch_20_92" draw:display-name="Hatch 92" draw:style="single" draw:color="#000000" draw:distance="0.011cm" draw:rotation="0"/>
    <draw:hatch draw:name="Hatch_20_93" draw:display-name="Hatch 93"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ed_20__28_var_29__20_1" draw:display-name="Dashed (var) 1"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line-height="150%" style:page-number="auto" fo:background-color="transparent" style:shadow="none">
        <style:tab-stops/>
        <style:background-image/>
      </style:paragraph-properties>
      <style:text-properties style:font-name="Arial1" fo:font-size="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42cm" fo:margin-bottom="1.311cm" style:page-number="auto"/>
      <style:text-properties fo:font-variant="small-caps" fo:font-size="125%"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2cm" fo:margin-bottom="0.21cm" style:page-number="auto" fo:background-color="transparent" fo:padding="0cm" fo:border-left="none" fo:border-right="none" fo:border-top="none" fo:border-bottom="0.018cm solid #000000"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ías N Goldberg</meta:initial-creator>
    <meta:creation-date>2013-09-18T00:21:17.18</meta:creation-date>
    <dc:date>2015-03-15T15:43:09.06</dc:date>
    <meta:editing-duration>P1DT21H3M54S</meta:editing-duration>
    <meta:editing-cycles>1101</meta:editing-cycles>
    <meta:generator>OpenOffice/4.0.1$Win32 OpenOffice.org_project/401m5$Build-9714</meta:generator>
    <dc:creator>Matías N. Goldberg</dc:creator>
    <meta:document-statistic meta:table-count="99" meta:image-count="12" meta:object-count="1" meta:page-count="97" meta:paragraph-count="1963" meta:word-count="27951" meta:character-count="176793"/>
  </office:meta>
</office:document-meta>
</file>

<file path=Object 1/content.xml><?xml version="1.0" encoding="utf-8"?>
<math xmlns="http://www.w3.org/1998/Math/MathML">
  <semantics>
    <mrow>
      <mrow>
        <mrow>
          <mrow>
            <mi>A</mi>
            <mo stretchy="false">∪</mo>
            <mi>B</mi>
          </mrow>
          <mo stretchy="false">∪</mo>
          <mi>D</mi>
        </mrow>
        <mo stretchy="false">∪</mo>
        <mi>C</mi>
      </mrow>
      <mo stretchy="false">=</mo>
      <mrow>
        <mrow>
          <mo stretchy="false">(</mo>
          <mrow>
            <mi>A</mi>
            <mo stretchy="false">∪</mo>
            <mi>B</mi>
          </mrow>
          <mo stretchy="false">)</mo>
        </mrow>
        <mo stretchy="false">∪</mo>
        <mrow>
          <mo stretchy="false">(</mo>
          <mrow>
            <mi>D</mi>
            <mo stretchy="false">∪</mo>
            <mi>C</mi>
          </mrow>
          <mo stretchy="false">)</mo>
        </mrow>
      </mrow>
    </mrow>
    <annotation encoding="StarMath 5.0">A union B union D union C = (A union B) union (D union C)</annotation>
  </semantics>
</math>
</file>